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Hvor mye tid bruker du, alt i alt, til å se på TV en vanlig ukedag?</text:p>
          </table:table-cell>
          <table:table-cell office:value-type="float" office:value="10944" calcext:value-type="float">
            <text:p>10944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Hvor mye av tv-tiden bruker du til å se nyheter og programmer om politikk og aktuelle samfunnsspørsmål, på en vanlig ukedag?</text:p>
          </table:table-cell>
          <table:table-cell office:value-type="float" office:value="11306" calcext:value-type="float">
            <text:p>11306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Hvor mye tid, alt i alt, bruker du til å høre på radio, på en vanlig ukedag?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Hvor mye av tiden, alt i alt, bruker du til å høre nyheter og radioprogrammer om politikk og aktuelle samfunnsspørsmål, på en vanlig ukedag?</text:p>
          </table:table-cell>
          <table:table-cell office:value-type="float" office:value="11307" calcext:value-type="float">
            <text:p>11307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Hvor mye tid, alt i alt, bruker du til å lese aviser, på en vanlig ukedag?</text:p>
          </table:table-cell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Hvor mye av denne tiden bruker du til å lese om politikk og aktuelle samfunnsspørsmål?</text:p>
          </table:table-cell>
          <table:table-cell office:value-type="float" office:value="10949" calcext:value-type="float">
            <text:p>10949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ruk dette kortet, og vis hvor ofte du bruker internett, World Wide Web eller e-post til privat bruk, enten hjemme eller på jobben?</text:p>
          </table:table-cell>
          <table:table-cell office:value-type="float" office:value="10950" calcext:value-type="float">
            <text:p>10950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il du stort sett si at folk flest er til å stole på, eller at en ikke kan være for forsiktig når en har med andre å gjøre.</text:p>
          </table:table-cell>
          <table:table-cell office:value-type="float" office:value="11308" calcext:value-type="float">
            <text:p>11308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ppgi svaret på en skala fra 0-10, der 0 betyr at en ikke kan være for forsiktig, mens 10 betyr at folk flest er til å stole på.</text:p>
          </table:table-cell>
          <table:table-cell office:value-type="float" office:value="12085" calcext:value-type="float">
            <text:p>12085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ror du at folk flest vil prøve å utnytte deg hvis de fikk sjansen, eller vil de prøve å behandle deg rimelig og rettferdig?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il du si at folk stort sett prøver å være hjelpsomme, eller har de stort sett nok med seg selv?</text:p>
          </table:table-cell>
          <table:table-cell office:value-type="float" office:value="11310" calcext:value-type="float">
            <text:p>11310</text:p>
          </table:table-cell>
        </table:table-row>
        <table:table-row table:style-name="ro1">
          <table:table-cell office:value-type="string" calcext:value-type="string">
            <text:p>ESS_R04_2008_NOR_NO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vor interessert vil du si at du er i politikk?</text:p>
          </table:table-cell>
          <table:table-cell office:value-type="float" office:value="10955" calcext:value-type="float">
            <text:p>10955</text:p>
          </table:table-cell>
        </table:table-row>
        <table:table-row table:style-name="ro1">
          <table:table-cell office:value-type="string" calcext:value-type="string">
            <text:p>ESS_R04_2008_NOR_NO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r du...</text:p>
          </table:table-cell>
          <table:table-cell office:value-type="float" office:value="10956" calcext:value-type="float">
            <text:p>10956</text:p>
          </table:table-cell>
        </table:table-row>
        <table:table-row table:style-name="ro1">
          <table:table-cell office:value-type="string" calcext:value-type="string">
            <text:p>ESS_R04_2008_NOR_NO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vor ofte virker politikk så komplisert at du egentlig ikke skjønner noe av det?</text:p>
          </table:table-cell>
          <table:table-cell office:value-type="float" office:value="10957" calcext:value-type="float">
            <text:p>10957</text:p>
          </table:table-cell>
        </table:table-row>
        <table:table-row table:style-name="ro1">
          <table:table-cell office:value-type="string" calcext:value-type="string">
            <text:p>ESS_R04_2008_NOR_NO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vor vanskelig eller lett synes du det er å bestemme deg for hva du mener om politiske saker?</text:p>
          </table:table-cell>
          <table:table-cell office:value-type="float" office:value="10959" calcext:value-type="float">
            <text:p>10959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e på dette kortet og fortell meg på en skala fra 0 - 10 hvor stor tillit du personlig har til hver av de institusjonene jeg leser opp.</text:p>
          </table:table-cell>
          <table:table-cell office:value-type="float" office:value="11311" calcext:value-type="float">
            <text:p>1131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ull står for at du ikke har noen tillit til institusjonen i det hele tatt, mens ti står for at du har full tillit til institusjonen.</text:p>
          </table:table-cell>
          <table:table-cell office:value-type="float" office:value="11312" calcext:value-type="float">
            <text:p>11312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i begynner med...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 Stortinget?</text:p>
          </table:table-cell>
          <table:table-cell office:value-type="float" office:value="11313" calcext:value-type="float">
            <text:p>11313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e på dette kortet og fortell meg på en skala fra 0 - 10 hvor stor tillit du personlig har til hver av de institusjonene jeg leser opp.</text:p>
          </table:table-cell>
          <table:table-cell office:value-type="float" office:value="11311" calcext:value-type="float">
            <text:p>1131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 står for at du ikke har noen tillit til institusjonen i det hele tatt, mens 10 står for at du har full tillit til institusjonen.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este...</text:p>
          </table:table-cell>
          <table:table-cell office:value-type="float" office:value="11655" calcext:value-type="float">
            <text:p>11655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rettsvesenet?</text:p>
          </table:table-cell>
          <table:table-cell office:value-type="float" office:value="12087" calcext:value-type="float">
            <text:p>12087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Se på dette kortet og fortell meg på en skala fra 0 - 10 hvor stor tillit du personlig har til hver av de institusjonene jeg leser opp.</text:p>
          </table:table-cell>
          <table:table-cell office:value-type="float" office:value="11311" calcext:value-type="float">
            <text:p>1131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 står for at du ikke har noen tillit til institusjonen i det hele tatt, mens 10 står for at du har full tillit til institusjonen.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este...</text:p>
          </table:table-cell>
          <table:table-cell office:value-type="float" office:value="11655" calcext:value-type="float">
            <text:p>11655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politiet?</text:p>
          </table:table-cell>
          <table:table-cell office:value-type="float" office:value="10967" calcext:value-type="float">
            <text:p>10967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Se på dette kortet og fortell meg på en skala fra 0 - 10 hvor stor tillit du personlig har til hver av de institusjonene jeg leser opp.</text:p>
          </table:table-cell>
          <table:table-cell office:value-type="float" office:value="11311" calcext:value-type="float">
            <text:p>1131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 står for at du ikke har noen tillit til institusjonen i det hele tatt, mens 10 står for at du har full tillit til institusjonen.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este...</text:p>
          </table:table-cell>
          <table:table-cell office:value-type="float" office:value="11655" calcext:value-type="float">
            <text:p>11655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politikere?</text:p>
          </table:table-cell>
          <table:table-cell office:value-type="float" office:value="10968" calcext:value-type="float">
            <text:p>10968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e på dette kortet og fortell meg på en skala fra 0 - 10 hvor stor tillit du personlig har til hver av de institusjonene jeg leser opp.</text:p>
          </table:table-cell>
          <table:table-cell office:value-type="float" office:value="11311" calcext:value-type="float">
            <text:p>1131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 står for at du ikke har noen tillit til institusjonen i det hele tatt, mens 10 står for at du har full tillit til institusjonen.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este...</text:p>
          </table:table-cell>
          <table:table-cell office:value-type="float" office:value="11655" calcext:value-type="float">
            <text:p>11655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 politiske partier?</text:p>
          </table:table-cell>
          <table:table-cell office:value-type="float" office:value="12233" calcext:value-type="float">
            <text:p>12233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e på dette kortet og fortell meg på en skala fra 0 - 10 hvor stor tillit du personlig har til hver av de institusjonene jeg leser opp.</text:p>
          </table:table-cell>
          <table:table-cell office:value-type="float" office:value="11311" calcext:value-type="float">
            <text:p>1131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 står for at du ikke har noen tillit til institusjonen i det hele tatt, mens 10 står for at du har full tillit til institusjonen.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este...</text:p>
          </table:table-cell>
          <table:table-cell office:value-type="float" office:value="11655" calcext:value-type="float">
            <text:p>11655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Europaparlamentet?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Se på dette kortet og fortell meg på en skala fra 0 - 10 hvor stor tillit du personlig har til hver av de institusjonene jeg leser opp.</text:p>
          </table:table-cell>
          <table:table-cell office:value-type="float" office:value="11311" calcext:value-type="float">
            <text:p>1131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0 står for at du ikke har noen tillit til institusjonen i det hele tatt, mens 10 står for at du har full tillit til institusjonen.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Neste...</text:p>
          </table:table-cell>
          <table:table-cell office:value-type="float" office:value="11655" calcext:value-type="float">
            <text:p>11655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FN?</text:p>
          </table:table-cell>
          <table:table-cell office:value-type="float" office:value="10970" calcext:value-type="float">
            <text:p>10970</text:p>
          </table:table-cell>
        </table:table-row>
        <table:table-row table:style-name="ro1">
          <table:table-cell office:value-type="string" calcext:value-type="string">
            <text:p>ESS_R04_2008_NOR_NO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en stemmer ikke ved valg, av ulike grunner.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string" calcext:value-type="string">
            <text:p>ESS_R04_2008_NOR_NO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temte du ved siste Stortingsvalg, høsten 2005?</text:p>
          </table:table-cell>
          <table:table-cell office:value-type="float" office:value="11321" calcext:value-type="float">
            <text:p>11321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Hvilket parti stemte du på i det valget?</text:p>
          </table:table-cell>
          <table:table-cell office:value-type="float" office:value="10973" calcext:value-type="float">
            <text:p>10973</text:p>
          </table:table-cell>
        </table:table-row>
        <table:table-row table:style-name="ro1">
          <table:table-cell office:value-type="string" calcext:value-type="string">
            <text:p>ESS_R04_2008_NOR_NO_23</text:p>
          </table:table-cell>
          <table:table-cell office:value-type="string" calcext:value-type="string">
            <text:p>B12sps</text:p>
          </table:table-cell>
          <table:table-cell office:value-type="string" calcext:value-type="string">
            <text:p>Hvilket annet parti?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office:value-type="string" calcext:value-type="string">
            <text:p>ESS_R04_2008_NOR_NO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et finnes flere måter å gå frem på for å prøve og forbedre ulike forhold i Norge eller å forhindre at ting går galt.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string" calcext:value-type="string">
            <text:p>ESS_R04_2008_NOR_NO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r du i løpet av de siste 12 månedene gjort noe av følgende?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ESS_R04_2008_NOR_NO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r du...</text:p>
          </table:table-cell>
          <table:table-cell office:value-type="float" office:value="10976" calcext:value-type="float">
            <text:p>10976</text:p>
          </table:table-cell>
        </table:table-row>
        <table:table-row table:style-name="ro1">
          <table:table-cell office:value-type="string" calcext:value-type="string">
            <text:p>ESS_R04_2008_NOR_NO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kontaktet en politiker eller en statlig, kommunal eller fylkeskommunal tjenestemann?</text:p>
          </table:table-cell>
          <table:table-cell office:value-type="float" office:value="11664" calcext:value-type="float">
            <text:p>11664</text:p>
          </table:table-cell>
        </table:table-row>
        <table:table-row table:style-name="ro1">
          <table:table-cell office:value-type="string" calcext:value-type="string">
            <text:p>ESS_R04_2008_NOR_NO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et finnes flere måter å gå frem på for å prøve og forbedre ulike forhold i Norge eller å forhindre at ting går galt.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string" calcext:value-type="string">
            <text:p>ESS_R04_2008_NOR_NO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Har du i løpet av de siste 12 månedene gjort noe av følgende?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ESS_R04_2008_NOR_NO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Har du...arbeidet i et politisk parti eller en aksjonsgruppe?</text:p>
          </table:table-cell>
          <table:table-cell office:value-type="float" office:value="12235" calcext:value-type="float">
            <text:p>12235</text:p>
          </table:table-cell>
        </table:table-row>
        <table:table-row table:style-name="ro1">
          <table:table-cell office:value-type="string" calcext:value-type="string">
            <text:p>ESS_R04_2008_NOR_NO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Det finnes flere måter å gå frem på for å prøve og forbedre ulike forhold i Norge eller å forhindre at ting går galt.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string" calcext:value-type="string">
            <text:p>ESS_R04_2008_NOR_NO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ar du i løpet av de siste 12 månedene gjort noe av følgende?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ESS_R04_2008_NOR_NO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ar du... arbeidet i en annen organisasjon eller forening?</text:p>
          </table:table-cell>
          <table:table-cell office:value-type="float" office:value="12094" calcext:value-type="float">
            <text:p>12094</text:p>
          </table:table-cell>
        </table:table-row>
        <table:table-row table:style-name="ro1">
          <table:table-cell office:value-type="string" calcext:value-type="string">
            <text:p>ESS_R04_2008_NOR_NO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Det finnes flere måter å gå frem på for å prøve og forbedre ulike forhold i Norge eller å forhindre at ting går galt.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string" calcext:value-type="string">
            <text:p>ESS_R04_2008_NOR_NO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ar du i løpet av de siste 12 månedene gjort noe av følgende?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ESS_R04_2008_NOR_NO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ar du...gått med eller vist fram et merke til støtte for en sak?</text:p>
          </table:table-cell>
          <table:table-cell office:value-type="float" office:value="12095" calcext:value-type="float">
            <text:p>12095</text:p>
          </table:table-cell>
        </table:table-row>
        <table:table-row table:style-name="ro1">
          <table:table-cell office:value-type="string" calcext:value-type="string">
            <text:p>ESS_R04_2008_NOR_NO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Det finnes flere måter å gå frem på for å prøve og forbedre ulike forhold i Norge eller å forhindre at ting går galt.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string" calcext:value-type="string">
            <text:p>ESS_R04_2008_NOR_NO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ar du i løpet av de siste 12 månedene gjort noe av følgende?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ESS_R04_2008_NOR_NO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ar du...skrevet under på en underskriftskampanje?</text:p>
          </table:table-cell>
          <table:table-cell office:value-type="float" office:value="12096" calcext:value-type="float">
            <text:p>12096</text:p>
          </table:table-cell>
        </table:table-row>
        <table:table-row table:style-name="ro1">
          <table:table-cell office:value-type="string" calcext:value-type="string">
            <text:p>ESS_R04_2008_NOR_NO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Det finnes flere måter å gå frem på for å prøve og forbedre ulike forhold i Norge eller å forhindre at ting går galt.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string" calcext:value-type="string">
            <text:p>ESS_R04_2008_NOR_NO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Har du i løpet av de siste 12 månedene gjort noe av følgende?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ESS_R04_2008_NOR_NO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Har du...deltatt i en lovlig offentlig demonstrasjon?</text:p>
          </table:table-cell>
          <table:table-cell office:value-type="float" office:value="12097" calcext:value-type="float">
            <text:p>12097</text:p>
          </table:table-cell>
        </table:table-row>
        <table:table-row table:style-name="ro1">
          <table:table-cell office:value-type="string" calcext:value-type="string">
            <text:p>ESS_R04_2008_NOR_NO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Det finnes flere måter å gå frem på for å prøve og forbedre ulike forhold i Norge eller å forhindre at ting går galt.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string" calcext:value-type="string">
            <text:p>ESS_R04_2008_NOR_NO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ar du i løpet av de siste 12 månedene gjort noe av følgende?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ESS_R04_2008_NOR_NO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ar du...boikottet spesielle produkter?</text:p>
          </table:table-cell>
          <table:table-cell office:value-type="float" office:value="12098" calcext:value-type="float">
            <text:p>12098</text:p>
          </table:table-cell>
        </table:table-row>
        <table:table-row table:style-name="ro1">
          <table:table-cell office:value-type="string" calcext:value-type="string">
            <text:p>ESS_R04_2008_NOR_NO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Er det et spesielt politisk parti du føler deg nærmere knyttet til enn de andre partiene?</text:p>
          </table:table-cell>
          <table:table-cell office:value-type="float" office:value="10987" calcext:value-type="float">
            <text:p>10987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Hvilket parti er det?</text:p>
          </table:table-cell>
          <table:table-cell office:value-type="float" office:value="10988" calcext:value-type="float">
            <text:p>10988</text:p>
          </table:table-cell>
        </table:table-row>
        <table:table-row table:style-name="ro1">
          <table:table-cell office:value-type="string" calcext:value-type="string">
            <text:p>ESS_R04_2008_NOR_NO_33</text:p>
          </table:table-cell>
          <table:table-cell office:value-type="string" calcext:value-type="string">
            <text:p>B20b_N</text:p>
          </table:table-cell>
          <table:table-cell office:value-type="string" calcext:value-type="string">
            <text:p>Hvilket annet parti?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office:value-type="string" calcext:value-type="string">
            <text:p>ESS_R04_2008_NOR_NO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Hvor nær føler du deg knyttet til dette partiet?</text:p>
          </table:table-cell>
          <table:table-cell office:value-type="float" office:value="11331" calcext:value-type="float">
            <text:p>11331</text:p>
          </table:table-cell>
        </table:table-row>
        <table:table-row table:style-name="ro1">
          <table:table-cell office:value-type="string" calcext:value-type="string">
            <text:p>ESS_R04_2008_NOR_NO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Er du...</text:p>
          </table:table-cell>
          <table:table-cell office:value-type="float" office:value="10956" calcext:value-type="float">
            <text:p>10956</text:p>
          </table:table-cell>
        </table:table-row>
        <table:table-row table:style-name="ro1">
          <table:table-cell office:value-type="string" calcext:value-type="string">
            <text:p>ESS_R04_2008_NOR_NO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Er du medlem av et politisk parti?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Hvilket parti er det?</text:p>
          </table:table-cell>
          <table:table-cell office:value-type="float" office:value="10988" calcext:value-type="float">
            <text:p>10988</text:p>
          </table:table-cell>
        </table:table-row>
        <table:table-row table:style-name="ro1">
          <table:table-cell office:value-type="string" calcext:value-type="string">
            <text:p>ESS_R04_2008_NOR_NO_37</text:p>
          </table:table-cell>
          <table:table-cell office:value-type="string" calcext:value-type="string">
            <text:p>B22_N</text:p>
          </table:table-cell>
          <table:table-cell office:value-type="string" calcext:value-type="string">
            <text:p>Hvilket annet parti?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 politikken snakkes det iblant om venstresiden og høyresiden.</text:p>
          </table:table-cell>
          <table:table-cell office:value-type="float" office:value="11332" calcext:value-type="float">
            <text:p>11332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Se på dette kortet, og plasser deg selv på en skala der 0 står for venstresiden og 10 står for høyresiden.</text:p>
          </table:table-cell>
          <table:table-cell office:value-type="float" office:value="11333" calcext:value-type="float">
            <text:p>11333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Alt i alt, hvor tilfreds er du med livet nå om dagen?</text:p>
          </table:table-cell>
          <table:table-cell office:value-type="float" office:value="10993" calcext:value-type="float">
            <text:p>10993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var ved å bruke tallene på dette kortet, hvor 0 betyr ekstremt misfornøyd og 10 betyr ekstremt fornøyd.</text:p>
          </table:table-cell>
          <table:table-cell office:value-type="float" office:value="11334" calcext:value-type="float">
            <text:p>11334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Hvor fornøyd er du i det store og hele med den nåværende økonomiske situasjonen i Norge?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Tenk nå på regjeringen i Norge.</text:p>
          </table:table-cell>
          <table:table-cell office:value-type="float" office:value="10996" calcext:value-type="float">
            <text:p>1099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Hvor fornøyd er du med måten den gjør jobben sin på?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Og sett under ett, hvor fornøyd er du med måten demokratiet fungerer på i Norge?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Nå vil jeg gjerne at du forteller meg hva du synes om utdanningssystemet i Norge.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ruk det samme kortet til å fortelle hva du mener om helsetjenestene i Norge nå om dagen.</text:p>
          </table:table-cell>
          <table:table-cell office:value-type="float" office:value="11336" calcext:value-type="float">
            <text:p>11336</text:p>
          </table:table-cell>
        </table:table-row>
        <table:table-row table:style-name="ro1">
          <table:table-cell office:value-type="string" calcext:value-type="string">
            <text:p>ESS_R04_2008_NOR_NO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ruk dette kortet til å vise i hvilken grad du er enig eller uenig i følgende påstander.</text:p>
          </table:table-cell>
          <table:table-cell office:value-type="float" office:value="11337" calcext:value-type="float">
            <text:p>11337</text:p>
          </table:table-cell>
        </table:table-row>
        <table:table-row table:style-name="ro1">
          <table:table-cell office:value-type="string" calcext:value-type="string">
            <text:p>ESS_R04_2008_NOR_NO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Regjeringen bør gjennomføre tiltak for å redusere inntektsforskjellene.</text:p>
          </table:table-cell>
          <table:table-cell office:value-type="float" office:value="11338" calcext:value-type="float">
            <text:p>11338</text:p>
          </table:table-cell>
        </table:table-row>
        <table:table-row table:style-name="ro1">
          <table:table-cell office:value-type="string" calcext:value-type="string">
            <text:p>ESS_R04_2008_NOR_NO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ruk dette kortet og si hvor enig eller uenig du er i følgende påstander.Homofile og lesbiske bør ha frihet til å kunne velge å leve som de selv ønsker.</text:p>
          </table:table-cell>
          <table:table-cell office:value-type="float" office:value="12101" calcext:value-type="float">
            <text:p>12101</text:p>
          </table:table-cell>
        </table:table-row>
        <table:table-row table:style-name="ro1">
          <table:table-cell office:value-type="string" calcext:value-type="string">
            <text:p>ESS_R04_2008_NOR_NO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Bruk dette kortet og si hvor enig eller uenig du er i følgende påstander.Politiske partier som ønsker å avskaffe demokratiet bør forbys.</text:p>
          </table:table-cell>
          <table:table-cell office:value-type="float" office:value="12102" calcext:value-type="float">
            <text:p>12102</text:p>
          </table:table-cell>
        </table:table-row>
        <table:table-row table:style-name="ro1">
          <table:table-cell office:value-type="string" calcext:value-type="string">
            <text:p>ESS_R04_2008_NOR_NO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Bruk dette kortet og si hvor enig eller uenig du er i følgende påstander:Vi kan stole på at moderne vitenskap kan løse miljøproblemene våre.</text:p>
          </table:table-cell>
          <table:table-cell office:value-type="float" office:value="12103" calcext:value-type="float">
            <text:p>12103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Tenk nå på Den Europeiske Unionen.</text:p>
          </table:table-cell>
          <table:table-cell office:value-type="float" office:value="11341" calcext:value-type="float">
            <text:p>11341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Noen sier den europeiske samlingsprosessen bør gå lenger.</text:p>
          </table:table-cell>
          <table:table-cell office:value-type="float" office:value="11342" calcext:value-type="float">
            <text:p>11342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Andre sier den allerede har gått for langt.</text:p>
          </table:table-cell>
          <table:table-cell office:value-type="float" office:value="11343" calcext:value-type="float">
            <text:p>11343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Bruk dette kortet, hvilket tall beskriver best din oppfatning?</text:p>
          </table:table-cell>
          <table:table-cell office:value-type="float" office:value="11344" calcext:value-type="float">
            <text:p>11344</text:p>
          </table:table-cell>
        </table:table-row>
        <table:table-row table:style-name="ro1">
          <table:table-cell office:value-type="string" calcext:value-type="string">
            <text:p>ESS_R04_2008_NOR_NO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Her er noen spørsmål om folk som kommer til Norge for å bosette seg her.</text:p>
          </table:table-cell>
          <table:table-cell office:value-type="float" office:value="11345" calcext:value-type="float">
            <text:p>11345</text:p>
          </table:table-cell>
        </table:table-row>
        <table:table-row table:style-name="ro1">
          <table:table-cell office:value-type="string" calcext:value-type="string">
            <text:p>ESS_R04_2008_NOR_NO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I hvilken utstrekning synes du at Norge bør la folk av samme rase eller etnisk gruppe som de fleste i Norge, få bosette seg her?</text:p>
          </table:table-cell>
          <table:table-cell office:value-type="float" office:value="11346" calcext:value-type="float">
            <text:p>11346</text:p>
          </table:table-cell>
        </table:table-row>
        <table:table-row table:style-name="ro1">
          <table:table-cell office:value-type="string" calcext:value-type="string">
            <text:p>ESS_R04_2008_NOR_NO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Hva med folk av en annen rase eller etnisk gruppe enn de fleste i Norge?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string" calcext:value-type="string">
            <text:p>ESS_R04_2008_NOR_NO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Hva med folk fra fattige land utenfor Europa?</text:p>
          </table:table-cell>
          <table:table-cell office:value-type="float" office:value="11060" calcext:value-type="float">
            <text:p>11060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Vil du si at det, alt i alt, er bra eller dårlig for den norske økonomien at folk kommer fra andre land for å bosette seg her?</text:p>
          </table:table-cell>
          <table:table-cell office:value-type="float" office:value="11348" calcext:value-type="float">
            <text:p>11348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Vil du si at norsk kultur stort sett blir undergravet eller beriket av folk som kommer fra andre land for å bosette seg her?</text:p>
          </table:table-cell>
          <table:table-cell office:value-type="float" office:value="11349" calcext:value-type="float">
            <text:p>11349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Er det blitt verre eller bedre å bo i Norge på grunn av at folk kommer fra andre land for å bosette seg her?</text:p>
          </table:table-cell>
          <table:table-cell office:value-type="float" office:value="11350" calcext:value-type="float">
            <text:p>11350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 det store og hele, hvor lykkelig er du?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string" calcext:value-type="string">
            <text:p>ESS_R04_2008_NOR_NO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vor ofte omgås du venner, slektninger eller arbeidskollegaer?</text:p>
          </table:table-cell>
          <table:table-cell office:value-type="float" office:value="11351" calcext:value-type="float">
            <text:p>11351</text:p>
          </table:table-cell>
        </table:table-row>
        <table:table-row table:style-name="ro1">
          <table:table-cell office:value-type="string" calcext:value-type="string">
            <text:p>ESS_R04_2008_NOR_NO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ar du noen du kan diskutere intime og personlige spørsmål med?</text:p>
          </table:table-cell>
          <table:table-cell office:value-type="float" office:value="11352" calcext:value-type="float">
            <text:p>11352</text:p>
          </table:table-cell>
        </table:table-row>
        <table:table-row table:style-name="ro1">
          <table:table-cell office:value-type="string" calcext:value-type="string">
            <text:p>ESS_R04_2008_NOR_NO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vor ofte deltar du i sosiale aktiviteter, sammenlignet med andre på din alder?</text:p>
          </table:table-cell>
          <table:table-cell office:value-type="float" office:value="11023" calcext:value-type="float">
            <text:p>11023</text:p>
          </table:table-cell>
        </table:table-row>
        <table:table-row table:style-name="ro1">
          <table:table-cell office:value-type="string" calcext:value-type="string">
            <text:p>ESS_R04_2008_NOR_NO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Har du eller et annet medlem av din husholdning blitt utsatt for innbrudd, ran eller overfall i løpet av de siste fem årene?</text:p>
          </table:table-cell>
          <table:table-cell office:value-type="float" office:value="11024" calcext:value-type="float">
            <text:p>11024</text:p>
          </table:table-cell>
        </table:table-row>
        <table:table-row table:style-name="ro1">
          <table:table-cell office:value-type="string" calcext:value-type="string">
            <text:p>ESS_R04_2008_NOR_NO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Hvor trygg føler du deg, eller ville du følt deg, hvis du går alene i ditt nabolag etter at det har blitt mørkt?</text:p>
          </table:table-cell>
          <table:table-cell office:value-type="float" office:value="11025" calcext:value-type="float">
            <text:p>11025</text:p>
          </table:table-cell>
        </table:table-row>
        <table:table-row table:style-name="ro1">
          <table:table-cell office:value-type="string" calcext:value-type="string">
            <text:p>ESS_R04_2008_NOR_NO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øler du deg - eller ville du følt deg...</text:p>
          </table:table-cell>
          <table:table-cell office:value-type="float" office:value="11353" calcext:value-type="float">
            <text:p>11353</text:p>
          </table:table-cell>
        </table:table-row>
        <table:table-row table:style-name="ro1">
          <table:table-cell office:value-type="string" calcext:value-type="string">
            <text:p>ESS_R04_2008_NOR_NO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vor ofte bekymrer du deg for innbrudd i hjemmet, eller er dette noe du ikke bekymrer deg for?</text:p>
          </table:table-cell>
          <table:table-cell office:value-type="float" office:value="11354" calcext:value-type="float">
            <text:p>11354</text:p>
          </table:table-cell>
        </table:table-row>
        <table:table-row table:style-name="ro1">
          <table:table-cell office:value-type="string" calcext:value-type="string">
            <text:p>ESS_R04_2008_NOR_NO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Har disse bekymringene for innbrudd i hjemmet...</text:p>
          </table:table-cell>
          <table:table-cell office:value-type="float" office:value="11355" calcext:value-type="float">
            <text:p>11355</text:p>
          </table:table-cell>
        </table:table-row>
        <table:table-row table:style-name="ro1">
          <table:table-cell office:value-type="string" calcext:value-type="string">
            <text:p>ESS_R04_2008_NOR_NO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Hvor ofte bekymrer du deg for at du kan bli offer for voldskriminalitet, eller er dette noe du ikke bekymrer deg for?</text:p>
          </table:table-cell>
          <table:table-cell office:value-type="float" office:value="11356" calcext:value-type="float">
            <text:p>11356</text:p>
          </table:table-cell>
        </table:table-row>
        <table:table-row table:style-name="ro1">
          <table:table-cell office:value-type="string" calcext:value-type="string">
            <text:p>ESS_R04_2008_NOR_NO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Har disse bekymringene for å bli offer for voldskriminalitet...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office:value-type="string" calcext:value-type="string">
            <text:p>ESS_R04_2008_NOR_NO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å vil jeg stille deg noen spørsmål om terrorisme.</text:p>
          </table:table-cell>
          <table:table-cell office:value-type="float" office:value="11358" calcext:value-type="float">
            <text:p>11358</text:p>
          </table:table-cell>
        </table:table-row>
        <table:table-row table:style-name="ro1">
          <table:table-cell office:value-type="string" calcext:value-type="string">
            <text:p>ESS_R04_2008_NOR_NO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Tror du at et terrorangrep i Europa i løpet av de neste 12 månedene er ...</text:p>
          </table:table-cell>
          <table:table-cell office:value-type="float" office:value="11359" calcext:value-type="float">
            <text:p>11359</text:p>
          </table:table-cell>
        </table:table-row>
        <table:table-row table:style-name="ro1">
          <table:table-cell office:value-type="string" calcext:value-type="string">
            <text:p>ESS_R04_2008_NOR_NO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Tror du at et terrorangrep i Norge i løpet av de neste 12 månedene er ...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office:value-type="string" calcext:value-type="string">
            <text:p>ESS_R04_2008_NOR_NO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ruk dette kortet til å si hvor enig eller uenig du er i de følgende påstandene: Hvis en mann er mistenkt for å planlegge et terrorangrep, bør politiet ha myndighet til å holde han i varetekt inntil de er overbevist om at han ikke er involvert.</text:p>
          </table:table-cell>
          <table:table-cell office:value-type="float" office:value="12236" calcext:value-type="float">
            <text:p>12236</text:p>
          </table:table-cell>
        </table:table-row>
        <table:table-row table:style-name="ro1">
          <table:table-cell office:value-type="string" calcext:value-type="string">
            <text:p>ESS_R04_2008_NOR_NO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ruk dette kortet til å si hvor enig eller uenig du er i de følgende påstandene: Å torturere en fange i et norsk fengsel kan aldri forsvares, selv om det kan gi informasjon som kan forhindre et terrorangrep.</text:p>
          </table:table-cell>
          <table:table-cell office:value-type="float" office:value="12237" calcext:value-type="float">
            <text:p>12237</text:p>
          </table:table-cell>
        </table:table-row>
        <table:table-row table:style-name="ro1">
          <table:table-cell office:value-type="string" calcext:value-type="string">
            <text:p>ESS_R04_2008_NOR_NO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e neste spørsmålene handler om deg.</text:p>
          </table:table-cell>
          <table:table-cell office:value-type="float" office:value="11364" calcext:value-type="float">
            <text:p>11364</text:p>
          </table:table-cell>
        </table:table-row>
        <table:table-row table:style-name="ro1">
          <table:table-cell office:value-type="string" calcext:value-type="string">
            <text:p>ESS_R04_2008_NOR_NO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Hvordan er helsen din stort sett?</text:p>
          </table:table-cell>
          <table:table-cell office:value-type="float" office:value="11027" calcext:value-type="float">
            <text:p>11027</text:p>
          </table:table-cell>
        </table:table-row>
        <table:table-row table:style-name="ro1">
          <table:table-cell office:value-type="string" calcext:value-type="string">
            <text:p>ESS_R04_2008_NOR_NO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Vil du si at den er...</text:p>
          </table:table-cell>
          <table:table-cell office:value-type="float" office:value="11365" calcext:value-type="float">
            <text:p>11365</text:p>
          </table:table-cell>
        </table:table-row>
        <table:table-row table:style-name="ro1">
          <table:table-cell office:value-type="string" calcext:value-type="string">
            <text:p>ESS_R04_2008_NOR_NO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r du på noen måte hemmet i dine daglige aktiviteter på grunn av langvarig sykdom, funksjonshemning, dårlig helse eller psykiske problemer?</text:p>
          </table:table-cell>
          <table:table-cell office:value-type="float" office:value="12105" calcext:value-type="float">
            <text:p>12105</text:p>
          </table:table-cell>
        </table:table-row>
        <table:table-row table:style-name="ro1">
          <table:table-cell office:value-type="string" calcext:value-type="string">
            <text:p>ESS_R04_2008_NOR_NO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Vil du si at du tilhører en bestemt religion eller trosretning?</text:p>
          </table:table-cell>
          <table:table-cell office:value-type="float" office:value="11367" calcext:value-type="float">
            <text:p>11367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Hvilken er det?</text:p>
          </table:table-cell>
          <table:table-cell office:value-type="float" office:value="11031" calcext:value-type="float">
            <text:p>11031</text:p>
          </table:table-cell>
        </table:table-row>
        <table:table-row table:style-name="ro1">
          <table:table-cell office:value-type="string" calcext:value-type="string">
            <text:p>ESS_R04_2008_NOR_NO_7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Vil du si at du noen gang har tilhørt en bestemt religion eller trosretning?</text:p>
          </table:table-cell>
          <table:table-cell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Hvilken var det?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avhengig av om du tilhører en bestemt religion, hvor religiøs vil du si at du er?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string" calcext:value-type="string">
            <text:p>ESS_R04_2008_NOR_NO_7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vis du ser bort fra spesielle anledninger som bryllup og begravelser, hvor ofte deltar du i gudstjenester og religiøse møter?</text:p>
          </table:table-cell>
          <table:table-cell office:value-type="float" office:value="11368" calcext:value-type="float">
            <text:p>11368</text:p>
          </table:table-cell>
        </table:table-row>
        <table:table-row table:style-name="ro1">
          <table:table-cell office:value-type="string" calcext:value-type="string">
            <text:p>ESS_R04_2008_NOR_NO_7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Hvis du ser bort ifra de gangene du går til gudstjeneste, hvor ofte ber du, hvis du ber i det hele tatt?</text:p>
          </table:table-cell>
          <table:table-cell office:value-type="float" office:value="11369" calcext:value-type="float">
            <text:p>11369</text:p>
          </table:table-cell>
        </table:table-row>
        <table:table-row table:style-name="ro1">
          <table:table-cell office:value-type="string" calcext:value-type="string">
            <text:p>ESS_R04_2008_NOR_NO_8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Vil du si at du er medlem av en gruppe som blir diskriminert her i landet?</text:p>
          </table:table-cell>
          <table:table-cell office:value-type="float" office:value="11037" calcext:value-type="float">
            <text:p>11037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Hvorfor blir gruppen diskriminert?</text:p>
          </table:table-cell>
          <table:table-cell office:value-type="float" office:value="11038" calcext:value-type="float">
            <text:p>11038</text:p>
          </table:table-cell>
        </table:table-row>
        <table:table-row table:style-name="ro1">
          <table:table-cell office:value-type="string" calcext:value-type="string">
            <text:p>ESS_R04_2008_NOR_NO_82</text:p>
          </table:table-cell>
          <table:table-cell office:value-type="string" calcext:value-type="string">
            <text:p>C25sps</text:p>
          </table:table-cell>
          <table:table-cell office:value-type="string" calcext:value-type="string">
            <text:p>Hvilke andre grunner?</text:p>
          </table:table-cell>
          <table:table-cell office:value-type="float" office:value="11370" calcext:value-type="float">
            <text:p>11370</text:p>
          </table:table-cell>
        </table:table-row>
        <table:table-row table:style-name="ro1">
          <table:table-cell office:value-type="string" calcext:value-type="string">
            <text:p>ESS_R04_2008_NOR_NO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Er du norsk statsborger?</text:p>
          </table:table-cell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string" calcext:value-type="string">
            <text:p>ESS_R04_2008_NOR_NO_84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Hvilket statsborgerskap har du?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string" calcext:value-type="string">
            <text:p>ESS_R04_2008_NOR_NO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Er du født i Norge?</text:p>
          </table:table-cell>
          <table:table-cell office:value-type="float" office:value="11041" calcext:value-type="float">
            <text:p>11041</text:p>
          </table:table-cell>
        </table:table-row>
        <table:table-row table:style-name="ro1">
          <table:table-cell office:value-type="string" calcext:value-type="string">
            <text:p>ESS_R04_2008_NOR_NO_86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I hvilket land ble du født?</text:p>
          </table:table-cell>
          <table:table-cell office:value-type="float" office:value="11042" calcext:value-type="float">
            <text:p>11042</text:p>
          </table:table-cell>
        </table:table-row>
        <table:table-row table:style-name="ro1">
          <table:table-cell office:value-type="string" calcext:value-type="string">
            <text:p>ESS_R04_2008_NOR_NO_87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Hvor lenge er det siden du kom til Norge for å bosette deg?</text:p>
          </table:table-cell>
          <table:table-cell office:value-type="float" office:value="11371" calcext:value-type="float">
            <text:p>11371</text:p>
          </table:table-cell>
        </table:table-row>
        <table:table-row table:style-name="ro1">
          <table:table-cell office:value-type="string" calcext:value-type="string">
            <text:p>ESS_R04_2008_NOR_NO_88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Hvilket eller hvilke språk bruker du stort sett hjemme?</text:p>
          </table:table-cell>
          <table:table-cell office:value-type="float" office:value="11044" calcext:value-type="float">
            <text:p>11044</text:p>
          </table:table-cell>
        </table:table-row>
        <table:table-row table:style-name="ro1">
          <table:table-cell office:value-type="string" calcext:value-type="string">
            <text:p>ESS_R04_2008_NOR_NO_89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Tilhører du en etnisk minoritet i Norge?</text:p>
          </table:table-cell>
          <table:table-cell office:value-type="float" office:value="11045" calcext:value-type="float">
            <text:p>11045</text:p>
          </table:table-cell>
        </table:table-row>
        <table:table-row table:style-name="ro1">
          <table:table-cell office:value-type="string" calcext:value-type="string">
            <text:p>ESS_R04_2008_NOR_NO_90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Er faren din født i Norge?</text:p>
          </table:table-cell>
          <table:table-cell office:value-type="float" office:value="11372" calcext:value-type="float">
            <text:p>11372</text:p>
          </table:table-cell>
        </table:table-row>
        <table:table-row table:style-name="ro1">
          <table:table-cell office:value-type="string" calcext:value-type="string">
            <text:p>ESS_R04_2008_NOR_NO_9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I hvilket land er faren din født?</text:p>
          </table:table-cell>
          <table:table-cell office:value-type="float" office:value="11373" calcext:value-type="float">
            <text:p>11373</text:p>
          </table:table-cell>
        </table:table-row>
        <table:table-row table:style-name="ro1">
          <table:table-cell office:value-type="string" calcext:value-type="string">
            <text:p>ESS_R04_2008_NOR_NO_92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Er moren din født i Norge?</text:p>
          </table:table-cell>
          <table:table-cell office:value-type="float" office:value="11374" calcext:value-type="float">
            <text:p>11374</text:p>
          </table:table-cell>
        </table:table-row>
        <table:table-row table:style-name="ro1">
          <table:table-cell office:value-type="string" calcext:value-type="string">
            <text:p>ESS_R04_2008_NOR_NO_93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I hvilket land er moren din født?</text:p>
          </table:table-cell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string" calcext:value-type="string">
            <text:p>ESS_R04_2008_NOR_NO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uk dette kortet og si hvor enig eller uenig du er i de følgende påstandene:</text:p>
          </table:table-cell>
          <table:table-cell office:value-type="float" office:value="12238" calcext:value-type="float">
            <text:p>12238</text:p>
          </table:table-cell>
        </table:table-row>
        <table:table-row table:style-name="ro1">
          <table:table-cell office:value-type="string" calcext:value-type="string">
            <text:p>ESS_R04_2008_NOR_NO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ore inntektsforskjeller mellom folk er akseptabelt for å belønne talent og innsats på en skikkelig måte.</text:p>
          </table:table-cell>
          <table:table-cell office:value-type="float" office:value="12239" calcext:value-type="float">
            <text:p>12239</text:p>
          </table:table-cell>
        </table:table-row>
        <table:table-row table:style-name="ro1">
          <table:table-cell office:value-type="string" calcext:value-type="string">
            <text:p>ESS_R04_2008_NOR_NO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kolen må lære barn å adlyde autoriteter.</text:p>
          </table:table-cell>
          <table:table-cell office:value-type="float" office:value="12240" calcext:value-type="float">
            <text:p>12240</text:p>
          </table:table-cell>
        </table:table-row>
        <table:table-row table:style-name="ro1">
          <table:table-cell office:value-type="string" calcext:value-type="string">
            <text:p>ESS_R04_2008_NOR_NO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n kvinne bør være villig til å redusere lønnet arbeid for familiens skyld.</text:p>
          </table:table-cell>
          <table:table-cell office:value-type="float" office:value="12241" calcext:value-type="float">
            <text:p>12241</text:p>
          </table:table-cell>
        </table:table-row>
        <table:table-row table:style-name="ro1">
          <table:table-cell office:value-type="string" calcext:value-type="string">
            <text:p>ESS_R04_2008_NOR_NO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or at et samfunn skal være rettferdig, bør det være små forskjeller i folks levestandard.</text:p>
          </table:table-cell>
          <table:table-cell office:value-type="float" office:value="12242" calcext:value-type="float">
            <text:p>12242</text:p>
          </table:table-cell>
        </table:table-row>
        <table:table-row table:style-name="ro1">
          <table:table-cell office:value-type="string" calcext:value-type="string">
            <text:p>ESS_R04_2008_NOR_NO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olk som bryter loven bør få mye strengere straff enn de får i dag.</text:p>
          </table:table-cell>
          <table:table-cell office:value-type="float" office:value="12162" calcext:value-type="float">
            <text:p>12162</text:p>
          </table:table-cell>
        </table:table-row>
        <table:table-row table:style-name="ro1">
          <table:table-cell office:value-type="string" calcext:value-type="string">
            <text:p>ESS_R04_2008_NOR_NO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år det er knapt med jobber, skal menn ha mer rett til en jobb enn kvinner.</text:p>
          </table:table-cell>
          <table:table-cell office:value-type="float" office:value="12243" calcext:value-type="float">
            <text:p>12243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v 100 personer i arbeidsdyktig alder i Norge, hvor mange vil du si er arbeidsledige og søker arbeid?</text:p>
          </table:table-cell>
          <table:table-cell office:value-type="float" office:value="12244" calcext:value-type="float">
            <text:p>1224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Hvis du ikke er sikker, velg det du tror er mest riktig.</text:p>
          </table:table-cell>
          <table:table-cell office:value-type="float" office:value="12245" calcext:value-type="float">
            <text:p>12245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v 100 personer i arbeidsdyktig alder i Norge, hvor mange vil du si er langtidssyke eller uføre?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Hvis du ikke er sikker, velg det du tror er mest riktig.</text:p>
          </table:table-cell>
          <table:table-cell office:value-type="float" office:value="12245" calcext:value-type="float">
            <text:p>12245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v 100 personer i arbeidsdyktig alder i Norge, hvor mange vil du si ikke har råd til det aller nødvendigste?</text:p>
          </table:table-cell>
          <table:table-cell office:value-type="float" office:value="12247" calcext:value-type="float">
            <text:p>12247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Hvis du ikke er sikker, velg det du tror er mest riktig.</text:p>
          </table:table-cell>
          <table:table-cell office:value-type="float" office:value="12245" calcext:value-type="float">
            <text:p>12245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v 100 personer i arbeidsdyktig alder i Norge, hvor mange vil du si er født utenfor Norge?</text:p>
          </table:table-cell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Hvis du ikke er sikker, velg det du tror er mest riktig.</text:p>
          </table:table-cell>
          <table:table-cell office:value-type="float" office:value="12245" calcext:value-type="float">
            <text:p>1224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 de neste spørsmålene skal jeg spørre deg om ting er bedre eller dårligere for ulike grupper i Norge i dag.</text:p>
          </table:table-cell>
          <table:table-cell office:value-type="float" office:value="12249" calcext:value-type="float">
            <text:p>12249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Bruk dette kortet og si hva du synes om pensjonistenes generelle levestandard.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var ut fra denne skalaen fra 0 til 10, hvor 0 betyr ekstremt dårlig og 10 betyr ekstremt god.</text:p>
          </table:table-cell>
          <table:table-cell office:value-type="float" office:value="12251" calcext:value-type="float">
            <text:p>12251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Hva synes du om de arbeidslediges generelle levestandard?</text:p>
          </table:table-cell>
          <table:table-cell office:value-type="float" office:value="12252" calcext:value-type="float">
            <text:p>12252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Hva synes du om tilbudet av barnehageplasser til akseptabel pris for foreldre i arbeid?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Hva synes du alt i alt om unge menneskers muligheter til å finne seg en heltidsjobb i Norge for første gang?</text:p>
          </table:table-cell>
          <table:table-cell office:value-type="float" office:value="12254" calcext:value-type="float">
            <text:p>12254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olk har forskjellig syn på hva som bør være statens ansvar.</text:p>
          </table:table-cell>
          <table:table-cell office:value-type="float" office:value="12255" calcext:value-type="float">
            <text:p>12255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or hver av oppgavene jeg leser opp, si meg på en skala fra 0 til 10 hvor mye ansvar du synes staten bør ha.</text:p>
          </table:table-cell>
          <table:table-cell office:value-type="float" office:value="12256" calcext:value-type="float">
            <text:p>1225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0 betyr at det ikke bør være statens ansvar i det hele tatt og 10 betyr at det bør være statens ansvar helt og holdent.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ørge for arbeid til alle som vil ha det?</text:p>
          </table:table-cell>
          <table:table-cell office:value-type="float" office:value="12258" calcext:value-type="float">
            <text:p>12258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sørge for tilstrekkelige helsetjenester for de syke?</text:p>
          </table:table-cell>
          <table:table-cell office:value-type="float" office:value="12259" calcext:value-type="float">
            <text:p>12259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ørge for akseptabel levestandard for de eldre?</text:p>
          </table:table-cell>
          <table:table-cell office:value-type="float" office:value="12260" calcext:value-type="float">
            <text:p>12260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Og hvor mye ansvar mener du staten bør ha for å...</text:p>
          </table:table-cell>
          <table:table-cell office:value-type="float" office:value="12261" calcext:value-type="float">
            <text:p>12261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sikre de arbeidsledige en akseptabel levestandard?</text:p>
          </table:table-cell>
          <table:table-cell office:value-type="float" office:value="12262" calcext:value-type="float">
            <text:p>12262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ørge for nok barnehageplasser til foreldre i arbeid?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sørge for lønnet permisjon til de som midlertidig må ta vare på syke familiemedlemmer?</text:p>
          </table:table-cell>
          <table:table-cell office:value-type="float" office:value="12264" calcext:value-type="float">
            <text:p>12264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Jeg skal nå spørre deg om effektene av sosiale ytelser og tjenester på det norske samfunnet.</text:p>
          </table:table-cell>
          <table:table-cell office:value-type="float" office:value="12265" calcext:value-type="float">
            <text:p>12265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ed sosiale ytelser og tjenester mener vi helsetjenester, pensjoner, og trygdeytelser.</text:p>
          </table:table-cell>
          <table:table-cell office:value-type="float" office:value="12266" calcext:value-type="float">
            <text:p>12266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ruk dette kortet til å si hvor enig eller uenig du er i at sosiale ytelser og tjenester i Norge...</text:p>
          </table:table-cell>
          <table:table-cell office:value-type="float" office:value="12267" calcext:value-type="float">
            <text:p>12267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tgjør en for stor belastning på økonomien?</text:p>
          </table:table-cell>
          <table:table-cell office:value-type="float" office:value="12268" calcext:value-type="float">
            <text:p>12268</text:p>
          </table:table-cell>
        </table:table-row>
        <table:table-row table:style-name="ro1">
          <table:table-cell office:value-type="string" calcext:value-type="string">
            <text:p>ESS_R04_2008_NOR_NO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forhindrer utbredt fattigdom?</text:p>
          </table:table-cell>
          <table:table-cell office:value-type="float" office:value="12269" calcext:value-type="float">
            <text:p>12269</text:p>
          </table:table-cell>
        </table:table-row>
        <table:table-row table:style-name="ro1">
          <table:table-cell office:value-type="string" calcext:value-type="string">
            <text:p>ESS_R04_2008_NOR_NO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fører til et likere samfunn?</text:p>
          </table:table-cell>
          <table:table-cell office:value-type="float" office:value="12270" calcext:value-type="float">
            <text:p>12270</text:p>
          </table:table-cell>
        </table:table-row>
        <table:table-row table:style-name="ro1">
          <table:table-cell office:value-type="string" calcext:value-type="string">
            <text:p>ESS_R04_2008_NOR_NO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oppmuntrer folk fra andre land til å komme og bosette seg her?</text:p>
          </table:table-cell>
          <table:table-cell office:value-type="float" office:value="12271" calcext:value-type="float">
            <text:p>12271</text:p>
          </table:table-cell>
        </table:table-row>
        <table:table-row table:style-name="ro1">
          <table:table-cell office:value-type="string" calcext:value-type="string">
            <text:p>ESS_R04_2008_NOR_NO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koster næringslivet for mye i skatter og avgifter?</text:p>
          </table:table-cell>
          <table:table-cell office:value-type="float" office:value="12272" calcext:value-type="float">
            <text:p>12272</text:p>
          </table:table-cell>
        </table:table-row>
        <table:table-row table:style-name="ro1">
          <table:table-cell office:value-type="string" calcext:value-type="string">
            <text:p>ESS_R04_2008_NOR_NO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jør det enklere for folk å kombinere jobb og familieliv?</text:p>
          </table:table-cell>
          <table:table-cell office:value-type="float" office:value="12273" calcext:value-type="float">
            <text:p>12273</text:p>
          </table:table-cell>
        </table:table-row>
        <table:table-row table:style-name="ro1">
          <table:table-cell office:value-type="string" calcext:value-type="string">
            <text:p>ESS_R04_2008_NOR_NO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Og hvor enig eller uenig er du i at sosiale ytelser og tjenester i Norge...</text:p>
          </table:table-cell>
          <table:table-cell office:value-type="float" office:value="12274" calcext:value-type="float">
            <text:p>12274</text:p>
          </table:table-cell>
        </table:table-row>
        <table:table-row table:style-name="ro1">
          <table:table-cell office:value-type="string" calcext:value-type="string">
            <text:p>ESS_R04_2008_NOR_NO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gjør folk late?</text:p>
          </table:table-cell>
          <table:table-cell office:value-type="float" office:value="12275" calcext:value-type="float">
            <text:p>12275</text:p>
          </table:table-cell>
        </table:table-row>
        <table:table-row table:style-name="ro1">
          <table:table-cell office:value-type="string" calcext:value-type="string">
            <text:p>ESS_R04_2008_NOR_NO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gjør folk mindre villige til å ta seg av hverandre?</text:p>
          </table:table-cell>
          <table:table-cell office:value-type="float" office:value="12276" calcext:value-type="float">
            <text:p>12276</text:p>
          </table:table-cell>
        </table:table-row>
        <table:table-row table:style-name="ro1">
          <table:table-cell office:value-type="string" calcext:value-type="string">
            <text:p>ESS_R04_2008_NOR_NO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gjør folk mindre villige til å ta vare på seg selv og familien sin?</text:p>
          </table:table-cell>
          <table:table-cell office:value-type="float" office:value="12277" calcext:value-type="float">
            <text:p>1227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Tenk fortsatt på sosiale ytelser og tjenester og si meg hvor effektivt du synes helsevesenet i Norge er.</text:p>
          </table:table-cell>
          <table:table-cell office:value-type="float" office:value="12278" calcext:value-type="float">
            <text:p>12278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var ved å bruke dette kortet der 0 betyr ekstremt ineffektivt og 10 betyr ekstremt effektivt.</text:p>
          </table:table-cell>
          <table:table-cell office:value-type="float" office:value="12279" calcext:value-type="float">
            <text:p>12279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Og hvor effektive mener du ligningsvesenet er til å behandle forespørsler i tide, unngå feil og forhindre svindel?</text:p>
          </table:table-cell>
          <table:table-cell office:value-type="float" office:value="12280" calcext:value-type="float">
            <text:p>12280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Svar ved å bruke dette kortet der 0 betyr ekstremt ineffektivt og 10 betyr ekstremt effektivt.</text:p>
          </table:table-cell>
          <table:table-cell office:value-type="float" office:value="12279" calcext:value-type="float">
            <text:p>12279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Bruk dette kortet og si om du synes leger og sykepleiere i Norge gir spesielle fordeler til enkelte personer eller om de behandler alle likt.</text:p>
          </table:table-cell>
          <table:table-cell office:value-type="float" office:value="12281" calcext:value-type="float">
            <text:p>12281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0 betyr at du mener de gir spesielle fordeler til enkelte, og 10 betyr at de behandler alle likt.</text:p>
          </table:table-cell>
          <table:table-cell office:value-type="float" office:value="12282" calcext:value-type="float">
            <text:p>12282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Bruk det samme kortet og si om du synes ligningsvesenet i Norge gir spesielle fordeler til enkelte personer eller om de behandler alle likt.</text:p>
          </table:table-cell>
          <table:table-cell office:value-type="float" office:value="12283" calcext:value-type="float">
            <text:p>12283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Mye av de sosiale ytelsene og tjenestene dekkes av skattepengene.</text:p>
          </table:table-cell>
          <table:table-cell office:value-type="float" office:value="12284" calcext:value-type="float">
            <text:p>12284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ersom staten måtte velge mellom å øke skattene og bruke mer penger på sosiale ytelser og tjenester, eller senke skattene og bruke mindre penger på sosiale ytelser og tjenester, hva burde staten gjøre?</text:p>
          </table:table-cell>
          <table:table-cell office:value-type="float" office:value="12285" calcext:value-type="float">
            <text:p>12285</text:p>
          </table:table-cell>
        </table:table-row>
        <table:table-row table:style-name="ro1">
          <table:table-cell office:value-type="string" calcext:value-type="string">
            <text:p>ESS_R04_2008_NOR_NO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Tenk på to personer, der den ene tjener dobbelt så mye som den andre.</text:p>
          </table:table-cell>
          <table:table-cell office:value-type="float" office:value="12286" calcext:value-type="float">
            <text:p>12286</text:p>
          </table:table-cell>
        </table:table-row>
        <table:table-row table:style-name="ro1">
          <table:table-cell office:value-type="string" calcext:value-type="string">
            <text:p>ESS_R04_2008_NOR_NO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Hvilken av de tre påstandene på dette kortet stemmer best med hvordan du synes de bør skattlegges?</text:p>
          </table:table-cell>
          <table:table-cell office:value-type="float" office:value="12287" calcext:value-type="float">
            <text:p>12287</text:p>
          </table:table-cell>
        </table:table-row>
        <table:table-row table:style-name="ro1">
          <table:table-cell office:value-type="string" calcext:value-type="string">
            <text:p>ESS_R04_2008_NOR_NO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Noen sier at høytlønnede bør få større alderspensjoner fordi de har betalt inn mer.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string" calcext:value-type="string">
            <text:p>ESS_R04_2008_NOR_NO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Andre sier at lavtlønnede burde få større alderspensjoner fordi de har større behov.</text:p>
          </table:table-cell>
          <table:table-cell office:value-type="float" office:value="12289" calcext:value-type="float">
            <text:p>12289</text:p>
          </table:table-cell>
        </table:table-row>
        <table:table-row table:style-name="ro1">
          <table:table-cell office:value-type="string" calcext:value-type="string">
            <text:p>ESS_R04_2008_NOR_NO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Hvilken av de tre påstandene på dette kortet stemmer best med ditt syn?</text:p>
          </table:table-cell>
          <table:table-cell office:value-type="float" office:value="12290" calcext:value-type="float">
            <text:p>12290</text:p>
          </table:table-cell>
        </table:table-row>
        <table:table-row table:style-name="ro1">
          <table:table-cell office:value-type="string" calcext:value-type="string">
            <text:p>ESS_R04_2008_NOR_NO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Noen sier at høytlønnede bør få mer i trygd når de er midlertidig arbeidsledige fordi de har betalt mer i skatt, mens andre mener at lavtlønnede bør få mer fordi de har større behov.</text:p>
          </table:table-cell>
          <table:table-cell office:value-type="float" office:value="12291" calcext:value-type="float">
            <text:p>12291</text:p>
          </table:table-cell>
        </table:table-row>
        <table:table-row table:style-name="ro1">
          <table:table-cell office:value-type="string" calcext:value-type="string">
            <text:p>ESS_R04_2008_NOR_NO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Bruk dette kortet og si hvilken av de tre påstandene du er mest enig i.</text:p>
          </table:table-cell>
          <table:table-cell office:value-type="float" office:value="12292" calcext:value-type="float">
            <text:p>12292</text:p>
          </table:table-cell>
        </table:table-row>
        <table:table-row table:style-name="ro1">
          <table:table-cell office:value-type="string" calcext:value-type="string">
            <text:p>ESS_R04_2008_NOR_NO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Hvis du tenker på folk som kommer fra andre land for å bosette seg i Norge, når synes du de bør få de samme rettighetene til sosiale ytelser og tjenester som norske statsborgere?</text:p>
          </table:table-cell>
          <table:table-cell office:value-type="float" office:value="12293" calcext:value-type="float">
            <text:p>12293</text:p>
          </table:table-cell>
        </table:table-row>
        <table:table-row table:style-name="ro1">
          <table:table-cell office:value-type="string" calcext:value-type="string">
            <text:p>ESS_R04_2008_NOR_NO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Bruk dette kortet og si hvilket syn du er mest enig i.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ange som kommer fra andre land for å bosette seg i Norge, betaler skatt og benytter seg av sosiale ytelser og tjenester.</text:p>
          </table:table-cell>
          <table:table-cell office:value-type="float" office:value="12295" calcext:value-type="float">
            <text:p>12295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Alt i alt, tror du folk som kommer for å bosette seg i Norge, mottar mer enn de bidrar med eller bidrar de mer enn de mottar?</text:p>
          </table:table-cell>
          <table:table-cell office:value-type="float" office:value="12296" calcext:value-type="float">
            <text:p>12296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Svar ved å bruke dette kortet der 0 betyr at de mottar mye mer og 10 betyr at de bidrar mye mer.</text:p>
          </table:table-cell>
          <table:table-cell office:value-type="float" office:value="12297" calcext:value-type="float">
            <text:p>12297</text:p>
          </table:table-cell>
        </table:table-row>
        <table:table-row table:style-name="ro1">
          <table:table-cell office:value-type="string" calcext:value-type="string">
            <text:p>ESS_R04_2008_NOR_NO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Bruk dette kortet og si hvor enig eller uenig du er i de følgende påstandene om folk i Norge:</text:p>
          </table:table-cell>
          <table:table-cell office:value-type="float" office:value="12298" calcext:value-type="float">
            <text:p>12298</text:p>
          </table:table-cell>
        </table:table-row>
        <table:table-row table:style-name="ro1">
          <table:table-cell office:value-type="string" calcext:value-type="string">
            <text:p>ESS_R04_2008_NOR_NO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De fleste arbeidsledige prøver egentlig ikke å finne en jobb.</text:p>
          </table:table-cell>
          <table:table-cell office:value-type="float" office:value="12299" calcext:value-type="float">
            <text:p>12299</text:p>
          </table:table-cell>
        </table:table-row>
        <table:table-row table:style-name="ro1">
          <table:table-cell office:value-type="string" calcext:value-type="string">
            <text:p>ESS_R04_2008_NOR_NO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ange med veldig lav inntekt får mindre trygdeytelser enn det de har krav på etter loven.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string" calcext:value-type="string">
            <text:p>ESS_R04_2008_NOR_NO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ange mottar trygdeytelser og tjenester som de egentlig ikke har krav på.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string" calcext:value-type="string">
            <text:p>ESS_R04_2008_NOR_NO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Det er utilstrekkelige støtteordninger i Norge til å hjelpe personer som virkelig trenger det.</text:p>
          </table:table-cell>
          <table:table-cell office:value-type="float" office:value="12302" calcext:value-type="float">
            <text:p>12302</text:p>
          </table:table-cell>
        </table:table-row>
        <table:table-row table:style-name="ro1">
          <table:table-cell office:value-type="string" calcext:value-type="string">
            <text:p>ESS_R04_2008_NOR_NO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Arbeidstakere later ofte som de er syke for å være hjemme.</text:p>
          </table:table-cell>
          <table:table-cell office:value-type="float" office:value="12303" calcext:value-type="float">
            <text:p>12303</text:p>
          </table:table-cell>
        </table:table-row>
        <table:table-row table:style-name="ro1">
          <table:table-cell office:value-type="string" calcext:value-type="string">
            <text:p>ESS_R04_2008_NOR_NO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et er en del debatt om kostnadene ved de offentlige helsetjenestene i Norge.</text:p>
          </table:table-cell>
          <table:table-cell office:value-type="float" office:value="12304" calcext:value-type="float">
            <text:p>12304</text:p>
          </table:table-cell>
        </table:table-row>
        <table:table-row table:style-name="ro1">
          <table:table-cell office:value-type="string" calcext:value-type="string">
            <text:p>ESS_R04_2008_NOR_NO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Tenk ti år fram i tid.</text:p>
          </table:table-cell>
          <table:table-cell office:value-type="float" office:value="12305" calcext:value-type="float">
            <text:p>12305</text:p>
          </table:table-cell>
        </table:table-row>
        <table:table-row table:style-name="ro1">
          <table:table-cell office:value-type="string" calcext:value-type="string">
            <text:p>ESS_R04_2008_NOR_NO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Hvilken av påstandene på dette kortet stemmer best med ditt syn?</text:p>
          </table:table-cell>
          <table:table-cell office:value-type="float" office:value="12306" calcext:value-type="float">
            <text:p>12306</text:p>
          </table:table-cell>
        </table:table-row>
        <table:table-row table:style-name="ro1">
          <table:table-cell office:value-type="string" calcext:value-type="string">
            <text:p>ESS_R04_2008_NOR_NO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Det er også en del debatt om kostnadene ved alderspensjoner i Norge.</text:p>
          </table:table-cell>
          <table:table-cell office:value-type="float" office:value="12307" calcext:value-type="float">
            <text:p>12307</text:p>
          </table:table-cell>
        </table:table-row>
        <table:table-row table:style-name="ro1">
          <table:table-cell office:value-type="string" calcext:value-type="string">
            <text:p>ESS_R04_2008_NOR_NO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Tenk ti år fram i tid, Hvilken av påstandene på dette kortet stemmer best med ditt syn?</text:p>
          </table:table-cell>
          <table:table-cell office:value-type="float" office:value="12308" calcext:value-type="float">
            <text:p>12308</text:p>
          </table:table-cell>
        </table:table-row>
        <table:table-row table:style-name="ro1">
          <table:table-cell office:value-type="string" calcext:value-type="string">
            <text:p>ESS_R04_2008_NOR_NO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I de neste spørsmålene vil jeg be deg tenke på hva som kan skje i løpet av de neste 12 månedene.</text:p>
          </table:table-cell>
          <table:table-cell office:value-type="float" office:value="12309" calcext:value-type="float">
            <text:p>12309</text:p>
          </table:table-cell>
        </table:table-row>
        <table:table-row table:style-name="ro1">
          <table:table-cell office:value-type="string" calcext:value-type="string">
            <text:p>ESS_R04_2008_NOR_NO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Bruk dette kortet og si meg hvor sannsynlig det er at du i løpet av de neste 12 månedene vil bli arbeidsledig og se etter arbeid i minst 4 sammenhengende uker.</text:p>
          </table:table-cell>
          <table:table-cell office:value-type="float" office:value="12310" calcext:value-type="float">
            <text:p>12310</text:p>
          </table:table-cell>
        </table:table-row>
        <table:table-row table:style-name="ro1">
          <table:table-cell office:value-type="string" calcext:value-type="string">
            <text:p>ESS_R04_2008_NOR_NO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Hvor sannsynlig er det at du i løpet av de neste 12 månedene vil måtte bruke mindre tid på lønnet arbeid enn du skulle ønske, fordi du må ta deg av familiemedlemmer eller slektninger?</text:p>
          </table:table-cell>
          <table:table-cell office:value-type="float" office:value="12311" calcext:value-type="float">
            <text:p>12311</text:p>
          </table:table-cell>
        </table:table-row>
        <table:table-row table:style-name="ro1">
          <table:table-cell office:value-type="string" calcext:value-type="string">
            <text:p>ESS_R04_2008_NOR_NO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I løpet av de neste 12 månedene, hvor sannsynlig er det at du i perioder ikke vil ha nok penger til de nødvendigste husholdningsutgiftene?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string" calcext:value-type="string">
            <text:p>ESS_R04_2008_NOR_NO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I løpet av de neste 12 månedene, hvor sannsynlig er det at du ikke kommer til å få de helsetjenestene du virkelig trenger hvis du blir syk?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ESS_R04_2008_NOR_NO_14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 hvilken alder mener du folk vanligvis slutter å bli omtalt som unge?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ESS_R04_2008_NOR_NO_146</text:p>
          </table:table-cell>
          <table:table-cell office:value-type="string" calcext:value-type="string">
            <text:p>E1_N</text:p>
          </table:table-cell>
          <table:table-cell office:value-type="string" calcext:value-type="string">
            <text:p>Merk av for svar "Det kommer an på" og "Det er aldri tilfelle":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ESS_R04_2008_NOR_NO_14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 hvilken alder mener du folk vanligvis begynner å bli omtalt som gamle?</text:p>
          </table:table-cell>
          <table:table-cell office:value-type="float" office:value="12316" calcext:value-type="float">
            <text:p>12316</text:p>
          </table:table-cell>
        </table:table-row>
        <table:table-row table:style-name="ro1">
          <table:table-cell office:value-type="string" calcext:value-type="string">
            <text:p>ESS_R04_2008_NOR_NO_148</text:p>
          </table:table-cell>
          <table:table-cell office:value-type="string" calcext:value-type="string">
            <text:p>E2_N</text:p>
          </table:table-cell>
          <table:table-cell office:value-type="string" calcext:value-type="string">
            <text:p>Merk av for svar "Det kommer an på" og "Det er aldri tilfelle":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ruk dette kortet og si hvilken rute som best beskriver aldersgruppen du selv føler du hører til.</text:p>
          </table:table-cell>
          <table:table-cell office:value-type="float" office:value="12317" calcext:value-type="float">
            <text:p>12317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ersom du oppfatter deg selv som veldig ung, velg den første ruten.</text:p>
          </table:table-cell>
          <table:table-cell office:value-type="float" office:value="12318" calcext:value-type="float">
            <text:p>12318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ersom du oppfatter deg selv som veldig gammel, velg den siste ruten.</text:p>
          </table:table-cell>
          <table:table-cell office:value-type="float" office:value="12319" calcext:value-type="float">
            <text:p>1231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llers, velg en av rutene i mellom.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re oppgi bokstaven under ruten.</text:p>
          </table:table-cell>
          <table:table-cell office:value-type="float" office:value="12321" calcext:value-type="float">
            <text:p>12321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ruk kortet og si om du har en sterk eller svak følelse av tilhørighet til denne aldersgruppen.</text:p>
          </table:table-cell>
          <table:table-cell office:value-type="float" office:value="12322" calcext:value-type="float">
            <text:p>12322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var ut fra dette kortet der 0 betyr en veldig svak følelse av tilhørighet og 10 betyr en veldig sterk følelse av tilhørighet.</text:p>
          </table:table-cell>
          <table:table-cell office:value-type="float" office:value="12323" calcext:value-type="float">
            <text:p>12323</text:p>
          </table:table-cell>
        </table:table-row>
        <table:table-row table:style-name="ro1">
          <table:table-cell office:value-type="string" calcext:value-type="string">
            <text:p>ESS_R04_2008_NOR_NO_151</text:p>
          </table:table-cell>
          <table:table-cell office:value-type="string" calcext:value-type="string">
            <text:p>E4_N</text:p>
          </table:table-cell>
          <table:table-cell office:value-type="string" calcext:value-type="string">
            <text:p>Merk av for svar "Jeg har ingen følelse av tilhørighet til noen/denne aldersgruppen".</text:p>
          </table:table-cell>
          <table:table-cell office:value-type="float" office:value="12324" calcext:value-type="float">
            <text:p>12324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eg vil nå stille deg noen spørsmål om den sosiale statusen folk i ulike aldersgrupper har i samfunnet.</text:p>
          </table:table-cell>
          <table:table-cell office:value-type="float" office:value="12325" calcext:value-type="float">
            <text:p>12325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Med sosial status mener vi prestisje, sosial anseelse eller posisjon i samfunnet; vi mener ikke deltakelse i sosiale grupper eller aktiviteter.</text:p>
          </table:table-cell>
          <table:table-cell office:value-type="float" office:value="12326" calcext:value-type="float">
            <text:p>12326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i er interessert i hvordan du tror folk flest i Norge vurderer statusen til folk i 20-årene, folk i 40-årene og folk over 70</text:p>
          </table:table-cell>
          <table:table-cell office:value-type="float" office:value="12327" calcext:value-type="float">
            <text:p>12327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ruk dette kortet og si meg hvordan folk flest vil vurdere statusen til... folk i 20-årene?</text:p>
          </table:table-cell>
          <table:table-cell office:value-type="float" office:value="12328" calcext:value-type="float">
            <text:p>12328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olk i 40-årene?</text:p>
          </table:table-cell>
          <table:table-cell office:value-type="float" office:value="12329" calcext:value-type="float">
            <text:p>12329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olk over 70?</text:p>
          </table:table-cell>
          <table:table-cell office:value-type="float" office:value="12330" calcext:value-type="float">
            <text:p>12330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å til noen spørsmål om folk i 20-årene.</text:p>
          </table:table-cell>
          <table:table-cell office:value-type="float" office:value="12331" calcext:value-type="float">
            <text:p>12331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ruk dette kortet og si meg på en skala fra 0 til 10 hvor bekymret du er for hver av tingene jeg leser opp.</text:p>
          </table:table-cell>
          <table:table-cell office:value-type="float" office:value="12332" calcext:value-type="float">
            <text:p>12332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 betyr ikke bekymret i det hele tatt og 10 betyr ekstremt bekymret.</text:p>
          </table:table-cell>
          <table:table-cell office:value-type="float" office:value="12333" calcext:value-type="float">
            <text:p>12333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Hvor bekymret er du...</text:p>
          </table:table-cell>
          <table:table-cell office:value-type="float" office:value="12334" calcext:value-type="float">
            <text:p>12334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ver hvor mye kriminalitet som begås av folk i 20-årene?</text:p>
          </table:table-cell>
          <table:table-cell office:value-type="float" office:value="12335" calcext:value-type="float">
            <text:p>12335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Hvor bekymret er du...</text:p>
          </table:table-cell>
          <table:table-cell office:value-type="float" office:value="12334" calcext:value-type="float">
            <text:p>12334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or at arbeidsgiverne skal foretrekke å ansette folk i 20-årene framfor folk som er 40 år eller eldre?</text:p>
          </table:table-cell>
          <table:table-cell office:value-type="float" office:value="12336" calcext:value-type="float">
            <text:p>12336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ynes du at folk flest i 20-årene har en god eller dårlig innvirkning på norske skikker og levesett?</text:p>
          </table:table-cell>
          <table:table-cell office:value-type="float" office:value="12337" calcext:value-type="float">
            <text:p>12337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var ut fra dette kortet der 0 betyr en ekstremt dårlig innvirkning og 10 betyr en ekstremt god innvirkning.</text:p>
          </table:table-cell>
          <table:table-cell office:value-type="float" office:value="12338" calcext:value-type="float">
            <text:p>12338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HVIS IO IKKE SYNES FOLK FLEST I 20-ÅRENE HAR NOEN INNVIRKNING PÅ NORSKE SKIKKER OG LEVESETT, TAST ENTER OG MERK AV I NESTE SPØRSMÅL.</text:p>
          </table:table-cell>
          <table:table-cell office:value-type="float" office:value="12339" calcext:value-type="float">
            <text:p>12339</text:p>
          </table:table-cell>
        </table:table-row>
        <table:table-row table:style-name="ro1">
          <table:table-cell office:value-type="string" calcext:value-type="string">
            <text:p>ESS_R04_2008_NOR_NO_158</text:p>
          </table:table-cell>
          <table:table-cell office:value-type="string" calcext:value-type="string">
            <text:p>E10_N</text:p>
          </table:table-cell>
          <table:table-cell office:value-type="string" calcext:value-type="string">
            <text:p>Merk av for svar "Folk flest i 20-årene har ingen innvirkning på norske skikker og levesett".</text:p>
          </table:table-cell>
          <table:table-cell office:value-type="float" office:value="12340" calcext:value-type="float">
            <text:p>12340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Alt i alt, mener du folk i 20-årene bidrar svært lite økonomisk til Norge eller at de bidrar mye?</text:p>
          </table:table-cell>
          <table:table-cell office:value-type="float" office:value="12341" calcext:value-type="float">
            <text:p>12341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var ut fra dette kortet der 0 betyr at de bidrar svært lite økonomisk til Norge og 10 at de bidrar mye.</text:p>
          </table:table-cell>
          <table:table-cell office:value-type="float" office:value="12342" calcext:value-type="float">
            <text:p>12342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å noen lignende spørsmål om folk over 70 år.</text:p>
          </table:table-cell>
          <table:table-cell office:value-type="float" office:value="12343" calcext:value-type="float">
            <text:p>12343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ruk dette kortet og si om du synes eller ikke synes at folk over 70 er en belastning for det norske helsevesenet.</text:p>
          </table:table-cell>
          <table:table-cell office:value-type="float" office:value="12344" calcext:value-type="float">
            <text:p>12344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0 betyr ingen belastning og 10 betyr en stor belastning.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ynes du at de fleste over 70 har en god eller dårlig innvirkning på norske skikker og levesett?</text:p>
          </table:table-cell>
          <table:table-cell office:value-type="float" office:value="12346" calcext:value-type="float">
            <text:p>12346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var ut fra dette kortet der 0 betyr en ekstremt dårlig innvirkning og 10 betyr en ekstremt god innvirkning.</text:p>
          </table:table-cell>
          <table:table-cell office:value-type="float" office:value="12338" calcext:value-type="float">
            <text:p>12338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VIS IO IKKE SYNES FOLK FLEST OVER 70 HAR NOEN INNVIRKNING PÅ NORSKE SKIKKER OG LEVESETT, TAST ENTER OG MERK AV I NESTE SPØRSMÅL.</text:p>
          </table:table-cell>
          <table:table-cell office:value-type="float" office:value="12347" calcext:value-type="float">
            <text:p>12347</text:p>
          </table:table-cell>
        </table:table-row>
        <table:table-row table:style-name="ro1">
          <table:table-cell office:value-type="string" calcext:value-type="string">
            <text:p>ESS_R04_2008_NOR_NO_162</text:p>
          </table:table-cell>
          <table:table-cell office:value-type="string" calcext:value-type="string">
            <text:p>E13_N</text:p>
          </table:table-cell>
          <table:table-cell office:value-type="string" calcext:value-type="string">
            <text:p>Merk av for svar "Folk flest over 70 har ingen innvirkning på norske skikker og levesett".</text:p>
          </table:table-cell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Alt i alt, mener du folk over 70 bidrar svært lite økonomisk til Norge eller at de bidrar mye?</text:p>
          </table:table-cell>
          <table:table-cell office:value-type="float" office:value="12349" calcext:value-type="float">
            <text:p>12349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var ut fra dette kortet der 0 betyr at de bidrar svært lite økonomisk til Norge og 10 at de bidrar mye.</text:p>
          </table:table-cell>
          <table:table-cell office:value-type="float" office:value="12342" calcext:value-type="float">
            <text:p>12342</text:p>
          </table:table-cell>
        </table:table-row>
        <table:table-row table:style-name="ro1">
          <table:table-cell office:value-type="string" calcext:value-type="string">
            <text:p>ESS_R04_2008_NOR_NO_16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eg har nå spurt deg om dine meninger.</text:p>
          </table:table-cell>
          <table:table-cell office:value-type="float" office:value="12350" calcext:value-type="float">
            <text:p>12350</text:p>
          </table:table-cell>
        </table:table-row>
        <table:table-row table:style-name="ro1">
          <table:table-cell office:value-type="string" calcext:value-type="string">
            <text:p>ESS_R04_2008_NOR_NO_16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I de neste spørsmålene vil jeg spørre deg om hvordan du tror folk flest i Norge ser på folk i ulike aldre.</text:p>
          </table:table-cell>
          <table:table-cell office:value-type="float" office:value="12351" calcext:value-type="float">
            <text:p>12351</text:p>
          </table:table-cell>
        </table:table-row>
        <table:table-row table:style-name="ro1">
          <table:table-cell office:value-type="string" calcext:value-type="string">
            <text:p>ESS_R04_2008_NOR_NO_16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Bruk dette kortet og si hvor sannsynlig det er at folk flest i Norge ser på de som er i 20-årene... som vennlige?</text:p>
          </table:table-cell>
          <table:table-cell office:value-type="float" office:value="12352" calcext:value-type="float">
            <text:p>12352</text:p>
          </table:table-cell>
        </table:table-row>
        <table:table-row table:style-name="ro1">
          <table:table-cell office:value-type="string" calcext:value-type="string">
            <text:p>ESS_R04_2008_NOR_NO_16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Tenk på de som er over 70 år.</text:p>
          </table:table-cell>
          <table:table-cell office:value-type="float" office:value="12353" calcext:value-type="float">
            <text:p>12353</text:p>
          </table:table-cell>
        </table:table-row>
        <table:table-row table:style-name="ro1">
          <table:table-cell office:value-type="string" calcext:value-type="string">
            <text:p>ESS_R04_2008_NOR_NO_16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Bruk det samme kortet og si hvor sannsynlig det er at folk flest i Norge ser på de som er over 70.. som vennlige?</text:p>
          </table:table-cell>
          <table:table-cell office:value-type="float" office:value="12354" calcext:value-type="float">
            <text:p>12354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Kan du si hvor akseptabelt eller uakseptabelt du tror folk flest i Norge ville synes det var dersom de fikk en godt kvalifisert 30-åring som sjef?</text:p>
          </table:table-cell>
          <table:table-cell office:value-type="float" office:value="12355" calcext:value-type="float">
            <text:p>12355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Bruk dette kortet der 0 betyr at folk flest ville synes det var helt uakseptabelt og 10 betyr helt akseptabelt.</text:p>
          </table:table-cell>
          <table:table-cell office:value-type="float" office:value="12356" calcext:value-type="float">
            <text:p>12356</text:p>
          </table:table-cell>
        </table:table-row>
        <table:table-row table:style-name="ro1">
          <table:table-cell office:value-type="string" calcext:value-type="string">
            <text:p>ESS_R04_2008_NOR_NO_173</text:p>
          </table:table-cell>
          <table:table-cell office:value-type="string" calcext:value-type="string">
            <text:p>E23_N</text:p>
          </table:table-cell>
          <table:table-cell office:value-type="string" calcext:value-type="string">
            <text:p>Merk av for svar "Det kommer an på".</text:p>
          </table:table-cell>
          <table:table-cell office:value-type="float" office:value="12357" calcext:value-type="float">
            <text:p>12357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g kan du si hvor akseptabelt eller uakseptabelt du tror folk flest i Norge ville synes det var dersom de fikk en godt kvalifisert 70-åring som sjef?</text:p>
          </table:table-cell>
          <table:table-cell office:value-type="float" office:value="12358" calcext:value-type="float">
            <text:p>12358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Bruk dette kortet der 0 betyr at folk flest ville synes det var helt uakseptabelt og 10 betyr helt akseptabelt.</text:p>
          </table:table-cell>
          <table:table-cell office:value-type="float" office:value="12356" calcext:value-type="float">
            <text:p>12356</text:p>
          </table:table-cell>
        </table:table-row>
        <table:table-row table:style-name="ro1">
          <table:table-cell office:value-type="string" calcext:value-type="string">
            <text:p>ESS_R04_2008_NOR_NO_175</text:p>
          </table:table-cell>
          <table:table-cell office:value-type="string" calcext:value-type="string">
            <text:p>E24_N</text:p>
          </table:table-cell>
          <table:table-cell office:value-type="string" calcext:value-type="string">
            <text:p>Merk av for svar "Det kommer an på".</text:p>
          </table:table-cell>
          <table:table-cell office:value-type="float" office:value="12357" calcext:value-type="float">
            <text:p>12357</text:p>
          </table:table-cell>
        </table:table-row>
        <table:table-row table:style-name="ro1">
          <table:table-cell office:value-type="string" calcext:value-type="string">
            <text:p>ESS_R04_2008_NOR_NO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Bruk dette kortet og si hvor sannsynlig det er at folk flest i Norge ser på de som er i 20-årene... med misunnelse?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string" calcext:value-type="string">
            <text:p>ESS_R04_2008_NOR_NO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Og kan du nå si hvor sannsynlig det er at folk flest i Norge ser på de over 70 år... med misunnelse?</text:p>
          </table:table-cell>
          <table:table-cell office:value-type="float" office:value="12360" calcext:value-type="float">
            <text:p>12360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å noen spørsmål om dine egne oppfatninger av personer i ulike aldersgrupper.</text:p>
          </table:table-cell>
          <table:table-cell office:value-type="float" office:value="12361" calcext:value-type="float">
            <text:p>1236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Bruk dette kortet og si hvor negativ eller positiv du er til folk i 20-årene.</text:p>
          </table:table-cell>
          <table:table-cell office:value-type="float" office:value="12362" calcext:value-type="float">
            <text:p>12362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var ut fra denne skalaen fra 0 til 10, der 0 betyr ekstremt negativ og 10 betyr ekstremt positiv.</text:p>
          </table:table-cell>
          <table:table-cell office:value-type="float" office:value="12363" calcext:value-type="float">
            <text:p>12363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Alt i alt, hvor negativ eller positiv er du til folk over 70?</text:p>
          </table:table-cell>
          <table:table-cell office:value-type="float" office:value="12364" calcext:value-type="float">
            <text:p>12364</text:p>
          </table:table-cell>
        </table:table-row>
        <table:table-row table:style-name="ro1">
          <table:table-cell office:value-type="string" calcext:value-type="string">
            <text:p>ESS_R04_2008_NOR_NO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Bruk dette kortet og si hvor ofte i løpet av det siste året noen har utvist fordommer mot deg, eller behandlet deg urettferdig... på grunn av din alder?</text:p>
          </table:table-cell>
          <table:table-cell office:value-type="float" office:value="12365" calcext:value-type="float">
            <text:p>12365</text:p>
          </table:table-cell>
        </table:table-row>
        <table:table-row table:style-name="ro1">
          <table:table-cell office:value-type="string" calcext:value-type="string">
            <text:p>ESS_R04_2008_NOR_NO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på grunn av ditt kjønn?</text:p>
          </table:table-cell>
          <table:table-cell office:value-type="float" office:value="12366" calcext:value-type="float">
            <text:p>12366</text:p>
          </table:table-cell>
        </table:table-row>
        <table:table-row table:style-name="ro1">
          <table:table-cell office:value-type="string" calcext:value-type="string">
            <text:p>ESS_R04_2008_NOR_NO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på grunn av din etniske bakgrunn?</text:p>
          </table:table-cell>
          <table:table-cell office:value-type="float" office:value="12367" calcext:value-type="float">
            <text:p>12367</text:p>
          </table:table-cell>
        </table:table-row>
        <table:table-row table:style-name="ro1">
          <table:table-cell office:value-type="string" calcext:value-type="string">
            <text:p>ESS_R04_2008_NOR_NO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Og hvor ofte i løpet av det siste året har du følt at noen viste deg mangel på respekt på grunn av din alder?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1">
          <table:table-cell office:value-type="string" calcext:value-type="string">
            <text:p>ESS_R04_2008_NOR_NO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For eksempel ved å overse deg eller være nedlatende.</text:p>
          </table:table-cell>
          <table:table-cell office:value-type="float" office:value="12369" calcext:value-type="float">
            <text:p>12369</text:p>
          </table:table-cell>
        </table:table-row>
        <table:table-row table:style-name="ro1">
          <table:table-cell office:value-type="string" calcext:value-type="string">
            <text:p>ESS_R04_2008_NOR_NO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Og hvor ofte det siste året har noen behandlet deg dårlig på grunn av alderen din?</text:p>
          </table:table-cell>
          <table:table-cell office:value-type="float" office:value="12370" calcext:value-type="float">
            <text:p>12370</text:p>
          </table:table-cell>
        </table:table-row>
        <table:table-row table:style-name="ro1">
          <table:table-cell office:value-type="string" calcext:value-type="string">
            <text:p>ESS_R04_2008_NOR_NO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For eksempel ved å fornærme deg, skjelle deg ut eller å nekte deg tjenester?</text:p>
          </table:table-cell>
          <table:table-cell office:value-type="float" office:value="12371" calcext:value-type="float">
            <text:p>12371</text:p>
          </table:table-cell>
        </table:table-row>
        <table:table-row table:style-name="ro1">
          <table:table-cell office:value-type="string" calcext:value-type="string">
            <text:p>ESS_R04_2008_NOR_NO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Så skal jeg stille noen spørsmål om dine venner og deretter om familien din.</text:p>
          </table:table-cell>
          <table:table-cell office:value-type="float" office:value="12372" calcext:value-type="float">
            <text:p>12372</text:p>
          </table:table-cell>
        </table:table-row>
        <table:table-row table:style-name="ro1">
          <table:table-cell office:value-type="string" calcext:value-type="string">
            <text:p>ESS_R04_2008_NOR_NO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Hvis du ser bort fra familien, hvor mange venner har du som er yngre enn 30 år?</text:p>
          </table:table-cell>
          <table:table-cell office:value-type="float" office:value="12373" calcext:value-type="float">
            <text:p>12373</text:p>
          </table:table-cell>
        </table:table-row>
        <table:table-row table:style-name="ro1">
          <table:table-cell office:value-type="string" calcext:value-type="string">
            <text:p>ESS_R04_2008_NOR_NO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Hvilket alternativ på dette kortet beskriver best om du kan eller ikke kan snakke med noen av disse vennene om personlige spørsmål, for eksempel følelser, livssyn eller opplevelser?</text:p>
          </table:table-cell>
          <table:table-cell office:value-type="float" office:value="12374" calcext:value-type="float">
            <text:p>12374</text:p>
          </table:table-cell>
        </table:table-row>
        <table:table-row table:style-name="ro1">
          <table:table-cell office:value-type="string" calcext:value-type="string">
            <text:p>ESS_R04_2008_NOR_NO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Hvis du ser bort fra familien, hvor mange venner har du som er eldre enn 70 år?</text:p>
          </table:table-cell>
          <table:table-cell office:value-type="float" office:value="12375" calcext:value-type="float">
            <text:p>12375</text:p>
          </table:table-cell>
        </table:table-row>
        <table:table-row table:style-name="ro1">
          <table:table-cell office:value-type="string" calcext:value-type="string">
            <text:p>ESS_R04_2008_NOR_NO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Hvilket alternativ på dette kortet beskriver best om du kan eller ikke kan snakke med noen av disse vennene om personlige spørsmål, for eksempel følelser, livssyn eller opplevelser?</text:p>
          </table:table-cell>
          <table:table-cell office:value-type="float" office:value="12374" calcext:value-type="float">
            <text:p>12374</text:p>
          </table:table-cell>
        </table:table-row>
        <table:table-row table:style-name="ro1">
          <table:table-cell office:value-type="string" calcext:value-type="string">
            <text:p>ESS_R04_2008_NOR_NO_19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Har du barn eller barnebarn som er mellom 15 og 30 år?</text:p>
          </table:table-cell>
          <table:table-cell office:value-type="float" office:value="12376" calcext:value-type="float">
            <text:p>12376</text:p>
          </table:table-cell>
        </table:table-row>
        <table:table-row table:style-name="ro1">
          <table:table-cell office:value-type="string" calcext:value-type="string">
            <text:p>ESS_R04_2008_NOR_NO_19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Hvilket alternativ på dette kortet beskriver best om du kan eller ikke kan snakke med noen av barna eller barnebarna om personlige spørsmål, for eksempel følelser, livssyn eller opplevelser?</text:p>
          </table:table-cell>
          <table:table-cell office:value-type="float" office:value="12377" calcext:value-type="float">
            <text:p>12377</text:p>
          </table:table-cell>
        </table:table-row>
        <table:table-row table:style-name="ro1">
          <table:table-cell office:value-type="string" calcext:value-type="string">
            <text:p>ESS_R04_2008_NOR_NO_19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r noen i familien din over 70 år?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1">
          <table:table-cell office:value-type="string" calcext:value-type="string">
            <text:p>ESS_R04_2008_NOR_NO_19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FAMILIE INKLUDERER ALLE SLEKTNINGER, OGSÅ DE SOM ER INNGIFTET.</text:p>
          </table:table-cell>
          <table:table-cell office:value-type="float" office:value="12379" calcext:value-type="float">
            <text:p>12379</text:p>
          </table:table-cell>
        </table:table-row>
        <table:table-row table:style-name="ro1">
          <table:table-cell office:value-type="string" calcext:value-type="string">
            <text:p>ESS_R04_2008_NOR_NO_19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Hvilket alternativ på dette kortet beskriver best om du kan eller ikke kan snakke med noen av disse familiemedlemmene om personlige spørsmål, for eksempel følelser, livssyn eller opplevelser?</text:p>
          </table:table-cell>
          <table:table-cell office:value-type="float" office:value="12380" calcext:value-type="float">
            <text:p>12380</text:p>
          </table:table-cell>
        </table:table-row>
        <table:table-row table:style-name="ro1">
          <table:table-cell office:value-type="string" calcext:value-type="string">
            <text:p>ESS_R04_2008_NOR_NO_19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Har du utført noe lønnet eller frivillig arbeid den siste måneden?</text:p>
          </table:table-cell>
          <table:table-cell office:value-type="float" office:value="12381" calcext:value-type="float">
            <text:p>12381</text:p>
          </table:table-cell>
        </table:table-row>
        <table:table-row table:style-name="ro1">
          <table:table-cell office:value-type="string" calcext:value-type="string">
            <text:p>ESS_R04_2008_NOR_NO_19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HVIS JA: <text:s/>Er det bare lønnet arbeid, bare frivillig arbeid eller begge deler?</text:p>
          </table:table-cell>
          <table:table-cell office:value-type="float" office:value="12382" calcext:value-type="float">
            <text:p>12382</text:p>
          </table:table-cell>
        </table:table-row>
        <table:table-row table:style-name="ro1">
          <table:table-cell office:value-type="string" calcext:value-type="string">
            <text:p>ESS_R04_2008_NOR_NO_20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Hvor mye av tiden arbeidet du med kollegaer eller frivillige som er i 20-årene?</text:p>
          </table:table-cell>
          <table:table-cell office:value-type="float" office:value="12383" calcext:value-type="float">
            <text:p>12383</text:p>
          </table:table-cell>
        </table:table-row>
        <table:table-row table:style-name="ro1">
          <table:table-cell office:value-type="string" calcext:value-type="string">
            <text:p>ESS_R04_2008_NOR_NO_20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Og hvor mye av tiden arbeidet du med kollegaer eller frivillige som er over 70 år?</text:p>
          </table:table-cell>
          <table:table-cell office:value-type="float" office:value="12384" calcext:value-type="float">
            <text:p>12384</text:p>
          </table:table-cell>
        </table:table-row>
        <table:table-row table:style-name="ro1">
          <table:table-cell office:value-type="string" calcext:value-type="string">
            <text:p>ESS_R04_2008_NOR_NO_20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Bruk dette kortet og si hvordan du alt i alt ser på folk i 20-årene og de over 70 i Norge i dag.</text:p>
          </table:table-cell>
          <table:table-cell office:value-type="float" office:value="12385" calcext:value-type="float">
            <text:p>12385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Hvor viktig er det for deg å ikke ha fordommer mot folk i andre aldersgrupper?</text:p>
          </table:table-cell>
          <table:table-cell office:value-type="float" office:value="12386" calcext:value-type="float">
            <text:p>12386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Svar ut fra dette kortet, der 0 betyr ikke viktig i det hele tatt og 10 betyr ekstremt viktig for deg.</text:p>
          </table:table-cell>
          <table:table-cell office:value-type="float" office:value="12387" calcext:value-type="float">
            <text:p>12387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Og hvor viktig er det for deg å bli oppfattet som en person uten fordommer mot folk i andre aldersgrupper?</text:p>
          </table:table-cell>
          <table:table-cell office:value-type="float" office:value="12388" calcext:value-type="float">
            <text:p>12388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Svar ut fra dette kortet, der 0 betyr ikke viktig i det hele tatt og 10 betyr ekstremt viktig.</text:p>
          </table:table-cell>
          <table:table-cell office:value-type="float" office:value="12389" calcext:value-type="float">
            <text:p>12389</text:p>
          </table:table-cell>
        </table:table-row>
        <table:table-row table:style-name="ro1">
          <table:table-cell office:value-type="string" calcext:value-type="string">
            <text:p>ESS_R04_2008_NOR_NO_20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Hvor alvorlig vil du si diskriminering av folk på grunn av deres alder er i Norge – om de er gamle eller unge.</text:p>
          </table:table-cell>
          <table:table-cell office:value-type="float" office:value="12390" calcext:value-type="float">
            <text:p>12390</text:p>
          </table:table-cell>
        </table:table-row>
        <table:table-row table:style-name="ro1">
          <table:table-cell office:value-type="string" calcext:value-type="string">
            <text:p>ESS_R04_2008_NOR_NO_20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vor mange bor til vanlig i din husholdning, medregnet deg selv og eventuelle barn?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string" calcext:value-type="string">
            <text:p>ESS_R04_2008_NOR_NO_20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Hvilket år er hun født?</text:p>
          </table:table-cell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string" calcext:value-type="string">
            <text:p>ESS_R04_2008_NOR_NO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vilket familieforhold har hun til deg?</text:p>
          </table:table-cell>
          <table:table-cell office:value-type="float" office:value="11556" calcext:value-type="float">
            <text:p>11556</text:p>
          </table:table-cell>
        </table:table-row>
        <table:table-row table:style-name="ro1">
          <table:table-cell office:value-type="string" calcext:value-type="string">
            <text:p>ESS_R04_2008_NOR_NO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<text:s/>Hvilken betegnelse på dette kortet passer best på området du bor i?</text:p>
          </table:table-cell>
          <table:table-cell office:value-type="float" office:value="11557" calcext:value-type="float">
            <text:p>11557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<text:s/>Hva er din høyeste utdanning?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<text:s/>I hvilket av disse fagområder eller emner er din høyeste utdanning?</text:p>
          </table:table-cell>
          <table:table-cell office:value-type="float" office:value="11559" calcext:value-type="float">
            <text:p>11559</text:p>
          </table:table-cell>
        </table:table-row>
        <table:table-row table:style-name="ro1">
          <table:table-cell office:value-type="string" calcext:value-type="string">
            <text:p>ESS_R04_2008_NOR_NO_21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Omtrent hvor mange år utdanning har du fullført, enten heltid eller deltid?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string" calcext:value-type="string">
            <text:p>ESS_R04_2008_NOR_NO_21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Vennligst oppgi antall år dette hadde blitt hvis du hadde studert heltid.</text:p>
          </table:table-cell>
          <table:table-cell office:value-type="float" office:value="11561" calcext:value-type="float">
            <text:p>11561</text:p>
          </table:table-cell>
        </table:table-row>
        <table:table-row table:style-name="ro1">
          <table:table-cell office:value-type="string" calcext:value-type="string">
            <text:p>ESS_R04_2008_NOR_NO_21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Ta også med obligatorisk skolegang.</text:p>
          </table:table-cell>
          <table:table-cell office:value-type="float" office:value="12188" calcext:value-type="float">
            <text:p>12188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Hvilke av beskrivelsene passer på det du har gjort de siste 7 dagene?</text:p>
          </table:table-cell>
          <table:table-cell office:value-type="float" office:value="11195" calcext:value-type="float">
            <text:p>11195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Og hvilke av disse beskrivelsene passer best på din situasjon (de siste 7 dagene)?</text:p>
          </table:table-cell>
          <table:table-cell office:value-type="float" office:value="11196" calcext:value-type="float">
            <text:p>11196</text:p>
          </table:table-cell>
        </table:table-row>
        <table:table-row table:style-name="ro1">
          <table:table-cell office:value-type="string" calcext:value-type="string">
            <text:p>ESS_R04_2008_NOR_NO_21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Kan jeg bare sjekke, har du utført noe lønnet arbeid i en time eller mer i løpet av de siste syv dagene?</text:p>
          </table:table-cell>
          <table:table-cell office:value-type="float" office:value="11565" calcext:value-type="float">
            <text:p>11565</text:p>
          </table:table-cell>
        </table:table-row>
        <table:table-row table:style-name="ro1">
          <table:table-cell office:value-type="string" calcext:value-type="string">
            <text:p>ESS_R04_2008_NOR_NO_21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r du noen gang hatt lønnet arbeid?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string" calcext:value-type="string">
            <text:p>ESS_R04_2008_NOR_NO_21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 hvilket år hadde du sist betalt arbeid?</text:p>
          </table:table-cell>
          <table:table-cell office:value-type="float" office:value="11199" calcext:value-type="float">
            <text:p>11199</text:p>
          </table:table-cell>
        </table:table-row>
        <table:table-row table:style-name="ro1">
          <table:table-cell office:value-type="string" calcext:value-type="string">
            <text:p>ESS_R04_2008_NOR_NO_21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 hovedyrket ditt er du...</text:p>
          </table:table-cell>
          <table:table-cell office:value-type="float" office:value="11567" calcext:value-type="float">
            <text:p>11567</text:p>
          </table:table-cell>
        </table:table-row>
        <table:table-row table:style-name="ro1">
          <table:table-cell office:value-type="string" calcext:value-type="string">
            <text:p>ESS_R04_2008_NOR_NO_220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vor mange ansatte har du?</text:p>
          </table:table-cell>
          <table:table-cell office:value-type="float" office:value="11568" calcext:value-type="float">
            <text:p>11568</text:p>
          </table:table-cell>
        </table:table-row>
        <table:table-row table:style-name="ro1">
          <table:table-cell office:value-type="string" calcext:value-type="string">
            <text:p>ESS_R04_2008_NOR_NO_22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Har du en arbeidskontrakt...</text:p>
          </table:table-cell>
          <table:table-cell office:value-type="float" office:value="11202" calcext:value-type="float">
            <text:p>11202</text:p>
          </table:table-cell>
        </table:table-row>
        <table:table-row table:style-name="ro1">
          <table:table-cell office:value-type="string" calcext:value-type="string">
            <text:p>ESS_R04_2008_NOR_NO_22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Medregnet deg selv omtrent hvor mange er ansatt der du vanligvis arbeider?</text:p>
          </table:table-cell>
          <table:table-cell office:value-type="float" office:value="11203" calcext:value-type="float">
            <text:p>11203</text:p>
          </table:table-cell>
        </table:table-row>
        <table:table-row table:style-name="ro1">
          <table:table-cell office:value-type="string" calcext:value-type="string">
            <text:p>ESS_R04_2008_NOR_NO_22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Har du noe ansvar for å lede andre ansattes arbeid i hovedjobben din?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string" calcext:value-type="string">
            <text:p>ESS_R04_2008_NOR_NO_22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vor mange mennesker er du leder for?</text:p>
          </table:table-cell>
          <table:table-cell office:value-type="float" office:value="11205" calcext:value-type="float">
            <text:p>11205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eg vil nå lese opp en liste med ting som har med arbeidet ditt å gjøre.</text:p>
          </table:table-cell>
          <table:table-cell office:value-type="float" office:value="11570" calcext:value-type="float">
            <text:p>11570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Bruk kortet til å si i hvor stor grad ledelsen på jobben din lar deg...</text:p>
          </table:table-cell>
          <table:table-cell office:value-type="float" office:value="11571" calcext:value-type="float">
            <text:p>11571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 selv organisere arbeidsdagen din?</text:p>
          </table:table-cell>
          <table:table-cell office:value-type="float" office:value="11572" calcext:value-type="float">
            <text:p>11572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Bruk kortet til å si i hvor stor grad ledelsen på jobben din lar deg.. påvirke beslutninger om organisasjonens aktiviteter?</text:p>
          </table:table-cell>
          <table:table-cell office:value-type="float" office:value="12391" calcext:value-type="float">
            <text:p>12391</text:p>
          </table:table-cell>
        </table:table-row>
        <table:table-row table:style-name="ro1">
          <table:table-cell office:value-type="string" calcext:value-type="string">
            <text:p>ESS_R04_2008_NOR_NO_227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Hvor mange timer star det at du i utgangspunktet skal jobbe i løpet av en uke i arbeidsavtalen din?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string" calcext:value-type="string">
            <text:p>ESS_R04_2008_NOR_NO_227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Regn ikke med eventuell betalt eller ubetalt overtid.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ESS_R04_2008_NOR_NO_22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Uavhengig av den egentlige arbeidstiden din, hvor mange timer arbeider du vanligvis i løpet av en uke?</text:p>
          </table:table-cell>
          <table:table-cell office:value-type="float" office:value="11576" calcext:value-type="float">
            <text:p>11576</text:p>
          </table:table-cell>
        </table:table-row>
        <table:table-row table:style-name="ro1">
          <table:table-cell office:value-type="string" calcext:value-type="string">
            <text:p>ESS_R04_2008_NOR_NO_22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egn med eventuell betalt eller ubetalt overtid.</text:p>
          </table:table-cell>
          <table:table-cell office:value-type="float" office:value="11212" calcext:value-type="float">
            <text:p>11212</text:p>
          </table:table-cell>
        </table:table-row>
        <table:table-row table:style-name="ro1">
          <table:table-cell office:value-type="string" calcext:value-type="string">
            <text:p>ESS_R04_2008_NOR_NO_229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Hva lager eller gjør hovedsakelig firmaet eller organisasjonen du jobber i?</text:p>
          </table:table-cell>
          <table:table-cell office:value-type="float" office:value="11215" calcext:value-type="float">
            <text:p>11215</text:p>
          </table:table-cell>
        </table:table-row>
        <table:table-row table:style-name="ro1">
          <table:table-cell office:value-type="string" calcext:value-type="string">
            <text:p>ESS_R04_2008_NOR_NO_23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Bruk dette kortet og si hva slags type virksomhet du arbeider i?</text:p>
          </table:table-cell>
          <table:table-cell office:value-type="float" office:value="12194" calcext:value-type="float">
            <text:p>12194</text:p>
          </table:table-cell>
        </table:table-row>
        <table:table-row table:style-name="ro1">
          <table:table-cell office:value-type="string" calcext:value-type="string">
            <text:p>ESS_R04_2008_NOR_NO_23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Hva er navnet eller tittelen på hovedyrket ditt?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string" calcext:value-type="string">
            <text:p>ESS_R04_2008_NOR_NO_23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Hva slags arbeid gjør du stort sett i hovedyrket ditt?</text:p>
          </table:table-cell>
          <table:table-cell office:value-type="float" office:value="11214" calcext:value-type="float">
            <text:p>11214</text:p>
          </table:table-cell>
        </table:table-row>
        <table:table-row table:style-name="ro1">
          <table:table-cell office:value-type="string" calcext:value-type="string">
            <text:p>ESS_R04_2008_NOR_NO_233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Hva slags opplæring eller kvalifikasjoner trengs i denne jobben?</text:p>
          </table:table-cell>
          <table:table-cell office:value-type="float" office:value="11578" calcext:value-type="float">
            <text:p>11578</text:p>
          </table:table-cell>
        </table:table-row>
        <table:table-row table:style-name="ro1">
          <table:table-cell office:value-type="string" calcext:value-type="string">
            <text:p>ESS_R04_2008_NOR_NO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Har du i løpet av de siste 10 årene hatt lønnet arbeid i et annet land for en periode på 6 måneder eller mer?</text:p>
          </table:table-cell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string" calcext:value-type="string">
            <text:p>ESS_R04_2008_NOR_NO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Har du noen gang vært arbeidsledig og søkt arbeid i en periode på mer enn tre måneder?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 office:value-type="string" calcext:value-type="string">
            <text:p>ESS_R04_2008_NOR_NO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Har en slik periode vart i 12 måneder eller mer?</text:p>
          </table:table-cell>
          <table:table-cell office:value-type="float" office:value="11217" calcext:value-type="float">
            <text:p>11217</text:p>
          </table:table-cell>
        </table:table-row>
        <table:table-row table:style-name="ro1">
          <table:table-cell office:value-type="string" calcext:value-type="string">
            <text:p>ESS_R04_2008_NOR_NO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Har noen av periodene du har fortalt om funnet sted i løpet av de siste 5 årene?</text:p>
          </table:table-cell>
          <table:table-cell office:value-type="float" office:value="11580" calcext:value-type="float">
            <text:p>11580</text:p>
          </table:table-cell>
        </table:table-row>
        <table:table-row table:style-name="ro1">
          <table:table-cell office:value-type="string" calcext:value-type="string">
            <text:p>ESS_R04_2008_NOR_NO_23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Er du eller har du noen gang vært medlem i en fagforening eller lignende organisasjon?</text:p>
          </table:table-cell>
          <table:table-cell office:value-type="float" office:value="11219" calcext:value-type="float">
            <text:p>11219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Tenk på all inntekt husholdningen mottar.</text:p>
          </table:table-cell>
          <table:table-cell office:value-type="float" office:value="11582" calcext:value-type="float">
            <text:p>11582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Hva er den viktigste inntektskilden i din husholdning?</text:p>
          </table:table-cell>
          <table:table-cell office:value-type="float" office:value="11583" calcext:value-type="float">
            <text:p>11583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lå sammen inntekten du får fra alle kilder.</text:p>
          </table:table-cell>
          <table:table-cell office:value-type="float" office:value="11224" calcext:value-type="float">
            <text:p>11224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vilken bokstav på kortet beskriver husholdningens totale inntekt etter at skatten er trukket fra.</text:p>
          </table:table-cell>
          <table:table-cell office:value-type="float" office:value="12197" calcext:value-type="float">
            <text:p>12197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vis du ikke vet, velg den bokstaven du tror passer best.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Bruk den delen av kortet som du kjenner best, enten ukentlig, månedlig eller årlig inntekt.</text:p>
          </table:table-cell>
          <table:table-cell office:value-type="float" office:value="11586" calcext:value-type="float">
            <text:p>11586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Omtrentlig UKENTLIG</text:p>
          </table:table-cell>
          <table:table-cell office:value-type="float" office:value="11228" calcext:value-type="float">
            <text:p>11228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lå sammen inntekten du får fra alle kilder.</text:p>
          </table:table-cell>
          <table:table-cell office:value-type="float" office:value="11224" calcext:value-type="float">
            <text:p>11224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vilken bokstav på kortet beskriver husholdningens totale inntekt etter at skatten er trukket fra.</text:p>
          </table:table-cell>
          <table:table-cell office:value-type="float" office:value="12197" calcext:value-type="float">
            <text:p>12197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vis du ikke vet, velg den bokstaven du tror passer best.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Bruk den delen av kortet som du kjenner best, enten ukentlig, månedlig eller årlig inntekt.</text:p>
          </table:table-cell>
          <table:table-cell office:value-type="float" office:value="11586" calcext:value-type="float">
            <text:p>11586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Omtrentlig MÅNEDLIG</text:p>
          </table:table-cell>
          <table:table-cell office:value-type="float" office:value="11229" calcext:value-type="float">
            <text:p>11229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lå sammen inntekten du får fra alle kilder.</text:p>
          </table:table-cell>
          <table:table-cell office:value-type="float" office:value="11224" calcext:value-type="float">
            <text:p>1122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vilken bokstav på kortet beskriver husholdningens totale inntekt etter at skatten er trukket fra.</text:p>
          </table:table-cell>
          <table:table-cell office:value-type="float" office:value="12197" calcext:value-type="float">
            <text:p>12197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vis du ikke vet, velg den bokstaven du tror passer best.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Bruk den delen av kortet som du kjenner best, enten ukentlig, månedlig eller årlig inntekt.</text:p>
          </table:table-cell>
          <table:table-cell office:value-type="float" office:value="11586" calcext:value-type="float">
            <text:p>11586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Omtrentlig ÅRLIG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ESS_R04_2008_NOR_NO_24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Hvilken av beskrivelsene på dette kortet passer best med hvordan du opplever husholdningens inntekt for tiden?</text:p>
          </table:table-cell>
          <table:table-cell office:value-type="float" office:value="11587" calcext:value-type="float">
            <text:p>11587</text:p>
          </table:table-cell>
        </table:table-row>
        <table:table-row table:style-name="ro1">
          <table:table-cell office:value-type="string" calcext:value-type="string">
            <text:p>ESS_R04_2008_NOR_NO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Hvis du av en eller annen grunn fikk alvorlige økonomiske problemer og måtte låne penger for å få endene til å møtes, hvor vanskelig eller lett ville det være?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Hva er den høyeste utdanningen til din ektefelle?</text:p>
          </table:table-cell>
          <table:table-cell office:value-type="float" office:value="11588" calcext:value-type="float">
            <text:p>11588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Hvilke av beskrivelsene på kortet passer for det han har gjort de siste 7 dagene?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string" calcext:value-type="string">
            <text:p>ESS_R04_2008_NOR_NO_247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Mer enn ett nevnt i F37a?</text:p>
          </table:table-cell>
          <table:table-cell office:value-type="float" office:value="12033" calcext:value-type="float">
            <text:p>12033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Og hvilken av beskrivelsene passer best på hans situasjon (de siste 7 dagene)?</text:p>
          </table:table-cell>
          <table:table-cell office:value-type="float" office:value="11236" calcext:value-type="float">
            <text:p>11236</text:p>
          </table:table-cell>
        </table:table-row>
        <table:table-row table:style-name="ro1">
          <table:table-cell office:value-type="string" calcext:value-type="string">
            <text:p>ESS_R04_2008_NOR_NO_24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Skal vi se, har han utført lønnet arbeid (i minst en time) i løpet av de siste syv dagene?</text:p>
          </table:table-cell>
          <table:table-cell office:value-type="float" office:value="11237" calcext:value-type="float">
            <text:p>11237</text:p>
          </table:table-cell>
        </table:table-row>
        <table:table-row table:style-name="ro1">
          <table:table-cell office:value-type="string" calcext:value-type="string">
            <text:p>ESS_R04_2008_NOR_NO_25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Hva er navnet eller tittelen på hans hovedyrke?</text:p>
          </table:table-cell>
          <table:table-cell office:value-type="float" office:value="11592" calcext:value-type="float">
            <text:p>11592</text:p>
          </table:table-cell>
        </table:table-row>
        <table:table-row table:style-name="ro1">
          <table:table-cell office:value-type="string" calcext:value-type="string">
            <text:p>ESS_R04_2008_NOR_NO_25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Hva slags arbeid gjør han stort sett i sitt hovedyrke?</text:p>
          </table:table-cell>
          <table:table-cell office:value-type="float" office:value="12198" calcext:value-type="float">
            <text:p>12198</text:p>
          </table:table-cell>
        </table:table-row>
        <table:table-row table:style-name="ro1">
          <table:table-cell office:value-type="string" calcext:value-type="string">
            <text:p>ESS_R04_2008_NOR_NO_252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Hva slags opplæring eller kvalifikasjoner trengs i jobben?</text:p>
          </table:table-cell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string" calcext:value-type="string">
            <text:p>ESS_R04_2008_NOR_NO_25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 hovedjobben hans, er han ...</text:p>
          </table:table-cell>
          <table:table-cell office:value-type="float" office:value="12199" calcext:value-type="float">
            <text:p>12199</text:p>
          </table:table-cell>
        </table:table-row>
        <table:table-row table:style-name="ro1">
          <table:table-cell office:value-type="string" calcext:value-type="string">
            <text:p>ESS_R04_2008_NOR_NO_25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Hvor mange ansatte har han?</text:p>
          </table:table-cell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string" calcext:value-type="string">
            <text:p>ESS_R04_2008_NOR_NO_25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Har han noe ansvar for å lede andre ansattes arbeid i hovedjobben sin?</text:p>
          </table:table-cell>
          <table:table-cell office:value-type="float" office:value="11242" calcext:value-type="float">
            <text:p>11242</text:p>
          </table:table-cell>
        </table:table-row>
        <table:table-row table:style-name="ro1">
          <table:table-cell office:value-type="string" calcext:value-type="string">
            <text:p>ESS_R04_2008_NOR_NO_25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Hvor mange mennesker er han leder for?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Jeg vil nå lese opp en liste med ting som har med din partners arbeid å gjøre.</text:p>
          </table:table-cell>
          <table:table-cell office:value-type="float" office:value="11597" calcext:value-type="float">
            <text:p>11597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Bruk kortet til å si i hvor stor grad ledelsen på jobben lar han...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selv organisere arbeidsdagen sin?</text:p>
          </table:table-cell>
          <table:table-cell office:value-type="float" office:value="12036" calcext:value-type="float">
            <text:p>12036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Jeg vil nå lese opp en liste med ting som har med din partners arbeid å gjøre.</text:p>
          </table:table-cell>
          <table:table-cell office:value-type="float" office:value="11597" calcext:value-type="float">
            <text:p>11597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Bruk kortet til å si hvor stor grad ledelsen på jobben lar ham ...</text:p>
          </table:table-cell>
          <table:table-cell office:value-type="float" office:value="12392" calcext:value-type="float">
            <text:p>12392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påvirke beslutninger om organisasjonens aktiviteter?</text:p>
          </table:table-cell>
          <table:table-cell office:value-type="float" office:value="12038" calcext:value-type="float">
            <text:p>12038</text:p>
          </table:table-cell>
        </table:table-row>
        <table:table-row table:style-name="ro1">
          <table:table-cell office:value-type="string" calcext:value-type="string">
            <text:p>ESS_R04_2008_NOR_NO_25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Hvor mange timer arbeider han vanligvis i løpet av en uke (i hovedjobben sin)?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ESS_R04_2008_NOR_NO_25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Ta med eventuell betalt eller ubetalt overtid.</text:p>
          </table:table-cell>
          <table:table-cell office:value-type="float" office:value="11601" calcext:value-type="float">
            <text:p>11601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Hva er den høyeste utdanningen til faren din?</text:p>
          </table:table-cell>
          <table:table-cell office:value-type="float" office:value="11245" calcext:value-type="float">
            <text:p>11245</text:p>
          </table:table-cell>
        </table:table-row>
        <table:table-row table:style-name="ro1">
          <table:table-cell office:value-type="string" calcext:value-type="string">
            <text:p>ESS_R04_2008_NOR_NO_26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a du var i fjortenårsalderen, var faren din ansatt, var han selvstendig næringsdrivende, eller arbeidet han ikke da?</text:p>
          </table:table-cell>
          <table:table-cell office:value-type="float" office:value="11602" calcext:value-type="float">
            <text:p>11602</text:p>
          </table:table-cell>
        </table:table-row>
        <table:table-row table:style-name="ro1">
          <table:table-cell office:value-type="string" calcext:value-type="string">
            <text:p>ESS_R04_2008_NOR_NO_26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Hvor mange ansatte hadde han?</text:p>
          </table:table-cell>
          <table:table-cell office:value-type="float" office:value="11247" calcext:value-type="float">
            <text:p>11247</text:p>
          </table:table-cell>
        </table:table-row>
        <table:table-row table:style-name="ro1">
          <table:table-cell office:value-type="string" calcext:value-type="string">
            <text:p>ESS_R04_2008_NOR_NO_263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Hadde han noe ansvar for å lede andre ansattes arbeid?</text:p>
          </table:table-cell>
          <table:table-cell office:value-type="float" office:value="11248" calcext:value-type="float">
            <text:p>11248</text:p>
          </table:table-cell>
        </table:table-row>
        <table:table-row table:style-name="ro1">
          <table:table-cell office:value-type="string" calcext:value-type="string">
            <text:p>ESS_R04_2008_NOR_NO_264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Hva var navnet eller tittelen på hovedyrket hans?</text:p>
          </table:table-cell>
          <table:table-cell office:value-type="float" office:value="11603" calcext:value-type="float">
            <text:p>11603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Hvilken av beskrivelsene på kortet passer best på arbeidet han utførte da du var 14 år?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Hva er den høyeste utdanningen til moren din?</text:p>
          </table:table-cell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string" calcext:value-type="string">
            <text:p>ESS_R04_2008_NOR_NO_26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a du var i fjortenårsalderen, var moren din ansatt, var hun selvstendig næringsdrivende, eller arbeidet hun ikke da?</text:p>
          </table:table-cell>
          <table:table-cell office:value-type="float" office:value="11604" calcext:value-type="float">
            <text:p>11604</text:p>
          </table:table-cell>
        </table:table-row>
        <table:table-row table:style-name="ro1">
          <table:table-cell office:value-type="string" calcext:value-type="string">
            <text:p>ESS_R04_2008_NOR_NO_26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Hvor mange ansatte hadde hun?</text:p>
          </table:table-cell>
          <table:table-cell office:value-type="float" office:value="11253" calcext:value-type="float">
            <text:p>11253</text:p>
          </table:table-cell>
        </table:table-row>
        <table:table-row table:style-name="ro1">
          <table:table-cell office:value-type="string" calcext:value-type="string">
            <text:p>ESS_R04_2008_NOR_NO_269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Hadde hun noe ansvar for å lede andre ansattes arbeid?</text:p>
          </table:table-cell>
          <table:table-cell office:value-type="float" office:value="11254" calcext:value-type="float">
            <text:p>11254</text:p>
          </table:table-cell>
        </table:table-row>
        <table:table-row table:style-name="ro1">
          <table:table-cell office:value-type="string" calcext:value-type="string">
            <text:p>ESS_R04_2008_NOR_NO_270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Hva var navnet eller tittelen på hovedyrket hennes?</text:p>
          </table:table-cell>
          <table:table-cell office:value-type="float" office:value="11605" calcext:value-type="float">
            <text:p>11605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Hvilken av beskrivelsene på kortet passer best på arbeidet han utførte da du var 14 år?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ESS_R04_2008_NOR_NO_272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Har du fulgt kurs, undervisning eller deltatt på konferanser for å forbedre kunnskap og ferdigheter for jobben i løpet av de siste 12 månedene?</text:p>
          </table:table-cell>
          <table:table-cell office:value-type="float" office:value="11606" calcext:value-type="float">
            <text:p>11606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Kan jeg få spørre om din nåværende ekteskaplige status?</text:p>
          </table:table-cell>
          <table:table-cell office:value-type="float" office:value="11258" calcext:value-type="float">
            <text:p>11258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Hvilken av beskrivelsene på dette kortet passer for deg?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string" calcext:value-type="string">
            <text:p>ESS_R04_2008_NOR_NO_274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Bor du for tiden sammen med din ektefelle?</text:p>
          </table:table-cell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string" calcext:value-type="string">
            <text:p>ESS_R04_2008_NOR_NO_275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Bor du for tiden sammen med en annen partner?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>
          <table:table-cell office:value-type="string" calcext:value-type="string">
            <text:p>ESS_R04_2008_NOR_NO_27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Kan jeg bare sjekke, har du noen gang bodd sammen med en partner uten å være gift?</text:p>
          </table:table-cell>
          <table:table-cell office:value-type="float" office:value="11608" calcext:value-type="float">
            <text:p>11608</text:p>
          </table:table-cell>
        </table:table-row>
        <table:table-row table:style-name="ro1">
          <table:table-cell office:value-type="string" calcext:value-type="string">
            <text:p>ESS_R04_2008_NOR_NO_27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Har du noen gang vært skilt?</text:p>
          </table:table-cell>
          <table:table-cell office:value-type="float" office:value="11264" calcext:value-type="float">
            <text:p>11264</text:p>
          </table:table-cell>
        </table:table-row>
        <table:table-row table:style-name="ro1">
          <table:table-cell office:value-type="string" calcext:value-type="string">
            <text:p>ESS_R04_2008_NOR_NO_278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r du noen gang hatt egne barn, stebarn, fosterbarn eller partners barn boende i din husholdning?</text:p>
          </table:table-cell>
          <table:table-cell office:value-type="float" office:value="11265" calcext:value-type="float">
            <text:p>11265</text:p>
          </table:table-cell>
        </table:table-row>
        <table:table-row table:style-name="ro1">
          <table:table-cell office:value-type="string" calcext:value-type="string">
            <text:p>ESS_R04_2008_NOR_NO_279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Er det fasttelefon i din bolig?</text:p>
          </table:table-cell>
          <table:table-cell office:value-type="float" office:value="11609" calcext:value-type="float">
            <text:p>11609</text:p>
          </table:table-cell>
        </table:table-row>
        <table:table-row table:style-name="ro1">
          <table:table-cell office:value-type="string" calcext:value-type="string">
            <text:p>ESS_R04_2008_NOR_NO_280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Har du din egen mobiltelefon?</text:p>
          </table:table-cell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string" calcext:value-type="string">
            <text:p>ESS_R04_2008_NOR_NO_281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Hender det at du bruker Internett til å ringe hjemmefra?</text:p>
          </table:table-cell>
          <table:table-cell office:value-type="float" office:value="11611" calcext:value-type="float">
            <text:p>11611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Hvor mye tid bruker du, alt i alt, til å se på TV en vanlig ukedag?</text:p>
          </table:table-cell>
          <table:table-cell office:value-type="float" office:value="10944" calcext:value-type="float">
            <text:p>10944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Hvor mye tid, alt i alt, bruker du til å høre på radio, på en vanlig ukedag?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Hvor mye tid, alt i alt, bruker du til å lese aviser, på en vanlig ukedag?</text:p>
          </table:table-cell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il du stort sett si at folk flest er til å stole på, eller at en ikke kan være for forsiktig når en har med andre å gjøre.</text:p>
          </table:table-cell>
          <table:table-cell office:value-type="float" office:value="11308" calcext:value-type="float">
            <text:p>11308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ppgi svaret på en skala fra 0-10, der 0 betyr at en ikke kan være for forsiktig, mens 10 betyr at folk flest er til å stole på.</text:p>
          </table:table-cell>
          <table:table-cell office:value-type="float" office:value="12085" calcext:value-type="float">
            <text:p>12085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ror du at folk flest vil prøve å utnytte deg hvis de fikk sjansen, eller vil de prøve å behandle deg rimelig og rettferdig?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Se på dette kortet, og plasser deg selv på en skala der 0 står for venstresiden og 10 står for høyresiden.</text:p>
          </table:table-cell>
          <table:table-cell office:value-type="float" office:value="11333" calcext:value-type="float">
            <text:p>11333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Hvor fornøyd er du i det store og hele med den nåværende økonomiske situasjonen i Norge?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Tenk nå på regjeringen i Norge.</text:p>
          </table:table-cell>
          <table:table-cell office:value-type="float" office:value="10996" calcext:value-type="float">
            <text:p>10996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Hvor fornøyd er du med måten den gjør jobben sin på?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Og sett under ett, hvor fornøyd er du med måten demokratiet fungerer på i Norge?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office:value-type="string" calcext:value-type="string">
            <text:p>ESS_R04_2008_NOR_NO_29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ruk dette kortet og si hvor enig eller uenig du er i følgende påstander.</text:p>
          </table:table-cell>
          <table:table-cell office:value-type="float" office:value="12393" calcext:value-type="float">
            <text:p>12393</text:p>
          </table:table-cell>
        </table:table-row>
        <table:table-row table:style-name="ro1">
          <table:table-cell office:value-type="string" calcext:value-type="string">
            <text:p>ESS_R04_2008_NOR_NO_29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Regjeringen bør gjennomføre tiltak for å redusere inntektsforskjellene.</text:p>
          </table:table-cell>
          <table:table-cell office:value-type="float" office:value="11338" calcext:value-type="float">
            <text:p>11338</text:p>
          </table:table-cell>
        </table:table-row>
        <table:table-row table:style-name="ro1">
          <table:table-cell office:value-type="string" calcext:value-type="string">
            <text:p>ESS_R04_2008_NOR_NO_29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Homofile og lesbiske bør ha frihet til å kunne leve som de selv ønsker.</text:p>
          </table:table-cell>
          <table:table-cell office:value-type="float" office:value="12394" calcext:value-type="float">
            <text:p>1239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e på dette kortet og fortell meg på en skala fra 0 til 10 hvor stor tillit du personlig har til hver av de institusjonene jeg leser opp.</text:p>
          </table:table-cell>
          <table:table-cell office:value-type="float" office:value="12395" calcext:value-type="float">
            <text:p>12395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står for at du ikke har noen tillit til institusjonen i det hele tatt, mens 10 står for at du har full tillit til institusjonen.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i begynner med... Stortinget?</text:p>
          </table:table-cell>
          <table:table-cell office:value-type="float" office:value="12041" calcext:value-type="float">
            <text:p>12041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ettsvesenet?</text:p>
          </table:table-cell>
          <table:table-cell office:value-type="float" office:value="12396" calcext:value-type="float">
            <text:p>12396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Politiet?</text:p>
          </table:table-cell>
          <table:table-cell office:value-type="float" office:value="12397" calcext:value-type="float">
            <text:p>12397</text:p>
          </table:table-cell>
        </table:table-row>
        <table:table-row table:style-name="ro1">
          <table:table-cell office:value-type="string" calcext:value-type="string">
            <text:p>ESS_R04_2008_NOR_NO_296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Hvor mye tid bruker du, alt i alt, til å se på TV en vanlig ukedag?</text:p>
          </table:table-cell>
          <table:table-cell office:value-type="float" office:value="10944" calcext:value-type="float">
            <text:p>10944</text:p>
          </table:table-cell>
        </table:table-row>
        <table:table-row table:style-name="ro1">
          <table:table-cell office:value-type="string" calcext:value-type="string">
            <text:p>ESS_R04_2008_NOR_NO_296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Oppgi svaret i timer og minutter.</text:p>
          </table:table-cell>
          <table:table-cell office:value-type="float" office:value="12398" calcext:value-type="float">
            <text:p>12398</text:p>
          </table:table-cell>
        </table:table-row>
        <table:table-row table:style-name="ro1">
          <table:table-cell office:value-type="string" calcext:value-type="string">
            <text:p>ESS_R04_2008_NOR_NO_29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Synes du at regjeringen bør eller ikke bør gjennomføre tiltak for å redusere inntektsforskjellene?</text:p>
          </table:table-cell>
          <table:table-cell office:value-type="float" office:value="12399" calcext:value-type="float">
            <text:p>12399</text:p>
          </table:table-cell>
        </table:table-row>
        <table:table-row table:style-name="ro1">
          <table:table-cell office:value-type="string" calcext:value-type="string">
            <text:p>ESS_R04_2008_NOR_NO_29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Synes du at homofile og lesbiske bør eller ikke bør ha frihet til å kunne leve som de selv ønsker?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ESS_R04_2008_NOR_NO_29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Synes du at myndighetene bør eller ikke bør sørge for at alle grupper i samfunnet blir behandlet likt?</text:p>
          </table:table-cell>
          <table:table-cell office:value-type="float" office:value="12401" calcext:value-type="float">
            <text:p>12401</text:p>
          </table:table-cell>
        </table:table-row>
        <table:table-row table:style-name="ro1">
          <table:table-cell office:value-type="string" calcext:value-type="string">
            <text:p>ESS_R04_2008_NOR_NO_30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Hvor mye tid bruker du, alt i alt, til å se på TV en vanlig ukedag?</text:p>
          </table:table-cell>
          <table:table-cell office:value-type="float" office:value="10944" calcext:value-type="float">
            <text:p>10944</text:p>
          </table:table-cell>
        </table:table-row>
        <table:table-row table:style-name="ro1">
          <table:table-cell office:value-type="string" calcext:value-type="string">
            <text:p>ESS_R04_2008_NOR_NO_30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Hvor mye tid bruker du, alt i alt, til å høre på radio en vanlig ukedag?</text:p>
          </table:table-cell>
          <table:table-cell office:value-type="float" office:value="12402" calcext:value-type="float">
            <text:p>12402</text:p>
          </table:table-cell>
        </table:table-row>
        <table:table-row table:style-name="ro1">
          <table:table-cell office:value-type="string" calcext:value-type="string">
            <text:p>ESS_R04_2008_NOR_NO_30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Hvor mye tid bruker du, alt i alt, til å lese aviser en vanlig ukedag?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string" calcext:value-type="string">
            <text:p>ESS_R04_2008_NOR_NO_30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Vennligst sett ett kryss på hver linje for å vise hvor stor tillit du har til hver av institusjonene nedenfor.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1">
          <table:table-cell office:value-type="string" calcext:value-type="string">
            <text:p>ESS_R04_2008_NOR_NO_30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Storetinget</text:p>
          </table:table-cell>
          <table:table-cell office:value-type="float" office:value="12405" calcext:value-type="float">
            <text:p>12405</text:p>
          </table:table-cell>
        </table:table-row>
        <table:table-row table:style-name="ro1">
          <table:table-cell office:value-type="string" calcext:value-type="string">
            <text:p>ESS_R04_2008_NOR_NO_30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Rettsvesenet</text:p>
          </table:table-cell>
          <table:table-cell office:value-type="float" office:value="11286" calcext:value-type="float">
            <text:p>11286</text:p>
          </table:table-cell>
        </table:table-row>
        <table:table-row table:style-name="ro1">
          <table:table-cell office:value-type="string" calcext:value-type="string">
            <text:p>ESS_R04_2008_NOR_NO_30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Politiet</text:p>
          </table:table-cell>
          <table:table-cell office:value-type="float" office:value="11287" calcext:value-type="float">
            <text:p>11287</text:p>
          </table:table-cell>
        </table:table-row>
        <table:table-row table:style-name="ro1">
          <table:table-cell office:value-type="string" calcext:value-type="string">
            <text:p>ESS_R04_2008_NOR_NO_30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Hvor enig eller uenig er du i påstandene nedenfor?</text:p>
          </table:table-cell>
          <table:table-cell office:value-type="float" office:value="12406" calcext:value-type="float">
            <text:p>12406</text:p>
          </table:table-cell>
        </table:table-row>
        <table:table-row table:style-name="ro1">
          <table:table-cell office:value-type="string" calcext:value-type="string">
            <text:p>ESS_R04_2008_NOR_NO_30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I det store og hele er jeg fornøyd med den nåværende økonomiske situasjonen i Norge.</text:p>
          </table:table-cell>
          <table:table-cell office:value-type="float" office:value="12407" calcext:value-type="float">
            <text:p>12407</text:p>
          </table:table-cell>
        </table:table-row>
        <table:table-row table:style-name="ro1">
          <table:table-cell office:value-type="string" calcext:value-type="string">
            <text:p>ESS_R04_2008_NOR_NO_307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Hvor mye tid bruker du, alt i alt, til å høre på radio en vanlig ukedag?</text:p>
          </table:table-cell>
          <table:table-cell office:value-type="float" office:value="12402" calcext:value-type="float">
            <text:p>12402</text:p>
          </table:table-cell>
        </table:table-row>
        <table:table-row table:style-name="ro1">
          <table:table-cell office:value-type="string" calcext:value-type="string">
            <text:p>ESS_R04_2008_NOR_NO_307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Oppgi svaret i timer og minutter.</text:p>
          </table:table-cell>
          <table:table-cell office:value-type="float" office:value="12398" calcext:value-type="float">
            <text:p>12398</text:p>
          </table:table-cell>
        </table:table-row>
        <table:table-row table:style-name="ro1">
          <table:table-cell office:value-type="string" calcext:value-type="string">
            <text:p>ESS_R04_2008_NOR_NO_30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Jeg er fornøyd med måten regjeringen gjør jobben sin på.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1">
          <table:table-cell office:value-type="string" calcext:value-type="string">
            <text:p>ESS_R04_2008_NOR_NO_30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Sett under ett er jeg fornøyd med måten demokratiet fungerer på i Norge.</text:p>
          </table:table-cell>
          <table:table-cell office:value-type="float" office:value="12409" calcext:value-type="float">
            <text:p>12409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Hvor vil du plassere deg selv på denne skalaen?</text:p>
          </table:table-cell>
          <table:table-cell office:value-type="float" office:value="12410" calcext:value-type="float">
            <text:p>12410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Hvor vil du plassere partiet du liker best?</text:p>
          </table:table-cell>
          <table:table-cell office:value-type="float" office:value="12411" calcext:value-type="float">
            <text:p>12411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Hvor vil du plassere partiet du misliker mest?</text:p>
          </table:table-cell>
          <table:table-cell office:value-type="float" office:value="12412" calcext:value-type="float">
            <text:p>12412</text:p>
          </table:table-cell>
        </table:table-row>
        <table:table-row table:style-name="ro1">
          <table:table-cell office:value-type="string" calcext:value-type="string">
            <text:p>ESS_R04_2008_NOR_NO_31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Vil du si at folk flest er til å stole på, eller at en ikke kan være for forsiktig når en har med andre å gjøre?</text:p>
          </table:table-cell>
          <table:table-cell office:value-type="float" office:value="12413" calcext:value-type="float">
            <text:p>12413</text:p>
          </table:table-cell>
        </table:table-row>
        <table:table-row table:style-name="ro1">
          <table:table-cell office:value-type="string" calcext:value-type="string">
            <text:p>ESS_R04_2008_NOR_NO_31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Tror du at folk flest vil prøve å utnytte deg hvis de fikk sjansen, eller vil de prøve å behandle deg rimelig og rettferdig?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string" calcext:value-type="string">
            <text:p>ESS_R04_2008_NOR_NO_31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Vil du si at folk flest fortjener din tillit, eller at bare svært få fortjener din tillit?</text:p>
          </table:table-cell>
          <table:table-cell office:value-type="float" office:value="12414" calcext:value-type="float">
            <text:p>12414</text:p>
          </table:table-cell>
        </table:table-row>
        <table:table-row table:style-name="ro1">
          <table:table-cell office:value-type="string" calcext:value-type="string">
            <text:p>ESS_R04_2008_NOR_NO_31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Vennligst oppgi på en skala fra 0 til 10 hvor stor tillit du har til Stortinget.</text:p>
          </table:table-cell>
          <table:table-cell office:value-type="float" office:value="12415" calcext:value-type="float">
            <text:p>12415</text:p>
          </table:table-cell>
        </table:table-row>
        <table:table-row table:style-name="ro1">
          <table:table-cell office:value-type="string" calcext:value-type="string">
            <text:p>ESS_R04_2008_NOR_NO_31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Hvis du har ingen tillit i det hele tatt, skriver du 0.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ESS_R04_2008_NOR_NO_31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Hvis du har full tillit, skriver du 10.</text:p>
          </table:table-cell>
          <table:table-cell office:value-type="float" office:value="12417" calcext:value-type="float">
            <text:p>12417</text:p>
          </table:table-cell>
        </table:table-row>
        <table:table-row table:style-name="ro1">
          <table:table-cell office:value-type="string" calcext:value-type="string">
            <text:p>ESS_R04_2008_NOR_NO_31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Ellers velger du et tall i mellom.</text:p>
          </table:table-cell>
          <table:table-cell office:value-type="float" office:value="12418" calcext:value-type="float">
            <text:p>12418</text:p>
          </table:table-cell>
        </table:table-row>
        <table:table-row table:style-name="ro1">
          <table:table-cell office:value-type="string" calcext:value-type="string">
            <text:p>ESS_R04_2008_NOR_NO_317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Vennligst oppgi på en skala fra 0 til 10 hvor stor tillit du har til rettsvesenet.</text:p>
          </table:table-cell>
          <table:table-cell office:value-type="float" office:value="12419" calcext:value-type="float">
            <text:p>12419</text:p>
          </table:table-cell>
        </table:table-row>
        <table:table-row table:style-name="ro1">
          <table:table-cell office:value-type="string" calcext:value-type="string">
            <text:p>ESS_R04_2008_NOR_NO_317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Hvis du har ingen tillit i det hele tatt, skriver du 0.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ESS_R04_2008_NOR_NO_317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Hvis du har full tillit, skriver du 10.</text:p>
          </table:table-cell>
          <table:table-cell office:value-type="float" office:value="12417" calcext:value-type="float">
            <text:p>12417</text:p>
          </table:table-cell>
        </table:table-row>
        <table:table-row table:style-name="ro1">
          <table:table-cell office:value-type="string" calcext:value-type="string">
            <text:p>ESS_R04_2008_NOR_NO_317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Ellers velger du et tall i mellom.</text:p>
          </table:table-cell>
          <table:table-cell office:value-type="float" office:value="12418" calcext:value-type="float">
            <text:p>12418</text:p>
          </table:table-cell>
        </table:table-row>
        <table:table-row table:style-name="ro1">
          <table:table-cell office:value-type="string" calcext:value-type="string">
            <text:p>ESS_R04_2008_NOR_NO_318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Hvor mye tid bruker du, alt i alt, til å lese aviser en vanlig ukedag?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string" calcext:value-type="string">
            <text:p>ESS_R04_2008_NOR_NO_318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Oppgi svaret i timer og minutter.</text:p>
          </table:table-cell>
          <table:table-cell office:value-type="float" office:value="12398" calcext:value-type="float">
            <text:p>12398</text:p>
          </table:table-cell>
        </table:table-row>
        <table:table-row table:style-name="ro1">
          <table:table-cell office:value-type="string" calcext:value-type="string">
            <text:p>ESS_R04_2008_NOR_NO_319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Vennligst oppgi på en skala fra 0 til 10 hvor stor tillit du har til politiet.</text:p>
          </table:table-cell>
          <table:table-cell office:value-type="float" office:value="12420" calcext:value-type="float">
            <text:p>12420</text:p>
          </table:table-cell>
        </table:table-row>
        <table:table-row table:style-name="ro1">
          <table:table-cell office:value-type="string" calcext:value-type="string">
            <text:p>ESS_R04_2008_NOR_NO_319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Hvis du har ingen tillit i det hele tatt, skriver du 0.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ESS_R04_2008_NOR_NO_319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Hvis du har full tillit, skriver du 10.</text:p>
          </table:table-cell>
          <table:table-cell office:value-type="float" office:value="12417" calcext:value-type="float">
            <text:p>12417</text:p>
          </table:table-cell>
        </table:table-row>
        <table:table-row table:style-name="ro1">
          <table:table-cell office:value-type="string" calcext:value-type="string">
            <text:p>ESS_R04_2008_NOR_NO_319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Ellers velger du et tall i mellom.</text:p>
          </table:table-cell>
          <table:table-cell office:value-type="float" office:value="12418" calcext:value-type="float">
            <text:p>12418</text:p>
          </table:table-cell>
        </table:table-row>
        <table:table-row table:style-name="ro1">
          <table:table-cell office:value-type="string" calcext:value-type="string">
            <text:p>ESS_R04_2008_NOR_NO_32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Les hver av påstandene nedenfor og sett ett kryss på hver linje for å oppgi hvor enig eller uenig er du i påstanden.</text:p>
          </table:table-cell>
          <table:table-cell office:value-type="float" office:value="12421" calcext:value-type="float">
            <text:p>12421</text:p>
          </table:table-cell>
        </table:table-row>
        <table:table-row table:style-name="ro1">
          <table:table-cell office:value-type="string" calcext:value-type="string">
            <text:p>ESS_R04_2008_NOR_NO_32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Regjeringen bør gjennomføre tiltak for å redusere inntektsforskjellene.</text:p>
          </table:table-cell>
          <table:table-cell office:value-type="float" office:value="11338" calcext:value-type="float">
            <text:p>11338</text:p>
          </table:table-cell>
        </table:table-row>
        <table:table-row table:style-name="ro1">
          <table:table-cell office:value-type="string" calcext:value-type="string">
            <text:p>ESS_R04_2008_NOR_NO_32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Homofile og lesbiske bør ha frihet til å kunne leve som de selv ønsker.</text:p>
          </table:table-cell>
          <table:table-cell office:value-type="float" office:value="12394" calcext:value-type="float">
            <text:p>12394</text:p>
          </table:table-cell>
        </table:table-row>
        <table:table-row table:style-name="ro1">
          <table:table-cell office:value-type="string" calcext:value-type="string">
            <text:p>ESS_R04_2008_NOR_NO_32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Myndighetene bør sørge for at alle grupper i samfunnet blir behandlet likt.</text:p>
          </table:table-cell>
          <table:table-cell office:value-type="float" office:value="12422" calcext:value-type="float">
            <text:p>12422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Hvor vil du plassere deg selv på denne skalaen?</text:p>
          </table:table-cell>
          <table:table-cell office:value-type="float" office:value="12410" calcext:value-type="float">
            <text:p>12410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Hvor vil du plassere partiet du liker best?</text:p>
          </table:table-cell>
          <table:table-cell office:value-type="float" office:value="12411" calcext:value-type="float">
            <text:p>12411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Hvor vil du plassere partiet du misliker mest?</text:p>
          </table:table-cell>
          <table:table-cell office:value-type="float" office:value="12412" calcext:value-type="float">
            <text:p>12412</text:p>
          </table:table-cell>
        </table:table-row>
        <table:table-row table:style-name="ro1">
          <table:table-cell office:value-type="string" calcext:value-type="string">
            <text:p>ESS_R04_2008_NOR_NO_32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Vil du si at folk flest er til å stole på, eller at en ikke kan være for forsiktig når en har med andre å gjøre?</text:p>
          </table:table-cell>
          <table:table-cell office:value-type="float" office:value="12413" calcext:value-type="float">
            <text:p>12413</text:p>
          </table:table-cell>
        </table:table-row>
        <table:table-row table:style-name="ro1">
          <table:table-cell office:value-type="string" calcext:value-type="string">
            <text:p>ESS_R04_2008_NOR_NO_32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Tror du at folk flest vil prøve å utnytte deg hvis de fikk sjansen, eller vil de prøve å behandle deg rimelig og rettferdig?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string" calcext:value-type="string">
            <text:p>ESS_R04_2008_NOR_NO_32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Vil du si at folk flest fortjener din tillit, eller at bare svært få fortjener din tillit?</text:p>
          </table:table-cell>
          <table:table-cell office:value-type="float" office:value="12414" calcext:value-type="float">
            <text:p>12414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Hvor fornøyd er du i det store og hele med den nåværende økonomiske situasjonen i Norge?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Tenk nå på regjeringen i Norge.</text:p>
          </table:table-cell>
          <table:table-cell office:value-type="float" office:value="10996" calcext:value-type="float">
            <text:p>10996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Hvor fornøyd er du med måten den gjør jobben sin?</text:p>
          </table:table-cell>
          <table:table-cell office:value-type="float" office:value="10997" calcext:value-type="float">
            <text:p>10997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Og sett under ett, hvor fornøyd er du med måten demokratiet fungerer på i Norge?</text:p>
          </table:table-cell>
          <table:table-cell office:value-type="float" office:value="11275" calcext:value-type="float">
            <text:p>11275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kke noe tid</text:p>
          </table:table-cell>
          <table:table-cell office:value-type="float" office:value="32497" calcext:value-type="float">
            <text:p>32497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indre enn en 05 time</text:p>
          </table:table-cell>
          <table:table-cell office:value-type="float" office:value="32498" calcext:value-type="float">
            <text:p>3249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ra 05 til 1 time</text:p>
          </table:table-cell>
          <table:table-cell office:value-type="float" office:value="32499" calcext:value-type="float">
            <text:p>3249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r enn 1 time, opptil 1.5 time</text:p>
          </table:table-cell>
          <table:table-cell office:value-type="float" office:value="32500" calcext:value-type="float">
            <text:p>32500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r enn 1.5, opptil 2 timer</text:p>
          </table:table-cell>
          <table:table-cell office:value-type="float" office:value="32501" calcext:value-type="float">
            <text:p>325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r enn 2 timer, opptil 2.5 timer</text:p>
          </table:table-cell>
          <table:table-cell office:value-type="float" office:value="32502" calcext:value-type="float">
            <text:p>32502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r enn 2.5 timer, opptil 3 timer</text:p>
          </table:table-cell>
          <table:table-cell office:value-type="float" office:value="32503" calcext:value-type="float">
            <text:p>32503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r enn 3 timer</text:p>
          </table:table-cell>
          <table:table-cell office:value-type="float" office:value="32504" calcext:value-type="float">
            <text:p>3250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Vet ikke)</text:p>
          </table:table-cell>
          <table:table-cell office:value-type="float" office:value="32505" calcext:value-type="float">
            <text:p>3250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kke noe tid</text:p>
          </table:table-cell>
          <table:table-cell office:value-type="float" office:value="32497" calcext:value-type="float">
            <text:p>32497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indre enn en 05 time</text:p>
          </table:table-cell>
          <table:table-cell office:value-type="float" office:value="32498" calcext:value-type="float">
            <text:p>3249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ra 05 til 1 time</text:p>
          </table:table-cell>
          <table:table-cell office:value-type="float" office:value="32499" calcext:value-type="float">
            <text:p>3249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r enn 1 time, opptil 1.5 time</text:p>
          </table:table-cell>
          <table:table-cell office:value-type="float" office:value="32500" calcext:value-type="float">
            <text:p>32500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r enn 1.5, opptil 2 timer</text:p>
          </table:table-cell>
          <table:table-cell office:value-type="float" office:value="32501" calcext:value-type="float">
            <text:p>325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r enn 2 timer, opptil 2.5 timer</text:p>
          </table:table-cell>
          <table:table-cell office:value-type="float" office:value="32502" calcext:value-type="float">
            <text:p>32502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r enn 2.5 timer, opptil 3 timer</text:p>
          </table:table-cell>
          <table:table-cell office:value-type="float" office:value="32503" calcext:value-type="float">
            <text:p>32503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r enn 3 timer</text:p>
          </table:table-cell>
          <table:table-cell office:value-type="float" office:value="32504" calcext:value-type="float">
            <text:p>3250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Vet ikke)</text:p>
          </table:table-cell>
          <table:table-cell office:value-type="float" office:value="32505" calcext:value-type="float">
            <text:p>3250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Ikke noe tid</text:p>
          </table:table-cell>
          <table:table-cell office:value-type="float" office:value="32497" calcext:value-type="float">
            <text:p>32497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indre enn en 05 time</text:p>
          </table:table-cell>
          <table:table-cell office:value-type="float" office:value="32498" calcext:value-type="float">
            <text:p>3249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ra 05 til 1 time</text:p>
          </table:table-cell>
          <table:table-cell office:value-type="float" office:value="32499" calcext:value-type="float">
            <text:p>3249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r enn 1 time, opptil 1.5 time</text:p>
          </table:table-cell>
          <table:table-cell office:value-type="float" office:value="32500" calcext:value-type="float">
            <text:p>32500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r enn 1.5, opptil 2 timer</text:p>
          </table:table-cell>
          <table:table-cell office:value-type="float" office:value="32501" calcext:value-type="float">
            <text:p>325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r enn 2 timer, opptil 2.5 timer</text:p>
          </table:table-cell>
          <table:table-cell office:value-type="float" office:value="32502" calcext:value-type="float">
            <text:p>32502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r enn 2.5 timer, opptil 3 timer</text:p>
          </table:table-cell>
          <table:table-cell office:value-type="float" office:value="32503" calcext:value-type="float">
            <text:p>32503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r enn 3 timer</text:p>
          </table:table-cell>
          <table:table-cell office:value-type="float" office:value="32504" calcext:value-type="float">
            <text:p>3250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Vet ikke)</text:p>
          </table:table-cell>
          <table:table-cell office:value-type="float" office:value="32505" calcext:value-type="float">
            <text:p>3250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kke noe tid</text:p>
          </table:table-cell>
          <table:table-cell office:value-type="float" office:value="32497" calcext:value-type="float">
            <text:p>32497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indre enn en 05 time</text:p>
          </table:table-cell>
          <table:table-cell office:value-type="float" office:value="32498" calcext:value-type="float">
            <text:p>3249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ra 05 til 1 time</text:p>
          </table:table-cell>
          <table:table-cell office:value-type="float" office:value="32499" calcext:value-type="float">
            <text:p>3249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r enn 1 time, opptil 1.5 time</text:p>
          </table:table-cell>
          <table:table-cell office:value-type="float" office:value="32500" calcext:value-type="float">
            <text:p>32500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r enn 1.5, opptil 2 timer</text:p>
          </table:table-cell>
          <table:table-cell office:value-type="float" office:value="32501" calcext:value-type="float">
            <text:p>325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r enn 2 timer, opptil 2.5 timer</text:p>
          </table:table-cell>
          <table:table-cell office:value-type="float" office:value="32502" calcext:value-type="float">
            <text:p>32502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r enn 2.5 timer, opptil 3 timer</text:p>
          </table:table-cell>
          <table:table-cell office:value-type="float" office:value="32503" calcext:value-type="float">
            <text:p>32503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r enn 3 timer</text:p>
          </table:table-cell>
          <table:table-cell office:value-type="float" office:value="32504" calcext:value-type="float">
            <text:p>3250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Vet ikke)</text:p>
          </table:table-cell>
          <table:table-cell office:value-type="float" office:value="32505" calcext:value-type="float">
            <text:p>3250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kke noe tid</text:p>
          </table:table-cell>
          <table:table-cell office:value-type="float" office:value="32497" calcext:value-type="float">
            <text:p>32497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indre enn en 05 time</text:p>
          </table:table-cell>
          <table:table-cell office:value-type="float" office:value="32498" calcext:value-type="float">
            <text:p>3249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ra 05 til 1 time</text:p>
          </table:table-cell>
          <table:table-cell office:value-type="float" office:value="32499" calcext:value-type="float">
            <text:p>3249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r enn 1 time, opptil 1.5 time</text:p>
          </table:table-cell>
          <table:table-cell office:value-type="float" office:value="32500" calcext:value-type="float">
            <text:p>32500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r enn 1.5, opptil 2 timer</text:p>
          </table:table-cell>
          <table:table-cell office:value-type="float" office:value="32501" calcext:value-type="float">
            <text:p>325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r enn 2 timer, opptil 2.5 timer</text:p>
          </table:table-cell>
          <table:table-cell office:value-type="float" office:value="32502" calcext:value-type="float">
            <text:p>32502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r enn 2.5 timer, opptil 3 timer</text:p>
          </table:table-cell>
          <table:table-cell office:value-type="float" office:value="32503" calcext:value-type="float">
            <text:p>32503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r enn 3 timer</text:p>
          </table:table-cell>
          <table:table-cell office:value-type="float" office:value="32504" calcext:value-type="float">
            <text:p>3250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Vet ikke)</text:p>
          </table:table-cell>
          <table:table-cell office:value-type="float" office:value="32505" calcext:value-type="float">
            <text:p>3250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kke noe tid</text:p>
          </table:table-cell>
          <table:table-cell office:value-type="float" office:value="32497" calcext:value-type="float">
            <text:p>32497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indre enn en 05 time</text:p>
          </table:table-cell>
          <table:table-cell office:value-type="float" office:value="32498" calcext:value-type="float">
            <text:p>3249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ra 05 til 1 time</text:p>
          </table:table-cell>
          <table:table-cell office:value-type="float" office:value="32499" calcext:value-type="float">
            <text:p>3249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r enn 1 time, opptil 1.5 time</text:p>
          </table:table-cell>
          <table:table-cell office:value-type="float" office:value="32500" calcext:value-type="float">
            <text:p>32500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r enn 1.5, opptil 2 timer</text:p>
          </table:table-cell>
          <table:table-cell office:value-type="float" office:value="32501" calcext:value-type="float">
            <text:p>325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r enn 2 timer, opptil 2.5 timer</text:p>
          </table:table-cell>
          <table:table-cell office:value-type="float" office:value="32502" calcext:value-type="float">
            <text:p>32502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r enn 2.5 timer, opptil 3 timer</text:p>
          </table:table-cell>
          <table:table-cell office:value-type="float" office:value="32503" calcext:value-type="float">
            <text:p>32503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r enn 3 timer</text:p>
          </table:table-cell>
          <table:table-cell office:value-type="float" office:value="32504" calcext:value-type="float">
            <text:p>3250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Vet ikke)</text:p>
          </table:table-cell>
          <table:table-cell office:value-type="float" office:value="32505" calcext:value-type="float">
            <text:p>3250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Har ikke nettilgang, verken hjemme eller på jobben</text:p>
          </table:table-cell>
          <table:table-cell office:value-type="float" office:value="30194" calcext:value-type="float">
            <text:p>30194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ruker aldri</text:p>
          </table:table-cell>
          <table:table-cell office:value-type="float" office:value="30195" calcext:value-type="float">
            <text:p>30195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indre enn en gang i måneden</text:p>
          </table:table-cell>
          <table:table-cell office:value-type="float" office:value="30196" calcext:value-type="float">
            <text:p>30196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n gang i måneden</text:p>
          </table:table-cell>
          <table:table-cell office:value-type="float" office:value="30197" calcext:value-type="float">
            <text:p>30197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lere ganger i måneden</text:p>
          </table:table-cell>
          <table:table-cell office:value-type="float" office:value="30198" calcext:value-type="float">
            <text:p>30198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n gang i uken</text:p>
          </table:table-cell>
          <table:table-cell office:value-type="float" office:value="30199" calcext:value-type="float">
            <text:p>30199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lere ganger i uken</text:p>
          </table:table-cell>
          <table:table-cell office:value-type="float" office:value="30200" calcext:value-type="float">
            <text:p>30200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Hver dag</text:p>
          </table:table-cell>
          <table:table-cell office:value-type="float" office:value="30201" calcext:value-type="float">
            <text:p>30201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ESS_R04_2008_NOR_NO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Vet ikke)</text:p>
          </table:table-cell>
          <table:table-cell office:value-type="float" office:value="30202" calcext:value-type="float">
            <text:p>30202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En kan ikke være for forsiktig</text:p>
          </table:table-cell>
          <table:table-cell office:value-type="float" office:value="30203" calcext:value-type="float">
            <text:p>30203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0204" calcext:value-type="float">
            <text:p>30204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0205" calcext:value-type="float">
            <text:p>30205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0206" calcext:value-type="float">
            <text:p>30206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0207" calcext:value-type="float">
            <text:p>30207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0208" calcext:value-type="float">
            <text:p>30208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0209" calcext:value-type="float">
            <text:p>30209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0210" calcext:value-type="float">
            <text:p>30210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0211" calcext:value-type="float">
            <text:p>30211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0212" calcext:value-type="float">
            <text:p>30212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De fleste er til å stole på</text:p>
          </table:table-cell>
          <table:table-cell office:value-type="float" office:value="30213" calcext:value-type="float">
            <text:p>30213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Vet ikke)</text:p>
          </table:table-cell>
          <table:table-cell office:value-type="float" office:value="30214" calcext:value-type="float">
            <text:p>30214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Folk flest vil prøve å utnytte meg</text:p>
          </table:table-cell>
          <table:table-cell office:value-type="float" office:value="30215" calcext:value-type="float">
            <text:p>30215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30216" calcext:value-type="float">
            <text:p>30216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0217" calcext:value-type="float">
            <text:p>30217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0218" calcext:value-type="float">
            <text:p>30218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30219" calcext:value-type="float">
            <text:p>30219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30220" calcext:value-type="float">
            <text:p>30220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30221" calcext:value-type="float">
            <text:p>30221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30222" calcext:value-type="float">
            <text:p>30222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30223" calcext:value-type="float">
            <text:p>30223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30224" calcext:value-type="float">
            <text:p>30224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Folk flest vil prøve å være rimelige og rettferdige</text:p>
          </table:table-cell>
          <table:table-cell office:value-type="float" office:value="30225" calcext:value-type="float">
            <text:p>30225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Vet ikke)</text:p>
          </table:table-cell>
          <table:table-cell office:value-type="float" office:value="30226" calcext:value-type="float">
            <text:p>30226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Folk har stort sett nok med seg selv</text:p>
          </table:table-cell>
          <table:table-cell office:value-type="float" office:value="30227" calcext:value-type="float">
            <text:p>30227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30228" calcext:value-type="float">
            <text:p>30228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30229" calcext:value-type="float">
            <text:p>30229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0230" calcext:value-type="float">
            <text:p>30230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30231" calcext:value-type="float">
            <text:p>30231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30232" calcext:value-type="float">
            <text:p>30232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30233" calcext:value-type="float">
            <text:p>30233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30234" calcext:value-type="float">
            <text:p>30234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30235" calcext:value-type="float">
            <text:p>30235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30236" calcext:value-type="float">
            <text:p>30236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Folk forsøker stort sett å være hjelpsomme</text:p>
          </table:table-cell>
          <table:table-cell office:value-type="float" office:value="30237" calcext:value-type="float">
            <text:p>30237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Vet ikke)</text:p>
          </table:table-cell>
          <table:table-cell office:value-type="float" office:value="30238" calcext:value-type="float">
            <text:p>30238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ESS_R04_2008_NOR_NO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eldig interessert</text:p>
          </table:table-cell>
          <table:table-cell office:value-type="float" office:value="30239" calcext:value-type="float">
            <text:p>30239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ESS_R04_2008_NOR_NO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anske interessert</text:p>
          </table:table-cell>
          <table:table-cell office:value-type="float" office:value="30240" calcext:value-type="float">
            <text:p>30240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ESS_R04_2008_NOR_NO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itt interessert</text:p>
          </table:table-cell>
          <table:table-cell office:value-type="float" office:value="30241" calcext:value-type="float">
            <text:p>30241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ESS_R04_2008_NOR_NO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ller ikke interessert i det hele tatt?</text:p>
          </table:table-cell>
          <table:table-cell office:value-type="float" office:value="30242" calcext:value-type="float">
            <text:p>30242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ESS_R04_2008_NOR_NO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Vet ikke)</text:p>
          </table:table-cell>
          <table:table-cell office:value-type="float" office:value="30243" calcext:value-type="float">
            <text:p>30243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ESS_R04_2008_NOR_NO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ldri</text:p>
          </table:table-cell>
          <table:table-cell office:value-type="float" office:value="29346" calcext:value-type="float">
            <text:p>29346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ESS_R04_2008_NOR_NO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jelden</text:p>
          </table:table-cell>
          <table:table-cell office:value-type="float" office:value="29347" calcext:value-type="float">
            <text:p>29347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ESS_R04_2008_NOR_NO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v og til</text:p>
          </table:table-cell>
          <table:table-cell office:value-type="float" office:value="29348" calcext:value-type="float">
            <text:p>29348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ESS_R04_2008_NOR_NO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Jevnlig</text:p>
          </table:table-cell>
          <table:table-cell office:value-type="float" office:value="29349" calcext:value-type="float">
            <text:p>29349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ESS_R04_2008_NOR_NO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Ofte</text:p>
          </table:table-cell>
          <table:table-cell office:value-type="float" office:value="29350" calcext:value-type="float">
            <text:p>2935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ESS_R04_2008_NOR_NO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Vet ikke)</text:p>
          </table:table-cell>
          <table:table-cell office:value-type="float" office:value="29351" calcext:value-type="float">
            <text:p>29351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ESS_R04_2008_NOR_NO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ldig vanskelig</text:p>
          </table:table-cell>
          <table:table-cell office:value-type="float" office:value="29358" calcext:value-type="float">
            <text:p>29358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ESS_R04_2008_NOR_NO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anskelig</text:p>
          </table:table-cell>
          <table:table-cell office:value-type="float" office:value="29359" calcext:value-type="float">
            <text:p>29359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ESS_R04_2008_NOR_NO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ken vanskelig eller lett</text:p>
          </table:table-cell>
          <table:table-cell office:value-type="float" office:value="29360" calcext:value-type="float">
            <text:p>29360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ESS_R04_2008_NOR_NO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ett</text:p>
          </table:table-cell>
          <table:table-cell office:value-type="float" office:value="29361" calcext:value-type="float">
            <text:p>29361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ESS_R04_2008_NOR_NO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ldig lett</text:p>
          </table:table-cell>
          <table:table-cell office:value-type="float" office:value="29362" calcext:value-type="float">
            <text:p>29362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ESS_R04_2008_NOR_NO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Vet ikke)</text:p>
          </table:table-cell>
          <table:table-cell office:value-type="float" office:value="29363" calcext:value-type="float">
            <text:p>29363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Ingen tillit i det hele tatt</text:p>
          </table:table-cell>
          <table:table-cell office:value-type="float" office:value="30244" calcext:value-type="float">
            <text:p>3024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0245" calcext:value-type="float">
            <text:p>3024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0246" calcext:value-type="float">
            <text:p>3024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0247" calcext:value-type="float">
            <text:p>30247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0248" calcext:value-type="float">
            <text:p>3024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0249" calcext:value-type="float">
            <text:p>30249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0250" calcext:value-type="float">
            <text:p>30250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0251" calcext:value-type="float">
            <text:p>30251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0252" calcext:value-type="float">
            <text:p>30252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0253" calcext:value-type="float">
            <text:p>30253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Full tillit</text:p>
          </table:table-cell>
          <table:table-cell office:value-type="float" office:value="30254" calcext:value-type="float">
            <text:p>3025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Vet ikke)</text:p>
          </table:table-cell>
          <table:table-cell office:value-type="float" office:value="30255" calcext:value-type="float">
            <text:p>3025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Ingen tillit i det hele tatt</text:p>
          </table:table-cell>
          <table:table-cell office:value-type="float" office:value="30244" calcext:value-type="float">
            <text:p>3024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0245" calcext:value-type="float">
            <text:p>3024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0246" calcext:value-type="float">
            <text:p>3024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0247" calcext:value-type="float">
            <text:p>30247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0248" calcext:value-type="float">
            <text:p>3024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0249" calcext:value-type="float">
            <text:p>30249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0250" calcext:value-type="float">
            <text:p>30250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0251" calcext:value-type="float">
            <text:p>30251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0252" calcext:value-type="float">
            <text:p>30252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0253" calcext:value-type="float">
            <text:p>30253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Full tillit</text:p>
          </table:table-cell>
          <table:table-cell office:value-type="float" office:value="30254" calcext:value-type="float">
            <text:p>3025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Vet ikke)</text:p>
          </table:table-cell>
          <table:table-cell office:value-type="float" office:value="30255" calcext:value-type="float">
            <text:p>3025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Ingen tillit i det hele tatt</text:p>
          </table:table-cell>
          <table:table-cell office:value-type="float" office:value="30244" calcext:value-type="float">
            <text:p>3024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0245" calcext:value-type="float">
            <text:p>3024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0246" calcext:value-type="float">
            <text:p>3024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0247" calcext:value-type="float">
            <text:p>30247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0248" calcext:value-type="float">
            <text:p>3024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0249" calcext:value-type="float">
            <text:p>30249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0250" calcext:value-type="float">
            <text:p>30250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0251" calcext:value-type="float">
            <text:p>30251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0252" calcext:value-type="float">
            <text:p>30252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0253" calcext:value-type="float">
            <text:p>30253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Full tillit</text:p>
          </table:table-cell>
          <table:table-cell office:value-type="float" office:value="30254" calcext:value-type="float">
            <text:p>3025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Vet ikke)</text:p>
          </table:table-cell>
          <table:table-cell office:value-type="float" office:value="30255" calcext:value-type="float">
            <text:p>3025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Ingen tillit i det hele tatt</text:p>
          </table:table-cell>
          <table:table-cell office:value-type="float" office:value="30244" calcext:value-type="float">
            <text:p>3024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0245" calcext:value-type="float">
            <text:p>3024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0246" calcext:value-type="float">
            <text:p>3024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0247" calcext:value-type="float">
            <text:p>30247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0248" calcext:value-type="float">
            <text:p>3024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0249" calcext:value-type="float">
            <text:p>30249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0250" calcext:value-type="float">
            <text:p>30250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0251" calcext:value-type="float">
            <text:p>30251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0252" calcext:value-type="float">
            <text:p>30252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0253" calcext:value-type="float">
            <text:p>30253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Full tillit</text:p>
          </table:table-cell>
          <table:table-cell office:value-type="float" office:value="30254" calcext:value-type="float">
            <text:p>3025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Vet ikke)</text:p>
          </table:table-cell>
          <table:table-cell office:value-type="float" office:value="30255" calcext:value-type="float">
            <text:p>3025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Ingen tillit i det hele tatt</text:p>
          </table:table-cell>
          <table:table-cell office:value-type="float" office:value="30244" calcext:value-type="float">
            <text:p>3024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30245" calcext:value-type="float">
            <text:p>3024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30246" calcext:value-type="float">
            <text:p>3024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0247" calcext:value-type="float">
            <text:p>30247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30248" calcext:value-type="float">
            <text:p>3024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30249" calcext:value-type="float">
            <text:p>30249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30250" calcext:value-type="float">
            <text:p>30250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30251" calcext:value-type="float">
            <text:p>30251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30252" calcext:value-type="float">
            <text:p>30252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30253" calcext:value-type="float">
            <text:p>30253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Full tillit</text:p>
          </table:table-cell>
          <table:table-cell office:value-type="float" office:value="30254" calcext:value-type="float">
            <text:p>3025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Vet ikke)</text:p>
          </table:table-cell>
          <table:table-cell office:value-type="float" office:value="30255" calcext:value-type="float">
            <text:p>3025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Ingen tillit i det hele tatt</text:p>
          </table:table-cell>
          <table:table-cell office:value-type="float" office:value="30244" calcext:value-type="float">
            <text:p>3024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30245" calcext:value-type="float">
            <text:p>3024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30246" calcext:value-type="float">
            <text:p>3024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30247" calcext:value-type="float">
            <text:p>30247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30248" calcext:value-type="float">
            <text:p>3024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30249" calcext:value-type="float">
            <text:p>30249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30250" calcext:value-type="float">
            <text:p>30250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30251" calcext:value-type="float">
            <text:p>30251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30252" calcext:value-type="float">
            <text:p>30252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30253" calcext:value-type="float">
            <text:p>30253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Full tillit</text:p>
          </table:table-cell>
          <table:table-cell office:value-type="float" office:value="30254" calcext:value-type="float">
            <text:p>3025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Vet ikke)</text:p>
          </table:table-cell>
          <table:table-cell office:value-type="float" office:value="30255" calcext:value-type="float">
            <text:p>3025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Ingen tillit i det hele tatt</text:p>
          </table:table-cell>
          <table:table-cell office:value-type="float" office:value="30244" calcext:value-type="float">
            <text:p>3024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30245" calcext:value-type="float">
            <text:p>3024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30246" calcext:value-type="float">
            <text:p>3024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30247" calcext:value-type="float">
            <text:p>30247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30248" calcext:value-type="float">
            <text:p>3024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30249" calcext:value-type="float">
            <text:p>30249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30250" calcext:value-type="float">
            <text:p>30250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30251" calcext:value-type="float">
            <text:p>30251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30252" calcext:value-type="float">
            <text:p>30252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30253" calcext:value-type="float">
            <text:p>30253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Full tillit</text:p>
          </table:table-cell>
          <table:table-cell office:value-type="float" office:value="30254" calcext:value-type="float">
            <text:p>30254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Vet ikke)</text:p>
          </table:table-cell>
          <table:table-cell office:value-type="float" office:value="30255" calcext:value-type="float">
            <text:p>30255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ESS_R04_2008_NOR_NO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a</text:p>
          </table:table-cell>
          <table:table-cell office:value-type="float" office:value="30256" calcext:value-type="float">
            <text:p>30256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string" calcext:value-type="string">
            <text:p>ESS_R04_2008_NOR_NO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ei</text:p>
          </table:table-cell>
          <table:table-cell office:value-type="float" office:value="30257" calcext:value-type="float">
            <text:p>30257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string" calcext:value-type="string">
            <text:p>ESS_R04_2008_NOR_NO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adde ikke stemmerett</text:p>
          </table:table-cell>
          <table:table-cell office:value-type="float" office:value="30258" calcext:value-type="float">
            <text:p>30258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string" calcext:value-type="string">
            <text:p>ESS_R04_2008_NOR_NO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Vet ikke)</text:p>
          </table:table-cell>
          <table:table-cell office:value-type="float" office:value="30259" calcext:value-type="float">
            <text:p>30259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Rød Valgallianse/AKP</text:p>
          </table:table-cell>
          <table:table-cell office:value-type="float" office:value="30260" calcext:value-type="float">
            <text:p>30260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osialistisk Venstreparti</text:p>
          </table:table-cell>
          <table:table-cell office:value-type="float" office:value="30261" calcext:value-type="float">
            <text:p>30261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et Norske Arbeiderparti</text:p>
          </table:table-cell>
          <table:table-cell office:value-type="float" office:value="30262" calcext:value-type="float">
            <text:p>30262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enstre</text:p>
          </table:table-cell>
          <table:table-cell office:value-type="float" office:value="30263" calcext:value-type="float">
            <text:p>30263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Kristelig Folkeparti</text:p>
          </table:table-cell>
          <table:table-cell office:value-type="float" office:value="30264" calcext:value-type="float">
            <text:p>30264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enterpartiet</text:p>
          </table:table-cell>
          <table:table-cell office:value-type="float" office:value="30265" calcext:value-type="float">
            <text:p>30265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Høyre</text:p>
          </table:table-cell>
          <table:table-cell office:value-type="float" office:value="30266" calcext:value-type="float">
            <text:p>30266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remskrittpartiet</text:p>
          </table:table-cell>
          <table:table-cell office:value-type="float" office:value="30267" calcext:value-type="float">
            <text:p>30267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Kystpartiet</text:p>
          </table:table-cell>
          <table:table-cell office:value-type="float" office:value="30268" calcext:value-type="float">
            <text:p>30268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ndre partier/lister</text:p>
          </table:table-cell>
          <table:table-cell office:value-type="float" office:value="30269" calcext:value-type="float">
            <text:p>30269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Vet ikke)</text:p>
          </table:table-cell>
          <table:table-cell office:value-type="float" office:value="30270" calcext:value-type="float">
            <text:p>30270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23</text:p>
          </table:table-cell>
          <table:table-cell office:value-type="string" calcext:value-type="string">
            <text:p>B12sps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1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Rød Valgallianse/AKP</text:p>
          </table:table-cell>
          <table:table-cell office:value-type="float" office:value="30260" calcext:value-type="float">
            <text:p>30260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osialistisk Venstreparti</text:p>
          </table:table-cell>
          <table:table-cell office:value-type="float" office:value="30261" calcext:value-type="float">
            <text:p>30261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et Norske Arbeiderparti</text:p>
          </table:table-cell>
          <table:table-cell office:value-type="float" office:value="30262" calcext:value-type="float">
            <text:p>30262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Venstre</text:p>
          </table:table-cell>
          <table:table-cell office:value-type="float" office:value="30263" calcext:value-type="float">
            <text:p>30263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Kristelig Folkeparti</text:p>
          </table:table-cell>
          <table:table-cell office:value-type="float" office:value="30264" calcext:value-type="float">
            <text:p>30264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enterpartiet</text:p>
          </table:table-cell>
          <table:table-cell office:value-type="float" office:value="30265" calcext:value-type="float">
            <text:p>30265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Høyre</text:p>
          </table:table-cell>
          <table:table-cell office:value-type="float" office:value="30266" calcext:value-type="float">
            <text:p>30266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remskrittpartiet</text:p>
          </table:table-cell>
          <table:table-cell office:value-type="float" office:value="30267" calcext:value-type="float">
            <text:p>30267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Kystpartiet</text:p>
          </table:table-cell>
          <table:table-cell office:value-type="float" office:value="30268" calcext:value-type="float">
            <text:p>30268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Andre partier/lister</text:p>
          </table:table-cell>
          <table:table-cell office:value-type="float" office:value="30269" calcext:value-type="float">
            <text:p>30269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2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Vet ikke)</text:p>
          </table:table-cell>
          <table:table-cell office:value-type="float" office:value="30270" calcext:value-type="float">
            <text:p>30270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3</text:p>
          </table:table-cell>
          <table:table-cell office:value-type="string" calcext:value-type="string">
            <text:p>B20b_N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vært nær</text:p>
          </table:table-cell>
          <table:table-cell office:value-type="float" office:value="30271" calcext:value-type="float">
            <text:p>30271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ESS_R04_2008_NOR_NO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ganske nær</text:p>
          </table:table-cell>
          <table:table-cell office:value-type="float" office:value="30272" calcext:value-type="float">
            <text:p>30272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ESS_R04_2008_NOR_NO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ikke nær</text:p>
          </table:table-cell>
          <table:table-cell office:value-type="float" office:value="30273" calcext:value-type="float">
            <text:p>30273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ESS_R04_2008_NOR_NO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eller absolutt ikke nær?</text:p>
          </table:table-cell>
          <table:table-cell office:value-type="float" office:value="30274" calcext:value-type="float">
            <text:p>30274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ESS_R04_2008_NOR_NO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Vet ikke)</text:p>
          </table:table-cell>
          <table:table-cell office:value-type="float" office:value="30275" calcext:value-type="float">
            <text:p>30275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ESS_R04_2008_NOR_NO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ød Valgallianse/AKP</text:p>
          </table:table-cell>
          <table:table-cell office:value-type="float" office:value="30260" calcext:value-type="float">
            <text:p>30260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osialistisk Venstreparti</text:p>
          </table:table-cell>
          <table:table-cell office:value-type="float" office:value="30261" calcext:value-type="float">
            <text:p>30261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et Norske Arbeiderparti</text:p>
          </table:table-cell>
          <table:table-cell office:value-type="float" office:value="30262" calcext:value-type="float">
            <text:p>30262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Venstre</text:p>
          </table:table-cell>
          <table:table-cell office:value-type="float" office:value="30263" calcext:value-type="float">
            <text:p>30263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Kristelig Folkeparti</text:p>
          </table:table-cell>
          <table:table-cell office:value-type="float" office:value="30264" calcext:value-type="float">
            <text:p>30264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enterpartiet</text:p>
          </table:table-cell>
          <table:table-cell office:value-type="float" office:value="30265" calcext:value-type="float">
            <text:p>30265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Høyre</text:p>
          </table:table-cell>
          <table:table-cell office:value-type="float" office:value="30266" calcext:value-type="float">
            <text:p>30266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remskrittpartiet</text:p>
          </table:table-cell>
          <table:table-cell office:value-type="float" office:value="30267" calcext:value-type="float">
            <text:p>30267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Kystpartiet</text:p>
          </table:table-cell>
          <table:table-cell office:value-type="float" office:value="30268" calcext:value-type="float">
            <text:p>30268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ndre partier/lister</text:p>
          </table:table-cell>
          <table:table-cell office:value-type="float" office:value="30269" calcext:value-type="float">
            <text:p>30269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Vet ikke)</text:p>
          </table:table-cell>
          <table:table-cell office:value-type="float" office:value="30270" calcext:value-type="float">
            <text:p>30270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4_2008_NOR_NO_37</text:p>
          </table:table-cell>
          <table:table-cell office:value-type="string" calcext:value-type="string">
            <text:p>B22_N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Venstresiden</text:p>
          </table:table-cell>
          <table:table-cell office:value-type="float" office:value="30276" calcext:value-type="float">
            <text:p>30276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0277" calcext:value-type="float">
            <text:p>30277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0278" calcext:value-type="float">
            <text:p>30278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0279" calcext:value-type="float">
            <text:p>30279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0280" calcext:value-type="float">
            <text:p>30280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0281" calcext:value-type="float">
            <text:p>30281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0282" calcext:value-type="float">
            <text:p>30282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0283" calcext:value-type="float">
            <text:p>30283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0284" calcext:value-type="float">
            <text:p>30284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0285" calcext:value-type="float">
            <text:p>30285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Høyresiden</text:p>
          </table:table-cell>
          <table:table-cell office:value-type="float" office:value="30286" calcext:value-type="float">
            <text:p>30286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Vet ikke)</text:p>
          </table:table-cell>
          <table:table-cell office:value-type="float" office:value="30287" calcext:value-type="float">
            <text:p>30287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kstremt misfornøyd</text:p>
          </table:table-cell>
          <table:table-cell office:value-type="float" office:value="30288" calcext:value-type="float">
            <text:p>3028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30289" calcext:value-type="float">
            <text:p>30289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30290" calcext:value-type="float">
            <text:p>30290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30291" calcext:value-type="float">
            <text:p>30291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30292" calcext:value-type="float">
            <text:p>30292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30293" calcext:value-type="float">
            <text:p>30293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30294" calcext:value-type="float">
            <text:p>30294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30295" calcext:value-type="float">
            <text:p>30295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30296" calcext:value-type="float">
            <text:p>3029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30297" calcext:value-type="float">
            <text:p>30297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kstremt fornøyd</text:p>
          </table:table-cell>
          <table:table-cell office:value-type="float" office:value="30298" calcext:value-type="float">
            <text:p>3029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Vet ikke)</text:p>
          </table:table-cell>
          <table:table-cell office:value-type="float" office:value="30299" calcext:value-type="float">
            <text:p>30299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kstremt misfornøyd</text:p>
          </table:table-cell>
          <table:table-cell office:value-type="float" office:value="30288" calcext:value-type="float">
            <text:p>3028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30289" calcext:value-type="float">
            <text:p>30289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30290" calcext:value-type="float">
            <text:p>30290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30291" calcext:value-type="float">
            <text:p>30291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30292" calcext:value-type="float">
            <text:p>30292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30293" calcext:value-type="float">
            <text:p>30293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30294" calcext:value-type="float">
            <text:p>30294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30295" calcext:value-type="float">
            <text:p>30295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30296" calcext:value-type="float">
            <text:p>3029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30297" calcext:value-type="float">
            <text:p>30297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kstremt fornøyd</text:p>
          </table:table-cell>
          <table:table-cell office:value-type="float" office:value="30298" calcext:value-type="float">
            <text:p>3029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Vet ikke)</text:p>
          </table:table-cell>
          <table:table-cell office:value-type="float" office:value="30299" calcext:value-type="float">
            <text:p>30299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kstremt misfornøyd</text:p>
          </table:table-cell>
          <table:table-cell office:value-type="float" office:value="30288" calcext:value-type="float">
            <text:p>3028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30289" calcext:value-type="float">
            <text:p>30289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30290" calcext:value-type="float">
            <text:p>30290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30291" calcext:value-type="float">
            <text:p>30291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30292" calcext:value-type="float">
            <text:p>30292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30293" calcext:value-type="float">
            <text:p>30293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30294" calcext:value-type="float">
            <text:p>30294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30295" calcext:value-type="float">
            <text:p>30295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30296" calcext:value-type="float">
            <text:p>3029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30297" calcext:value-type="float">
            <text:p>30297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kstremt fornøyd</text:p>
          </table:table-cell>
          <table:table-cell office:value-type="float" office:value="30298" calcext:value-type="float">
            <text:p>3029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Vet ikke)</text:p>
          </table:table-cell>
          <table:table-cell office:value-type="float" office:value="30299" calcext:value-type="float">
            <text:p>30299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kstremt misfornøyd</text:p>
          </table:table-cell>
          <table:table-cell office:value-type="float" office:value="30288" calcext:value-type="float">
            <text:p>3028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30289" calcext:value-type="float">
            <text:p>30289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30290" calcext:value-type="float">
            <text:p>30290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30291" calcext:value-type="float">
            <text:p>30291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30292" calcext:value-type="float">
            <text:p>30292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30293" calcext:value-type="float">
            <text:p>30293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30294" calcext:value-type="float">
            <text:p>30294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30295" calcext:value-type="float">
            <text:p>30295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30296" calcext:value-type="float">
            <text:p>30296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30297" calcext:value-type="float">
            <text:p>30297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kstremt fornøyd</text:p>
          </table:table-cell>
          <table:table-cell office:value-type="float" office:value="30298" calcext:value-type="float">
            <text:p>3029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Vet ikke)</text:p>
          </table:table-cell>
          <table:table-cell office:value-type="float" office:value="30299" calcext:value-type="float">
            <text:p>30299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kstremt dårlig</text:p>
          </table:table-cell>
          <table:table-cell office:value-type="float" office:value="30300" calcext:value-type="float">
            <text:p>30300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30301" calcext:value-type="float">
            <text:p>30301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30302" calcext:value-type="float">
            <text:p>30302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30303" calcext:value-type="float">
            <text:p>30303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30304" calcext:value-type="float">
            <text:p>30304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30305" calcext:value-type="float">
            <text:p>30305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30306" calcext:value-type="float">
            <text:p>30306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30307" calcext:value-type="float">
            <text:p>30307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30308" calcext:value-type="float">
            <text:p>30308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30309" calcext:value-type="float">
            <text:p>30309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kstremt godt</text:p>
          </table:table-cell>
          <table:table-cell office:value-type="float" office:value="30310" calcext:value-type="float">
            <text:p>30310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Vet ikke)</text:p>
          </table:table-cell>
          <table:table-cell office:value-type="float" office:value="30311" calcext:value-type="float">
            <text:p>30311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kstremt dårlig</text:p>
          </table:table-cell>
          <table:table-cell office:value-type="float" office:value="30300" calcext:value-type="float">
            <text:p>30300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30301" calcext:value-type="float">
            <text:p>30301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30302" calcext:value-type="float">
            <text:p>30302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30303" calcext:value-type="float">
            <text:p>30303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30304" calcext:value-type="float">
            <text:p>30304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30305" calcext:value-type="float">
            <text:p>30305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30306" calcext:value-type="float">
            <text:p>30306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30307" calcext:value-type="float">
            <text:p>30307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30308" calcext:value-type="float">
            <text:p>30308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30309" calcext:value-type="float">
            <text:p>30309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kstremt godt</text:p>
          </table:table-cell>
          <table:table-cell office:value-type="float" office:value="30310" calcext:value-type="float">
            <text:p>30310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Vet ikke)</text:p>
          </table:table-cell>
          <table:table-cell office:value-type="float" office:value="30311" calcext:value-type="float">
            <text:p>30311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ESS_R04_2008_NOR_NO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Samlingsprosessen har gått for langt</text:p>
          </table:table-cell>
          <table:table-cell office:value-type="float" office:value="30312" calcext:value-type="float">
            <text:p>30312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30313" calcext:value-type="float">
            <text:p>30313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30314" calcext:value-type="float">
            <text:p>30314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30315" calcext:value-type="float">
            <text:p>30315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30316" calcext:value-type="float">
            <text:p>30316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30317" calcext:value-type="float">
            <text:p>30317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30318" calcext:value-type="float">
            <text:p>30318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30319" calcext:value-type="float">
            <text:p>30319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30320" calcext:value-type="float">
            <text:p>30320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30321" calcext:value-type="float">
            <text:p>30321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Samlingsprosessen bør gå lenger</text:p>
          </table:table-cell>
          <table:table-cell office:value-type="float" office:value="30322" calcext:value-type="float">
            <text:p>30322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49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Vet ikke)</text:p>
          </table:table-cell>
          <table:table-cell office:value-type="float" office:value="30323" calcext:value-type="float">
            <text:p>30323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ESS_R04_2008_NOR_NO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a mange bosette seg her</text:p>
          </table:table-cell>
          <table:table-cell office:value-type="float" office:value="29600" calcext:value-type="float">
            <text:p>29600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a noen bosette seg her</text:p>
          </table:table-cell>
          <table:table-cell office:value-type="float" office:value="29601" calcext:value-type="float">
            <text:p>29601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a enkelte bosette seg her</text:p>
          </table:table-cell>
          <table:table-cell office:value-type="float" office:value="29602" calcext:value-type="float">
            <text:p>29602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Ikke la noen bosette seg her</text:p>
          </table:table-cell>
          <table:table-cell office:value-type="float" office:value="29603" calcext:value-type="float">
            <text:p>29603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Vet ikke)</text:p>
          </table:table-cell>
          <table:table-cell office:value-type="float" office:value="29604" calcext:value-type="float">
            <text:p>29604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a mange bosette seg her</text:p>
          </table:table-cell>
          <table:table-cell office:value-type="float" office:value="29600" calcext:value-type="float">
            <text:p>29600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a noen bosette seg her</text:p>
          </table:table-cell>
          <table:table-cell office:value-type="float" office:value="29601" calcext:value-type="float">
            <text:p>29601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a enkelte bosette seg her</text:p>
          </table:table-cell>
          <table:table-cell office:value-type="float" office:value="29602" calcext:value-type="float">
            <text:p>29602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Ikke la noen bosette seg her</text:p>
          </table:table-cell>
          <table:table-cell office:value-type="float" office:value="29603" calcext:value-type="float">
            <text:p>29603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1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Vet ikke)</text:p>
          </table:table-cell>
          <table:table-cell office:value-type="float" office:value="29604" calcext:value-type="float">
            <text:p>29604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La mange bosette seg her</text:p>
          </table:table-cell>
          <table:table-cell office:value-type="float" office:value="29600" calcext:value-type="float">
            <text:p>29600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La noen bosette seg her</text:p>
          </table:table-cell>
          <table:table-cell office:value-type="float" office:value="29601" calcext:value-type="float">
            <text:p>29601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La enkelte bosette seg her</text:p>
          </table:table-cell>
          <table:table-cell office:value-type="float" office:value="29602" calcext:value-type="float">
            <text:p>29602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Ikke la noen bosette seg her</text:p>
          </table:table-cell>
          <table:table-cell office:value-type="float" office:value="29603" calcext:value-type="float">
            <text:p>29603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2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Vet ikke)</text:p>
          </table:table-cell>
          <table:table-cell office:value-type="float" office:value="29604" calcext:value-type="float">
            <text:p>29604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Dårlig for økonomien</text:p>
          </table:table-cell>
          <table:table-cell office:value-type="float" office:value="30324" calcext:value-type="float">
            <text:p>30324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30325" calcext:value-type="float">
            <text:p>30325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30326" calcext:value-type="float">
            <text:p>30326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30327" calcext:value-type="float">
            <text:p>30327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30328" calcext:value-type="float">
            <text:p>30328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30329" calcext:value-type="float">
            <text:p>30329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30330" calcext:value-type="float">
            <text:p>30330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30331" calcext:value-type="float">
            <text:p>30331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30332" calcext:value-type="float">
            <text:p>30332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30333" calcext:value-type="float">
            <text:p>30333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ra for økonomien</text:p>
          </table:table-cell>
          <table:table-cell office:value-type="float" office:value="30334" calcext:value-type="float">
            <text:p>30334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Vet ikke)</text:p>
          </table:table-cell>
          <table:table-cell office:value-type="float" office:value="30335" calcext:value-type="float">
            <text:p>30335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Norsk kultur blir undergravet</text:p>
          </table:table-cell>
          <table:table-cell office:value-type="float" office:value="30336" calcext:value-type="float">
            <text:p>30336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30337" calcext:value-type="float">
            <text:p>30337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30338" calcext:value-type="float">
            <text:p>30338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30339" calcext:value-type="float">
            <text:p>30339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30340" calcext:value-type="float">
            <text:p>30340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30341" calcext:value-type="float">
            <text:p>30341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30342" calcext:value-type="float">
            <text:p>30342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30343" calcext:value-type="float">
            <text:p>30343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30344" calcext:value-type="float">
            <text:p>30344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30345" calcext:value-type="float">
            <text:p>30345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Norsk kultur blir beriket</text:p>
          </table:table-cell>
          <table:table-cell office:value-type="float" office:value="30346" calcext:value-type="float">
            <text:p>30346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Vet ikke)</text:p>
          </table:table-cell>
          <table:table-cell office:value-type="float" office:value="30347" calcext:value-type="float">
            <text:p>30347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Et verre sted å bo</text:p>
          </table:table-cell>
          <table:table-cell office:value-type="float" office:value="30348" calcext:value-type="float">
            <text:p>30348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30349" calcext:value-type="float">
            <text:p>30349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30350" calcext:value-type="float">
            <text:p>30350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30351" calcext:value-type="float">
            <text:p>30351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30352" calcext:value-type="float">
            <text:p>30352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30353" calcext:value-type="float">
            <text:p>30353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30354" calcext:value-type="float">
            <text:p>30354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30355" calcext:value-type="float">
            <text:p>30355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30356" calcext:value-type="float">
            <text:p>30356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30357" calcext:value-type="float">
            <text:p>30357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 text:c="2"/>Et bedre sted å bo</text:p>
          </table:table-cell>
          <table:table-cell office:value-type="float" office:value="30358" calcext:value-type="float">
            <text:p>30358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Vet ikke)</text:p>
          </table:table-cell>
          <table:table-cell office:value-type="float" office:value="30359" calcext:value-type="float">
            <text:p>30359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Svært ulykkelig</text:p>
          </table:table-cell>
          <table:table-cell office:value-type="float" office:value="30360" calcext:value-type="float">
            <text:p>30360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30361" calcext:value-type="float">
            <text:p>30361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30362" calcext:value-type="float">
            <text:p>30362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30363" calcext:value-type="float">
            <text:p>30363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30364" calcext:value-type="float">
            <text:p>30364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30365" calcext:value-type="float">
            <text:p>30365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0366" calcext:value-type="float">
            <text:p>30366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30367" calcext:value-type="float">
            <text:p>30367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30368" calcext:value-type="float">
            <text:p>30368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30369" calcext:value-type="float">
            <text:p>30369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Svært lykkelig</text:p>
          </table:table-cell>
          <table:table-cell office:value-type="float" office:value="30370" calcext:value-type="float">
            <text:p>30370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Vet ikke)</text:p>
          </table:table-cell>
          <table:table-cell office:value-type="float" office:value="30371" calcext:value-type="float">
            <text:p>30371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ESS_R04_2008_NOR_NO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ldri</text:p>
          </table:table-cell>
          <table:table-cell office:value-type="float" office:value="29493" calcext:value-type="float">
            <text:p>29493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ESS_R04_2008_NOR_NO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jeldnere enn en gang i måneden</text:p>
          </table:table-cell>
          <table:table-cell office:value-type="float" office:value="29494" calcext:value-type="float">
            <text:p>29494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ESS_R04_2008_NOR_NO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n gang i måneden</text:p>
          </table:table-cell>
          <table:table-cell office:value-type="float" office:value="29495" calcext:value-type="float">
            <text:p>29495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ESS_R04_2008_NOR_NO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lere ganger i måneden</text:p>
          </table:table-cell>
          <table:table-cell office:value-type="float" office:value="29496" calcext:value-type="float">
            <text:p>29496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ESS_R04_2008_NOR_NO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n gang i uka</text:p>
          </table:table-cell>
          <table:table-cell office:value-type="float" office:value="29497" calcext:value-type="float">
            <text:p>29497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ESS_R04_2008_NOR_NO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lere ganger i uka</text:p>
          </table:table-cell>
          <table:table-cell office:value-type="float" office:value="29498" calcext:value-type="float">
            <text:p>29498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ESS_R04_2008_NOR_NO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ver dag</text:p>
          </table:table-cell>
          <table:table-cell office:value-type="float" office:value="29499" calcext:value-type="float">
            <text:p>29499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ESS_R04_2008_NOR_NO_5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Vet ikke)</text:p>
          </table:table-cell>
          <table:table-cell office:value-type="float" office:value="29500" calcext:value-type="float">
            <text:p>29500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string" calcext:value-type="string">
            <text:p>ESS_R04_2008_NOR_NO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5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ye mindre enn folk flest</text:p>
          </table:table-cell>
          <table:table-cell office:value-type="float" office:value="29501" calcext:value-type="float">
            <text:p>29501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string" calcext:value-type="string">
            <text:p>ESS_R04_2008_NOR_NO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indre enn folk flest</text:p>
          </table:table-cell>
          <table:table-cell office:value-type="float" office:value="29502" calcext:value-type="float">
            <text:p>29502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string" calcext:value-type="string">
            <text:p>ESS_R04_2008_NOR_NO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Omtrent som andre</text:p>
          </table:table-cell>
          <table:table-cell office:value-type="float" office:value="29503" calcext:value-type="float">
            <text:p>29503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string" calcext:value-type="string">
            <text:p>ESS_R04_2008_NOR_NO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er enn folk flest</text:p>
          </table:table-cell>
          <table:table-cell office:value-type="float" office:value="29504" calcext:value-type="float">
            <text:p>29504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string" calcext:value-type="string">
            <text:p>ESS_R04_2008_NOR_NO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ye mer enn folk flest</text:p>
          </table:table-cell>
          <table:table-cell office:value-type="float" office:value="29505" calcext:value-type="float">
            <text:p>29505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string" calcext:value-type="string">
            <text:p>ESS_R04_2008_NOR_NO_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Vet ikke)</text:p>
          </table:table-cell>
          <table:table-cell office:value-type="float" office:value="29506" calcext:value-type="float">
            <text:p>29506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string" calcext:value-type="string">
            <text:p>ESS_R04_2008_NOR_NO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eldig trygg</text:p>
          </table:table-cell>
          <table:table-cell office:value-type="float" office:value="29507" calcext:value-type="float">
            <text:p>29507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ESS_R04_2008_NOR_NO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trygg</text:p>
          </table:table-cell>
          <table:table-cell office:value-type="float" office:value="29508" calcext:value-type="float">
            <text:p>29508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ESS_R04_2008_NOR_NO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trygg</text:p>
          </table:table-cell>
          <table:table-cell office:value-type="float" office:value="29509" calcext:value-type="float">
            <text:p>29509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ESS_R04_2008_NOR_NO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ller veldig utrygg?</text:p>
          </table:table-cell>
          <table:table-cell office:value-type="float" office:value="29510" calcext:value-type="float">
            <text:p>2951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ESS_R04_2008_NOR_NO_6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Vet ikke)</text:p>
          </table:table-cell>
          <table:table-cell office:value-type="float" office:value="29511" calcext:value-type="float">
            <text:p>29511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ESS_R04_2008_NOR_NO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ele eller mesteparten av tiden</text:p>
          </table:table-cell>
          <table:table-cell office:value-type="float" office:value="30372" calcext:value-type="float">
            <text:p>30372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En del av tiden</text:p>
          </table:table-cell>
          <table:table-cell office:value-type="float" office:value="30373" calcext:value-type="float">
            <text:p>30373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are en gang i blant</text:p>
          </table:table-cell>
          <table:table-cell office:value-type="float" office:value="30374" calcext:value-type="float">
            <text:p>30374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ldri</text:p>
          </table:table-cell>
          <table:table-cell office:value-type="float" office:value="30375" calcext:value-type="float">
            <text:p>30375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Vet ikke)</text:p>
          </table:table-cell>
          <table:table-cell office:value-type="float" office:value="30376" calcext:value-type="float">
            <text:p>30376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<text:s/>...en stor innvirkning på livskvaliteten din,</text:p>
          </table:table-cell>
          <table:table-cell office:value-type="float" office:value="30377" calcext:value-type="float">
            <text:p>30377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string" calcext:value-type="string">
            <text:p>ESS_R04_2008_NOR_NO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<text:s/>...noe innvirkning,</text:p>
          </table:table-cell>
          <table:table-cell office:value-type="float" office:value="30378" calcext:value-type="float">
            <text:p>30378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string" calcext:value-type="string">
            <text:p>ESS_R04_2008_NOR_NO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<text:s/>eller ingen reell innvirkning på livskvaliteten din?</text:p>
          </table:table-cell>
          <table:table-cell office:value-type="float" office:value="30379" calcext:value-type="float">
            <text:p>30379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string" calcext:value-type="string">
            <text:p>ESS_R04_2008_NOR_NO_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Vet ikke)</text:p>
          </table:table-cell>
          <table:table-cell office:value-type="float" office:value="30380" calcext:value-type="float">
            <text:p>30380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string" calcext:value-type="string">
            <text:p>ESS_R04_2008_NOR_NO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Hele eller mesteparten av tiden</text:p>
          </table:table-cell>
          <table:table-cell office:value-type="float" office:value="30372" calcext:value-type="float">
            <text:p>30372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En del av tiden</text:p>
          </table:table-cell>
          <table:table-cell office:value-type="float" office:value="30373" calcext:value-type="float">
            <text:p>30373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are en gang i blant</text:p>
          </table:table-cell>
          <table:table-cell office:value-type="float" office:value="30374" calcext:value-type="float">
            <text:p>30374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ldri</text:p>
          </table:table-cell>
          <table:table-cell office:value-type="float" office:value="30375" calcext:value-type="float">
            <text:p>30375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Vet ikke)</text:p>
          </table:table-cell>
          <table:table-cell office:value-type="float" office:value="30376" calcext:value-type="float">
            <text:p>30376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ESS_R04_2008_NOR_NO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en stor innvirkning på livskvaliteten din,</text:p>
          </table:table-cell>
          <table:table-cell office:value-type="float" office:value="30381" calcext:value-type="float">
            <text:p>30381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ESS_R04_2008_NOR_NO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noe innvirkning,</text:p>
          </table:table-cell>
          <table:table-cell office:value-type="float" office:value="30382" calcext:value-type="float">
            <text:p>30382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ESS_R04_2008_NOR_NO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eller ingen reell innvirkning på livskvaliteten din?</text:p>
          </table:table-cell>
          <table:table-cell office:value-type="float" office:value="30383" calcext:value-type="float">
            <text:p>30383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ESS_R04_2008_NOR_NO_6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Vet ikke)</text:p>
          </table:table-cell>
          <table:table-cell office:value-type="float" office:value="30384" calcext:value-type="float">
            <text:p>30384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ESS_R04_2008_NOR_NO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veldig sannsynlig,</text:p>
          </table:table-cell>
          <table:table-cell office:value-type="float" office:value="30385" calcext:value-type="float">
            <text:p>30385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sannsynlig,</text:p>
          </table:table-cell>
          <table:table-cell office:value-type="float" office:value="30386" calcext:value-type="float">
            <text:p>30386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ikke veldig sannsynlig,</text:p>
          </table:table-cell>
          <table:table-cell office:value-type="float" office:value="30387" calcext:value-type="float">
            <text:p>30387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ller, ikke sannsynlig i det hele tatt?</text:p>
          </table:table-cell>
          <table:table-cell office:value-type="float" office:value="30388" calcext:value-type="float">
            <text:p>30388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Vet ikke)</text:p>
          </table:table-cell>
          <table:table-cell office:value-type="float" office:value="30389" calcext:value-type="float">
            <text:p>3038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veldig sannsynlig,</text:p>
          </table:table-cell>
          <table:table-cell office:value-type="float" office:value="30385" calcext:value-type="float">
            <text:p>30385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annsynlig,</text:p>
          </table:table-cell>
          <table:table-cell office:value-type="float" office:value="30386" calcext:value-type="float">
            <text:p>30386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kke veldig sannsynlig,</text:p>
          </table:table-cell>
          <table:table-cell office:value-type="float" office:value="30387" calcext:value-type="float">
            <text:p>30387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eller, ikke sannsynlig i det hele tatt?</text:p>
          </table:table-cell>
          <table:table-cell office:value-type="float" office:value="30388" calcext:value-type="float">
            <text:p>30388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Vet ikke)</text:p>
          </table:table-cell>
          <table:table-cell office:value-type="float" office:value="30389" calcext:value-type="float">
            <text:p>3038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ESS_R04_2008_NOR_NO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6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7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vært god</text:p>
          </table:table-cell>
          <table:table-cell office:value-type="float" office:value="30390" calcext:value-type="float">
            <text:p>30390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ESS_R04_2008_NOR_NO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od</text:p>
          </table:table-cell>
          <table:table-cell office:value-type="float" office:value="30391" calcext:value-type="float">
            <text:p>30391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ESS_R04_2008_NOR_NO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iddels</text:p>
          </table:table-cell>
          <table:table-cell office:value-type="float" office:value="30392" calcext:value-type="float">
            <text:p>30392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ESS_R04_2008_NOR_NO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årlig</text:p>
          </table:table-cell>
          <table:table-cell office:value-type="float" office:value="30393" calcext:value-type="float">
            <text:p>30393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ESS_R04_2008_NOR_NO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ller svært dårlig?</text:p>
          </table:table-cell>
          <table:table-cell office:value-type="float" office:value="30394" calcext:value-type="float">
            <text:p>30394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ESS_R04_2008_NOR_NO_7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Vet ikke)</text:p>
          </table:table-cell>
          <table:table-cell office:value-type="float" office:value="30395" calcext:value-type="float">
            <text:p>30395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ESS_R04_2008_NOR_NO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mye</text:p>
          </table:table-cell>
          <table:table-cell office:value-type="float" office:value="29518" calcext:value-type="float">
            <text:p>29518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ESS_R04_2008_NOR_NO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, til en viss grad</text:p>
          </table:table-cell>
          <table:table-cell office:value-type="float" office:value="29519" calcext:value-type="float">
            <text:p>29519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ESS_R04_2008_NOR_NO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ei</text:p>
          </table:table-cell>
          <table:table-cell office:value-type="float" office:value="29520" calcext:value-type="float">
            <text:p>29520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ESS_R04_2008_NOR_NO_7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Vet ikke)</text:p>
          </table:table-cell>
          <table:table-cell office:value-type="float" office:value="29521" calcext:value-type="float">
            <text:p>29521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ESS_R04_2008_NOR_NO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7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en norske Kirke</text:p>
          </table:table-cell>
          <table:table-cell office:value-type="float" office:value="31048" calcext:value-type="float">
            <text:p>31048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Katolsk kirke</text:p>
          </table:table-cell>
          <table:table-cell office:value-type="float" office:value="31049" calcext:value-type="float">
            <text:p>31049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Ortodoks kirke (gresk, russisk, andre)</text:p>
          </table:table-cell>
          <table:table-cell office:value-type="float" office:value="31050" calcext:value-type="float">
            <text:p>31050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re protestantiske trossamfunn (f.eks. frikirker, anglikanske kirke, pinsevenner og andre)</text:p>
          </table:table-cell>
          <table:table-cell office:value-type="float" office:value="31051" calcext:value-type="float">
            <text:p>31051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re kristne trossamfunn (f.eks. Jehovas vitner, mormonerne)</text:p>
          </table:table-cell>
          <table:table-cell office:value-type="float" office:value="31052" calcext:value-type="float">
            <text:p>31052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et mosaiske trossamfunn (jødisk)</text:p>
          </table:table-cell>
          <table:table-cell office:value-type="float" office:value="31053" calcext:value-type="float">
            <text:p>31053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Islam (muslimsk)</text:p>
          </table:table-cell>
          <table:table-cell office:value-type="float" office:value="31054" calcext:value-type="float">
            <text:p>31054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Østlige religioner (f.eks. buddhisme, hinduisme, sikh, shintoisme, taoisme, konfutsianisme)</text:p>
          </table:table-cell>
          <table:table-cell office:value-type="float" office:value="31055" calcext:value-type="float">
            <text:p>31055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ndre ikke-kristne religioner</text:p>
          </table:table-cell>
          <table:table-cell office:value-type="float" office:value="31056" calcext:value-type="float">
            <text:p>31056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Vet ikke)</text:p>
          </table:table-cell>
          <table:table-cell office:value-type="float" office:value="31057" calcext:value-type="float">
            <text:p>31057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7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7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en norske Kirke</text:p>
          </table:table-cell>
          <table:table-cell office:value-type="float" office:value="31048" calcext:value-type="float">
            <text:p>31048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Katolsk kirke</text:p>
          </table:table-cell>
          <table:table-cell office:value-type="float" office:value="31049" calcext:value-type="float">
            <text:p>31049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Ortodoks kirke (gresk, russisk, andre)</text:p>
          </table:table-cell>
          <table:table-cell office:value-type="float" office:value="31050" calcext:value-type="float">
            <text:p>31050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re protestantiske trossamfunn (f.eks. frikirker, anglikanske kirke, pinsevenner og andre)</text:p>
          </table:table-cell>
          <table:table-cell office:value-type="float" office:value="31051" calcext:value-type="float">
            <text:p>31051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re kristne trossamfunn (f.eks. Jehovas vitner, mormonerne)</text:p>
          </table:table-cell>
          <table:table-cell office:value-type="float" office:value="31052" calcext:value-type="float">
            <text:p>31052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et mosaiske trossamfunn (jødisk)</text:p>
          </table:table-cell>
          <table:table-cell office:value-type="float" office:value="31053" calcext:value-type="float">
            <text:p>31053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Islam (muslimsk)</text:p>
          </table:table-cell>
          <table:table-cell office:value-type="float" office:value="31054" calcext:value-type="float">
            <text:p>31054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Østlige religioner (f.eks. buddhisme, hinduisme, sikh, shintoisme, taoisme, konfutsianisme)</text:p>
          </table:table-cell>
          <table:table-cell office:value-type="float" office:value="31055" calcext:value-type="float">
            <text:p>31055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Andre ikke-kristne religioner</text:p>
          </table:table-cell>
          <table:table-cell office:value-type="float" office:value="31056" calcext:value-type="float">
            <text:p>31056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Vet ikke)</text:p>
          </table:table-cell>
          <table:table-cell office:value-type="float" office:value="31057" calcext:value-type="float">
            <text:p>31057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Ikke religiøs i det hele tatt</text:p>
          </table:table-cell>
          <table:table-cell office:value-type="float" office:value="30406" calcext:value-type="float">
            <text:p>30406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30407" calcext:value-type="float">
            <text:p>30407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30408" calcext:value-type="float">
            <text:p>30408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30409" calcext:value-type="float">
            <text:p>30409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30410" calcext:value-type="float">
            <text:p>30410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30411" calcext:value-type="float">
            <text:p>30411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30412" calcext:value-type="float">
            <text:p>30412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30413" calcext:value-type="float">
            <text:p>30413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30414" calcext:value-type="float">
            <text:p>30414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30415" calcext:value-type="float">
            <text:p>30415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 text:c="2"/>Veldig religiøs</text:p>
          </table:table-cell>
          <table:table-cell office:value-type="float" office:value="30416" calcext:value-type="float">
            <text:p>30416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Vet ikke)</text:p>
          </table:table-cell>
          <table:table-cell office:value-type="float" office:value="30417" calcext:value-type="float">
            <text:p>30417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ESS_R04_2008_NOR_NO_7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ver dag</text:p>
          </table:table-cell>
          <table:table-cell office:value-type="float" office:value="29547" calcext:value-type="float">
            <text:p>29547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ESS_R04_2008_NOR_NO_7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er enn en gang i uka</text:p>
          </table:table-cell>
          <table:table-cell office:value-type="float" office:value="29548" calcext:value-type="float">
            <text:p>29548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ESS_R04_2008_NOR_NO_7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 gang i uka</text:p>
          </table:table-cell>
          <table:table-cell office:value-type="float" office:value="29549" calcext:value-type="float">
            <text:p>29549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ESS_R04_2008_NOR_NO_7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inst en gang i måneden</text:p>
          </table:table-cell>
          <table:table-cell office:value-type="float" office:value="29550" calcext:value-type="float">
            <text:p>29550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ESS_R04_2008_NOR_NO_7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Bare på spesielle helligdager</text:p>
          </table:table-cell>
          <table:table-cell office:value-type="float" office:value="29551" calcext:value-type="float">
            <text:p>29551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ESS_R04_2008_NOR_NO_7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jeldnere</text:p>
          </table:table-cell>
          <table:table-cell office:value-type="float" office:value="29552" calcext:value-type="float">
            <text:p>29552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ESS_R04_2008_NOR_NO_7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Aldri</text:p>
          </table:table-cell>
          <table:table-cell office:value-type="float" office:value="29553" calcext:value-type="float">
            <text:p>29553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ESS_R04_2008_NOR_NO_7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Vet ikke)</text:p>
          </table:table-cell>
          <table:table-cell office:value-type="float" office:value="29554" calcext:value-type="float">
            <text:p>29554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ESS_R04_2008_NOR_NO_7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Hver dag</text:p>
          </table:table-cell>
          <table:table-cell office:value-type="float" office:value="31734" calcext:value-type="float">
            <text:p>31734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ESS_R04_2008_NOR_NO_7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er enn en gang i uka</text:p>
          </table:table-cell>
          <table:table-cell office:value-type="float" office:value="31735" calcext:value-type="float">
            <text:p>3173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ESS_R04_2008_NOR_NO_7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En gang i uka</text:p>
          </table:table-cell>
          <table:table-cell office:value-type="float" office:value="31736" calcext:value-type="float">
            <text:p>31736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ESS_R04_2008_NOR_NO_7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inst en gang i måneden</text:p>
          </table:table-cell>
          <table:table-cell office:value-type="float" office:value="31737" calcext:value-type="float">
            <text:p>31737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ESS_R04_2008_NOR_NO_7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Bare på spesielle helligdager</text:p>
          </table:table-cell>
          <table:table-cell office:value-type="float" office:value="31738" calcext:value-type="float">
            <text:p>31738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ESS_R04_2008_NOR_NO_7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jeldnere</text:p>
          </table:table-cell>
          <table:table-cell office:value-type="float" office:value="31739" calcext:value-type="float">
            <text:p>31739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ESS_R04_2008_NOR_NO_7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<text:s/>Aldri</text:p>
          </table:table-cell>
          <table:table-cell office:value-type="float" office:value="31740" calcext:value-type="float">
            <text:p>31740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ESS_R04_2008_NOR_NO_7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Vet ikke)</text:p>
          </table:table-cell>
          <table:table-cell office:value-type="float" office:value="31741" calcext:value-type="float">
            <text:p>31741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ESS_R04_2008_NOR_NO_8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Hudfarge</text:p>
          </table:table-cell>
          <table:table-cell office:value-type="float" office:value="32037" calcext:value-type="float">
            <text:p>32037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asjonalitet</text:p>
          </table:table-cell>
          <table:table-cell office:value-type="float" office:value="32038" calcext:value-type="float">
            <text:p>32038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Religion</text:p>
          </table:table-cell>
          <table:table-cell office:value-type="float" office:value="32039" calcext:value-type="float">
            <text:p>32039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pråk</text:p>
          </table:table-cell>
          <table:table-cell office:value-type="float" office:value="32040" calcext:value-type="float">
            <text:p>32040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Etnisk tilhørighet</text:p>
          </table:table-cell>
          <table:table-cell office:value-type="float" office:value="32041" calcext:value-type="float">
            <text:p>32041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lder</text:p>
          </table:table-cell>
          <table:table-cell office:value-type="float" office:value="32042" calcext:value-type="float">
            <text:p>32042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Kjønn</text:p>
          </table:table-cell>
          <table:table-cell office:value-type="float" office:value="32043" calcext:value-type="float">
            <text:p>32043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eksuell legning</text:p>
          </table:table-cell>
          <table:table-cell office:value-type="float" office:value="32044" calcext:value-type="float">
            <text:p>32044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Funksjonshemming</text:p>
          </table:table-cell>
          <table:table-cell office:value-type="float" office:value="32045" calcext:value-type="float">
            <text:p>32045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Andre</text:p>
          </table:table-cell>
          <table:table-cell office:value-type="float" office:value="32046" calcext:value-type="float">
            <text:p>32046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Vet ikke)</text:p>
          </table:table-cell>
          <table:table-cell office:value-type="float" office:value="32047" calcext:value-type="float">
            <text:p>32047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ESS_R04_2008_NOR_NO_82</text:p>
          </table:table-cell>
          <table:table-cell office:value-type="string" calcext:value-type="string">
            <text:p>C25sps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3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4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6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87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I løpet av det siste året</text:p>
          </table:table-cell>
          <table:table-cell office:value-type="float" office:value="29566" calcext:value-type="float">
            <text:p>29566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ESS_R04_2008_NOR_NO_87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-5 år siden</text:p>
          </table:table-cell>
          <table:table-cell office:value-type="float" office:value="29567" calcext:value-type="float">
            <text:p>29567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ESS_R04_2008_NOR_NO_87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6-10 år siden</text:p>
          </table:table-cell>
          <table:table-cell office:value-type="float" office:value="29568" calcext:value-type="float">
            <text:p>29568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ESS_R04_2008_NOR_NO_87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1-20 år siden</text:p>
          </table:table-cell>
          <table:table-cell office:value-type="float" office:value="29569" calcext:value-type="float">
            <text:p>29569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ESS_R04_2008_NOR_NO_87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er enn 20 år siden</text:p>
          </table:table-cell>
          <table:table-cell office:value-type="float" office:value="29570" calcext:value-type="float">
            <text:p>2957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ESS_R04_2008_NOR_NO_87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Vet ikke)</text:p>
          </table:table-cell>
          <table:table-cell office:value-type="float" office:value="29571" calcext:value-type="float">
            <text:p>29571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ESS_R04_2008_NOR_NO_88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KRIV INN MAKSIMALT TO SPRÅK:</text:p>
          </table:table-cell>
          <table:table-cell office:value-type="float" office:value="32048" calcext:value-type="float">
            <text:p>32048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string" calcext:value-type="string">
            <text:p>ESS_R04_2008_NOR_NO_88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Vet ikke)</text:p>
          </table:table-cell>
          <table:table-cell office:value-type="float" office:value="32049" calcext:value-type="float">
            <text:p>32049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string" calcext:value-type="string">
            <text:p>ESS_R04_2008_NOR_NO_89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9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89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90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90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90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9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92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92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92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93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9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-4</text:p>
          </table:table-cell>
          <table:table-cell office:value-type="float" office:value="32506" calcext:value-type="float">
            <text:p>3250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-9</text:p>
          </table:table-cell>
          <table:table-cell office:value-type="float" office:value="32507" calcext:value-type="float">
            <text:p>32507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0-14</text:p>
          </table:table-cell>
          <table:table-cell office:value-type="float" office:value="32508" calcext:value-type="float">
            <text:p>32508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5-19</text:p>
          </table:table-cell>
          <table:table-cell office:value-type="float" office:value="32509" calcext:value-type="float">
            <text:p>32509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0-24</text:p>
          </table:table-cell>
          <table:table-cell office:value-type="float" office:value="32510" calcext:value-type="float">
            <text:p>3251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5-29</text:p>
          </table:table-cell>
          <table:table-cell office:value-type="float" office:value="32511" calcext:value-type="float">
            <text:p>32511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0-34</text:p>
          </table:table-cell>
          <table:table-cell office:value-type="float" office:value="32512" calcext:value-type="float">
            <text:p>32512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5-39</text:p>
          </table:table-cell>
          <table:table-cell office:value-type="float" office:value="32513" calcext:value-type="float">
            <text:p>32513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0-44</text:p>
          </table:table-cell>
          <table:table-cell office:value-type="float" office:value="32514" calcext:value-type="float">
            <text:p>32514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5-49</text:p>
          </table:table-cell>
          <table:table-cell office:value-type="float" office:value="32515" calcext:value-type="float">
            <text:p>3251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0 eller flere</text:p>
          </table:table-cell>
          <table:table-cell office:value-type="float" office:value="32516" calcext:value-type="float">
            <text:p>3251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Vet ikke)</text:p>
          </table:table-cell>
          <table:table-cell office:value-type="float" office:value="32517" calcext:value-type="float">
            <text:p>32517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-4</text:p>
          </table:table-cell>
          <table:table-cell office:value-type="float" office:value="32506" calcext:value-type="float">
            <text:p>3250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-9</text:p>
          </table:table-cell>
          <table:table-cell office:value-type="float" office:value="32507" calcext:value-type="float">
            <text:p>32507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0-14</text:p>
          </table:table-cell>
          <table:table-cell office:value-type="float" office:value="32508" calcext:value-type="float">
            <text:p>32508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5-19</text:p>
          </table:table-cell>
          <table:table-cell office:value-type="float" office:value="32509" calcext:value-type="float">
            <text:p>32509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0-24</text:p>
          </table:table-cell>
          <table:table-cell office:value-type="float" office:value="32510" calcext:value-type="float">
            <text:p>3251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5-29</text:p>
          </table:table-cell>
          <table:table-cell office:value-type="float" office:value="32511" calcext:value-type="float">
            <text:p>32511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0-34</text:p>
          </table:table-cell>
          <table:table-cell office:value-type="float" office:value="32512" calcext:value-type="float">
            <text:p>32512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5-39</text:p>
          </table:table-cell>
          <table:table-cell office:value-type="float" office:value="32513" calcext:value-type="float">
            <text:p>32513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0-44</text:p>
          </table:table-cell>
          <table:table-cell office:value-type="float" office:value="32514" calcext:value-type="float">
            <text:p>32514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5-49</text:p>
          </table:table-cell>
          <table:table-cell office:value-type="float" office:value="32515" calcext:value-type="float">
            <text:p>3251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0 eller flere</text:p>
          </table:table-cell>
          <table:table-cell office:value-type="float" office:value="32516" calcext:value-type="float">
            <text:p>3251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Vet ikke)</text:p>
          </table:table-cell>
          <table:table-cell office:value-type="float" office:value="32517" calcext:value-type="float">
            <text:p>32517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-4</text:p>
          </table:table-cell>
          <table:table-cell office:value-type="float" office:value="32506" calcext:value-type="float">
            <text:p>3250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-9</text:p>
          </table:table-cell>
          <table:table-cell office:value-type="float" office:value="32507" calcext:value-type="float">
            <text:p>32507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0-14</text:p>
          </table:table-cell>
          <table:table-cell office:value-type="float" office:value="32508" calcext:value-type="float">
            <text:p>32508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5-19</text:p>
          </table:table-cell>
          <table:table-cell office:value-type="float" office:value="32509" calcext:value-type="float">
            <text:p>32509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0-24</text:p>
          </table:table-cell>
          <table:table-cell office:value-type="float" office:value="32510" calcext:value-type="float">
            <text:p>3251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5-29</text:p>
          </table:table-cell>
          <table:table-cell office:value-type="float" office:value="32511" calcext:value-type="float">
            <text:p>32511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0-34</text:p>
          </table:table-cell>
          <table:table-cell office:value-type="float" office:value="32512" calcext:value-type="float">
            <text:p>32512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5-39</text:p>
          </table:table-cell>
          <table:table-cell office:value-type="float" office:value="32513" calcext:value-type="float">
            <text:p>32513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0-44</text:p>
          </table:table-cell>
          <table:table-cell office:value-type="float" office:value="32514" calcext:value-type="float">
            <text:p>32514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5-49</text:p>
          </table:table-cell>
          <table:table-cell office:value-type="float" office:value="32515" calcext:value-type="float">
            <text:p>3251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0 eller flere</text:p>
          </table:table-cell>
          <table:table-cell office:value-type="float" office:value="32516" calcext:value-type="float">
            <text:p>3251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Vet ikke)</text:p>
          </table:table-cell>
          <table:table-cell office:value-type="float" office:value="32517" calcext:value-type="float">
            <text:p>32517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0-4</text:p>
          </table:table-cell>
          <table:table-cell office:value-type="float" office:value="32506" calcext:value-type="float">
            <text:p>3250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-9</text:p>
          </table:table-cell>
          <table:table-cell office:value-type="float" office:value="32507" calcext:value-type="float">
            <text:p>32507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0-14</text:p>
          </table:table-cell>
          <table:table-cell office:value-type="float" office:value="32508" calcext:value-type="float">
            <text:p>32508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5-19</text:p>
          </table:table-cell>
          <table:table-cell office:value-type="float" office:value="32509" calcext:value-type="float">
            <text:p>32509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0-24</text:p>
          </table:table-cell>
          <table:table-cell office:value-type="float" office:value="32510" calcext:value-type="float">
            <text:p>3251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5-29</text:p>
          </table:table-cell>
          <table:table-cell office:value-type="float" office:value="32511" calcext:value-type="float">
            <text:p>32511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0-34</text:p>
          </table:table-cell>
          <table:table-cell office:value-type="float" office:value="32512" calcext:value-type="float">
            <text:p>32512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5-39</text:p>
          </table:table-cell>
          <table:table-cell office:value-type="float" office:value="32513" calcext:value-type="float">
            <text:p>32513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0-44</text:p>
          </table:table-cell>
          <table:table-cell office:value-type="float" office:value="32514" calcext:value-type="float">
            <text:p>32514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5-49</text:p>
          </table:table-cell>
          <table:table-cell office:value-type="float" office:value="32515" calcext:value-type="float">
            <text:p>3251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0 eller flere</text:p>
          </table:table-cell>
          <table:table-cell office:value-type="float" office:value="32516" calcext:value-type="float">
            <text:p>3251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Vet ikke)</text:p>
          </table:table-cell>
          <table:table-cell office:value-type="float" office:value="32517" calcext:value-type="float">
            <text:p>32517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Ekstremt dårlig</text:p>
          </table:table-cell>
          <table:table-cell office:value-type="float" office:value="32518" calcext:value-type="float">
            <text:p>3251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32519" calcext:value-type="float">
            <text:p>3251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32520" calcext:value-type="float">
            <text:p>32520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32521" calcext:value-type="float">
            <text:p>3252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32522" calcext:value-type="float">
            <text:p>32522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32523" calcext:value-type="float">
            <text:p>32523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32524" calcext:value-type="float">
            <text:p>32524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32525" calcext:value-type="float">
            <text:p>32525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32526" calcext:value-type="float">
            <text:p>32526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32527" calcext:value-type="float">
            <text:p>32527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Ekstremt god</text:p>
          </table:table-cell>
          <table:table-cell office:value-type="float" office:value="32528" calcext:value-type="float">
            <text:p>3252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Vet ikke)</text:p>
          </table:table-cell>
          <table:table-cell office:value-type="float" office:value="32529" calcext:value-type="float">
            <text:p>3252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Ekstremt dårlig</text:p>
          </table:table-cell>
          <table:table-cell office:value-type="float" office:value="32518" calcext:value-type="float">
            <text:p>3251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32519" calcext:value-type="float">
            <text:p>3251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32520" calcext:value-type="float">
            <text:p>32520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32521" calcext:value-type="float">
            <text:p>3252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32522" calcext:value-type="float">
            <text:p>32522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32523" calcext:value-type="float">
            <text:p>32523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32524" calcext:value-type="float">
            <text:p>32524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32525" calcext:value-type="float">
            <text:p>32525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32526" calcext:value-type="float">
            <text:p>32526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32527" calcext:value-type="float">
            <text:p>32527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Ekstremt god</text:p>
          </table:table-cell>
          <table:table-cell office:value-type="float" office:value="32528" calcext:value-type="float">
            <text:p>3252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Vet ikke)</text:p>
          </table:table-cell>
          <table:table-cell office:value-type="float" office:value="32529" calcext:value-type="float">
            <text:p>3252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Ekstremt dårlig</text:p>
          </table:table-cell>
          <table:table-cell office:value-type="float" office:value="32518" calcext:value-type="float">
            <text:p>3251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32519" calcext:value-type="float">
            <text:p>3251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32520" calcext:value-type="float">
            <text:p>32520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32521" calcext:value-type="float">
            <text:p>3252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32522" calcext:value-type="float">
            <text:p>32522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32523" calcext:value-type="float">
            <text:p>32523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32524" calcext:value-type="float">
            <text:p>32524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32525" calcext:value-type="float">
            <text:p>32525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32526" calcext:value-type="float">
            <text:p>32526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32527" calcext:value-type="float">
            <text:p>32527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Ekstremt god</text:p>
          </table:table-cell>
          <table:table-cell office:value-type="float" office:value="32528" calcext:value-type="float">
            <text:p>3252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Vet ikke)</text:p>
          </table:table-cell>
          <table:table-cell office:value-type="float" office:value="32529" calcext:value-type="float">
            <text:p>3252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Ekstremt dårlig</text:p>
          </table:table-cell>
          <table:table-cell office:value-type="float" office:value="32518" calcext:value-type="float">
            <text:p>3251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32519" calcext:value-type="float">
            <text:p>3251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32520" calcext:value-type="float">
            <text:p>32520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32521" calcext:value-type="float">
            <text:p>3252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32522" calcext:value-type="float">
            <text:p>32522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32523" calcext:value-type="float">
            <text:p>32523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32524" calcext:value-type="float">
            <text:p>32524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32525" calcext:value-type="float">
            <text:p>32525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32526" calcext:value-type="float">
            <text:p>32526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32527" calcext:value-type="float">
            <text:p>32527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Ekstremt god</text:p>
          </table:table-cell>
          <table:table-cell office:value-type="float" office:value="32528" calcext:value-type="float">
            <text:p>3252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Vet ikke)</text:p>
          </table:table-cell>
          <table:table-cell office:value-type="float" office:value="32529" calcext:value-type="float">
            <text:p>3252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Bør ikke være statens ansvar i det hele tatt</text:p>
          </table:table-cell>
          <table:table-cell office:value-type="float" office:value="32530" calcext:value-type="float">
            <text:p>3253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32531" calcext:value-type="float">
            <text:p>3253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32532" calcext:value-type="float">
            <text:p>3253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32533" calcext:value-type="float">
            <text:p>32533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32534" calcext:value-type="float">
            <text:p>3253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32535" calcext:value-type="float">
            <text:p>325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32536" calcext:value-type="float">
            <text:p>3253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32537" calcext:value-type="float">
            <text:p>3253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32538" calcext:value-type="float">
            <text:p>3253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32539" calcext:value-type="float">
            <text:p>3253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Bør helt og holdent være statens ansvar</text:p>
          </table:table-cell>
          <table:table-cell office:value-type="float" office:value="32540" calcext:value-type="float">
            <text:p>3254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Vet ikke)</text:p>
          </table:table-cell>
          <table:table-cell office:value-type="float" office:value="32541" calcext:value-type="float">
            <text:p>3254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Bør ikke være statens ansvar i det hele tatt</text:p>
          </table:table-cell>
          <table:table-cell office:value-type="float" office:value="32530" calcext:value-type="float">
            <text:p>3253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32531" calcext:value-type="float">
            <text:p>3253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32532" calcext:value-type="float">
            <text:p>3253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32533" calcext:value-type="float">
            <text:p>32533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32534" calcext:value-type="float">
            <text:p>3253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32535" calcext:value-type="float">
            <text:p>325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32536" calcext:value-type="float">
            <text:p>3253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32537" calcext:value-type="float">
            <text:p>3253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32538" calcext:value-type="float">
            <text:p>3253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32539" calcext:value-type="float">
            <text:p>3253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Bør helt og holdent være statens ansvar</text:p>
          </table:table-cell>
          <table:table-cell office:value-type="float" office:value="32540" calcext:value-type="float">
            <text:p>3254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Vet ikke)</text:p>
          </table:table-cell>
          <table:table-cell office:value-type="float" office:value="32541" calcext:value-type="float">
            <text:p>3254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Bør ikke være statens ansvar i det hele tatt</text:p>
          </table:table-cell>
          <table:table-cell office:value-type="float" office:value="32530" calcext:value-type="float">
            <text:p>3253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32531" calcext:value-type="float">
            <text:p>3253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32532" calcext:value-type="float">
            <text:p>3253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32533" calcext:value-type="float">
            <text:p>32533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32534" calcext:value-type="float">
            <text:p>3253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32535" calcext:value-type="float">
            <text:p>325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32536" calcext:value-type="float">
            <text:p>3253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32537" calcext:value-type="float">
            <text:p>3253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32538" calcext:value-type="float">
            <text:p>3253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32539" calcext:value-type="float">
            <text:p>3253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Bør helt og holdent være statens ansvar</text:p>
          </table:table-cell>
          <table:table-cell office:value-type="float" office:value="32540" calcext:value-type="float">
            <text:p>3254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Vet ikke)</text:p>
          </table:table-cell>
          <table:table-cell office:value-type="float" office:value="32541" calcext:value-type="float">
            <text:p>3254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Bør ikke være statens ansvar i det hele tatt</text:p>
          </table:table-cell>
          <table:table-cell office:value-type="float" office:value="32530" calcext:value-type="float">
            <text:p>3253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32531" calcext:value-type="float">
            <text:p>3253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32532" calcext:value-type="float">
            <text:p>3253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32533" calcext:value-type="float">
            <text:p>32533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32534" calcext:value-type="float">
            <text:p>3253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32535" calcext:value-type="float">
            <text:p>325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32536" calcext:value-type="float">
            <text:p>3253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32537" calcext:value-type="float">
            <text:p>3253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32538" calcext:value-type="float">
            <text:p>3253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32539" calcext:value-type="float">
            <text:p>3253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Bør helt og holdent være statens ansvar</text:p>
          </table:table-cell>
          <table:table-cell office:value-type="float" office:value="32540" calcext:value-type="float">
            <text:p>3254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Vet ikke)</text:p>
          </table:table-cell>
          <table:table-cell office:value-type="float" office:value="32541" calcext:value-type="float">
            <text:p>3254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Bør ikke være statens ansvar i det hele tatt</text:p>
          </table:table-cell>
          <table:table-cell office:value-type="float" office:value="32530" calcext:value-type="float">
            <text:p>3253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32531" calcext:value-type="float">
            <text:p>3253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32532" calcext:value-type="float">
            <text:p>3253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32533" calcext:value-type="float">
            <text:p>32533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32534" calcext:value-type="float">
            <text:p>3253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32535" calcext:value-type="float">
            <text:p>325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32536" calcext:value-type="float">
            <text:p>3253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32537" calcext:value-type="float">
            <text:p>3253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32538" calcext:value-type="float">
            <text:p>3253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32539" calcext:value-type="float">
            <text:p>3253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Bør helt og holdent være statens ansvar</text:p>
          </table:table-cell>
          <table:table-cell office:value-type="float" office:value="32540" calcext:value-type="float">
            <text:p>3254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Vet ikke)</text:p>
          </table:table-cell>
          <table:table-cell office:value-type="float" office:value="32541" calcext:value-type="float">
            <text:p>3254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Bør ikke være statens ansvar i det hele tatt</text:p>
          </table:table-cell>
          <table:table-cell office:value-type="float" office:value="32530" calcext:value-type="float">
            <text:p>3253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32531" calcext:value-type="float">
            <text:p>3253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32532" calcext:value-type="float">
            <text:p>3253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32533" calcext:value-type="float">
            <text:p>32533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32534" calcext:value-type="float">
            <text:p>3253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32535" calcext:value-type="float">
            <text:p>325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32536" calcext:value-type="float">
            <text:p>3253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32537" calcext:value-type="float">
            <text:p>3253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32538" calcext:value-type="float">
            <text:p>3253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32539" calcext:value-type="float">
            <text:p>3253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Bør helt og holdent være statens ansvar</text:p>
          </table:table-cell>
          <table:table-cell office:value-type="float" office:value="32540" calcext:value-type="float">
            <text:p>3254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Vet ikke)</text:p>
          </table:table-cell>
          <table:table-cell office:value-type="float" office:value="32541" calcext:value-type="float">
            <text:p>32541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1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Ekstremt ineffektivt</text:p>
          </table:table-cell>
          <table:table-cell office:value-type="float" office:value="32542" calcext:value-type="float">
            <text:p>32542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32543" calcext:value-type="float">
            <text:p>32543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32544" calcext:value-type="float">
            <text:p>32544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32545" calcext:value-type="float">
            <text:p>32545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32546" calcext:value-type="float">
            <text:p>3254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32547" calcext:value-type="float">
            <text:p>32547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32548" calcext:value-type="float">
            <text:p>32548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32549" calcext:value-type="float">
            <text:p>32549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32550" calcext:value-type="float">
            <text:p>32550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32551" calcext:value-type="float">
            <text:p>32551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Ekstremt effektivt</text:p>
          </table:table-cell>
          <table:table-cell office:value-type="float" office:value="32552" calcext:value-type="float">
            <text:p>32552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Vet ikke)</text:p>
          </table:table-cell>
          <table:table-cell office:value-type="float" office:value="32553" calcext:value-type="float">
            <text:p>32553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Ekstremt ineffektivt</text:p>
          </table:table-cell>
          <table:table-cell office:value-type="float" office:value="32542" calcext:value-type="float">
            <text:p>32542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32543" calcext:value-type="float">
            <text:p>32543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32544" calcext:value-type="float">
            <text:p>32544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32545" calcext:value-type="float">
            <text:p>32545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32546" calcext:value-type="float">
            <text:p>3254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32547" calcext:value-type="float">
            <text:p>32547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32548" calcext:value-type="float">
            <text:p>32548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32549" calcext:value-type="float">
            <text:p>32549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32550" calcext:value-type="float">
            <text:p>32550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32551" calcext:value-type="float">
            <text:p>32551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Ekstremt effektivt</text:p>
          </table:table-cell>
          <table:table-cell office:value-type="float" office:value="32552" calcext:value-type="float">
            <text:p>32552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Vet ikke)</text:p>
          </table:table-cell>
          <table:table-cell office:value-type="float" office:value="32553" calcext:value-type="float">
            <text:p>32553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Gir spesielle fordeler til enkelte personer</text:p>
          </table:table-cell>
          <table:table-cell office:value-type="float" office:value="32554" calcext:value-type="float">
            <text:p>3255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float" office:value="1" calcext:value-type="float">
            <text:p>1</text:p>
          </table:table-cell>
          <table:table-cell office:value-type="float" office:value="32555" calcext:value-type="float">
            <text:p>32555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float" office:value="2" calcext:value-type="float">
            <text:p>2</text:p>
          </table:table-cell>
          <table:table-cell office:value-type="float" office:value="32556" calcext:value-type="float">
            <text:p>3255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float" office:value="3" calcext:value-type="float">
            <text:p>3</text:p>
          </table:table-cell>
          <table:table-cell office:value-type="float" office:value="32557" calcext:value-type="float">
            <text:p>32557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float" office:value="4" calcext:value-type="float">
            <text:p>4</text:p>
          </table:table-cell>
          <table:table-cell office:value-type="float" office:value="32558" calcext:value-type="float">
            <text:p>32558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float" office:value="5" calcext:value-type="float">
            <text:p>5</text:p>
          </table:table-cell>
          <table:table-cell office:value-type="float" office:value="32559" calcext:value-type="float">
            <text:p>3255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float" office:value="6" calcext:value-type="float">
            <text:p>6</text:p>
          </table:table-cell>
          <table:table-cell office:value-type="float" office:value="32560" calcext:value-type="float">
            <text:p>3256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float" office:value="7" calcext:value-type="float">
            <text:p>7</text:p>
          </table:table-cell>
          <table:table-cell office:value-type="float" office:value="32561" calcext:value-type="float">
            <text:p>3256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float" office:value="8" calcext:value-type="float">
            <text:p>8</text:p>
          </table:table-cell>
          <table:table-cell office:value-type="float" office:value="32562" calcext:value-type="float">
            <text:p>3256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float" office:value="9" calcext:value-type="float">
            <text:p>9</text:p>
          </table:table-cell>
          <table:table-cell office:value-type="float" office:value="32563" calcext:value-type="float">
            <text:p>32563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Behandler alle likt</text:p>
          </table:table-cell>
          <table:table-cell office:value-type="float" office:value="32564" calcext:value-type="float">
            <text:p>3256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Vet ikke)</text:p>
          </table:table-cell>
          <table:table-cell office:value-type="float" office:value="32565" calcext:value-type="float">
            <text:p>32565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Gir spesielle fordeler til enkelte personer</text:p>
          </table:table-cell>
          <table:table-cell office:value-type="float" office:value="32554" calcext:value-type="float">
            <text:p>3255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float" office:value="1" calcext:value-type="float">
            <text:p>1</text:p>
          </table:table-cell>
          <table:table-cell office:value-type="float" office:value="32555" calcext:value-type="float">
            <text:p>32555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float" office:value="2" calcext:value-type="float">
            <text:p>2</text:p>
          </table:table-cell>
          <table:table-cell office:value-type="float" office:value="32556" calcext:value-type="float">
            <text:p>3255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float" office:value="3" calcext:value-type="float">
            <text:p>3</text:p>
          </table:table-cell>
          <table:table-cell office:value-type="float" office:value="32557" calcext:value-type="float">
            <text:p>32557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float" office:value="4" calcext:value-type="float">
            <text:p>4</text:p>
          </table:table-cell>
          <table:table-cell office:value-type="float" office:value="32558" calcext:value-type="float">
            <text:p>32558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float" office:value="5" calcext:value-type="float">
            <text:p>5</text:p>
          </table:table-cell>
          <table:table-cell office:value-type="float" office:value="32559" calcext:value-type="float">
            <text:p>3255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float" office:value="6" calcext:value-type="float">
            <text:p>6</text:p>
          </table:table-cell>
          <table:table-cell office:value-type="float" office:value="32560" calcext:value-type="float">
            <text:p>3256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float" office:value="7" calcext:value-type="float">
            <text:p>7</text:p>
          </table:table-cell>
          <table:table-cell office:value-type="float" office:value="32561" calcext:value-type="float">
            <text:p>3256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float" office:value="8" calcext:value-type="float">
            <text:p>8</text:p>
          </table:table-cell>
          <table:table-cell office:value-type="float" office:value="32562" calcext:value-type="float">
            <text:p>3256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float" office:value="9" calcext:value-type="float">
            <text:p>9</text:p>
          </table:table-cell>
          <table:table-cell office:value-type="float" office:value="32563" calcext:value-type="float">
            <text:p>32563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Behandler alle likt</text:p>
          </table:table-cell>
          <table:table-cell office:value-type="float" office:value="32564" calcext:value-type="float">
            <text:p>3256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Vet ikke)</text:p>
          </table:table-cell>
          <table:table-cell office:value-type="float" office:value="32565" calcext:value-type="float">
            <text:p>32565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Staten burde senke skattene mye og bruke mye mindre på sosiale ytelser og tjenester</text:p>
          </table:table-cell>
          <table:table-cell office:value-type="float" office:value="32566" calcext:value-type="float">
            <text:p>32566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32567" calcext:value-type="float">
            <text:p>32567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32568" calcext:value-type="float">
            <text:p>32568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32569" calcext:value-type="float">
            <text:p>3256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32570" calcext:value-type="float">
            <text:p>32570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32571" calcext:value-type="float">
            <text:p>32571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32572" calcext:value-type="float">
            <text:p>32572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32573" calcext:value-type="float">
            <text:p>3257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32574" calcext:value-type="float">
            <text:p>32574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32575" calcext:value-type="float">
            <text:p>32575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Staten burde øke skattene mye og bruke mye mer på sosiale ytelser og tjenester</text:p>
          </table:table-cell>
          <table:table-cell office:value-type="float" office:value="32576" calcext:value-type="float">
            <text:p>32576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Vet ikke)</text:p>
          </table:table-cell>
          <table:table-cell office:value-type="float" office:value="32577" calcext:value-type="float">
            <text:p>32577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ESS_R04_2008_NOR_NO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e bør begge betale samme andel (samme %) skatt av inntektene sine, slik at personen som tjener dobbelt så mye betaler dobbelt så mye skatt</text:p>
          </table:table-cell>
          <table:table-cell office:value-type="float" office:value="32578" calcext:value-type="float">
            <text:p>32578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string" calcext:value-type="string">
            <text:p>ESS_R04_2008_NOR_NO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en som tjener mest bør betale en større andel (en større %) skatt av inntektene sine, slik at personen som tjener dobbelt så mye betaler mer enn dobbelt så mye skatt</text:p>
          </table:table-cell>
          <table:table-cell office:value-type="float" office:value="32579" calcext:value-type="float">
            <text:p>32579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string" calcext:value-type="string">
            <text:p>ESS_R04_2008_NOR_NO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e bør begge betale det samme beløpet i skatt, uavhengig av hvor mye de tjener</text:p>
          </table:table-cell>
          <table:table-cell office:value-type="float" office:value="32580" calcext:value-type="float">
            <text:p>32580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string" calcext:value-type="string">
            <text:p>ESS_R04_2008_NOR_NO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INGEN AV DISSE</text:p>
          </table:table-cell>
          <table:table-cell office:value-type="float" office:value="32581" calcext:value-type="float">
            <text:p>32581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string" calcext:value-type="string">
            <text:p>ESS_R04_2008_NOR_NO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Vet ikke)</text:p>
          </table:table-cell>
          <table:table-cell office:value-type="float" office:value="32582" calcext:value-type="float">
            <text:p>32582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string" calcext:value-type="string">
            <text:p>ESS_R04_2008_NOR_NO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Høytlønnede bør få større alderspensjon enn lavtlønnede</text:p>
          </table:table-cell>
          <table:table-cell office:value-type="float" office:value="32583" calcext:value-type="float">
            <text:p>32583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ESS_R04_2008_NOR_NO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Høyt- og lavtlønnede bør få samme alderspensjon</text:p>
          </table:table-cell>
          <table:table-cell office:value-type="float" office:value="32584" calcext:value-type="float">
            <text:p>32584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ESS_R04_2008_NOR_NO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avtlønnede bør få større alderspensjon enn høytlønnede</text:p>
          </table:table-cell>
          <table:table-cell office:value-type="float" office:value="32585" calcext:value-type="float">
            <text:p>32585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ESS_R04_2008_NOR_NO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INGEN AV DISSE</text:p>
          </table:table-cell>
          <table:table-cell office:value-type="float" office:value="32586" calcext:value-type="float">
            <text:p>3258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ESS_R04_2008_NOR_NO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Vet ikke)</text:p>
          </table:table-cell>
          <table:table-cell office:value-type="float" office:value="32587" calcext:value-type="float">
            <text:p>32587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ESS_R04_2008_NOR_NO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Høytlønnede som blir midlertidig arbeidsledige bør få mer i trygd.</text:p>
          </table:table-cell>
          <table:table-cell office:value-type="float" office:value="32588" calcext:value-type="float">
            <text:p>32588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ESS_R04_2008_NOR_NO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Høyt- og lavtlønnede bør få like mye trygd.</text:p>
          </table:table-cell>
          <table:table-cell office:value-type="float" office:value="32589" calcext:value-type="float">
            <text:p>325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ESS_R04_2008_NOR_NO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Lavtlønnede som blir midlertidig arbeidsledige bør få mer i trygd.</text:p>
          </table:table-cell>
          <table:table-cell office:value-type="float" office:value="32590" calcext:value-type="float">
            <text:p>32590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ESS_R04_2008_NOR_NO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INGEN AV DISSE</text:p>
          </table:table-cell>
          <table:table-cell office:value-type="float" office:value="32591" calcext:value-type="float">
            <text:p>32591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ESS_R04_2008_NOR_NO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Vet ikke)</text:p>
          </table:table-cell>
          <table:table-cell office:value-type="float" office:value="32592" calcext:value-type="float">
            <text:p>32592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ESS_R04_2008_NOR_NO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Med en gang de har kommet</text:p>
          </table:table-cell>
          <table:table-cell office:value-type="float" office:value="32593" calcext:value-type="float">
            <text:p>32593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ESS_R04_2008_NOR_NO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Etter å ha bodd i Norge i ett år, enten de har jobbet eller ikke</text:p>
          </table:table-cell>
          <table:table-cell office:value-type="float" office:value="32594" calcext:value-type="float">
            <text:p>32594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ESS_R04_2008_NOR_NO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Bare etter at de har jobbet og betalt skatt i minst ett år</text:p>
          </table:table-cell>
          <table:table-cell office:value-type="float" office:value="32595" calcext:value-type="float">
            <text:p>32595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ESS_R04_2008_NOR_NO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å snart de har blitt norske statsborgere</text:p>
          </table:table-cell>
          <table:table-cell office:value-type="float" office:value="32596" calcext:value-type="float">
            <text:p>32596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ESS_R04_2008_NOR_NO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De bør aldri få de samme rettighetene</text:p>
          </table:table-cell>
          <table:table-cell office:value-type="float" office:value="32597" calcext:value-type="float">
            <text:p>32597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ESS_R04_2008_NOR_NO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Vet ikke)</text:p>
          </table:table-cell>
          <table:table-cell office:value-type="float" office:value="32598" calcext:value-type="float">
            <text:p>32598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Mottar mye mer enn de bidrar</text:p>
          </table:table-cell>
          <table:table-cell office:value-type="float" office:value="32599" calcext:value-type="float">
            <text:p>32599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float" office:value="1" calcext:value-type="float">
            <text:p>1</text:p>
          </table:table-cell>
          <table:table-cell office:value-type="float" office:value="32600" calcext:value-type="float">
            <text:p>32600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float" office:value="2" calcext:value-type="float">
            <text:p>2</text:p>
          </table:table-cell>
          <table:table-cell office:value-type="float" office:value="32601" calcext:value-type="float">
            <text:p>32601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float" office:value="3" calcext:value-type="float">
            <text:p>3</text:p>
          </table:table-cell>
          <table:table-cell office:value-type="float" office:value="32602" calcext:value-type="float">
            <text:p>3260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float" office:value="4" calcext:value-type="float">
            <text:p>4</text:p>
          </table:table-cell>
          <table:table-cell office:value-type="float" office:value="32603" calcext:value-type="float">
            <text:p>3260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float" office:value="5" calcext:value-type="float">
            <text:p>5</text:p>
          </table:table-cell>
          <table:table-cell office:value-type="float" office:value="32604" calcext:value-type="float">
            <text:p>32604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float" office:value="6" calcext:value-type="float">
            <text:p>6</text:p>
          </table:table-cell>
          <table:table-cell office:value-type="float" office:value="32605" calcext:value-type="float">
            <text:p>32605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float" office:value="7" calcext:value-type="float">
            <text:p>7</text:p>
          </table:table-cell>
          <table:table-cell office:value-type="float" office:value="32606" calcext:value-type="float">
            <text:p>3260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float" office:value="8" calcext:value-type="float">
            <text:p>8</text:p>
          </table:table-cell>
          <table:table-cell office:value-type="float" office:value="32607" calcext:value-type="float">
            <text:p>32607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float" office:value="9" calcext:value-type="float">
            <text:p>9</text:p>
          </table:table-cell>
          <table:table-cell office:value-type="float" office:value="32608" calcext:value-type="float">
            <text:p>32608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Bidrar mye mer enn de mottar</text:p>
          </table:table-cell>
          <table:table-cell office:value-type="float" office:value="32609" calcext:value-type="float">
            <text:p>32609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Vet ikke)</text:p>
          </table:table-cell>
          <table:table-cell office:value-type="float" office:value="32610" calcext:value-type="float">
            <text:p>32610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ESS_R04_2008_NOR_NO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Svært enig</text:p>
          </table:table-cell>
          <table:table-cell office:value-type="float" office:value="29475" calcext:value-type="float">
            <text:p>294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Enig</text:p>
          </table:table-cell>
          <table:table-cell office:value-type="float" office:value="29476" calcext:value-type="float">
            <text:p>2947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Verken enig eller uenig</text:p>
          </table:table-cell>
          <table:table-cell office:value-type="float" office:value="29477" calcext:value-type="float">
            <text:p>2947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Uenig</text:p>
          </table:table-cell>
          <table:table-cell office:value-type="float" office:value="29478" calcext:value-type="float">
            <text:p>2947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Svært uenig</text:p>
          </table:table-cell>
          <table:table-cell office:value-type="float" office:value="29479" calcext:value-type="float">
            <text:p>29479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Vet ikke)</text:p>
          </table:table-cell>
          <table:table-cell office:value-type="float" office:value="29480" calcext:value-type="float">
            <text:p>2948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SS_R04_2008_NOR_NO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Om ti år...</text:p>
          </table:table-cell>
          <table:table-cell office:value-type="float" office:value="32611" calcext:value-type="float">
            <text:p>32611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string" calcext:value-type="string">
            <text:p>ESS_R04_2008_NOR_NO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vil Norge ikke ha råd til dagens nivå av offentlige helsetjenester.</text:p>
          </table:table-cell>
          <table:table-cell office:value-type="float" office:value="32612" calcext:value-type="float">
            <text:p>32612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string" calcext:value-type="string">
            <text:p>ESS_R04_2008_NOR_NO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vil Norge ha råd til å opprettholde dagens nivå av offentlige helsetjenester, men ikke til å øke det.</text:p>
          </table:table-cell>
          <table:table-cell office:value-type="float" office:value="32613" calcext:value-type="float">
            <text:p>32613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string" calcext:value-type="string">
            <text:p>ESS_R04_2008_NOR_NO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vil Norge ha råd til å øke nivået på de offentlige helsetjenester.</text:p>
          </table:table-cell>
          <table:table-cell office:value-type="float" office:value="32614" calcext:value-type="float">
            <text:p>32614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string" calcext:value-type="string">
            <text:p>ESS_R04_2008_NOR_NO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Vet ikke)</text:p>
          </table:table-cell>
          <table:table-cell office:value-type="float" office:value="32615" calcext:value-type="float">
            <text:p>32615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string" calcext:value-type="string">
            <text:p>ESS_R04_2008_NOR_NO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Om ti år...</text:p>
          </table:table-cell>
          <table:table-cell office:value-type="float" office:value="32616" calcext:value-type="float">
            <text:p>32616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ESS_R04_2008_NOR_NO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vil Norge ikke ha råd til å opprettholde det nåværende nivået på alderspensjonene.</text:p>
          </table:table-cell>
          <table:table-cell office:value-type="float" office:value="32617" calcext:value-type="float">
            <text:p>32617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ESS_R04_2008_NOR_NO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vil Norge ha råd til å opprettholde det nåværende nivået på alderspensjonene, men ikke å øke det.</text:p>
          </table:table-cell>
          <table:table-cell office:value-type="float" office:value="32618" calcext:value-type="float">
            <text:p>32618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ESS_R04_2008_NOR_NO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vil Norge ha råd til å øke alderspensjonene.</text:p>
          </table:table-cell>
          <table:table-cell office:value-type="float" office:value="32619" calcext:value-type="float">
            <text:p>32619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ESS_R04_2008_NOR_NO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(Vet ikke)</text:p>
          </table:table-cell>
          <table:table-cell office:value-type="float" office:value="32620" calcext:value-type="float">
            <text:p>32620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ESS_R04_2008_NOR_NO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Ikke sannsynlig i det hele tatt</text:p>
          </table:table-cell>
          <table:table-cell office:value-type="float" office:value="32621" calcext:value-type="float">
            <text:p>32621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string" calcext:value-type="string">
            <text:p>ESS_R04_2008_NOR_NO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Ikke veldig sannsynlig</text:p>
          </table:table-cell>
          <table:table-cell office:value-type="float" office:value="32622" calcext:value-type="float">
            <text:p>32622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string" calcext:value-type="string">
            <text:p>ESS_R04_2008_NOR_NO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annsynlig</text:p>
          </table:table-cell>
          <table:table-cell office:value-type="float" office:value="32623" calcext:value-type="float">
            <text:p>32623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string" calcext:value-type="string">
            <text:p>ESS_R04_2008_NOR_NO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Veldig sannsynlig</text:p>
          </table:table-cell>
          <table:table-cell office:value-type="float" office:value="32624" calcext:value-type="float">
            <text:p>32624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string" calcext:value-type="string">
            <text:p>ESS_R04_2008_NOR_NO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ALDRI VÆRT I ARBEID ELLER IKKE LENGER I ARBEID OG IKKE ARBEIDSSØKENDE</text:p>
          </table:table-cell>
          <table:table-cell office:value-type="float" office:value="32625" calcext:value-type="float">
            <text:p>3262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string" calcext:value-type="string">
            <text:p>ESS_R04_2008_NOR_NO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Vet ikke)</text:p>
          </table:table-cell>
          <table:table-cell office:value-type="float" office:value="32626" calcext:value-type="float">
            <text:p>32626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string" calcext:value-type="string">
            <text:p>ESS_R04_2008_NOR_NO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Ikke sannsynlig i det hele tatt</text:p>
          </table:table-cell>
          <table:table-cell office:value-type="float" office:value="32050" calcext:value-type="float">
            <text:p>32050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Ikke veldig sannsynlig</text:p>
          </table:table-cell>
          <table:table-cell office:value-type="float" office:value="32051" calcext:value-type="float">
            <text:p>32051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annsynlig</text:p>
          </table:table-cell>
          <table:table-cell office:value-type="float" office:value="32052" calcext:value-type="float">
            <text:p>32052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Veldig sannsynlig</text:p>
          </table:table-cell>
          <table:table-cell office:value-type="float" office:value="32053" calcext:value-type="float">
            <text:p>32053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Vet ikke)</text:p>
          </table:table-cell>
          <table:table-cell office:value-type="float" office:value="32054" calcext:value-type="float">
            <text:p>32054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Ikke sannsynlig i det hele tatt</text:p>
          </table:table-cell>
          <table:table-cell office:value-type="float" office:value="32050" calcext:value-type="float">
            <text:p>32050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Ikke veldig sannsynlig</text:p>
          </table:table-cell>
          <table:table-cell office:value-type="float" office:value="32051" calcext:value-type="float">
            <text:p>32051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Sannsynlig</text:p>
          </table:table-cell>
          <table:table-cell office:value-type="float" office:value="32052" calcext:value-type="float">
            <text:p>32052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Veldig sannsynlig</text:p>
          </table:table-cell>
          <table:table-cell office:value-type="float" office:value="32053" calcext:value-type="float">
            <text:p>32053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Vet ikke)</text:p>
          </table:table-cell>
          <table:table-cell office:value-type="float" office:value="32054" calcext:value-type="float">
            <text:p>32054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Ikke sannsynlig i det hele tatt</text:p>
          </table:table-cell>
          <table:table-cell office:value-type="float" office:value="32050" calcext:value-type="float">
            <text:p>32050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Ikke veldig sannsynlig</text:p>
          </table:table-cell>
          <table:table-cell office:value-type="float" office:value="32051" calcext:value-type="float">
            <text:p>32051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annsynlig</text:p>
          </table:table-cell>
          <table:table-cell office:value-type="float" office:value="32052" calcext:value-type="float">
            <text:p>32052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Veldig sannsynlig</text:p>
          </table:table-cell>
          <table:table-cell office:value-type="float" office:value="32053" calcext:value-type="float">
            <text:p>32053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Vet ikke)</text:p>
          </table:table-cell>
          <table:table-cell office:value-type="float" office:value="32054" calcext:value-type="float">
            <text:p>32054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string" calcext:value-type="string">
            <text:p>ESS_R04_2008_NOR_NO_14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146</text:p>
          </table:table-cell>
          <table:table-cell office:value-type="string" calcext:value-type="string">
            <text:p>E1_N</text:p>
          </table:table-cell>
          <table:table-cell office:value-type="string" calcext:value-type="string">
            <text:p>DET KOMMER AN PÅ</text:p>
          </table:table-cell>
          <table:table-cell office:value-type="float" office:value="32627" calcext:value-type="float">
            <text:p>32627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string" calcext:value-type="string">
            <text:p>ESS_R04_2008_NOR_NO_146</text:p>
          </table:table-cell>
          <table:table-cell office:value-type="string" calcext:value-type="string">
            <text:p>E1_N</text:p>
          </table:table-cell>
          <table:table-cell office:value-type="string" calcext:value-type="string">
            <text:p>DET ER ALDRI TILFELLE</text:p>
          </table:table-cell>
          <table:table-cell office:value-type="float" office:value="32628" calcext:value-type="float">
            <text:p>32628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string" calcext:value-type="string">
            <text:p>ESS_R04_2008_NOR_NO_146</text:p>
          </table:table-cell>
          <table:table-cell office:value-type="string" calcext:value-type="string">
            <text:p>E1_N</text:p>
          </table:table-cell>
          <table:table-cell office:value-type="string" calcext:value-type="string">
            <text:p>(Vet ikke)</text:p>
          </table:table-cell>
          <table:table-cell office:value-type="float" office:value="32629" calcext:value-type="float">
            <text:p>3262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string" calcext:value-type="string">
            <text:p>ESS_R04_2008_NOR_NO_14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148</text:p>
          </table:table-cell>
          <table:table-cell office:value-type="string" calcext:value-type="string">
            <text:p>E2_N</text:p>
          </table:table-cell>
          <table:table-cell office:value-type="string" calcext:value-type="string">
            <text:p>DET KOMMER AN PÅ</text:p>
          </table:table-cell>
          <table:table-cell office:value-type="float" office:value="32627" calcext:value-type="float">
            <text:p>32627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string" calcext:value-type="string">
            <text:p>ESS_R04_2008_NOR_NO_148</text:p>
          </table:table-cell>
          <table:table-cell office:value-type="string" calcext:value-type="string">
            <text:p>E2_N</text:p>
          </table:table-cell>
          <table:table-cell office:value-type="string" calcext:value-type="string">
            <text:p>DET ER ALDRI TILFELLE</text:p>
          </table:table-cell>
          <table:table-cell office:value-type="float" office:value="32628" calcext:value-type="float">
            <text:p>32628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string" calcext:value-type="string">
            <text:p>ESS_R04_2008_NOR_NO_148</text:p>
          </table:table-cell>
          <table:table-cell office:value-type="string" calcext:value-type="string">
            <text:p>E2_N</text:p>
          </table:table-cell>
          <table:table-cell office:value-type="string" calcext:value-type="string">
            <text:p>(Vet ikke)</text:p>
          </table:table-cell>
          <table:table-cell office:value-type="float" office:value="32629" calcext:value-type="float">
            <text:p>3262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</text:p>
          </table:table-cell>
          <table:table-cell office:value-type="float" office:value="32630" calcext:value-type="float">
            <text:p>32630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</text:p>
          </table:table-cell>
          <table:table-cell office:value-type="float" office:value="32631" calcext:value-type="float">
            <text:p>32631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</text:p>
          </table:table-cell>
          <table:table-cell office:value-type="float" office:value="32632" calcext:value-type="float">
            <text:p>32632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</text:p>
          </table:table-cell>
          <table:table-cell office:value-type="float" office:value="32633" calcext:value-type="float">
            <text:p>32633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32634" calcext:value-type="float">
            <text:p>32634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</text:p>
          </table:table-cell>
          <table:table-cell office:value-type="float" office:value="32635" calcext:value-type="float">
            <text:p>32635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</text:p>
          </table:table-cell>
          <table:table-cell office:value-type="float" office:value="32636" calcext:value-type="float">
            <text:p>3263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H</text:p>
          </table:table-cell>
          <table:table-cell office:value-type="float" office:value="32637" calcext:value-type="float">
            <text:p>32637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J</text:p>
          </table:table-cell>
          <table:table-cell office:value-type="float" office:value="32638" calcext:value-type="float">
            <text:p>32638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Vet ikke)</text:p>
          </table:table-cell>
          <table:table-cell office:value-type="float" office:value="32639" calcext:value-type="float">
            <text:p>3263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Veldig svak følelse av tilhørighet</text:p>
          </table:table-cell>
          <table:table-cell office:value-type="float" office:value="32640" calcext:value-type="float">
            <text:p>32640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float" office:value="1" calcext:value-type="float">
            <text:p>1</text:p>
          </table:table-cell>
          <table:table-cell office:value-type="float" office:value="32641" calcext:value-type="float">
            <text:p>32641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  <table:table-cell office:value-type="float" office:value="32642" calcext:value-type="float">
            <text:p>32642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float" office:value="3" calcext:value-type="float">
            <text:p>3</text:p>
          </table:table-cell>
          <table:table-cell office:value-type="float" office:value="32643" calcext:value-type="float">
            <text:p>32643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float" office:value="4" calcext:value-type="float">
            <text:p>4</text:p>
          </table:table-cell>
          <table:table-cell office:value-type="float" office:value="32644" calcext:value-type="float">
            <text:p>32644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32645" calcext:value-type="float">
            <text:p>3264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32646" calcext:value-type="float">
            <text:p>32646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float" office:value="7" calcext:value-type="float">
            <text:p>7</text:p>
          </table:table-cell>
          <table:table-cell office:value-type="float" office:value="32647" calcext:value-type="float">
            <text:p>32647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float" office:value="8" calcext:value-type="float">
            <text:p>8</text:p>
          </table:table-cell>
          <table:table-cell office:value-type="float" office:value="32648" calcext:value-type="float">
            <text:p>3264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float" office:value="9" calcext:value-type="float">
            <text:p>9</text:p>
          </table:table-cell>
          <table:table-cell office:value-type="float" office:value="32649" calcext:value-type="float">
            <text:p>32649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Veldig sterk følelse av tilhørighet</text:p>
          </table:table-cell>
          <table:table-cell office:value-type="float" office:value="32650" calcext:value-type="float">
            <text:p>32650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Vet ikke)</text:p>
          </table:table-cell>
          <table:table-cell office:value-type="float" office:value="32651" calcext:value-type="float">
            <text:p>32651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string" calcext:value-type="string">
            <text:p>ESS_R04_2008_NOR_NO_151</text:p>
          </table:table-cell>
          <table:table-cell office:value-type="string" calcext:value-type="string">
            <text:p>E4_N</text:p>
          </table:table-cell>
          <table:table-cell office:value-type="string" calcext:value-type="string">
            <text:p>JEG HAR INGEN FØLELSE AV TILHØRIGHET TIL NOEN/DENNE ALDERSGRUPPEN</text:p>
          </table:table-cell>
          <table:table-cell office:value-type="float" office:value="32652" calcext:value-type="float">
            <text:p>32652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string" calcext:value-type="string">
            <text:p>ESS_R04_2008_NOR_NO_151</text:p>
          </table:table-cell>
          <table:table-cell office:value-type="string" calcext:value-type="string">
            <text:p>E4_N</text:p>
          </table:table-cell>
          <table:table-cell office:value-type="string" calcext:value-type="string">
            <text:p>(Vet ikke)</text:p>
          </table:table-cell>
          <table:table-cell office:value-type="float" office:value="32653" calcext:value-type="float">
            <text:p>32653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Ekstremt lav status</text:p>
          </table:table-cell>
          <table:table-cell office:value-type="float" office:value="32654" calcext:value-type="float">
            <text:p>32654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float" office:value="32655" calcext:value-type="float">
            <text:p>32655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float" office:value="32656" calcext:value-type="float">
            <text:p>32656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float" office:value="3" calcext:value-type="float">
            <text:p>3</text:p>
          </table:table-cell>
          <table:table-cell office:value-type="float" office:value="32657" calcext:value-type="float">
            <text:p>32657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  <table:table-cell office:value-type="float" office:value="32658" calcext:value-type="float">
            <text:p>3265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float" office:value="5" calcext:value-type="float">
            <text:p>5</text:p>
          </table:table-cell>
          <table:table-cell office:value-type="float" office:value="32659" calcext:value-type="float">
            <text:p>32659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float" office:value="6" calcext:value-type="float">
            <text:p>6</text:p>
          </table:table-cell>
          <table:table-cell office:value-type="float" office:value="32660" calcext:value-type="float">
            <text:p>3266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float" office:value="7" calcext:value-type="float">
            <text:p>7</text:p>
          </table:table-cell>
          <table:table-cell office:value-type="float" office:value="32661" calcext:value-type="float">
            <text:p>32661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float" office:value="8" calcext:value-type="float">
            <text:p>8</text:p>
          </table:table-cell>
          <table:table-cell office:value-type="float" office:value="32662" calcext:value-type="float">
            <text:p>32662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32663" calcext:value-type="float">
            <text:p>32663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Ekstremt høy status</text:p>
          </table:table-cell>
          <table:table-cell office:value-type="float" office:value="32664" calcext:value-type="float">
            <text:p>32664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Vet ikke)</text:p>
          </table:table-cell>
          <table:table-cell office:value-type="float" office:value="32665" calcext:value-type="float">
            <text:p>32665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Ekstremt lav status</text:p>
          </table:table-cell>
          <table:table-cell office:value-type="float" office:value="32654" calcext:value-type="float">
            <text:p>32654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float" office:value="1" calcext:value-type="float">
            <text:p>1</text:p>
          </table:table-cell>
          <table:table-cell office:value-type="float" office:value="32655" calcext:value-type="float">
            <text:p>32655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float" office:value="32656" calcext:value-type="float">
            <text:p>32656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float" office:value="3" calcext:value-type="float">
            <text:p>3</text:p>
          </table:table-cell>
          <table:table-cell office:value-type="float" office:value="32657" calcext:value-type="float">
            <text:p>32657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float" office:value="4" calcext:value-type="float">
            <text:p>4</text:p>
          </table:table-cell>
          <table:table-cell office:value-type="float" office:value="32658" calcext:value-type="float">
            <text:p>3265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float" office:value="5" calcext:value-type="float">
            <text:p>5</text:p>
          </table:table-cell>
          <table:table-cell office:value-type="float" office:value="32659" calcext:value-type="float">
            <text:p>32659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32660" calcext:value-type="float">
            <text:p>3266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float" office:value="7" calcext:value-type="float">
            <text:p>7</text:p>
          </table:table-cell>
          <table:table-cell office:value-type="float" office:value="32661" calcext:value-type="float">
            <text:p>32661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float" office:value="8" calcext:value-type="float">
            <text:p>8</text:p>
          </table:table-cell>
          <table:table-cell office:value-type="float" office:value="32662" calcext:value-type="float">
            <text:p>32662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office:value-type="float" office:value="32663" calcext:value-type="float">
            <text:p>32663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Ekstremt høy status</text:p>
          </table:table-cell>
          <table:table-cell office:value-type="float" office:value="32664" calcext:value-type="float">
            <text:p>32664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Vet ikke)</text:p>
          </table:table-cell>
          <table:table-cell office:value-type="float" office:value="32665" calcext:value-type="float">
            <text:p>32665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Ekstremt lav status</text:p>
          </table:table-cell>
          <table:table-cell office:value-type="float" office:value="32654" calcext:value-type="float">
            <text:p>32654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office:value-type="float" office:value="32655" calcext:value-type="float">
            <text:p>32655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float" office:value="2" calcext:value-type="float">
            <text:p>2</text:p>
          </table:table-cell>
          <table:table-cell office:value-type="float" office:value="32656" calcext:value-type="float">
            <text:p>32656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float" office:value="32657" calcext:value-type="float">
            <text:p>32657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float" office:value="4" calcext:value-type="float">
            <text:p>4</text:p>
          </table:table-cell>
          <table:table-cell office:value-type="float" office:value="32658" calcext:value-type="float">
            <text:p>3265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float" office:value="5" calcext:value-type="float">
            <text:p>5</text:p>
          </table:table-cell>
          <table:table-cell office:value-type="float" office:value="32659" calcext:value-type="float">
            <text:p>32659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float" office:value="32660" calcext:value-type="float">
            <text:p>3266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float" office:value="7" calcext:value-type="float">
            <text:p>7</text:p>
          </table:table-cell>
          <table:table-cell office:value-type="float" office:value="32661" calcext:value-type="float">
            <text:p>32661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float" office:value="8" calcext:value-type="float">
            <text:p>8</text:p>
          </table:table-cell>
          <table:table-cell office:value-type="float" office:value="32662" calcext:value-type="float">
            <text:p>32662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float" office:value="9" calcext:value-type="float">
            <text:p>9</text:p>
          </table:table-cell>
          <table:table-cell office:value-type="float" office:value="32663" calcext:value-type="float">
            <text:p>32663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Ekstremt høy status</text:p>
          </table:table-cell>
          <table:table-cell office:value-type="float" office:value="32664" calcext:value-type="float">
            <text:p>32664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Vet ikke)</text:p>
          </table:table-cell>
          <table:table-cell office:value-type="float" office:value="32665" calcext:value-type="float">
            <text:p>32665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Ikke bekymret i det hele tatt</text:p>
          </table:table-cell>
          <table:table-cell office:value-type="float" office:value="30471" calcext:value-type="float">
            <text:p>30471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float" office:value="30472" calcext:value-type="float">
            <text:p>30472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float" office:value="2" calcext:value-type="float">
            <text:p>2</text:p>
          </table:table-cell>
          <table:table-cell office:value-type="float" office:value="30473" calcext:value-type="float">
            <text:p>30473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float" office:value="30474" calcext:value-type="float">
            <text:p>30474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30475" calcext:value-type="float">
            <text:p>30475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30476" calcext:value-type="float">
            <text:p>30476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float" office:value="6" calcext:value-type="float">
            <text:p>6</text:p>
          </table:table-cell>
          <table:table-cell office:value-type="float" office:value="30477" calcext:value-type="float">
            <text:p>30477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float" office:value="7" calcext:value-type="float">
            <text:p>7</text:p>
          </table:table-cell>
          <table:table-cell office:value-type="float" office:value="30478" calcext:value-type="float">
            <text:p>30478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30479" calcext:value-type="float">
            <text:p>30479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float" office:value="9" calcext:value-type="float">
            <text:p>9</text:p>
          </table:table-cell>
          <table:table-cell office:value-type="float" office:value="30480" calcext:value-type="float">
            <text:p>30480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Ekstremt bekymret</text:p>
          </table:table-cell>
          <table:table-cell office:value-type="float" office:value="30481" calcext:value-type="float">
            <text:p>30481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Vet ikke)</text:p>
          </table:table-cell>
          <table:table-cell office:value-type="float" office:value="30482" calcext:value-type="float">
            <text:p>30482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Ikke bekymret i det hele tatt</text:p>
          </table:table-cell>
          <table:table-cell office:value-type="float" office:value="30471" calcext:value-type="float">
            <text:p>30471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30472" calcext:value-type="float">
            <text:p>30472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float" office:value="2" calcext:value-type="float">
            <text:p>2</text:p>
          </table:table-cell>
          <table:table-cell office:value-type="float" office:value="30473" calcext:value-type="float">
            <text:p>30473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office:value-type="float" office:value="30474" calcext:value-type="float">
            <text:p>30474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float" office:value="4" calcext:value-type="float">
            <text:p>4</text:p>
          </table:table-cell>
          <table:table-cell office:value-type="float" office:value="30475" calcext:value-type="float">
            <text:p>30475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office:value-type="float" office:value="30476" calcext:value-type="float">
            <text:p>30476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30477" calcext:value-type="float">
            <text:p>30477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float" office:value="7" calcext:value-type="float">
            <text:p>7</text:p>
          </table:table-cell>
          <table:table-cell office:value-type="float" office:value="30478" calcext:value-type="float">
            <text:p>30478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float" office:value="8" calcext:value-type="float">
            <text:p>8</text:p>
          </table:table-cell>
          <table:table-cell office:value-type="float" office:value="30479" calcext:value-type="float">
            <text:p>30479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float" office:value="9" calcext:value-type="float">
            <text:p>9</text:p>
          </table:table-cell>
          <table:table-cell office:value-type="float" office:value="30480" calcext:value-type="float">
            <text:p>30480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Ekstremt bekymret</text:p>
          </table:table-cell>
          <table:table-cell office:value-type="float" office:value="30481" calcext:value-type="float">
            <text:p>30481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Vet ikke)</text:p>
          </table:table-cell>
          <table:table-cell office:value-type="float" office:value="30482" calcext:value-type="float">
            <text:p>30482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Ekstremt dårlig innvirkning</text:p>
          </table:table-cell>
          <table:table-cell office:value-type="float" office:value="32666" calcext:value-type="float">
            <text:p>32666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float" office:value="1" calcext:value-type="float">
            <text:p>1</text:p>
          </table:table-cell>
          <table:table-cell office:value-type="float" office:value="32667" calcext:value-type="float">
            <text:p>32667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office:value-type="float" office:value="32668" calcext:value-type="float">
            <text:p>32668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float" office:value="3" calcext:value-type="float">
            <text:p>3</text:p>
          </table:table-cell>
          <table:table-cell office:value-type="float" office:value="32669" calcext:value-type="float">
            <text:p>32669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float" office:value="4" calcext:value-type="float">
            <text:p>4</text:p>
          </table:table-cell>
          <table:table-cell office:value-type="float" office:value="32670" calcext:value-type="float">
            <text:p>3267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float" office:value="5" calcext:value-type="float">
            <text:p>5</text:p>
          </table:table-cell>
          <table:table-cell office:value-type="float" office:value="32671" calcext:value-type="float">
            <text:p>326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float" office:value="6" calcext:value-type="float">
            <text:p>6</text:p>
          </table:table-cell>
          <table:table-cell office:value-type="float" office:value="32672" calcext:value-type="float">
            <text:p>32672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float" office:value="7" calcext:value-type="float">
            <text:p>7</text:p>
          </table:table-cell>
          <table:table-cell office:value-type="float" office:value="32673" calcext:value-type="float">
            <text:p>3267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float" office:value="8" calcext:value-type="float">
            <text:p>8</text:p>
          </table:table-cell>
          <table:table-cell office:value-type="float" office:value="32674" calcext:value-type="float">
            <text:p>3267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float" office:value="9" calcext:value-type="float">
            <text:p>9</text:p>
          </table:table-cell>
          <table:table-cell office:value-type="float" office:value="32675" calcext:value-type="float">
            <text:p>32675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Ekstremt god innvirkning</text:p>
          </table:table-cell>
          <table:table-cell office:value-type="float" office:value="32676" calcext:value-type="float">
            <text:p>32676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Vet ikke)</text:p>
          </table:table-cell>
          <table:table-cell office:value-type="float" office:value="32677" calcext:value-type="float">
            <text:p>32677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58</text:p>
          </table:table-cell>
          <table:table-cell office:value-type="string" calcext:value-type="string">
            <text:p>E10_N</text:p>
          </table:table-cell>
          <table:table-cell office:value-type="string" calcext:value-type="string">
            <text:p>FOLK FLEST I 20-ÅRENE HAR INGEN INNVIRKNING PÅ NORSKE SKIKKER OG LEVESETT</text:p>
          </table:table-cell>
          <table:table-cell office:value-type="float" office:value="32678" calcext:value-type="float">
            <text:p>32678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string" calcext:value-type="string">
            <text:p>ESS_R04_2008_NOR_NO_158</text:p>
          </table:table-cell>
          <table:table-cell office:value-type="string" calcext:value-type="string">
            <text:p>E10_N</text:p>
          </table:table-cell>
          <table:table-cell office:value-type="string" calcext:value-type="string">
            <text:p>(Vet ikke)</text:p>
          </table:table-cell>
          <table:table-cell office:value-type="float" office:value="32679" calcext:value-type="float">
            <text:p>32679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Bidrar svært lite økonomisk</text:p>
          </table:table-cell>
          <table:table-cell office:value-type="float" office:value="32680" calcext:value-type="float">
            <text:p>3268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float" office:value="1" calcext:value-type="float">
            <text:p>1</text:p>
          </table:table-cell>
          <table:table-cell office:value-type="float" office:value="32681" calcext:value-type="float">
            <text:p>3268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float" office:value="2" calcext:value-type="float">
            <text:p>2</text:p>
          </table:table-cell>
          <table:table-cell office:value-type="float" office:value="32682" calcext:value-type="float">
            <text:p>3268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float" office:value="3" calcext:value-type="float">
            <text:p>3</text:p>
          </table:table-cell>
          <table:table-cell office:value-type="float" office:value="32683" calcext:value-type="float">
            <text:p>32683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float" office:value="4" calcext:value-type="float">
            <text:p>4</text:p>
          </table:table-cell>
          <table:table-cell office:value-type="float" office:value="32684" calcext:value-type="float">
            <text:p>32684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float" office:value="5" calcext:value-type="float">
            <text:p>5</text:p>
          </table:table-cell>
          <table:table-cell office:value-type="float" office:value="32685" calcext:value-type="float">
            <text:p>32685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float" office:value="6" calcext:value-type="float">
            <text:p>6</text:p>
          </table:table-cell>
          <table:table-cell office:value-type="float" office:value="32686" calcext:value-type="float">
            <text:p>32686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float" office:value="7" calcext:value-type="float">
            <text:p>7</text:p>
          </table:table-cell>
          <table:table-cell office:value-type="float" office:value="32687" calcext:value-type="float">
            <text:p>32687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float" office:value="8" calcext:value-type="float">
            <text:p>8</text:p>
          </table:table-cell>
          <table:table-cell office:value-type="float" office:value="32688" calcext:value-type="float">
            <text:p>32688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float" office:value="9" calcext:value-type="float">
            <text:p>9</text:p>
          </table:table-cell>
          <table:table-cell office:value-type="float" office:value="32689" calcext:value-type="float">
            <text:p>32689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Bidrar mye økonomisk</text:p>
          </table:table-cell>
          <table:table-cell office:value-type="float" office:value="32690" calcext:value-type="float">
            <text:p>3269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5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Vet ikke)</text:p>
          </table:table-cell>
          <table:table-cell office:value-type="float" office:value="32691" calcext:value-type="float">
            <text:p>3269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Ingen belastning</text:p>
          </table:table-cell>
          <table:table-cell office:value-type="float" office:value="32692" calcext:value-type="float">
            <text:p>32692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float" office:value="1" calcext:value-type="float">
            <text:p>1</text:p>
          </table:table-cell>
          <table:table-cell office:value-type="float" office:value="32693" calcext:value-type="float">
            <text:p>32693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float" office:value="2" calcext:value-type="float">
            <text:p>2</text:p>
          </table:table-cell>
          <table:table-cell office:value-type="float" office:value="32694" calcext:value-type="float">
            <text:p>32694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float" office:value="3" calcext:value-type="float">
            <text:p>3</text:p>
          </table:table-cell>
          <table:table-cell office:value-type="float" office:value="32695" calcext:value-type="float">
            <text:p>32695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float" office:value="4" calcext:value-type="float">
            <text:p>4</text:p>
          </table:table-cell>
          <table:table-cell office:value-type="float" office:value="32696" calcext:value-type="float">
            <text:p>32696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float" office:value="5" calcext:value-type="float">
            <text:p>5</text:p>
          </table:table-cell>
          <table:table-cell office:value-type="float" office:value="32697" calcext:value-type="float">
            <text:p>32697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float" office:value="6" calcext:value-type="float">
            <text:p>6</text:p>
          </table:table-cell>
          <table:table-cell office:value-type="float" office:value="32698" calcext:value-type="float">
            <text:p>32698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float" office:value="7" calcext:value-type="float">
            <text:p>7</text:p>
          </table:table-cell>
          <table:table-cell office:value-type="float" office:value="32699" calcext:value-type="float">
            <text:p>32699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float" office:value="8" calcext:value-type="float">
            <text:p>8</text:p>
          </table:table-cell>
          <table:table-cell office:value-type="float" office:value="32700" calcext:value-type="float">
            <text:p>32700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float" office:value="9" calcext:value-type="float">
            <text:p>9</text:p>
          </table:table-cell>
          <table:table-cell office:value-type="float" office:value="32701" calcext:value-type="float">
            <text:p>32701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En stor belastning</text:p>
          </table:table-cell>
          <table:table-cell office:value-type="float" office:value="32702" calcext:value-type="float">
            <text:p>32702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Vet ikke)</text:p>
          </table:table-cell>
          <table:table-cell office:value-type="float" office:value="32703" calcext:value-type="float">
            <text:p>32703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Ekstremt dårlig innvirkning</text:p>
          </table:table-cell>
          <table:table-cell office:value-type="float" office:value="32666" calcext:value-type="float">
            <text:p>32666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32667" calcext:value-type="float">
            <text:p>32667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32668" calcext:value-type="float">
            <text:p>32668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32669" calcext:value-type="float">
            <text:p>32669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32670" calcext:value-type="float">
            <text:p>3267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32671" calcext:value-type="float">
            <text:p>326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32672" calcext:value-type="float">
            <text:p>32672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32673" calcext:value-type="float">
            <text:p>3267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32674" calcext:value-type="float">
            <text:p>3267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32675" calcext:value-type="float">
            <text:p>32675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Ekstremt god innvirkning</text:p>
          </table:table-cell>
          <table:table-cell office:value-type="float" office:value="32676" calcext:value-type="float">
            <text:p>32676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Vet ikke)</text:p>
          </table:table-cell>
          <table:table-cell office:value-type="float" office:value="32677" calcext:value-type="float">
            <text:p>32677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ESS_R04_2008_NOR_NO_162</text:p>
          </table:table-cell>
          <table:table-cell office:value-type="string" calcext:value-type="string">
            <text:p>E13_N</text:p>
          </table:table-cell>
          <table:table-cell office:value-type="string" calcext:value-type="string">
            <text:p>FOLK FLEST OVER 70 HAR INGEN INNVIRKNING PÅ NORSKE SKIKKER OG LEVESETT</text:p>
          </table:table-cell>
          <table:table-cell office:value-type="float" office:value="32704" calcext:value-type="float">
            <text:p>3270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string" calcext:value-type="string">
            <text:p>ESS_R04_2008_NOR_NO_162</text:p>
          </table:table-cell>
          <table:table-cell office:value-type="string" calcext:value-type="string">
            <text:p>E13_N</text:p>
          </table:table-cell>
          <table:table-cell office:value-type="string" calcext:value-type="string">
            <text:p>(Vet ikke)</text:p>
          </table:table-cell>
          <table:table-cell office:value-type="float" office:value="32705" calcext:value-type="float">
            <text:p>32705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Bidrar svært lite økonomisk</text:p>
          </table:table-cell>
          <table:table-cell office:value-type="float" office:value="32680" calcext:value-type="float">
            <text:p>3268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32681" calcext:value-type="float">
            <text:p>3268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32682" calcext:value-type="float">
            <text:p>3268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32683" calcext:value-type="float">
            <text:p>32683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32684" calcext:value-type="float">
            <text:p>32684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32685" calcext:value-type="float">
            <text:p>32685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32686" calcext:value-type="float">
            <text:p>32686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32687" calcext:value-type="float">
            <text:p>32687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32688" calcext:value-type="float">
            <text:p>32688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32689" calcext:value-type="float">
            <text:p>32689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Bidrar mye økonomisk</text:p>
          </table:table-cell>
          <table:table-cell office:value-type="float" office:value="32690" calcext:value-type="float">
            <text:p>3269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Vet ikke)</text:p>
          </table:table-cell>
          <table:table-cell office:value-type="float" office:value="32691" calcext:value-type="float">
            <text:p>3269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ESS_R04_2008_NOR_NO_16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4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4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4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5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5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5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6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6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6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7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7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7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7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7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7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8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8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8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9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9</text:p>
          </table:table-cell>
          <table:table-cell office:value-type="string" calcext:value-type="string">
            <text:p>E20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9</text:p>
          </table:table-cell>
          <table:table-cell office:value-type="string" calcext:value-type="string">
            <text:p>E20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9</text:p>
          </table:table-cell>
          <table:table-cell office:value-type="string" calcext:value-type="string">
            <text:p>E20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9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69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0</text:p>
          </table:table-cell>
          <table:table-cell office:value-type="string" calcext:value-type="string">
            <text:p>E21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0</text:p>
          </table:table-cell>
          <table:table-cell office:value-type="string" calcext:value-type="string">
            <text:p>E21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0</text:p>
          </table:table-cell>
          <table:table-cell office:value-type="string" calcext:value-type="string">
            <text:p>E21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1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1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1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Helt uakseptabelt</text:p>
          </table:table-cell>
          <table:table-cell office:value-type="float" office:value="32712" calcext:value-type="float">
            <text:p>32712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32713" calcext:value-type="float">
            <text:p>32713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32714" calcext:value-type="float">
            <text:p>32714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32715" calcext:value-type="float">
            <text:p>32715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32716" calcext:value-type="float">
            <text:p>32716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32717" calcext:value-type="float">
            <text:p>32717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32718" calcext:value-type="float">
            <text:p>32718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32719" calcext:value-type="float">
            <text:p>32719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32720" calcext:value-type="float">
            <text:p>32720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32721" calcext:value-type="float">
            <text:p>32721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Helt akseptabelt</text:p>
          </table:table-cell>
          <table:table-cell office:value-type="float" office:value="32722" calcext:value-type="float">
            <text:p>32722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Vet ikke)</text:p>
          </table:table-cell>
          <table:table-cell office:value-type="float" office:value="32723" calcext:value-type="float">
            <text:p>32723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3</text:p>
          </table:table-cell>
          <table:table-cell office:value-type="string" calcext:value-type="string">
            <text:p>E23_N</text:p>
          </table:table-cell>
          <table:table-cell office:value-type="string" calcext:value-type="string">
            <text:p>DET KOMMER AN PÅ</text:p>
          </table:table-cell>
          <table:table-cell office:value-type="float" office:value="32724" calcext:value-type="float">
            <text:p>3272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ESS_R04_2008_NOR_NO_173</text:p>
          </table:table-cell>
          <table:table-cell office:value-type="string" calcext:value-type="string">
            <text:p>E23_N</text:p>
          </table:table-cell>
          <table:table-cell office:value-type="string" calcext:value-type="string">
            <text:p>(Vet ikke)</text:p>
          </table:table-cell>
          <table:table-cell office:value-type="float" office:value="32725" calcext:value-type="float">
            <text:p>3272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Helt uakseptabelt</text:p>
          </table:table-cell>
          <table:table-cell office:value-type="float" office:value="32712" calcext:value-type="float">
            <text:p>32712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32713" calcext:value-type="float">
            <text:p>32713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32714" calcext:value-type="float">
            <text:p>32714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32715" calcext:value-type="float">
            <text:p>32715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32716" calcext:value-type="float">
            <text:p>32716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32717" calcext:value-type="float">
            <text:p>32717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32718" calcext:value-type="float">
            <text:p>32718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32719" calcext:value-type="float">
            <text:p>32719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32720" calcext:value-type="float">
            <text:p>32720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32721" calcext:value-type="float">
            <text:p>32721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Helt akseptabelt</text:p>
          </table:table-cell>
          <table:table-cell office:value-type="float" office:value="32722" calcext:value-type="float">
            <text:p>32722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Vet ikke)</text:p>
          </table:table-cell>
          <table:table-cell office:value-type="float" office:value="32723" calcext:value-type="float">
            <text:p>32723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ESS_R04_2008_NOR_NO_175</text:p>
          </table:table-cell>
          <table:table-cell office:value-type="string" calcext:value-type="string">
            <text:p>E24_N</text:p>
          </table:table-cell>
          <table:table-cell office:value-type="string" calcext:value-type="string">
            <text:p>DET KOMMER AN PÅ</text:p>
          </table:table-cell>
          <table:table-cell office:value-type="float" office:value="32724" calcext:value-type="float">
            <text:p>3272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ESS_R04_2008_NOR_NO_175</text:p>
          </table:table-cell>
          <table:table-cell office:value-type="string" calcext:value-type="string">
            <text:p>E24_N</text:p>
          </table:table-cell>
          <table:table-cell office:value-type="string" calcext:value-type="string">
            <text:p>(Vet ikke)</text:p>
          </table:table-cell>
          <table:table-cell office:value-type="float" office:value="32725" calcext:value-type="float">
            <text:p>3272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ESS_R04_2008_NOR_NO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6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6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6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7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7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7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8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8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8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9</text:p>
          </table:table-cell>
          <table:table-cell office:value-type="string" calcext:value-type="string">
            <text:p>E28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9</text:p>
          </table:table-cell>
          <table:table-cell office:value-type="string" calcext:value-type="string">
            <text:p>E28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9</text:p>
          </table:table-cell>
          <table:table-cell office:value-type="string" calcext:value-type="string">
            <text:p>E28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0</text:p>
          </table:table-cell>
          <table:table-cell office:value-type="string" calcext:value-type="string">
            <text:p>E29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0</text:p>
          </table:table-cell>
          <table:table-cell office:value-type="string" calcext:value-type="string">
            <text:p>E29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0</text:p>
          </table:table-cell>
          <table:table-cell office:value-type="string" calcext:value-type="string">
            <text:p>E29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1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1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1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2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2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2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Ikke sannsynlig at de blir sett slik på i det hele tatt</text:p>
          </table:table-cell>
          <table:table-cell office:value-type="float" office:value="32706" calcext:value-type="float">
            <text:p>3270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3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32707" calcext:value-type="float">
            <text:p>3270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3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32708" calcext:value-type="float">
            <text:p>32708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3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32709" calcext:value-type="float">
            <text:p>3270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Veldig sannsynlig at de blir sett slik på</text:p>
          </table:table-cell>
          <table:table-cell office:value-type="float" office:value="32710" calcext:value-type="float">
            <text:p>32710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Vet ikke)</text:p>
          </table:table-cell>
          <table:table-cell office:value-type="float" office:value="32711" calcext:value-type="float">
            <text:p>3271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Ekstremt negativ</text:p>
          </table:table-cell>
          <table:table-cell office:value-type="float" office:value="32726" calcext:value-type="float">
            <text:p>32726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32727" calcext:value-type="float">
            <text:p>32727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32728" calcext:value-type="float">
            <text:p>32728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32729" calcext:value-type="float">
            <text:p>32729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32730" calcext:value-type="float">
            <text:p>32730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32731" calcext:value-type="float">
            <text:p>32731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32732" calcext:value-type="float">
            <text:p>32732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32733" calcext:value-type="float">
            <text:p>32733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32734" calcext:value-type="float">
            <text:p>3273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32735" calcext:value-type="float">
            <text:p>32735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Ekstremt positiv</text:p>
          </table:table-cell>
          <table:table-cell office:value-type="float" office:value="32736" calcext:value-type="float">
            <text:p>32736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Vet ikke)</text:p>
          </table:table-cell>
          <table:table-cell office:value-type="float" office:value="32737" calcext:value-type="float">
            <text:p>32737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Ekstremt negativ</text:p>
          </table:table-cell>
          <table:table-cell office:value-type="float" office:value="32726" calcext:value-type="float">
            <text:p>32726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32727" calcext:value-type="float">
            <text:p>32727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32728" calcext:value-type="float">
            <text:p>32728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32729" calcext:value-type="float">
            <text:p>32729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32730" calcext:value-type="float">
            <text:p>32730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32731" calcext:value-type="float">
            <text:p>32731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32732" calcext:value-type="float">
            <text:p>32732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32733" calcext:value-type="float">
            <text:p>32733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32734" calcext:value-type="float">
            <text:p>3273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32735" calcext:value-type="float">
            <text:p>32735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Ekstremt positiv</text:p>
          </table:table-cell>
          <table:table-cell office:value-type="float" office:value="32736" calcext:value-type="float">
            <text:p>32736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Vet ikke)</text:p>
          </table:table-cell>
          <table:table-cell office:value-type="float" office:value="32737" calcext:value-type="float">
            <text:p>32737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ESS_R04_2008_NOR_NO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Aldri</text:p>
          </table:table-cell>
          <table:table-cell office:value-type="float" office:value="32738" calcext:value-type="float">
            <text:p>3273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6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32739" calcext:value-type="float">
            <text:p>327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6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32740" calcext:value-type="float">
            <text:p>32740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6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32741" calcext:value-type="float">
            <text:p>32741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Svært ofte</text:p>
          </table:table-cell>
          <table:table-cell office:value-type="float" office:value="32742" calcext:value-type="float">
            <text:p>32742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(Vet ikke)</text:p>
          </table:table-cell>
          <table:table-cell office:value-type="float" office:value="32743" calcext:value-type="float">
            <text:p>3274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Aldri</text:p>
          </table:table-cell>
          <table:table-cell office:value-type="float" office:value="32738" calcext:value-type="float">
            <text:p>3273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7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32739" calcext:value-type="float">
            <text:p>327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7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32740" calcext:value-type="float">
            <text:p>32740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7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32741" calcext:value-type="float">
            <text:p>32741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Svært ofte</text:p>
          </table:table-cell>
          <table:table-cell office:value-type="float" office:value="32742" calcext:value-type="float">
            <text:p>32742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(Vet ikke)</text:p>
          </table:table-cell>
          <table:table-cell office:value-type="float" office:value="32743" calcext:value-type="float">
            <text:p>3274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Aldri</text:p>
          </table:table-cell>
          <table:table-cell office:value-type="float" office:value="32738" calcext:value-type="float">
            <text:p>3273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8</text:p>
          </table:table-cell>
          <table:table-cell office:value-type="string" calcext:value-type="string">
            <text:p>E37</text:p>
          </table:table-cell>
          <table:table-cell office:value-type="float" office:value="1" calcext:value-type="float">
            <text:p>1</text:p>
          </table:table-cell>
          <table:table-cell office:value-type="float" office:value="32739" calcext:value-type="float">
            <text:p>327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8</text:p>
          </table:table-cell>
          <table:table-cell office:value-type="string" calcext:value-type="string">
            <text:p>E37</text:p>
          </table:table-cell>
          <table:table-cell office:value-type="float" office:value="2" calcext:value-type="float">
            <text:p>2</text:p>
          </table:table-cell>
          <table:table-cell office:value-type="float" office:value="32740" calcext:value-type="float">
            <text:p>32740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8</text:p>
          </table:table-cell>
          <table:table-cell office:value-type="string" calcext:value-type="string">
            <text:p>E37</text:p>
          </table:table-cell>
          <table:table-cell office:value-type="float" office:value="3" calcext:value-type="float">
            <text:p>3</text:p>
          </table:table-cell>
          <table:table-cell office:value-type="float" office:value="32741" calcext:value-type="float">
            <text:p>32741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Svært ofte</text:p>
          </table:table-cell>
          <table:table-cell office:value-type="float" office:value="32742" calcext:value-type="float">
            <text:p>32742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Vet ikke)</text:p>
          </table:table-cell>
          <table:table-cell office:value-type="float" office:value="32743" calcext:value-type="float">
            <text:p>3274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Aldri</text:p>
          </table:table-cell>
          <table:table-cell office:value-type="float" office:value="32738" calcext:value-type="float">
            <text:p>3273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9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32739" calcext:value-type="float">
            <text:p>327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9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32740" calcext:value-type="float">
            <text:p>32740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9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32741" calcext:value-type="float">
            <text:p>32741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Svært ofte</text:p>
          </table:table-cell>
          <table:table-cell office:value-type="float" office:value="32742" calcext:value-type="float">
            <text:p>32742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Vet ikke)</text:p>
          </table:table-cell>
          <table:table-cell office:value-type="float" office:value="32743" calcext:value-type="float">
            <text:p>3274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Aldri</text:p>
          </table:table-cell>
          <table:table-cell office:value-type="float" office:value="32738" calcext:value-type="float">
            <text:p>3273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90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32739" calcext:value-type="float">
            <text:p>327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90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32740" calcext:value-type="float">
            <text:p>32740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90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32741" calcext:value-type="float">
            <text:p>32741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Svært ofte</text:p>
          </table:table-cell>
          <table:table-cell office:value-type="float" office:value="32742" calcext:value-type="float">
            <text:p>32742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Vet ikke)</text:p>
          </table:table-cell>
          <table:table-cell office:value-type="float" office:value="32743" calcext:value-type="float">
            <text:p>3274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string" calcext:value-type="string">
            <text:p>ESS_R04_2008_NOR_NO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Ingen</text:p>
          </table:table-cell>
          <table:table-cell office:value-type="float" office:value="32744" calcext:value-type="float">
            <text:p>32744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1</text:p>
          </table:table-cell>
          <table:table-cell office:value-type="string" calcext:value-type="string">
            <text:p>E40</text:p>
          </table:table-cell>
          <table:table-cell office:value-type="float" office:value="1" calcext:value-type="float">
            <text:p>1</text:p>
          </table:table-cell>
          <table:table-cell office:value-type="float" office:value="32745" calcext:value-type="float">
            <text:p>32745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2-5</text:p>
          </table:table-cell>
          <table:table-cell office:value-type="float" office:value="32746" calcext:value-type="float">
            <text:p>32746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6-9</text:p>
          </table:table-cell>
          <table:table-cell office:value-type="float" office:value="32747" calcext:value-type="float">
            <text:p>32747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eller flere</text:p>
          </table:table-cell>
          <table:table-cell office:value-type="float" office:value="32748" calcext:value-type="float">
            <text:p>32748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Vet ikke)</text:p>
          </table:table-cell>
          <table:table-cell office:value-type="float" office:value="32749" calcext:value-type="float">
            <text:p>32749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Jeg kan snakke om alle personlige spørsmål</text:p>
          </table:table-cell>
          <table:table-cell office:value-type="float" office:value="32750" calcext:value-type="float">
            <text:p>32750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Jeg kan snakke om nesten alle personlige spørsmål</text:p>
          </table:table-cell>
          <table:table-cell office:value-type="float" office:value="32751" calcext:value-type="float">
            <text:p>32751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Jeg kan snakke om de fleste personlige spørsmål</text:p>
          </table:table-cell>
          <table:table-cell office:value-type="float" office:value="32752" calcext:value-type="float">
            <text:p>32752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Jeg kan snakke om noen personlige spørsmål</text:p>
          </table:table-cell>
          <table:table-cell office:value-type="float" office:value="32753" calcext:value-type="float">
            <text:p>32753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Jeg kan snakke om noen få personlige spørsmål</text:p>
          </table:table-cell>
          <table:table-cell office:value-type="float" office:value="32754" calcext:value-type="float">
            <text:p>32754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Jeg kan ikke snakke om personlige spørsmål</text:p>
          </table:table-cell>
          <table:table-cell office:value-type="float" office:value="32755" calcext:value-type="float">
            <text:p>32755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Vet ikke)</text:p>
          </table:table-cell>
          <table:table-cell office:value-type="float" office:value="32756" calcext:value-type="float">
            <text:p>3275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Ingen</text:p>
          </table:table-cell>
          <table:table-cell office:value-type="float" office:value="32744" calcext:value-type="float">
            <text:p>32744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3</text:p>
          </table:table-cell>
          <table:table-cell office:value-type="string" calcext:value-type="string">
            <text:p>E42</text:p>
          </table:table-cell>
          <table:table-cell office:value-type="float" office:value="1" calcext:value-type="float">
            <text:p>1</text:p>
          </table:table-cell>
          <table:table-cell office:value-type="float" office:value="32745" calcext:value-type="float">
            <text:p>32745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2-5</text:p>
          </table:table-cell>
          <table:table-cell office:value-type="float" office:value="32746" calcext:value-type="float">
            <text:p>32746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6-9</text:p>
          </table:table-cell>
          <table:table-cell office:value-type="float" office:value="32747" calcext:value-type="float">
            <text:p>32747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<text:s/>eller flere</text:p>
          </table:table-cell>
          <table:table-cell office:value-type="float" office:value="32748" calcext:value-type="float">
            <text:p>32748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Vet ikke)</text:p>
          </table:table-cell>
          <table:table-cell office:value-type="float" office:value="32749" calcext:value-type="float">
            <text:p>32749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string" calcext:value-type="string">
            <text:p>ESS_R04_2008_NOR_NO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Jeg kan snakke om alle personlige spørsmål</text:p>
          </table:table-cell>
          <table:table-cell office:value-type="float" office:value="32750" calcext:value-type="float">
            <text:p>32750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Jeg kan snakke om nesten alle personlige spørsmål</text:p>
          </table:table-cell>
          <table:table-cell office:value-type="float" office:value="32751" calcext:value-type="float">
            <text:p>32751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Jeg kan snakke om de fleste personlige spørsmål</text:p>
          </table:table-cell>
          <table:table-cell office:value-type="float" office:value="32752" calcext:value-type="float">
            <text:p>32752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Jeg kan snakke om noen personlige spørsmål</text:p>
          </table:table-cell>
          <table:table-cell office:value-type="float" office:value="32753" calcext:value-type="float">
            <text:p>32753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Jeg kan snakke om noen få personlige spørsmål</text:p>
          </table:table-cell>
          <table:table-cell office:value-type="float" office:value="32754" calcext:value-type="float">
            <text:p>32754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Jeg kan ikke snakke om personlige spørsmål</text:p>
          </table:table-cell>
          <table:table-cell office:value-type="float" office:value="32755" calcext:value-type="float">
            <text:p>32755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Vet ikke)</text:p>
          </table:table-cell>
          <table:table-cell office:value-type="float" office:value="32756" calcext:value-type="float">
            <text:p>3275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JA</text:p>
          </table:table-cell>
          <table:table-cell office:value-type="float" office:value="30942" calcext:value-type="float">
            <text:p>30942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ESS_R04_2008_NOR_NO_19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NEI</text:p>
          </table:table-cell>
          <table:table-cell office:value-type="float" office:value="30943" calcext:value-type="float">
            <text:p>30943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ESS_R04_2008_NOR_NO_19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(Vet ikke)</text:p>
          </table:table-cell>
          <table:table-cell office:value-type="float" office:value="30944" calcext:value-type="float">
            <text:p>30944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ESS_R04_2008_NOR_NO_19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Jeg kan snakke om alle personlige spørsmål</text:p>
          </table:table-cell>
          <table:table-cell office:value-type="float" office:value="32750" calcext:value-type="float">
            <text:p>32750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Jeg kan snakke om nesten alle personlige spørsmål</text:p>
          </table:table-cell>
          <table:table-cell office:value-type="float" office:value="32751" calcext:value-type="float">
            <text:p>32751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Jeg kan snakke om de fleste personlige spørsmål</text:p>
          </table:table-cell>
          <table:table-cell office:value-type="float" office:value="32752" calcext:value-type="float">
            <text:p>32752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Jeg kan snakke om noen personlige spørsmål</text:p>
          </table:table-cell>
          <table:table-cell office:value-type="float" office:value="32753" calcext:value-type="float">
            <text:p>32753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Jeg kan snakke om noen få personlige spørsmål</text:p>
          </table:table-cell>
          <table:table-cell office:value-type="float" office:value="32754" calcext:value-type="float">
            <text:p>32754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Jeg kan ikke snakke om personlige spørsmål</text:p>
          </table:table-cell>
          <table:table-cell office:value-type="float" office:value="32755" calcext:value-type="float">
            <text:p>32755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(Vet ikke)</text:p>
          </table:table-cell>
          <table:table-cell office:value-type="float" office:value="32756" calcext:value-type="float">
            <text:p>3275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JA</text:p>
          </table:table-cell>
          <table:table-cell office:value-type="float" office:value="30942" calcext:value-type="float">
            <text:p>30942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ESS_R04_2008_NOR_NO_19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NEI</text:p>
          </table:table-cell>
          <table:table-cell office:value-type="float" office:value="30943" calcext:value-type="float">
            <text:p>30943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ESS_R04_2008_NOR_NO_19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(Vet ikke)</text:p>
          </table:table-cell>
          <table:table-cell office:value-type="float" office:value="30944" calcext:value-type="float">
            <text:p>30944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ESS_R04_2008_NOR_NO_19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Jeg kan snakke om alle personlige spørsmål</text:p>
          </table:table-cell>
          <table:table-cell office:value-type="float" office:value="32750" calcext:value-type="float">
            <text:p>32750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Jeg kan snakke om nesten alle personlige spørsmål</text:p>
          </table:table-cell>
          <table:table-cell office:value-type="float" office:value="32751" calcext:value-type="float">
            <text:p>32751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Jeg kan snakke om de fleste personlige spørsmål</text:p>
          </table:table-cell>
          <table:table-cell office:value-type="float" office:value="32752" calcext:value-type="float">
            <text:p>32752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Jeg kan snakke om noen personlige spørsmål</text:p>
          </table:table-cell>
          <table:table-cell office:value-type="float" office:value="32753" calcext:value-type="float">
            <text:p>32753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Jeg kan snakke om noen få personlige spørsmål</text:p>
          </table:table-cell>
          <table:table-cell office:value-type="float" office:value="32754" calcext:value-type="float">
            <text:p>32754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Jeg kan ikke snakke om personlige spørsmål</text:p>
          </table:table-cell>
          <table:table-cell office:value-type="float" office:value="32755" calcext:value-type="float">
            <text:p>32755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(Vet ikke)</text:p>
          </table:table-cell>
          <table:table-cell office:value-type="float" office:value="32756" calcext:value-type="float">
            <text:p>3275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string" calcext:value-type="string">
            <text:p>ESS_R04_2008_NOR_NO_19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JA, BARE LØNNET ARBEID</text:p>
          </table:table-cell>
          <table:table-cell office:value-type="float" office:value="32757" calcext:value-type="float">
            <text:p>32757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ESS_R04_2008_NOR_NO_19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JA, BARE FRIVILLIG ARBEID</text:p>
          </table:table-cell>
          <table:table-cell office:value-type="float" office:value="32758" calcext:value-type="float">
            <text:p>32758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ESS_R04_2008_NOR_NO_19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JA, BÅDE LØNNET OG FRIVILLIG ARBEID</text:p>
          </table:table-cell>
          <table:table-cell office:value-type="float" office:value="32759" calcext:value-type="float">
            <text:p>32759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ESS_R04_2008_NOR_NO_19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NEI, INGEN AV DELENE</text:p>
          </table:table-cell>
          <table:table-cell office:value-type="float" office:value="32760" calcext:value-type="float">
            <text:p>32760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ESS_R04_2008_NOR_NO_19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(Vet ikke)</text:p>
          </table:table-cell>
          <table:table-cell office:value-type="float" office:value="32761" calcext:value-type="float">
            <text:p>32761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ESS_R04_2008_NOR_NO_20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Ikke noe av tiden</text:p>
          </table:table-cell>
          <table:table-cell office:value-type="float" office:value="32762" calcext:value-type="float">
            <text:p>32762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Noe av tiden</text:p>
          </table:table-cell>
          <table:table-cell office:value-type="float" office:value="32763" calcext:value-type="float">
            <text:p>32763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Mesteparten av tiden</text:p>
          </table:table-cell>
          <table:table-cell office:value-type="float" office:value="32764" calcext:value-type="float">
            <text:p>32764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Hele / nesten hele tiden</text:p>
          </table:table-cell>
          <table:table-cell office:value-type="float" office:value="32765" calcext:value-type="float">
            <text:p>32765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(Vet ikke)</text:p>
          </table:table-cell>
          <table:table-cell office:value-type="float" office:value="32766" calcext:value-type="float">
            <text:p>32766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Ikke noe av tiden</text:p>
          </table:table-cell>
          <table:table-cell office:value-type="float" office:value="32762" calcext:value-type="float">
            <text:p>32762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Noe av tiden</text:p>
          </table:table-cell>
          <table:table-cell office:value-type="float" office:value="32763" calcext:value-type="float">
            <text:p>32763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Mesteparten av tiden</text:p>
          </table:table-cell>
          <table:table-cell office:value-type="float" office:value="32764" calcext:value-type="float">
            <text:p>32764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Hele / nesten hele tiden</text:p>
          </table:table-cell>
          <table:table-cell office:value-type="float" office:value="32765" calcext:value-type="float">
            <text:p>32765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(Vet ikke)</text:p>
          </table:table-cell>
          <table:table-cell office:value-type="float" office:value="32766" calcext:value-type="float">
            <text:p>32766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string" calcext:value-type="string">
            <text:p>ESS_R04_2008_NOR_NO_20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Ser du på folk i 20-årene og de over 70 som...</text:p>
          </table:table-cell>
          <table:table-cell office:value-type="float" office:value="32767" calcext:value-type="float">
            <text:p>32767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ESS_R04_2008_NOR_NO_20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n gruppe</text:p>
          </table:table-cell>
          <table:table-cell office:value-type="float" office:value="32768" calcext:value-type="float">
            <text:p>32768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ESS_R04_2008_NOR_NO_20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To forskjellige grupper som er del av det samme fellesskapet</text:p>
          </table:table-cell>
          <table:table-cell office:value-type="float" office:value="32769" calcext:value-type="float">
            <text:p>32769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ESS_R04_2008_NOR_NO_20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To forskjellige grupper som ikke er del av det samme fellesskapet.</text:p>
          </table:table-cell>
          <table:table-cell office:value-type="float" office:value="32770" calcext:value-type="float">
            <text:p>32770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ESS_R04_2008_NOR_NO_20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Bare som individer heller enn som grupper</text:p>
          </table:table-cell>
          <table:table-cell office:value-type="float" office:value="32771" calcext:value-type="float">
            <text:p>32771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ESS_R04_2008_NOR_NO_20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(Vet ikke)</text:p>
          </table:table-cell>
          <table:table-cell office:value-type="float" office:value="32772" calcext:value-type="float">
            <text:p>32772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Ikke viktig i det hele tatt</text:p>
          </table:table-cell>
          <table:table-cell office:value-type="float" office:value="30950" calcext:value-type="float">
            <text:p>30950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float" office:value="1" calcext:value-type="float">
            <text:p>1</text:p>
          </table:table-cell>
          <table:table-cell office:value-type="float" office:value="30951" calcext:value-type="float">
            <text:p>30951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float" office:value="2" calcext:value-type="float">
            <text:p>2</text:p>
          </table:table-cell>
          <table:table-cell office:value-type="float" office:value="30952" calcext:value-type="float">
            <text:p>30952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float" office:value="3" calcext:value-type="float">
            <text:p>3</text:p>
          </table:table-cell>
          <table:table-cell office:value-type="float" office:value="30953" calcext:value-type="float">
            <text:p>30953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float" office:value="4" calcext:value-type="float">
            <text:p>4</text:p>
          </table:table-cell>
          <table:table-cell office:value-type="float" office:value="30954" calcext:value-type="float">
            <text:p>30954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float" office:value="5" calcext:value-type="float">
            <text:p>5</text:p>
          </table:table-cell>
          <table:table-cell office:value-type="float" office:value="30955" calcext:value-type="float">
            <text:p>30955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float" office:value="6" calcext:value-type="float">
            <text:p>6</text:p>
          </table:table-cell>
          <table:table-cell office:value-type="float" office:value="30956" calcext:value-type="float">
            <text:p>30956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float" office:value="7" calcext:value-type="float">
            <text:p>7</text:p>
          </table:table-cell>
          <table:table-cell office:value-type="float" office:value="30957" calcext:value-type="float">
            <text:p>30957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float" office:value="8" calcext:value-type="float">
            <text:p>8</text:p>
          </table:table-cell>
          <table:table-cell office:value-type="float" office:value="30958" calcext:value-type="float">
            <text:p>30958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float" office:value="9" calcext:value-type="float">
            <text:p>9</text:p>
          </table:table-cell>
          <table:table-cell office:value-type="float" office:value="30959" calcext:value-type="float">
            <text:p>30959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Ekstremt viktig</text:p>
          </table:table-cell>
          <table:table-cell office:value-type="float" office:value="30960" calcext:value-type="float">
            <text:p>30960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(Vet ikke)</text:p>
          </table:table-cell>
          <table:table-cell office:value-type="float" office:value="30961" calcext:value-type="float">
            <text:p>30961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Ikke viktig i det hele tatt</text:p>
          </table:table-cell>
          <table:table-cell office:value-type="float" office:value="30950" calcext:value-type="float">
            <text:p>30950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float" office:value="1" calcext:value-type="float">
            <text:p>1</text:p>
          </table:table-cell>
          <table:table-cell office:value-type="float" office:value="30951" calcext:value-type="float">
            <text:p>30951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float" office:value="2" calcext:value-type="float">
            <text:p>2</text:p>
          </table:table-cell>
          <table:table-cell office:value-type="float" office:value="30952" calcext:value-type="float">
            <text:p>30952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float" office:value="3" calcext:value-type="float">
            <text:p>3</text:p>
          </table:table-cell>
          <table:table-cell office:value-type="float" office:value="30953" calcext:value-type="float">
            <text:p>30953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float" office:value="4" calcext:value-type="float">
            <text:p>4</text:p>
          </table:table-cell>
          <table:table-cell office:value-type="float" office:value="30954" calcext:value-type="float">
            <text:p>30954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float" office:value="5" calcext:value-type="float">
            <text:p>5</text:p>
          </table:table-cell>
          <table:table-cell office:value-type="float" office:value="30955" calcext:value-type="float">
            <text:p>30955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float" office:value="6" calcext:value-type="float">
            <text:p>6</text:p>
          </table:table-cell>
          <table:table-cell office:value-type="float" office:value="30956" calcext:value-type="float">
            <text:p>30956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float" office:value="7" calcext:value-type="float">
            <text:p>7</text:p>
          </table:table-cell>
          <table:table-cell office:value-type="float" office:value="30957" calcext:value-type="float">
            <text:p>30957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float" office:value="8" calcext:value-type="float">
            <text:p>8</text:p>
          </table:table-cell>
          <table:table-cell office:value-type="float" office:value="30958" calcext:value-type="float">
            <text:p>30958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float" office:value="9" calcext:value-type="float">
            <text:p>9</text:p>
          </table:table-cell>
          <table:table-cell office:value-type="float" office:value="30959" calcext:value-type="float">
            <text:p>30959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Ekstremt viktig</text:p>
          </table:table-cell>
          <table:table-cell office:value-type="float" office:value="30960" calcext:value-type="float">
            <text:p>30960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(Vet ikke)</text:p>
          </table:table-cell>
          <table:table-cell office:value-type="float" office:value="30961" calcext:value-type="float">
            <text:p>30961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string" calcext:value-type="string">
            <text:p>ESS_R04_2008_NOR_NO_20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Svært alvorlig</text:p>
          </table:table-cell>
          <table:table-cell office:value-type="float" office:value="32773" calcext:value-type="float">
            <text:p>32773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ESS_R04_2008_NOR_NO_20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Nokså alvorlig</text:p>
          </table:table-cell>
          <table:table-cell office:value-type="float" office:value="32774" calcext:value-type="float">
            <text:p>32774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ESS_R04_2008_NOR_NO_20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Lite alvorlig</text:p>
          </table:table-cell>
          <table:table-cell office:value-type="float" office:value="32775" calcext:value-type="float">
            <text:p>3277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ESS_R04_2008_NOR_NO_20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Ikke alvorlig i det hele tatt</text:p>
          </table:table-cell>
          <table:table-cell office:value-type="float" office:value="32776" calcext:value-type="float">
            <text:p>32776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ESS_R04_2008_NOR_NO_20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DET KOMMER AN PÅ</text:p>
          </table:table-cell>
          <table:table-cell office:value-type="float" office:value="32777" calcext:value-type="float">
            <text:p>32777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ESS_R04_2008_NOR_NO_20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DET ER INGEN ALDERSDISKRIMINERING I NORGE</text:p>
          </table:table-cell>
          <table:table-cell office:value-type="float" office:value="32778" calcext:value-type="float">
            <text:p>32778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ESS_R04_2008_NOR_NO_20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(Vet ikke)</text:p>
          </table:table-cell>
          <table:table-cell office:value-type="float" office:value="32779" calcext:value-type="float">
            <text:p>32779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ESS_R04_2008_NOR_NO_20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0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IO SELV</text:p>
          </table:table-cell>
          <table:table-cell office:value-type="float" office:value="32164" calcext:value-type="float">
            <text:p>32164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ESS_R04_2008_NOR_NO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ktefelle/partner/samboer</text:p>
          </table:table-cell>
          <table:table-cell office:value-type="float" office:value="32165" calcext:value-type="float">
            <text:p>32165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ESS_R04_2008_NOR_NO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ønn/datter (medregnet stebarn, adopterte, fosterbarn, barn av partner)</text:p>
          </table:table-cell>
          <table:table-cell office:value-type="float" office:value="32166" calcext:value-type="float">
            <text:p>3216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ESS_R04_2008_NOR_NO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oreldre, svigerforeldre, partners foreldre, steforeldre</text:p>
          </table:table-cell>
          <table:table-cell office:value-type="float" office:value="32167" calcext:value-type="float">
            <text:p>32167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ESS_R04_2008_NOR_NO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r/søster (medregnet stesøsken, adopterte, fostersøsken</text:p>
          </table:table-cell>
          <table:table-cell office:value-type="float" office:value="32168" calcext:value-type="float">
            <text:p>32168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ESS_R04_2008_NOR_NO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nen slektning</text:p>
          </table:table-cell>
          <table:table-cell office:value-type="float" office:value="32169" calcext:value-type="float">
            <text:p>3216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ESS_R04_2008_NOR_NO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nen ikke-slektning</text:p>
          </table:table-cell>
          <table:table-cell office:value-type="float" office:value="32170" calcext:value-type="float">
            <text:p>32170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ESS_R04_2008_NOR_NO_20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Vet ikke)</text:p>
          </table:table-cell>
          <table:table-cell office:value-type="float" office:value="32171" calcext:value-type="float">
            <text:p>32171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ESS_R04_2008_NOR_NO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n storby</text:p>
          </table:table-cell>
          <table:table-cell office:value-type="float" office:value="29821" calcext:value-type="float">
            <text:p>29821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ESS_R04_2008_NOR_NO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n forstad eller utkanten av en storby</text:p>
          </table:table-cell>
          <table:table-cell office:value-type="float" office:value="29822" calcext:value-type="float">
            <text:p>29822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ESS_R04_2008_NOR_NO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n liten by</text:p>
          </table:table-cell>
          <table:table-cell office:value-type="float" office:value="29823" calcext:value-type="float">
            <text:p>29823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ESS_R04_2008_NOR_NO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ygdesentrum</text:p>
          </table:table-cell>
          <table:table-cell office:value-type="float" office:value="29824" calcext:value-type="float">
            <text:p>29824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ESS_R04_2008_NOR_NO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n gård eller et hjem på landet</text:p>
          </table:table-cell>
          <table:table-cell office:value-type="float" office:value="29825" calcext:value-type="float">
            <text:p>29825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ESS_R04_2008_NOR_NO_21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Vet ikke)</text:p>
          </table:table-cell>
          <table:table-cell office:value-type="float" office:value="29826" calcext:value-type="float">
            <text:p>29826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Ingen utdanning eller førskoleutdanning</text:p>
          </table:table-cell>
          <table:table-cell office:value-type="float" office:value="32780" calcext:value-type="float">
            <text:p>32780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rneskole (første del av obligatorisk utdanning)</text:p>
          </table:table-cell>
          <table:table-cell office:value-type="float" office:value="32781" calcext:value-type="float">
            <text:p>32781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ngdomsskole (grunnskole, 7-årig folkeskole, framhaldsskole)</text:p>
          </table:table-cell>
          <table:table-cell office:value-type="float" office:value="32782" calcext:value-type="float">
            <text:p>32782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ideregående grunnutdanning (grunnkurs, VK1, folkehøyskole, realskole, ettårig eller toårig utdanning etter folkeskole)</text:p>
          </table:table-cell>
          <table:table-cell office:value-type="float" office:value="32783" calcext:value-type="float">
            <text:p>32783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ideregående avsluttende utdanning (VK2, VK3, gymnas, fagprøve, påbygging til studiekompetanse)</text:p>
          </table:table-cell>
          <table:table-cell office:value-type="float" office:value="32784" calcext:value-type="float">
            <text:p>32784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Teknisk fagskole, godkjent fagskole og forkurs til universitetet som ikke gir studiepoeng</text:p>
          </table:table-cell>
          <table:table-cell office:value-type="float" office:value="32785" calcext:value-type="float">
            <text:p>3278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niversitet/høyskole, 4 år eller mindre med eksamen (bachelor, cand.mag, lærerskole, sykepleieskole, ingeniør, siviløkonom)</text:p>
          </table:table-cell>
          <table:table-cell office:value-type="float" office:value="32786" calcext:value-type="float">
            <text:p>32786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niversitet/høyskole, mer enn 4 år med eksamen (mastergrad, hovedfag, sivilingeniør, siviløkonom høyere avdeling)</text:p>
          </table:table-cell>
          <table:table-cell office:value-type="float" office:value="32787" calcext:value-type="float">
            <text:p>32787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orskernivå (Dr.grad, Ph.D.)</text:p>
          </table:table-cell>
          <table:table-cell office:value-type="float" office:value="32788" calcext:value-type="float">
            <text:p>32788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Vet ikke)</text:p>
          </table:table-cell>
          <table:table-cell office:value-type="float" office:value="32789" calcext:value-type="float">
            <text:p>32789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nerell utdanning, ikke noe spesielt fagområde</text:p>
          </table:table-cell>
          <table:table-cell office:value-type="float" office:value="30569" calcext:value-type="float">
            <text:p>30569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Kunst- og håndverksfag</text:p>
          </table:table-cell>
          <table:table-cell office:value-type="float" office:value="30570" calcext:value-type="float">
            <text:p>30570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umanistiske fag - språk, historie, teologi og liknende</text:p>
          </table:table-cell>
          <table:table-cell office:value-type="float" office:value="30571" calcext:value-type="float">
            <text:p>30571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kniske fag eller ingeniørutdanning, arkitektur, yrkesfag, bygningsfag</text:p>
          </table:table-cell>
          <table:table-cell office:value-type="float" office:value="30572" calcext:value-type="float">
            <text:p>30572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Jordbruk og skogbruk</text:p>
          </table:table-cell>
          <table:table-cell office:value-type="float" office:value="30573" calcext:value-type="float">
            <text:p>30573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ærerutdanning</text:p>
          </table:table-cell>
          <table:table-cell office:value-type="float" office:value="30574" calcext:value-type="float">
            <text:p>30574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Realfag, matematikk, informatikk og liknende</text:p>
          </table:table-cell>
          <table:table-cell office:value-type="float" office:value="30575" calcext:value-type="float">
            <text:p>30575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sin, helsefag, sykepleie</text:p>
          </table:table-cell>
          <table:table-cell office:value-type="float" office:value="30576" calcext:value-type="float">
            <text:p>30576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Økonomisk utdanning, handelsfag, revisorutdanning</text:p>
          </table:table-cell>
          <table:table-cell office:value-type="float" office:value="30577" calcext:value-type="float">
            <text:p>30577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amfunnsfag, mediefag, film, drama, teater, idrettsfag</text:p>
          </table:table-cell>
          <table:table-cell office:value-type="float" office:value="30578" calcext:value-type="float">
            <text:p>30578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Juss, juridiske fag</text:p>
          </table:table-cell>
          <table:table-cell office:value-type="float" office:value="30579" calcext:value-type="float">
            <text:p>30579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rsonlig tjenesteyting - hotell- og restaurantfag, catering, frisør og liknende</text:p>
          </table:table-cell>
          <table:table-cell office:value-type="float" office:value="30580" calcext:value-type="float">
            <text:p>30580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Offentlig sikkerhet - politi, forsvar, brannvesen, vekter</text:p>
          </table:table-cell>
          <table:table-cell office:value-type="float" office:value="30581" calcext:value-type="float">
            <text:p>30581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 og telekommunikasjon</text:p>
          </table:table-cell>
          <table:table-cell office:value-type="float" office:value="30582" calcext:value-type="float">
            <text:p>30582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2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Vet ikke)</text:p>
          </table:table-cell>
          <table:table-cell office:value-type="float" office:value="30583" calcext:value-type="float">
            <text:p>30583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ESS_R04_2008_NOR_NO_21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 lønnet arbeid (eller midlertidig fraværende) (ansatt, selvstendig eller har arbeid i familiebedrift)</text:p>
          </table:table-cell>
          <table:table-cell office:value-type="float" office:value="32790" calcext:value-type="float">
            <text:p>32790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der utdanning (som ikke er betalt av arbeidsgiver, medregnet fravær fra utdanning på grunn av ferie)</text:p>
          </table:table-cell>
          <table:table-cell office:value-type="float" office:value="32791" calcext:value-type="float">
            <text:p>32791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dsledig og aktivt arbeidssøkende</text:p>
          </table:table-cell>
          <table:table-cell office:value-type="float" office:value="32792" calcext:value-type="float">
            <text:p>32792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dsledig, ønsker en jobb men er ikke aktivt arbeidssøkende</text:p>
          </table:table-cell>
          <table:table-cell office:value-type="float" office:value="32793" calcext:value-type="float">
            <text:p>32793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Varig syk eller funksjonshemmet</text:p>
          </table:table-cell>
          <table:table-cell office:value-type="float" office:value="32794" calcext:value-type="float">
            <text:p>32794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nsjonert</text:p>
          </table:table-cell>
          <table:table-cell office:value-type="float" office:value="32795" calcext:value-type="float">
            <text:p>3279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 siviltjeneste eller millitærtjeneste</text:p>
          </table:table-cell>
          <table:table-cell office:value-type="float" office:value="32796" calcext:value-type="float">
            <text:p>32796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husarbeid, passer barn eller andre personer</text:p>
          </table:table-cell>
          <table:table-cell office:value-type="float" office:value="32797" calcext:value-type="float">
            <text:p>32797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nnet</text:p>
          </table:table-cell>
          <table:table-cell office:value-type="float" office:value="32798" calcext:value-type="float">
            <text:p>32798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Vet ikke)</text:p>
          </table:table-cell>
          <table:table-cell office:value-type="float" office:value="32799" calcext:value-type="float">
            <text:p>32799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 lønnet arbeid (eller midlertidig fraværende) (ansatt, selvstendig eller har arbeid i familiebedrift)</text:p>
          </table:table-cell>
          <table:table-cell office:value-type="float" office:value="32800" calcext:value-type="float">
            <text:p>32800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Under utdanning (som ikke er betalt av arbeidsgiver, medregnet fravær fra utdanning på grunn av ferie)</text:p>
          </table:table-cell>
          <table:table-cell office:value-type="float" office:value="32801" calcext:value-type="float">
            <text:p>32801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dsledig og aktivt arbeidssøkende</text:p>
          </table:table-cell>
          <table:table-cell office:value-type="float" office:value="32802" calcext:value-type="float">
            <text:p>3280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dsledig, ønsker en jobb men er ikke aktivt arbeidssøkende</text:p>
          </table:table-cell>
          <table:table-cell office:value-type="float" office:value="32803" calcext:value-type="float">
            <text:p>32803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Varig syk eller funksjonshemmet</text:p>
          </table:table-cell>
          <table:table-cell office:value-type="float" office:value="32804" calcext:value-type="float">
            <text:p>32804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ensjonert</text:p>
          </table:table-cell>
          <table:table-cell office:value-type="float" office:value="32805" calcext:value-type="float">
            <text:p>3280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 siviltjeneste eller millitærtjeneste</text:p>
          </table:table-cell>
          <table:table-cell office:value-type="float" office:value="32806" calcext:value-type="float">
            <text:p>32806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Husarbeid, passer barn eller andre personer</text:p>
          </table:table-cell>
          <table:table-cell office:value-type="float" office:value="32807" calcext:value-type="float">
            <text:p>32807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nnet</text:p>
          </table:table-cell>
          <table:table-cell office:value-type="float" office:value="32808" calcext:value-type="float">
            <text:p>32808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5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Vet ikke)</text:p>
          </table:table-cell>
          <table:table-cell office:value-type="float" office:value="32809" calcext:value-type="float">
            <text:p>3280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ESS_R04_2008_NOR_NO_21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1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1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1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1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17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1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1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nsatt</text:p>
          </table:table-cell>
          <table:table-cell office:value-type="float" office:value="30604" calcext:value-type="float">
            <text:p>30604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string" calcext:value-type="string">
            <text:p>ESS_R04_2008_NOR_NO_21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elvstendig næringsdrivende, eller</text:p>
          </table:table-cell>
          <table:table-cell office:value-type="float" office:value="30605" calcext:value-type="float">
            <text:p>30605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string" calcext:value-type="string">
            <text:p>ESS_R04_2008_NOR_NO_21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rbeider/ arbeidet i familiebedrift?</text:p>
          </table:table-cell>
          <table:table-cell office:value-type="float" office:value="30606" calcext:value-type="float">
            <text:p>3060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string" calcext:value-type="string">
            <text:p>ESS_R04_2008_NOR_NO_21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Vet ikke)</text:p>
          </table:table-cell>
          <table:table-cell office:value-type="float" office:value="30607" calcext:value-type="float">
            <text:p>30607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string" calcext:value-type="string">
            <text:p>ESS_R04_2008_NOR_NO_220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2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ten tidsbegrensning</text:p>
          </table:table-cell>
          <table:table-cell office:value-type="float" office:value="30608" calcext:value-type="float">
            <text:p>30608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string" calcext:value-type="string">
            <text:p>ESS_R04_2008_NOR_NO_22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eller for en begrenset tid</text:p>
          </table:table-cell>
          <table:table-cell office:value-type="float" office:value="30609" calcext:value-type="float">
            <text:p>30609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string" calcext:value-type="string">
            <text:p>ESS_R04_2008_NOR_NO_22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eller, hadde du ikke kontrakt</text:p>
          </table:table-cell>
          <table:table-cell office:value-type="float" office:value="30610" calcext:value-type="float">
            <text:p>30610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string" calcext:value-type="string">
            <text:p>ESS_R04_2008_NOR_NO_22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Vet ikke)</text:p>
          </table:table-cell>
          <table:table-cell office:value-type="float" office:value="30611" calcext:value-type="float">
            <text:p>30611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string" calcext:value-type="string">
            <text:p>ESS_R04_2008_NOR_NO_22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under 10,</text:p>
          </table:table-cell>
          <table:table-cell office:value-type="float" office:value="30612" calcext:value-type="float">
            <text:p>30612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ESS_R04_2008_NOR_NO_22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til 24,</text:p>
          </table:table-cell>
          <table:table-cell office:value-type="float" office:value="30613" calcext:value-type="float">
            <text:p>30613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ESS_R04_2008_NOR_NO_22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til 99,</text:p>
          </table:table-cell>
          <table:table-cell office:value-type="float" office:value="30614" calcext:value-type="float">
            <text:p>30614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ESS_R04_2008_NOR_NO_22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til 499,</text:p>
          </table:table-cell>
          <table:table-cell office:value-type="float" office:value="30615" calcext:value-type="float">
            <text:p>30615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ESS_R04_2008_NOR_NO_22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<text:s/>eller, 500 eller flere?</text:p>
          </table:table-cell>
          <table:table-cell office:value-type="float" office:value="30616" calcext:value-type="float">
            <text:p>30616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ESS_R04_2008_NOR_NO_22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Vet ikke)</text:p>
          </table:table-cell>
          <table:table-cell office:value-type="float" office:value="30617" calcext:value-type="float">
            <text:p>30617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ESS_R04_2008_NOR_NO_22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2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23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2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 text:c="2"/>Jeg har/hadde ingen innflytelse over det</text:p>
          </table:table-cell>
          <table:table-cell office:value-type="float" office:value="30618" calcext:value-type="float">
            <text:p>30618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30619" calcext:value-type="float">
            <text:p>30619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30620" calcext:value-type="float">
            <text:p>30620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30621" calcext:value-type="float">
            <text:p>30621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30622" calcext:value-type="float">
            <text:p>30622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30623" calcext:value-type="float">
            <text:p>30623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30624" calcext:value-type="float">
            <text:p>30624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30625" calcext:value-type="float">
            <text:p>30625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30626" calcext:value-type="float">
            <text:p>30626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30627" calcext:value-type="float">
            <text:p>30627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Jeg har/hadde full kontroll</text:p>
          </table:table-cell>
          <table:table-cell office:value-type="float" office:value="30628" calcext:value-type="float">
            <text:p>30628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Vet ikke)</text:p>
          </table:table-cell>
          <table:table-cell office:value-type="float" office:value="30629" calcext:value-type="float">
            <text:p>30629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 text:c="2"/>Jeg har/hadde ingen innflytelse over det</text:p>
          </table:table-cell>
          <table:table-cell office:value-type="float" office:value="30618" calcext:value-type="float">
            <text:p>30618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30619" calcext:value-type="float">
            <text:p>30619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30620" calcext:value-type="float">
            <text:p>30620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30621" calcext:value-type="float">
            <text:p>30621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30622" calcext:value-type="float">
            <text:p>30622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30623" calcext:value-type="float">
            <text:p>30623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30624" calcext:value-type="float">
            <text:p>30624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30625" calcext:value-type="float">
            <text:p>30625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30626" calcext:value-type="float">
            <text:p>30626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30627" calcext:value-type="float">
            <text:p>30627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Jeg har/hadde full kontroll</text:p>
          </table:table-cell>
          <table:table-cell office:value-type="float" office:value="30628" calcext:value-type="float">
            <text:p>30628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Vet ikke)</text:p>
          </table:table-cell>
          <table:table-cell office:value-type="float" office:value="30629" calcext:value-type="float">
            <text:p>30629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ESS_R04_2008_NOR_NO_227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2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29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3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Stats-, fylkes- eller kommuneadministrasjon</text:p>
          </table:table-cell>
          <table:table-cell office:value-type="float" office:value="31304" calcext:value-type="float">
            <text:p>31304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ESS_R04_2008_NOR_NO_23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Offentlig sektor (f.eks. skole og helsevesen)</text:p>
          </table:table-cell>
          <table:table-cell office:value-type="float" office:value="31305" calcext:value-type="float">
            <text:p>31305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ESS_R04_2008_NOR_NO_23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Offentlig eid virksomhet</text:p>
          </table:table-cell>
          <table:table-cell office:value-type="float" office:value="31306" calcext:value-type="float">
            <text:p>31306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ESS_R04_2008_NOR_NO_23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Privat bedrift</text:p>
          </table:table-cell>
          <table:table-cell office:value-type="float" office:value="31307" calcext:value-type="float">
            <text:p>31307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ESS_R04_2008_NOR_NO_23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Selvstendig næringsdrivende</text:p>
          </table:table-cell>
          <table:table-cell office:value-type="float" office:value="31308" calcext:value-type="float">
            <text:p>31308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ESS_R04_2008_NOR_NO_23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Annet</text:p>
          </table:table-cell>
          <table:table-cell office:value-type="float" office:value="31309" calcext:value-type="float">
            <text:p>31309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ESS_R04_2008_NOR_NO_23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Vet ikke)</text:p>
          </table:table-cell>
          <table:table-cell office:value-type="float" office:value="31310" calcext:value-type="float">
            <text:p>31310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ESS_R04_2008_NOR_NO_23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3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33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4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5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6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3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er medlem nå</text:p>
          </table:table-cell>
          <table:table-cell office:value-type="float" office:value="30630" calcext:value-type="float">
            <text:p>30630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ESS_R04_2008_NOR_NO_23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har vært medlem før</text:p>
          </table:table-cell>
          <table:table-cell office:value-type="float" office:value="30631" calcext:value-type="float">
            <text:p>30631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ESS_R04_2008_NOR_NO_23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EI</text:p>
          </table:table-cell>
          <table:table-cell office:value-type="float" office:value="30632" calcext:value-type="float">
            <text:p>30632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ESS_R04_2008_NOR_NO_23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Vet ikke)</text:p>
          </table:table-cell>
          <table:table-cell office:value-type="float" office:value="30633" calcext:value-type="float">
            <text:p>30633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Lønn</text:p>
          </table:table-cell>
          <table:table-cell office:value-type="float" office:value="30634" calcext:value-type="float">
            <text:p>30634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ntekt fra egen næringsvirksomhet (ikke gårdsdrift)</text:p>
          </table:table-cell>
          <table:table-cell office:value-type="float" office:value="30635" calcext:value-type="float">
            <text:p>30635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ntekt fra gårdsdrift</text:p>
          </table:table-cell>
          <table:table-cell office:value-type="float" office:value="30636" calcext:value-type="float">
            <text:p>30636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ensjoner</text:p>
          </table:table-cell>
          <table:table-cell office:value-type="float" office:value="30637" calcext:value-type="float">
            <text:p>30637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rbeidsledighetstrygd eller etterlønn</text:p>
          </table:table-cell>
          <table:table-cell office:value-type="float" office:value="30638" calcext:value-type="float">
            <text:p>30638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dre trygder eller bidrag</text:p>
          </table:table-cell>
          <table:table-cell office:value-type="float" office:value="30639" calcext:value-type="float">
            <text:p>30639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ntekt fra investeringer, sparepenger, forsikring eller eiendom</text:p>
          </table:table-cell>
          <table:table-cell office:value-type="float" office:value="30640" calcext:value-type="float">
            <text:p>30640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nen inntekt (studielån)</text:p>
          </table:table-cell>
          <table:table-cell office:value-type="float" office:value="30641" calcext:value-type="float">
            <text:p>30641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Vet ikke)</text:p>
          </table:table-cell>
          <table:table-cell office:value-type="float" office:value="30642" calcext:value-type="float">
            <text:p>30642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J Mindre enn NOK 2 400</text:p>
          </table:table-cell>
          <table:table-cell office:value-type="float" office:value="32810" calcext:value-type="float">
            <text:p>32810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 NOK 2 400 til NOK 3 300</text:p>
          </table:table-cell>
          <table:table-cell office:value-type="float" office:value="32811" calcext:value-type="float">
            <text:p>32811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 NOK 3 300 til NOK 4 300</text:p>
          </table:table-cell>
          <table:table-cell office:value-type="float" office:value="32812" calcext:value-type="float">
            <text:p>32812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M NOK 4 300 til NOK 5 200</text:p>
          </table:table-cell>
          <table:table-cell office:value-type="float" office:value="32813" calcext:value-type="float">
            <text:p>32813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F NOK 5 200 til NOK 6 300</text:p>
          </table:table-cell>
          <table:table-cell office:value-type="float" office:value="32814" calcext:value-type="float">
            <text:p>32814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 NOK 6 300 til NOK 7 600</text:p>
          </table:table-cell>
          <table:table-cell office:value-type="float" office:value="32815" calcext:value-type="float">
            <text:p>32815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K NOK 7 600 til NOK 9 100</text:p>
          </table:table-cell>
          <table:table-cell office:value-type="float" office:value="32816" calcext:value-type="float">
            <text:p>32816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 NOK 9 100 til NOK 10 600</text:p>
          </table:table-cell>
          <table:table-cell office:value-type="float" office:value="32817" calcext:value-type="float">
            <text:p>32817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D NOK 10 600 til NOK 12 900</text:p>
          </table:table-cell>
          <table:table-cell office:value-type="float" office:value="32818" calcext:value-type="float">
            <text:p>32818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 NOK 12 900 eller mer</text:p>
          </table:table-cell>
          <table:table-cell office:value-type="float" office:value="32819" calcext:value-type="float">
            <text:p>328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0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Vet ikke)</text:p>
          </table:table-cell>
          <table:table-cell office:value-type="float" office:value="32820" calcext:value-type="float">
            <text:p>32820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Mindre enn NOK 10 500</text:p>
          </table:table-cell>
          <table:table-cell office:value-type="float" office:value="32821" calcext:value-type="float">
            <text:p>32821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NOK 10 500 til NOK 14 000</text:p>
          </table:table-cell>
          <table:table-cell office:value-type="float" office:value="32822" calcext:value-type="float">
            <text:p>32822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NOK 14 000 til NOK 18 500</text:p>
          </table:table-cell>
          <table:table-cell office:value-type="float" office:value="32823" calcext:value-type="float">
            <text:p>32823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NOK 18 500 til NOK 22 500</text:p>
          </table:table-cell>
          <table:table-cell office:value-type="float" office:value="32824" calcext:value-type="float">
            <text:p>32824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NOK 22 500 til NOK 27 000</text:p>
          </table:table-cell>
          <table:table-cell office:value-type="float" office:value="32825" calcext:value-type="float">
            <text:p>32825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NOK 27 000 til NOK 33 000</text:p>
          </table:table-cell>
          <table:table-cell office:value-type="float" office:value="32826" calcext:value-type="float">
            <text:p>32826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NOK 33 000 til NOK 39 500</text:p>
          </table:table-cell>
          <table:table-cell office:value-type="float" office:value="32827" calcext:value-type="float">
            <text:p>3282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NOK 39 500 til NOK 46 000</text:p>
          </table:table-cell>
          <table:table-cell office:value-type="float" office:value="32828" calcext:value-type="float">
            <text:p>3282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NOK 46 000 til NOK 56 000</text:p>
          </table:table-cell>
          <table:table-cell office:value-type="float" office:value="32829" calcext:value-type="float">
            <text:p>3282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NOK 56 000 eller mer</text:p>
          </table:table-cell>
          <table:table-cell office:value-type="float" office:value="32830" calcext:value-type="float">
            <text:p>32830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1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Vet ikke)</text:p>
          </table:table-cell>
          <table:table-cell office:value-type="float" office:value="32831" calcext:value-type="float">
            <text:p>32831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Mindre enn NOK 125 000</text:p>
          </table:table-cell>
          <table:table-cell office:value-type="float" office:value="32832" calcext:value-type="float">
            <text:p>32832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NOK 125 000 til NOK 170 000</text:p>
          </table:table-cell>
          <table:table-cell office:value-type="float" office:value="32833" calcext:value-type="float">
            <text:p>3283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NOK 170 000 til NOK 220 000</text:p>
          </table:table-cell>
          <table:table-cell office:value-type="float" office:value="32834" calcext:value-type="float">
            <text:p>32834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NOK 220 000 til NOK 270 000</text:p>
          </table:table-cell>
          <table:table-cell office:value-type="float" office:value="32835" calcext:value-type="float">
            <text:p>3283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NOK 270 000 til NOK 325 000</text:p>
          </table:table-cell>
          <table:table-cell office:value-type="float" office:value="32836" calcext:value-type="float">
            <text:p>32836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NOK 325 000 til NOK 400 000</text:p>
          </table:table-cell>
          <table:table-cell office:value-type="float" office:value="32837" calcext:value-type="float">
            <text:p>32837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NOK 400 000 til NOK 475 000</text:p>
          </table:table-cell>
          <table:table-cell office:value-type="float" office:value="32838" calcext:value-type="float">
            <text:p>32838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NOK 475 000 til NOK 550 000</text:p>
          </table:table-cell>
          <table:table-cell office:value-type="float" office:value="32839" calcext:value-type="float">
            <text:p>32839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NOK 550 000 til NOK 670 000</text:p>
          </table:table-cell>
          <table:table-cell office:value-type="float" office:value="32840" calcext:value-type="float">
            <text:p>32840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NOK 670 000 eller mer</text:p>
          </table:table-cell>
          <table:table-cell office:value-type="float" office:value="32841" calcext:value-type="float">
            <text:p>32841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2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Vet ikke)</text:p>
          </table:table-cell>
          <table:table-cell office:value-type="float" office:value="32842" calcext:value-type="float">
            <text:p>32842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ESS_R04_2008_NOR_NO_24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Har det bra med nåværende inntekt</text:p>
          </table:table-cell>
          <table:table-cell office:value-type="float" office:value="29906" calcext:value-type="float">
            <text:p>29906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ESS_R04_2008_NOR_NO_24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Klarer meg/oss med nåværende inntekt</text:p>
          </table:table-cell>
          <table:table-cell office:value-type="float" office:value="29907" calcext:value-type="float">
            <text:p>29907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ESS_R04_2008_NOR_NO_24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Det er vanskelig å klare seg på nåværende inntekt</text:p>
          </table:table-cell>
          <table:table-cell office:value-type="float" office:value="29908" calcext:value-type="float">
            <text:p>29908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ESS_R04_2008_NOR_NO_24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Det er svært vanskelig å klare seg på nåværende inntekt</text:p>
          </table:table-cell>
          <table:table-cell office:value-type="float" office:value="29909" calcext:value-type="float">
            <text:p>29909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ESS_R04_2008_NOR_NO_24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Vet ikke)</text:p>
          </table:table-cell>
          <table:table-cell office:value-type="float" office:value="29910" calcext:value-type="float">
            <text:p>29910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ESS_R04_2008_NOR_NO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ldig vanskelig</text:p>
          </table:table-cell>
          <table:table-cell office:value-type="float" office:value="29911" calcext:value-type="float">
            <text:p>29911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string" calcext:value-type="string">
            <text:p>ESS_R04_2008_NOR_NO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Ganske vanskelig</text:p>
          </table:table-cell>
          <table:table-cell office:value-type="float" office:value="29912" calcext:value-type="float">
            <text:p>29912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string" calcext:value-type="string">
            <text:p>ESS_R04_2008_NOR_NO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ken lett eller vanskelig</text:p>
          </table:table-cell>
          <table:table-cell office:value-type="float" office:value="29913" calcext:value-type="float">
            <text:p>29913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string" calcext:value-type="string">
            <text:p>ESS_R04_2008_NOR_NO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Ganske lett</text:p>
          </table:table-cell>
          <table:table-cell office:value-type="float" office:value="29914" calcext:value-type="float">
            <text:p>29914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string" calcext:value-type="string">
            <text:p>ESS_R04_2008_NOR_NO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ldig lett</text:p>
          </table:table-cell>
          <table:table-cell office:value-type="float" office:value="29915" calcext:value-type="float">
            <text:p>29915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string" calcext:value-type="string">
            <text:p>ESS_R04_2008_NOR_NO_24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Vet ikke)</text:p>
          </table:table-cell>
          <table:table-cell office:value-type="float" office:value="29916" calcext:value-type="float">
            <text:p>29916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Ingen utdanning eller førskoleutdanning</text:p>
          </table:table-cell>
          <table:table-cell office:value-type="float" office:value="32780" calcext:value-type="float">
            <text:p>32780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arneskole (første del av obligatorisk utdanning)</text:p>
          </table:table-cell>
          <table:table-cell office:value-type="float" office:value="32781" calcext:value-type="float">
            <text:p>32781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ngdomsskole (grunnskole, 7-årig folkeskole, framhaldsskole)</text:p>
          </table:table-cell>
          <table:table-cell office:value-type="float" office:value="32782" calcext:value-type="float">
            <text:p>32782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Videregående grunnutdanning (grunnkurs, VK1, folkehøyskole, realskole, ettårig eller toårig utdanning etter folkeskole)</text:p>
          </table:table-cell>
          <table:table-cell office:value-type="float" office:value="32783" calcext:value-type="float">
            <text:p>32783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Videregående avsluttende utdanning (VK2, VK3, gymnas, fagprøve, påbygging til studiekompetanse)</text:p>
          </table:table-cell>
          <table:table-cell office:value-type="float" office:value="32784" calcext:value-type="float">
            <text:p>32784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Teknisk fagskole, godkjent fagskole og forkurs til universitetet som ikke gir studiepoeng</text:p>
          </table:table-cell>
          <table:table-cell office:value-type="float" office:value="32785" calcext:value-type="float">
            <text:p>3278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niversitet/høyskole, 4 år eller mindre med eksamen (bachelor, cand.mag, lærerskole, sykepleieskole, ingeniør, siviløkonom)</text:p>
          </table:table-cell>
          <table:table-cell office:value-type="float" office:value="32786" calcext:value-type="float">
            <text:p>32786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niversitet/høyskole, mer enn 4 år med eksamen (mastergrad, hovedfag, sivilingeniør, siviløkonom høyere avdeling)</text:p>
          </table:table-cell>
          <table:table-cell office:value-type="float" office:value="32787" calcext:value-type="float">
            <text:p>32787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Forskernivå (Dr.grad, Ph.D.)</text:p>
          </table:table-cell>
          <table:table-cell office:value-type="float" office:value="32788" calcext:value-type="float">
            <text:p>32788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Vet ikke)</text:p>
          </table:table-cell>
          <table:table-cell office:value-type="float" office:value="32789" calcext:value-type="float">
            <text:p>32789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 lønnet arbeid (eller midlertidig fraværende), (ansatt, selvstendig næringsdrivende eller har arbeid i familiebedrift)</text:p>
          </table:table-cell>
          <table:table-cell office:value-type="float" office:value="31377" calcext:value-type="float">
            <text:p>31377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der utdanning (som ikke er betalt av arbeidsgiver, medregnet fravær fra utdanning pga ferie)</text:p>
          </table:table-cell>
          <table:table-cell office:value-type="float" office:value="31378" calcext:value-type="float">
            <text:p>31378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dsledig og aktivt arbeidssøkende</text:p>
          </table:table-cell>
          <table:table-cell office:value-type="float" office:value="31379" calcext:value-type="float">
            <text:p>31379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dsledig, ønsker en jobb men er ikke aktivt arbeidssøkende</text:p>
          </table:table-cell>
          <table:table-cell office:value-type="float" office:value="31380" calcext:value-type="float">
            <text:p>31380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Varig syk eller funksjonshemmet</text:p>
          </table:table-cell>
          <table:table-cell office:value-type="float" office:value="31381" calcext:value-type="float">
            <text:p>31381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nsjonert</text:p>
          </table:table-cell>
          <table:table-cell office:value-type="float" office:value="31382" calcext:value-type="float">
            <text:p>31382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 siviltjeneste eller militærtjeneste</text:p>
          </table:table-cell>
          <table:table-cell office:value-type="float" office:value="31383" calcext:value-type="float">
            <text:p>31383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Husarbeid, passer barn eller andre personer</text:p>
          </table:table-cell>
          <table:table-cell office:value-type="float" office:value="31384" calcext:value-type="float">
            <text:p>31384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6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Vet ikke)</text:p>
          </table:table-cell>
          <table:table-cell office:value-type="float" office:value="31385" calcext:value-type="float">
            <text:p>31385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7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47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47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 lønnet arbeid (eller midlertidig fraværende), (ansatt, selvstendig næringsdrivende eller har arbeid i familiebedrift)</text:p>
          </table:table-cell>
          <table:table-cell office:value-type="float" office:value="31377" calcext:value-type="float">
            <text:p>31377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der utdanning (som ikke er betalt av arbeidsgiver, medregnet fravær fra utdanning pga ferie)</text:p>
          </table:table-cell>
          <table:table-cell office:value-type="float" office:value="31378" calcext:value-type="float">
            <text:p>31378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dsledig og aktivt arbeidssøkende</text:p>
          </table:table-cell>
          <table:table-cell office:value-type="float" office:value="31379" calcext:value-type="float">
            <text:p>31379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dsledig, ønsker en jobb men er ikke aktivt arbeidssøkende</text:p>
          </table:table-cell>
          <table:table-cell office:value-type="float" office:value="31380" calcext:value-type="float">
            <text:p>31380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Varig syk eller funksjonshemmet</text:p>
          </table:table-cell>
          <table:table-cell office:value-type="float" office:value="31381" calcext:value-type="float">
            <text:p>31381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ensjonert</text:p>
          </table:table-cell>
          <table:table-cell office:value-type="float" office:value="31382" calcext:value-type="float">
            <text:p>31382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 siviltjeneste eller militærtjeneste</text:p>
          </table:table-cell>
          <table:table-cell office:value-type="float" office:value="31383" calcext:value-type="float">
            <text:p>31383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Husarbeid, passer barn eller andre personer</text:p>
          </table:table-cell>
          <table:table-cell office:value-type="float" office:value="31384" calcext:value-type="float">
            <text:p>31384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Vet ikke)</text:p>
          </table:table-cell>
          <table:table-cell office:value-type="float" office:value="31385" calcext:value-type="float">
            <text:p>31385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ESS_R04_2008_NOR_NO_24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4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4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5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5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52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5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nsatt,</text:p>
          </table:table-cell>
          <table:table-cell office:value-type="float" office:value="30663" calcext:value-type="float">
            <text:p>30663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string" calcext:value-type="string">
            <text:p>ESS_R04_2008_NOR_NO_25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vstendig næringsdrivende</text:p>
          </table:table-cell>
          <table:table-cell office:value-type="float" office:value="30664" calcext:value-type="float">
            <text:p>30664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string" calcext:value-type="string">
            <text:p>ESS_R04_2008_NOR_NO_25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ller arbeider i familiebedrift?</text:p>
          </table:table-cell>
          <table:table-cell office:value-type="float" office:value="30665" calcext:value-type="float">
            <text:p>30665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string" calcext:value-type="string">
            <text:p>ESS_R04_2008_NOR_NO_25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Vet ikke)</text:p>
          </table:table-cell>
          <table:table-cell office:value-type="float" office:value="30666" calcext:value-type="float">
            <text:p>30666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string" calcext:value-type="string">
            <text:p>ESS_R04_2008_NOR_NO_25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5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5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5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5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 text:c="2"/>Han/hun har ingen innflytelse over det</text:p>
          </table:table-cell>
          <table:table-cell office:value-type="float" office:value="30667" calcext:value-type="float">
            <text:p>30667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30668" calcext:value-type="float">
            <text:p>30668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30669" calcext:value-type="float">
            <text:p>30669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30670" calcext:value-type="float">
            <text:p>30670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30671" calcext:value-type="float">
            <text:p>30671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30672" calcext:value-type="float">
            <text:p>30672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30673" calcext:value-type="float">
            <text:p>30673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30674" calcext:value-type="float">
            <text:p>30674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30675" calcext:value-type="float">
            <text:p>30675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30676" calcext:value-type="float">
            <text:p>30676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an/hun har full kontroll</text:p>
          </table:table-cell>
          <table:table-cell office:value-type="float" office:value="30677" calcext:value-type="float">
            <text:p>30677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Vet ikke)</text:p>
          </table:table-cell>
          <table:table-cell office:value-type="float" office:value="30678" calcext:value-type="float">
            <text:p>30678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 text:c="2"/>Han/hun har ingen innflytelse over det</text:p>
          </table:table-cell>
          <table:table-cell office:value-type="float" office:value="30667" calcext:value-type="float">
            <text:p>30667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30668" calcext:value-type="float">
            <text:p>30668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30669" calcext:value-type="float">
            <text:p>30669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30670" calcext:value-type="float">
            <text:p>30670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30671" calcext:value-type="float">
            <text:p>30671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30672" calcext:value-type="float">
            <text:p>30672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30673" calcext:value-type="float">
            <text:p>30673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30674" calcext:value-type="float">
            <text:p>30674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30675" calcext:value-type="float">
            <text:p>30675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30676" calcext:value-type="float">
            <text:p>30676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an/hun har full kontroll</text:p>
          </table:table-cell>
          <table:table-cell office:value-type="float" office:value="30677" calcext:value-type="float">
            <text:p>30677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Vet ikke)</text:p>
          </table:table-cell>
          <table:table-cell office:value-type="float" office:value="30678" calcext:value-type="float">
            <text:p>30678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ESS_R04_2008_NOR_NO_25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Ingen utdanning eller førskoleutdanning</text:p>
          </table:table-cell>
          <table:table-cell office:value-type="float" office:value="32780" calcext:value-type="float">
            <text:p>32780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arneskole (første del av obligatorisk utdanning)</text:p>
          </table:table-cell>
          <table:table-cell office:value-type="float" office:value="32781" calcext:value-type="float">
            <text:p>32781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ngdomsskole (grunnskole, 7-årig folkeskole, framhaldsskole)</text:p>
          </table:table-cell>
          <table:table-cell office:value-type="float" office:value="32782" calcext:value-type="float">
            <text:p>32782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Videregående grunnutdanning (grunnkurs, VK1, folkehøyskole, realskole, ettårig eller toårig utdanning etter folkeskole)</text:p>
          </table:table-cell>
          <table:table-cell office:value-type="float" office:value="32783" calcext:value-type="float">
            <text:p>32783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Videregående avsluttende utdanning (VK2, VK3, gymnas, fagprøve, påbygging til studiekompetanse)</text:p>
          </table:table-cell>
          <table:table-cell office:value-type="float" office:value="32784" calcext:value-type="float">
            <text:p>32784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Teknisk fagskole, godkjent fagskole og forkurs til universitetet som ikke gir studiepoeng</text:p>
          </table:table-cell>
          <table:table-cell office:value-type="float" office:value="32785" calcext:value-type="float">
            <text:p>3278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niversitet/høyskole, 4 år eller mindre med eksamen (bachelor, cand.mag, lærerskole, sykepleieskole, ingeniør, siviløkonom)</text:p>
          </table:table-cell>
          <table:table-cell office:value-type="float" office:value="32786" calcext:value-type="float">
            <text:p>32786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niversitet/høyskole, mer enn 4 år med eksamen (mastergrad, hovedfag, sivilingeniør, siviløkonom høyere avdeling)</text:p>
          </table:table-cell>
          <table:table-cell office:value-type="float" office:value="32787" calcext:value-type="float">
            <text:p>32787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Forskernivå (Dr.grad, Ph.D.)</text:p>
          </table:table-cell>
          <table:table-cell office:value-type="float" office:value="32788" calcext:value-type="float">
            <text:p>32788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Vet ikke)</text:p>
          </table:table-cell>
          <table:table-cell office:value-type="float" office:value="32789" calcext:value-type="float">
            <text:p>32789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nsatt</text:p>
          </table:table-cell>
          <table:table-cell office:value-type="float" office:value="30689" calcext:value-type="float">
            <text:p>30689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string" calcext:value-type="string">
            <text:p>ESS_R04_2008_NOR_NO_26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vstendig næringsdrivende</text:p>
          </table:table-cell>
          <table:table-cell office:value-type="float" office:value="30690" calcext:value-type="float">
            <text:p>30690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string" calcext:value-type="string">
            <text:p>ESS_R04_2008_NOR_NO_26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rbeidet ikke</text:p>
          </table:table-cell>
          <table:table-cell office:value-type="float" office:value="30691" calcext:value-type="float">
            <text:p>30691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string" calcext:value-type="string">
            <text:p>ESS_R04_2008_NOR_NO_26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Far død eller fraværende da IO var 14 år</text:p>
          </table:table-cell>
          <table:table-cell office:value-type="float" office:value="30692" calcext:value-type="float">
            <text:p>30692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string" calcext:value-type="string">
            <text:p>ESS_R04_2008_NOR_NO_26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Vet ikke)</text:p>
          </table:table-cell>
          <table:table-cell office:value-type="float" office:value="30693" calcext:value-type="float">
            <text:p>30693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string" calcext:value-type="string">
            <text:p>ESS_R04_2008_NOR_NO_26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Ingen,</text:p>
          </table:table-cell>
          <table:table-cell office:value-type="float" office:value="30694" calcext:value-type="float">
            <text:p>30694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ESS_R04_2008_NOR_NO_26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til 24,</text:p>
          </table:table-cell>
          <table:table-cell office:value-type="float" office:value="30695" calcext:value-type="float">
            <text:p>30695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ESS_R04_2008_NOR_NO_26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eller flere</text:p>
          </table:table-cell>
          <table:table-cell office:value-type="float" office:value="30696" calcext:value-type="float">
            <text:p>30696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ESS_R04_2008_NOR_NO_26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Vet ikke)</text:p>
          </table:table-cell>
          <table:table-cell office:value-type="float" office:value="30697" calcext:value-type="float">
            <text:p>30697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ESS_R04_2008_NOR_NO_263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63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63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64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Profesjons- og tekniske yrker slik som: lege - lærer – ingeniørkunstner - revisor</text:p>
          </table:table-cell>
          <table:table-cell office:value-type="float" office:value="32843" calcext:value-type="float">
            <text:p>32843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Høyere administrative stillinger slik som: banksjef – leder I større bedrift – enhetsleder i offentlig sektor - fagforeningsleder</text:p>
          </table:table-cell>
          <table:table-cell office:value-type="float" office:value="32844" calcext:value-type="float">
            <text:p>32844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Kontorstillinger slik som: sekretær - kontorassistent – kontorsjef - bokholder</text:p>
          </table:table-cell>
          <table:table-cell office:value-type="float" office:value="32845" calcext:value-type="float">
            <text:p>3284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algsyrker slik som: salgsdirektør - butikkeier - butikkselger - forsikringsagent</text:p>
          </table:table-cell>
          <table:table-cell office:value-type="float" office:value="32846" calcext:value-type="float">
            <text:p>32846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rviceyrker slik som: restauranteier - politibetjent – servitør omsorgsarbeider – frisør – militære yrker</text:p>
          </table:table-cell>
          <table:table-cell office:value-type="float" office:value="32847" calcext:value-type="float">
            <text:p>32847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Faglært arbeider slik som: formann - motormekaniker - trykkeriarbeider - verktøymaker - elektriker</text:p>
          </table:table-cell>
          <table:table-cell office:value-type="float" office:value="32848" calcext:value-type="float">
            <text:p>32848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pesialisert arbeider slik som: murer - bussjåfør – spesialisert fabrikkarbeider - tømrer - blikkenslager - baker</text:p>
          </table:table-cell>
          <table:table-cell office:value-type="float" office:value="32849" calcext:value-type="float">
            <text:p>32849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Ufaglært arbeider slik som: arbeider - vaktmester – ufaglært fabrikkarbeider</text:p>
          </table:table-cell>
          <table:table-cell office:value-type="float" office:value="32850" calcext:value-type="float">
            <text:p>32850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Landbruks- og fiskeriyrker slik som: bonde - gårdsarbeider - traktorkjører – fisker</text:p>
          </table:table-cell>
          <table:table-cell office:value-type="float" office:value="32851" calcext:value-type="float">
            <text:p>32851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Vet ikke)</text:p>
          </table:table-cell>
          <table:table-cell office:value-type="float" office:value="32852" calcext:value-type="float">
            <text:p>32852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Ingen utdanning eller førskoleutdanning</text:p>
          </table:table-cell>
          <table:table-cell office:value-type="float" office:value="32780" calcext:value-type="float">
            <text:p>32780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arneskole (første del av obligatorisk utdanning)</text:p>
          </table:table-cell>
          <table:table-cell office:value-type="float" office:value="32781" calcext:value-type="float">
            <text:p>32781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ngdomsskole (grunnskole, 7-årig folkeskole, framhaldsskole)</text:p>
          </table:table-cell>
          <table:table-cell office:value-type="float" office:value="32782" calcext:value-type="float">
            <text:p>32782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Videregående grunnutdanning (grunnkurs, VK1, folkehøyskole, realskole, ettårig eller toårig utdanning etter folkeskole)</text:p>
          </table:table-cell>
          <table:table-cell office:value-type="float" office:value="32783" calcext:value-type="float">
            <text:p>32783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Videregående avsluttende utdanning (VK2, VK3, gymnas, fagprøve, påbygging til studiekompetanse)</text:p>
          </table:table-cell>
          <table:table-cell office:value-type="float" office:value="32784" calcext:value-type="float">
            <text:p>32784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Teknisk fagskole, godkjent fagskole og forkurs til universitetet som ikke gir studiepoeng</text:p>
          </table:table-cell>
          <table:table-cell office:value-type="float" office:value="32785" calcext:value-type="float">
            <text:p>3278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niversitet/høyskole, 4 år eller mindre med eksamen (bachelor, cand.mag, lærerskole, sykepleieskole, ingeniør, siviløkonom)</text:p>
          </table:table-cell>
          <table:table-cell office:value-type="float" office:value="32786" calcext:value-type="float">
            <text:p>32786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niversitet/høyskole, mer enn 4 år med eksamen (mastergrad, hovedfag, sivilingeniør, siviløkonom høyere avdeling)</text:p>
          </table:table-cell>
          <table:table-cell office:value-type="float" office:value="32787" calcext:value-type="float">
            <text:p>32787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Forskernivå (Dr.grad, Ph.D.)</text:p>
          </table:table-cell>
          <table:table-cell office:value-type="float" office:value="32788" calcext:value-type="float">
            <text:p>32788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Vet ikke)</text:p>
          </table:table-cell>
          <table:table-cell office:value-type="float" office:value="32789" calcext:value-type="float">
            <text:p>32789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ESS_R04_2008_NOR_NO_26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nsatt</text:p>
          </table:table-cell>
          <table:table-cell office:value-type="float" office:value="30716" calcext:value-type="float">
            <text:p>30716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string" calcext:value-type="string">
            <text:p>ESS_R04_2008_NOR_NO_26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vstendig næringsdrivende</text:p>
          </table:table-cell>
          <table:table-cell office:value-type="float" office:value="30717" calcext:value-type="float">
            <text:p>30717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string" calcext:value-type="string">
            <text:p>ESS_R04_2008_NOR_NO_26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rbeidet ikke</text:p>
          </table:table-cell>
          <table:table-cell office:value-type="float" office:value="30718" calcext:value-type="float">
            <text:p>30718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string" calcext:value-type="string">
            <text:p>ESS_R04_2008_NOR_NO_26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Mor død eller fraværende da IO var 14 år</text:p>
          </table:table-cell>
          <table:table-cell office:value-type="float" office:value="30719" calcext:value-type="float">
            <text:p>30719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string" calcext:value-type="string">
            <text:p>ESS_R04_2008_NOR_NO_26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Vet ikke)</text:p>
          </table:table-cell>
          <table:table-cell office:value-type="float" office:value="30720" calcext:value-type="float">
            <text:p>30720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string" calcext:value-type="string">
            <text:p>ESS_R04_2008_NOR_NO_26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Ingen,</text:p>
          </table:table-cell>
          <table:table-cell office:value-type="float" office:value="30694" calcext:value-type="float">
            <text:p>30694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ESS_R04_2008_NOR_NO_26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til 24,</text:p>
          </table:table-cell>
          <table:table-cell office:value-type="float" office:value="30695" calcext:value-type="float">
            <text:p>30695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ESS_R04_2008_NOR_NO_26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eller flere</text:p>
          </table:table-cell>
          <table:table-cell office:value-type="float" office:value="30696" calcext:value-type="float">
            <text:p>30696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ESS_R04_2008_NOR_NO_26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Vet ikke)</text:p>
          </table:table-cell>
          <table:table-cell office:value-type="float" office:value="30697" calcext:value-type="float">
            <text:p>30697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string" calcext:value-type="string">
            <text:p>ESS_R04_2008_NOR_NO_269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69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69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0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Skriv inn)</text:p>
          </table:table-cell>
          <table:table-cell office:value-type="float" office:value="29286" calcext:value-type="float">
            <text:p>29286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Profesjons- og tekniske yrker slik som: lege - lærer – ingeniørkunstner - revisor</text:p>
          </table:table-cell>
          <table:table-cell office:value-type="float" office:value="32853" calcext:value-type="float">
            <text:p>32853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Høyere administrative stillinger slik som: banksjef – leder I større bedrift – enhetsleder i offentlig sektor - fagforeningsleder</text:p>
          </table:table-cell>
          <table:table-cell office:value-type="float" office:value="32854" calcext:value-type="float">
            <text:p>32854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Kontorstillinger slik som: sekretær - kontorassistent – kontorsjef - bokholder</text:p>
          </table:table-cell>
          <table:table-cell office:value-type="float" office:value="32855" calcext:value-type="float">
            <text:p>32855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algsyrker slik som: salgsdirektør - butikkeier - butikkselger - forsikringsagent</text:p>
          </table:table-cell>
          <table:table-cell office:value-type="float" office:value="32856" calcext:value-type="float">
            <text:p>32856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rviceyrker slik som: restauranteier - politibetjent - servitør - omsorgsarbeider - frisør</text:p>
          </table:table-cell>
          <table:table-cell office:value-type="float" office:value="32857" calcext:value-type="float">
            <text:p>32857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Faglært arbeider slik som: formann - motormekaniker - trykkeriarbeider - verktøymaker - elektriker</text:p>
          </table:table-cell>
          <table:table-cell office:value-type="float" office:value="32858" calcext:value-type="float">
            <text:p>32858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pesialisert arbeider slik som: murer - bussjåfør – spesialisert fabrikkarbeider - tømrer - blikkenslager - baker</text:p>
          </table:table-cell>
          <table:table-cell office:value-type="float" office:value="32859" calcext:value-type="float">
            <text:p>32859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Ufaglært arbeider slik som: arbeider - vaktmester – ufaglært fabrikkarbeider</text:p>
          </table:table-cell>
          <table:table-cell office:value-type="float" office:value="32860" calcext:value-type="float">
            <text:p>32860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Gårdsarbeider slik som: bonde - gårdsarbeider – traktorkjører</text:p>
          </table:table-cell>
          <table:table-cell office:value-type="float" office:value="32861" calcext:value-type="float">
            <text:p>32861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Vet ikke)</text:p>
          </table:table-cell>
          <table:table-cell office:value-type="float" office:value="32862" calcext:value-type="float">
            <text:p>32862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ESS_R04_2008_NOR_NO_272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2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2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ift</text:p>
          </table:table-cell>
          <table:table-cell office:value-type="float" office:value="30721" calcext:value-type="float">
            <text:p>30721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I registrert partnerskap</text:p>
          </table:table-cell>
          <table:table-cell office:value-type="float" office:value="30722" calcext:value-type="float">
            <text:p>30722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ert (men fortsatt gift)</text:p>
          </table:table-cell>
          <table:table-cell office:value-type="float" office:value="30723" calcext:value-type="float">
            <text:p>30723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ert (men fortsatt i partnerskap)</text:p>
          </table:table-cell>
          <table:table-cell office:value-type="float" office:value="30724" calcext:value-type="float">
            <text:p>30724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kilt</text:p>
          </table:table-cell>
          <table:table-cell office:value-type="float" office:value="30725" calcext:value-type="float">
            <text:p>30725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Enke/enkemann</text:p>
          </table:table-cell>
          <table:table-cell office:value-type="float" office:value="30726" calcext:value-type="float">
            <text:p>30726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Tidligere i partnerskap som nå er oppløst</text:p>
          </table:table-cell>
          <table:table-cell office:value-type="float" office:value="30727" calcext:value-type="float">
            <text:p>30727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Tidligere i partnerskap, partneren døde</text:p>
          </table:table-cell>
          <table:table-cell office:value-type="float" office:value="30728" calcext:value-type="float">
            <text:p>30728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Aldri vært gift OG aldri vært i partnerskap</text:p>
          </table:table-cell>
          <table:table-cell office:value-type="float" office:value="30729" calcext:value-type="float">
            <text:p>30729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Vet ikke)</text:p>
          </table:table-cell>
          <table:table-cell office:value-type="float" office:value="30730" calcext:value-type="float">
            <text:p>30730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ESS_R04_2008_NOR_NO_274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4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4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5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5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5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8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8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8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9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9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79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0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0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0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1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Ja</text:p>
          </table:table-cell>
          <table:table-cell office:value-type="float" office:value="29404" calcext:value-type="float">
            <text:p>29404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1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Nei</text:p>
          </table:table-cell>
          <table:table-cell office:value-type="float" office:value="29405" calcext:value-type="float">
            <text:p>29405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1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(Vet ikke)</text:p>
          </table:table-cell>
          <table:table-cell office:value-type="float" office:value="29406" calcext:value-type="float">
            <text:p>29406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Ikke noe tid</text:p>
          </table:table-cell>
          <table:table-cell office:value-type="float" office:value="29991" calcext:value-type="float">
            <text:p>29991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indre enn en ½ time</text:p>
          </table:table-cell>
          <table:table-cell office:value-type="float" office:value="29992" calcext:value-type="float">
            <text:p>29992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Fra ½ til 1 time</text:p>
          </table:table-cell>
          <table:table-cell office:value-type="float" office:value="29993" calcext:value-type="float">
            <text:p>29993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r enn 1 time, opptil 1½ time</text:p>
          </table:table-cell>
          <table:table-cell office:value-type="float" office:value="29994" calcext:value-type="float">
            <text:p>29994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r enn 1½, opptil 2 timer</text:p>
          </table:table-cell>
          <table:table-cell office:value-type="float" office:value="29995" calcext:value-type="float">
            <text:p>29995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r enn 2 timer, opptil 2½ timer</text:p>
          </table:table-cell>
          <table:table-cell office:value-type="float" office:value="29996" calcext:value-type="float">
            <text:p>29996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r enn 2½ timer, opptil 3 timer</text:p>
          </table:table-cell>
          <table:table-cell office:value-type="float" office:value="29997" calcext:value-type="float">
            <text:p>29997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r enn 3 timer</text:p>
          </table:table-cell>
          <table:table-cell office:value-type="float" office:value="29998" calcext:value-type="float">
            <text:p>29998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Vet ikke)</text:p>
          </table:table-cell>
          <table:table-cell office:value-type="float" office:value="29999" calcext:value-type="float">
            <text:p>29999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Ikke noe tid</text:p>
          </table:table-cell>
          <table:table-cell office:value-type="float" office:value="29991" calcext:value-type="float">
            <text:p>29991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indre enn en ½ time</text:p>
          </table:table-cell>
          <table:table-cell office:value-type="float" office:value="29992" calcext:value-type="float">
            <text:p>29992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Fra ½ til 1 time</text:p>
          </table:table-cell>
          <table:table-cell office:value-type="float" office:value="29993" calcext:value-type="float">
            <text:p>29993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r enn 1 time, opptil 1½ time</text:p>
          </table:table-cell>
          <table:table-cell office:value-type="float" office:value="29994" calcext:value-type="float">
            <text:p>29994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r enn 1½, opptil 2 timer</text:p>
          </table:table-cell>
          <table:table-cell office:value-type="float" office:value="29995" calcext:value-type="float">
            <text:p>29995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r enn 2 timer, opptil 2½ timer</text:p>
          </table:table-cell>
          <table:table-cell office:value-type="float" office:value="29996" calcext:value-type="float">
            <text:p>29996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r enn 2½ timer, opptil 3 timer</text:p>
          </table:table-cell>
          <table:table-cell office:value-type="float" office:value="29997" calcext:value-type="float">
            <text:p>29997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r enn 3 timer</text:p>
          </table:table-cell>
          <table:table-cell office:value-type="float" office:value="29998" calcext:value-type="float">
            <text:p>29998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Vet ikke)</text:p>
          </table:table-cell>
          <table:table-cell office:value-type="float" office:value="29999" calcext:value-type="float">
            <text:p>29999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Ikke noe tid</text:p>
          </table:table-cell>
          <table:table-cell office:value-type="float" office:value="29991" calcext:value-type="float">
            <text:p>29991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indre enn en ½ time</text:p>
          </table:table-cell>
          <table:table-cell office:value-type="float" office:value="29992" calcext:value-type="float">
            <text:p>29992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Fra ½ til 1 time</text:p>
          </table:table-cell>
          <table:table-cell office:value-type="float" office:value="29993" calcext:value-type="float">
            <text:p>29993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r enn 1 time, opptil 1½ time</text:p>
          </table:table-cell>
          <table:table-cell office:value-type="float" office:value="29994" calcext:value-type="float">
            <text:p>29994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r enn 1½, opptil 2 timer</text:p>
          </table:table-cell>
          <table:table-cell office:value-type="float" office:value="29995" calcext:value-type="float">
            <text:p>29995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r enn 2 timer, opptil 2½ timer</text:p>
          </table:table-cell>
          <table:table-cell office:value-type="float" office:value="29996" calcext:value-type="float">
            <text:p>29996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r enn 2½ timer, opptil 3 timer</text:p>
          </table:table-cell>
          <table:table-cell office:value-type="float" office:value="29997" calcext:value-type="float">
            <text:p>29997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r enn 3 timer</text:p>
          </table:table-cell>
          <table:table-cell office:value-type="float" office:value="29998" calcext:value-type="float">
            <text:p>29998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Vet ikke)</text:p>
          </table:table-cell>
          <table:table-cell office:value-type="float" office:value="29999" calcext:value-type="float">
            <text:p>29999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n kan ikke være for forsiktig</text:p>
          </table:table-cell>
          <table:table-cell office:value-type="float" office:value="32863" calcext:value-type="float">
            <text:p>3286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2864" calcext:value-type="float">
            <text:p>32864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2865" calcext:value-type="float">
            <text:p>32865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2866" calcext:value-type="float">
            <text:p>32866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2867" calcext:value-type="float">
            <text:p>32867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2868" calcext:value-type="float">
            <text:p>32868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2869" calcext:value-type="float">
            <text:p>32869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2870" calcext:value-type="float">
            <text:p>32870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2871" calcext:value-type="float">
            <text:p>32871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2872" calcext:value-type="float">
            <text:p>32872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olk flest er til å stole på</text:p>
          </table:table-cell>
          <table:table-cell office:value-type="float" office:value="32873" calcext:value-type="float">
            <text:p>3287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Vet ikke)</text:p>
          </table:table-cell>
          <table:table-cell office:value-type="float" office:value="32874" calcext:value-type="float">
            <text:p>32874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Folk flest vil prøve å utnytte meg</text:p>
          </table:table-cell>
          <table:table-cell office:value-type="float" office:value="32875" calcext:value-type="float">
            <text:p>32875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32876" calcext:value-type="float">
            <text:p>32876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2877" calcext:value-type="float">
            <text:p>32877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2878" calcext:value-type="float">
            <text:p>32878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32879" calcext:value-type="float">
            <text:p>32879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32880" calcext:value-type="float">
            <text:p>32880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32881" calcext:value-type="float">
            <text:p>32881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32882" calcext:value-type="float">
            <text:p>32882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32883" calcext:value-type="float">
            <text:p>3288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32884" calcext:value-type="float">
            <text:p>32884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Folk flest vil prøve å være rimelige og rettferdige</text:p>
          </table:table-cell>
          <table:table-cell office:value-type="float" office:value="32885" calcext:value-type="float">
            <text:p>32885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Vet ikke)</text:p>
          </table:table-cell>
          <table:table-cell office:value-type="float" office:value="32886" calcext:value-type="float">
            <text:p>32886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Venstresiden</text:p>
          </table:table-cell>
          <table:table-cell office:value-type="float" office:value="32887" calcext:value-type="float">
            <text:p>32887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2888" calcext:value-type="float">
            <text:p>32888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2889" calcext:value-type="float">
            <text:p>3288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2890" calcext:value-type="float">
            <text:p>3289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2891" calcext:value-type="float">
            <text:p>32891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2892" calcext:value-type="float">
            <text:p>32892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2893" calcext:value-type="float">
            <text:p>3289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2894" calcext:value-type="float">
            <text:p>32894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2895" calcext:value-type="float">
            <text:p>3289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2896" calcext:value-type="float">
            <text:p>32896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Høyresiden</text:p>
          </table:table-cell>
          <table:table-cell office:value-type="float" office:value="32897" calcext:value-type="float">
            <text:p>32897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Vet ikke)</text:p>
          </table:table-cell>
          <table:table-cell office:value-type="float" office:value="32898" calcext:value-type="float">
            <text:p>32898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Ekstremt misfornøyd</text:p>
          </table:table-cell>
          <table:table-cell office:value-type="float" office:value="31900" calcext:value-type="float">
            <text:p>31900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31901" calcext:value-type="float">
            <text:p>3190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31902" calcext:value-type="float">
            <text:p>31902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31903" calcext:value-type="float">
            <text:p>31903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31904" calcext:value-type="float">
            <text:p>31904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31905" calcext:value-type="float">
            <text:p>31905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31906" calcext:value-type="float">
            <text:p>31906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31907" calcext:value-type="float">
            <text:p>31907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31908" calcext:value-type="float">
            <text:p>31908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31909" calcext:value-type="float">
            <text:p>31909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Ekstremt fornøyd</text:p>
          </table:table-cell>
          <table:table-cell office:value-type="float" office:value="31910" calcext:value-type="float">
            <text:p>31910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Vet ikke)</text:p>
          </table:table-cell>
          <table:table-cell office:value-type="float" office:value="31911" calcext:value-type="float">
            <text:p>31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Ekstremt misfornøyd</text:p>
          </table:table-cell>
          <table:table-cell office:value-type="float" office:value="31900" calcext:value-type="float">
            <text:p>31900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31901" calcext:value-type="float">
            <text:p>3190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31902" calcext:value-type="float">
            <text:p>31902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31903" calcext:value-type="float">
            <text:p>31903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31904" calcext:value-type="float">
            <text:p>31904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31905" calcext:value-type="float">
            <text:p>31905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31906" calcext:value-type="float">
            <text:p>31906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31907" calcext:value-type="float">
            <text:p>31907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31908" calcext:value-type="float">
            <text:p>31908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31909" calcext:value-type="float">
            <text:p>31909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Ekstremt fornøyd</text:p>
          </table:table-cell>
          <table:table-cell office:value-type="float" office:value="31910" calcext:value-type="float">
            <text:p>31910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8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Vet ikke)</text:p>
          </table:table-cell>
          <table:table-cell office:value-type="float" office:value="31911" calcext:value-type="float">
            <text:p>31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kstremt misfornøyd</text:p>
          </table:table-cell>
          <table:table-cell office:value-type="float" office:value="31900" calcext:value-type="float">
            <text:p>31900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31901" calcext:value-type="float">
            <text:p>3190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31902" calcext:value-type="float">
            <text:p>31902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31903" calcext:value-type="float">
            <text:p>31903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31904" calcext:value-type="float">
            <text:p>31904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31905" calcext:value-type="float">
            <text:p>31905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31906" calcext:value-type="float">
            <text:p>31906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31907" calcext:value-type="float">
            <text:p>31907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31908" calcext:value-type="float">
            <text:p>31908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31909" calcext:value-type="float">
            <text:p>31909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kstremt fornøyd</text:p>
          </table:table-cell>
          <table:table-cell office:value-type="float" office:value="31910" calcext:value-type="float">
            <text:p>31910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Vet ikke)</text:p>
          </table:table-cell>
          <table:table-cell office:value-type="float" office:value="31911" calcext:value-type="float">
            <text:p>31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ESS_R04_2008_NOR_NO_29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Svært enig</text:p>
          </table:table-cell>
          <table:table-cell office:value-type="float" office:value="30071" calcext:value-type="float">
            <text:p>30071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Enig</text:p>
          </table:table-cell>
          <table:table-cell office:value-type="float" office:value="30072" calcext:value-type="float">
            <text:p>30072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Verken enig eller uenig</text:p>
          </table:table-cell>
          <table:table-cell office:value-type="float" office:value="30073" calcext:value-type="float">
            <text:p>30073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Uenig</text:p>
          </table:table-cell>
          <table:table-cell office:value-type="float" office:value="30074" calcext:value-type="float">
            <text:p>30074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Svært uenig</text:p>
          </table:table-cell>
          <table:table-cell office:value-type="float" office:value="30075" calcext:value-type="float">
            <text:p>30075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Vet ikke)</text:p>
          </table:table-cell>
          <table:table-cell office:value-type="float" office:value="30076" calcext:value-type="float">
            <text:p>30076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Svært enig</text:p>
          </table:table-cell>
          <table:table-cell office:value-type="float" office:value="30071" calcext:value-type="float">
            <text:p>30071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Enig</text:p>
          </table:table-cell>
          <table:table-cell office:value-type="float" office:value="30072" calcext:value-type="float">
            <text:p>30072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Verken enig eller uenig</text:p>
          </table:table-cell>
          <table:table-cell office:value-type="float" office:value="30073" calcext:value-type="float">
            <text:p>30073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Uenig</text:p>
          </table:table-cell>
          <table:table-cell office:value-type="float" office:value="30074" calcext:value-type="float">
            <text:p>30074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Svært uenig</text:p>
          </table:table-cell>
          <table:table-cell office:value-type="float" office:value="30075" calcext:value-type="float">
            <text:p>30075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Vet ikke)</text:p>
          </table:table-cell>
          <table:table-cell office:value-type="float" office:value="30076" calcext:value-type="float">
            <text:p>30076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Ingen tillit i det hele tatt</text:p>
          </table:table-cell>
          <table:table-cell office:value-type="float" office:value="30123" calcext:value-type="float">
            <text:p>30123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0124" calcext:value-type="float">
            <text:p>30124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0125" calcext:value-type="float">
            <text:p>30125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0126" calcext:value-type="float">
            <text:p>30126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0127" calcext:value-type="float">
            <text:p>30127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0128" calcext:value-type="float">
            <text:p>30128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0129" calcext:value-type="float">
            <text:p>30129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0130" calcext:value-type="float">
            <text:p>30130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0131" calcext:value-type="float">
            <text:p>30131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0132" calcext:value-type="float">
            <text:p>30132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ull tillit</text:p>
          </table:table-cell>
          <table:table-cell office:value-type="float" office:value="30133" calcext:value-type="float">
            <text:p>30133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Vet ikke)</text:p>
          </table:table-cell>
          <table:table-cell office:value-type="float" office:value="30134" calcext:value-type="float">
            <text:p>30134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Ingen tillit i det hele tatt</text:p>
          </table:table-cell>
          <table:table-cell office:value-type="float" office:value="30123" calcext:value-type="float">
            <text:p>30123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0124" calcext:value-type="float">
            <text:p>30124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0125" calcext:value-type="float">
            <text:p>30125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0126" calcext:value-type="float">
            <text:p>30126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0127" calcext:value-type="float">
            <text:p>30127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0128" calcext:value-type="float">
            <text:p>30128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0129" calcext:value-type="float">
            <text:p>30129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0130" calcext:value-type="float">
            <text:p>30130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0131" calcext:value-type="float">
            <text:p>30131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0132" calcext:value-type="float">
            <text:p>30132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Full tillit</text:p>
          </table:table-cell>
          <table:table-cell office:value-type="float" office:value="30133" calcext:value-type="float">
            <text:p>30133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Vet ikke)</text:p>
          </table:table-cell>
          <table:table-cell office:value-type="float" office:value="30134" calcext:value-type="float">
            <text:p>30134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Ingen tillit i det hele tatt</text:p>
          </table:table-cell>
          <table:table-cell office:value-type="float" office:value="30123" calcext:value-type="float">
            <text:p>30123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0124" calcext:value-type="float">
            <text:p>30124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0125" calcext:value-type="float">
            <text:p>30125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0126" calcext:value-type="float">
            <text:p>30126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0127" calcext:value-type="float">
            <text:p>30127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0128" calcext:value-type="float">
            <text:p>30128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0129" calcext:value-type="float">
            <text:p>30129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0130" calcext:value-type="float">
            <text:p>30130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0131" calcext:value-type="float">
            <text:p>30131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0132" calcext:value-type="float">
            <text:p>30132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Full tillit</text:p>
          </table:table-cell>
          <table:table-cell office:value-type="float" office:value="30133" calcext:value-type="float">
            <text:p>30133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Vet ikke)</text:p>
          </table:table-cell>
          <table:table-cell office:value-type="float" office:value="30134" calcext:value-type="float">
            <text:p>30134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string" calcext:value-type="string">
            <text:p>ESS_R04_2008_NOR_NO_296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timer minutter</text:p>
          </table:table-cell>
          <table:table-cell office:value-type="float" office:value="32899" calcext:value-type="float">
            <text:p>32899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ESS_R04_2008_NOR_NO_296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(Vet ikke)</text:p>
          </table:table-cell>
          <table:table-cell office:value-type="float" office:value="32900" calcext:value-type="float">
            <text:p>32900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ESS_R04_2008_NOR_NO_29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Det bør den helt klart gjøre</text:p>
          </table:table-cell>
          <table:table-cell office:value-type="float" office:value="32901" calcext:value-type="float">
            <text:p>32901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Det bør den sannsynligvis gjøre</text:p>
          </table:table-cell>
          <table:table-cell office:value-type="float" office:value="32902" calcext:value-type="float">
            <text:p>3290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Jeg har ingen mening om dette</text:p>
          </table:table-cell>
          <table:table-cell office:value-type="float" office:value="32903" calcext:value-type="float">
            <text:p>32903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Det bør den sannsynligvis ikke gjøre</text:p>
          </table:table-cell>
          <table:table-cell office:value-type="float" office:value="32904" calcext:value-type="float">
            <text:p>32904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Det bør den helt klart ikke gjøre</text:p>
          </table:table-cell>
          <table:table-cell office:value-type="float" office:value="32905" calcext:value-type="float">
            <text:p>3290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(Vet ikke)</text:p>
          </table:table-cell>
          <table:table-cell office:value-type="float" office:value="32906" calcext:value-type="float">
            <text:p>32906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Det bør den helt klart gjøre</text:p>
          </table:table-cell>
          <table:table-cell office:value-type="float" office:value="32901" calcext:value-type="float">
            <text:p>32901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Det bør den sannsynligvis gjøre</text:p>
          </table:table-cell>
          <table:table-cell office:value-type="float" office:value="32902" calcext:value-type="float">
            <text:p>3290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Jeg har ingen mening om dette</text:p>
          </table:table-cell>
          <table:table-cell office:value-type="float" office:value="32903" calcext:value-type="float">
            <text:p>32903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Det bør den sannsynligvis ikke gjøre</text:p>
          </table:table-cell>
          <table:table-cell office:value-type="float" office:value="32904" calcext:value-type="float">
            <text:p>32904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Det bør den helt klart ikke gjøre</text:p>
          </table:table-cell>
          <table:table-cell office:value-type="float" office:value="32905" calcext:value-type="float">
            <text:p>3290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(Vet ikke)</text:p>
          </table:table-cell>
          <table:table-cell office:value-type="float" office:value="32906" calcext:value-type="float">
            <text:p>32906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Det bør den helt klart gjøre</text:p>
          </table:table-cell>
          <table:table-cell office:value-type="float" office:value="32901" calcext:value-type="float">
            <text:p>32901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Det bør den sannsynligvis gjøre</text:p>
          </table:table-cell>
          <table:table-cell office:value-type="float" office:value="32902" calcext:value-type="float">
            <text:p>3290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Jeg har ingen mening om dette</text:p>
          </table:table-cell>
          <table:table-cell office:value-type="float" office:value="32903" calcext:value-type="float">
            <text:p>32903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Det bør den sannsynligvis ikke gjøre</text:p>
          </table:table-cell>
          <table:table-cell office:value-type="float" office:value="32904" calcext:value-type="float">
            <text:p>32904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Det bør den helt klart ikke gjøre</text:p>
          </table:table-cell>
          <table:table-cell office:value-type="float" office:value="32905" calcext:value-type="float">
            <text:p>3290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29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(Vet ikke)</text:p>
          </table:table-cell>
          <table:table-cell office:value-type="float" office:value="32906" calcext:value-type="float">
            <text:p>32906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string" calcext:value-type="string">
            <text:p>ESS_R04_2008_NOR_NO_30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Ikke noe tid</text:p>
          </table:table-cell>
          <table:table-cell office:value-type="float" office:value="32907" calcext:value-type="float">
            <text:p>32907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Svært lite tid</text:p>
          </table:table-cell>
          <table:table-cell office:value-type="float" office:value="32908" calcext:value-type="float">
            <text:p>32908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Lite tid</text:p>
          </table:table-cell>
          <table:table-cell office:value-type="float" office:value="32909" calcext:value-type="float">
            <text:p>32909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Noe tid</text:p>
          </table:table-cell>
          <table:table-cell office:value-type="float" office:value="32910" calcext:value-type="float">
            <text:p>32910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Mye tid</text:p>
          </table:table-cell>
          <table:table-cell office:value-type="float" office:value="32911" calcext:value-type="float">
            <text:p>3291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En god del tid</text:p>
          </table:table-cell>
          <table:table-cell office:value-type="float" office:value="32912" calcext:value-type="float">
            <text:p>32912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Svært mye tid</text:p>
          </table:table-cell>
          <table:table-cell office:value-type="float" office:value="32913" calcext:value-type="float">
            <text:p>32913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(Vet ikke)</text:p>
          </table:table-cell>
          <table:table-cell office:value-type="float" office:value="32914" calcext:value-type="float">
            <text:p>3291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Ikke noe tid</text:p>
          </table:table-cell>
          <table:table-cell office:value-type="float" office:value="32907" calcext:value-type="float">
            <text:p>32907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Svært lite tid</text:p>
          </table:table-cell>
          <table:table-cell office:value-type="float" office:value="32908" calcext:value-type="float">
            <text:p>32908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Lite tid</text:p>
          </table:table-cell>
          <table:table-cell office:value-type="float" office:value="32909" calcext:value-type="float">
            <text:p>32909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Noe tid</text:p>
          </table:table-cell>
          <table:table-cell office:value-type="float" office:value="32910" calcext:value-type="float">
            <text:p>32910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Mye tid</text:p>
          </table:table-cell>
          <table:table-cell office:value-type="float" office:value="32911" calcext:value-type="float">
            <text:p>3291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En god del tid</text:p>
          </table:table-cell>
          <table:table-cell office:value-type="float" office:value="32912" calcext:value-type="float">
            <text:p>32912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Svært mye tid</text:p>
          </table:table-cell>
          <table:table-cell office:value-type="float" office:value="32913" calcext:value-type="float">
            <text:p>32913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(Vet ikke)</text:p>
          </table:table-cell>
          <table:table-cell office:value-type="float" office:value="32914" calcext:value-type="float">
            <text:p>3291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Ikke noe tid</text:p>
          </table:table-cell>
          <table:table-cell office:value-type="float" office:value="32907" calcext:value-type="float">
            <text:p>32907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Svært lite tid</text:p>
          </table:table-cell>
          <table:table-cell office:value-type="float" office:value="32908" calcext:value-type="float">
            <text:p>32908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Lite tid</text:p>
          </table:table-cell>
          <table:table-cell office:value-type="float" office:value="32909" calcext:value-type="float">
            <text:p>32909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Noe tid</text:p>
          </table:table-cell>
          <table:table-cell office:value-type="float" office:value="32910" calcext:value-type="float">
            <text:p>32910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Mye tid</text:p>
          </table:table-cell>
          <table:table-cell office:value-type="float" office:value="32911" calcext:value-type="float">
            <text:p>3291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En god del tid</text:p>
          </table:table-cell>
          <table:table-cell office:value-type="float" office:value="32912" calcext:value-type="float">
            <text:p>32912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Svært mye tid</text:p>
          </table:table-cell>
          <table:table-cell office:value-type="float" office:value="32913" calcext:value-type="float">
            <text:p>32913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(Vet ikke)</text:p>
          </table:table-cell>
          <table:table-cell office:value-type="float" office:value="32914" calcext:value-type="float">
            <text:p>3291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ESS_R04_2008_NOR_NO_30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Ingen tillit i det hele tatt</text:p>
          </table:table-cell>
          <table:table-cell office:value-type="float" office:value="32915" calcext:value-type="float">
            <text:p>32915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3</text:p>
          </table:table-cell>
          <table:table-cell office:value-type="string" calcext:value-type="string">
            <text:p>HS16</text:p>
          </table:table-cell>
          <table:table-cell office:value-type="float" office:value="2" calcext:value-type="float">
            <text:p>2</text:p>
          </table:table-cell>
          <table:table-cell office:value-type="float" office:value="32916" calcext:value-type="float">
            <text:p>32916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3</text:p>
          </table:table-cell>
          <table:table-cell office:value-type="string" calcext:value-type="string">
            <text:p>HS16</text:p>
          </table:table-cell>
          <table:table-cell office:value-type="float" office:value="3" calcext:value-type="float">
            <text:p>3</text:p>
          </table:table-cell>
          <table:table-cell office:value-type="float" office:value="32917" calcext:value-type="float">
            <text:p>32917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3</text:p>
          </table:table-cell>
          <table:table-cell office:value-type="string" calcext:value-type="string">
            <text:p>HS16</text:p>
          </table:table-cell>
          <table:table-cell office:value-type="float" office:value="4" calcext:value-type="float">
            <text:p>4</text:p>
          </table:table-cell>
          <table:table-cell office:value-type="float" office:value="32918" calcext:value-type="float">
            <text:p>32918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Full tillit</text:p>
          </table:table-cell>
          <table:table-cell office:value-type="float" office:value="32919" calcext:value-type="float">
            <text:p>32919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(Vet ikke)</text:p>
          </table:table-cell>
          <table:table-cell office:value-type="float" office:value="32920" calcext:value-type="float">
            <text:p>3292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Ingen tillit i det hele tatt</text:p>
          </table:table-cell>
          <table:table-cell office:value-type="float" office:value="32915" calcext:value-type="float">
            <text:p>32915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4</text:p>
          </table:table-cell>
          <table:table-cell office:value-type="string" calcext:value-type="string">
            <text:p>HS17</text:p>
          </table:table-cell>
          <table:table-cell office:value-type="float" office:value="2" calcext:value-type="float">
            <text:p>2</text:p>
          </table:table-cell>
          <table:table-cell office:value-type="float" office:value="32916" calcext:value-type="float">
            <text:p>32916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4</text:p>
          </table:table-cell>
          <table:table-cell office:value-type="string" calcext:value-type="string">
            <text:p>HS17</text:p>
          </table:table-cell>
          <table:table-cell office:value-type="float" office:value="3" calcext:value-type="float">
            <text:p>3</text:p>
          </table:table-cell>
          <table:table-cell office:value-type="float" office:value="32917" calcext:value-type="float">
            <text:p>32917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4</text:p>
          </table:table-cell>
          <table:table-cell office:value-type="string" calcext:value-type="string">
            <text:p>HS17</text:p>
          </table:table-cell>
          <table:table-cell office:value-type="float" office:value="4" calcext:value-type="float">
            <text:p>4</text:p>
          </table:table-cell>
          <table:table-cell office:value-type="float" office:value="32918" calcext:value-type="float">
            <text:p>32918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Full tillit</text:p>
          </table:table-cell>
          <table:table-cell office:value-type="float" office:value="32919" calcext:value-type="float">
            <text:p>32919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(Vet ikke)</text:p>
          </table:table-cell>
          <table:table-cell office:value-type="float" office:value="32920" calcext:value-type="float">
            <text:p>3292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Ingen tillit i det hele tatt</text:p>
          </table:table-cell>
          <table:table-cell office:value-type="float" office:value="32915" calcext:value-type="float">
            <text:p>32915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5</text:p>
          </table:table-cell>
          <table:table-cell office:value-type="string" calcext:value-type="string">
            <text:p>HS18</text:p>
          </table:table-cell>
          <table:table-cell office:value-type="float" office:value="2" calcext:value-type="float">
            <text:p>2</text:p>
          </table:table-cell>
          <table:table-cell office:value-type="float" office:value="32916" calcext:value-type="float">
            <text:p>32916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5</text:p>
          </table:table-cell>
          <table:table-cell office:value-type="string" calcext:value-type="string">
            <text:p>HS18</text:p>
          </table:table-cell>
          <table:table-cell office:value-type="float" office:value="3" calcext:value-type="float">
            <text:p>3</text:p>
          </table:table-cell>
          <table:table-cell office:value-type="float" office:value="32917" calcext:value-type="float">
            <text:p>32917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5</text:p>
          </table:table-cell>
          <table:table-cell office:value-type="string" calcext:value-type="string">
            <text:p>HS18</text:p>
          </table:table-cell>
          <table:table-cell office:value-type="float" office:value="4" calcext:value-type="float">
            <text:p>4</text:p>
          </table:table-cell>
          <table:table-cell office:value-type="float" office:value="32918" calcext:value-type="float">
            <text:p>32918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Full tillit</text:p>
          </table:table-cell>
          <table:table-cell office:value-type="float" office:value="32919" calcext:value-type="float">
            <text:p>32919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(Vet ikke)</text:p>
          </table:table-cell>
          <table:table-cell office:value-type="float" office:value="32920" calcext:value-type="float">
            <text:p>3292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ESS_R04_2008_NOR_NO_30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Svært enig</text:p>
          </table:table-cell>
          <table:table-cell office:value-type="float" office:value="30071" calcext:value-type="float">
            <text:p>30071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Enig</text:p>
          </table:table-cell>
          <table:table-cell office:value-type="float" office:value="30072" calcext:value-type="float">
            <text:p>30072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Verken enig eller uenig</text:p>
          </table:table-cell>
          <table:table-cell office:value-type="float" office:value="30073" calcext:value-type="float">
            <text:p>30073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Uenig</text:p>
          </table:table-cell>
          <table:table-cell office:value-type="float" office:value="30074" calcext:value-type="float">
            <text:p>30074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Svært uenig</text:p>
          </table:table-cell>
          <table:table-cell office:value-type="float" office:value="30075" calcext:value-type="float">
            <text:p>30075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(Vet ikke)</text:p>
          </table:table-cell>
          <table:table-cell office:value-type="float" office:value="30076" calcext:value-type="float">
            <text:p>30076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7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timer minutter</text:p>
          </table:table-cell>
          <table:table-cell office:value-type="float" office:value="32899" calcext:value-type="float">
            <text:p>32899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ESS_R04_2008_NOR_NO_307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(Vet ikke)</text:p>
          </table:table-cell>
          <table:table-cell office:value-type="float" office:value="32900" calcext:value-type="float">
            <text:p>32900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ESS_R04_2008_NOR_NO_30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Svært enig</text:p>
          </table:table-cell>
          <table:table-cell office:value-type="float" office:value="30071" calcext:value-type="float">
            <text:p>30071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Enig</text:p>
          </table:table-cell>
          <table:table-cell office:value-type="float" office:value="30072" calcext:value-type="float">
            <text:p>30072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Verken enig eller uenig</text:p>
          </table:table-cell>
          <table:table-cell office:value-type="float" office:value="30073" calcext:value-type="float">
            <text:p>30073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Uenig</text:p>
          </table:table-cell>
          <table:table-cell office:value-type="float" office:value="30074" calcext:value-type="float">
            <text:p>30074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Svært uenig</text:p>
          </table:table-cell>
          <table:table-cell office:value-type="float" office:value="30075" calcext:value-type="float">
            <text:p>30075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(Vet ikke)</text:p>
          </table:table-cell>
          <table:table-cell office:value-type="float" office:value="30076" calcext:value-type="float">
            <text:p>30076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Svært enig</text:p>
          </table:table-cell>
          <table:table-cell office:value-type="float" office:value="30071" calcext:value-type="float">
            <text:p>30071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Enig</text:p>
          </table:table-cell>
          <table:table-cell office:value-type="float" office:value="30072" calcext:value-type="float">
            <text:p>30072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Verken enig eller uenig</text:p>
          </table:table-cell>
          <table:table-cell office:value-type="float" office:value="30073" calcext:value-type="float">
            <text:p>30073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Uenig</text:p>
          </table:table-cell>
          <table:table-cell office:value-type="float" office:value="30074" calcext:value-type="float">
            <text:p>30074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Svært uenig</text:p>
          </table:table-cell>
          <table:table-cell office:value-type="float" office:value="30075" calcext:value-type="float">
            <text:p>30075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0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(Vet ikke)</text:p>
          </table:table-cell>
          <table:table-cell office:value-type="float" office:value="30076" calcext:value-type="float">
            <text:p>30076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Ekstremt til venstre</text:p>
          </table:table-cell>
          <table:table-cell office:value-type="float" office:value="32921" calcext:value-type="float">
            <text:p>3292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float" office:value="1" calcext:value-type="float">
            <text:p>1</text:p>
          </table:table-cell>
          <table:table-cell office:value-type="float" office:value="32922" calcext:value-type="float">
            <text:p>3292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float" office:value="2" calcext:value-type="float">
            <text:p>2</text:p>
          </table:table-cell>
          <table:table-cell office:value-type="float" office:value="32923" calcext:value-type="float">
            <text:p>32923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float" office:value="3" calcext:value-type="float">
            <text:p>3</text:p>
          </table:table-cell>
          <table:table-cell office:value-type="float" office:value="32924" calcext:value-type="float">
            <text:p>32924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float" office:value="4" calcext:value-type="float">
            <text:p>4</text:p>
          </table:table-cell>
          <table:table-cell office:value-type="float" office:value="32925" calcext:value-type="float">
            <text:p>3292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float" office:value="5" calcext:value-type="float">
            <text:p>5</text:p>
          </table:table-cell>
          <table:table-cell office:value-type="float" office:value="32926" calcext:value-type="float">
            <text:p>3292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float" office:value="6" calcext:value-type="float">
            <text:p>6</text:p>
          </table:table-cell>
          <table:table-cell office:value-type="float" office:value="32927" calcext:value-type="float">
            <text:p>3292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float" office:value="7" calcext:value-type="float">
            <text:p>7</text:p>
          </table:table-cell>
          <table:table-cell office:value-type="float" office:value="32928" calcext:value-type="float">
            <text:p>32928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float" office:value="8" calcext:value-type="float">
            <text:p>8</text:p>
          </table:table-cell>
          <table:table-cell office:value-type="float" office:value="32929" calcext:value-type="float">
            <text:p>32929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float" office:value="9" calcext:value-type="float">
            <text:p>9</text:p>
          </table:table-cell>
          <table:table-cell office:value-type="float" office:value="32930" calcext:value-type="float">
            <text:p>3293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Ekstremt til høyre</text:p>
          </table:table-cell>
          <table:table-cell office:value-type="float" office:value="32931" calcext:value-type="float">
            <text:p>3293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(Vet ikke)</text:p>
          </table:table-cell>
          <table:table-cell office:value-type="float" office:value="32932" calcext:value-type="float">
            <text:p>3293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Ekstremt til venstre</text:p>
          </table:table-cell>
          <table:table-cell office:value-type="float" office:value="32921" calcext:value-type="float">
            <text:p>3292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float" office:value="1" calcext:value-type="float">
            <text:p>1</text:p>
          </table:table-cell>
          <table:table-cell office:value-type="float" office:value="32922" calcext:value-type="float">
            <text:p>3292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float" office:value="2" calcext:value-type="float">
            <text:p>2</text:p>
          </table:table-cell>
          <table:table-cell office:value-type="float" office:value="32923" calcext:value-type="float">
            <text:p>32923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float" office:value="3" calcext:value-type="float">
            <text:p>3</text:p>
          </table:table-cell>
          <table:table-cell office:value-type="float" office:value="32924" calcext:value-type="float">
            <text:p>32924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float" office:value="4" calcext:value-type="float">
            <text:p>4</text:p>
          </table:table-cell>
          <table:table-cell office:value-type="float" office:value="32925" calcext:value-type="float">
            <text:p>3292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float" office:value="5" calcext:value-type="float">
            <text:p>5</text:p>
          </table:table-cell>
          <table:table-cell office:value-type="float" office:value="32926" calcext:value-type="float">
            <text:p>3292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float" office:value="6" calcext:value-type="float">
            <text:p>6</text:p>
          </table:table-cell>
          <table:table-cell office:value-type="float" office:value="32927" calcext:value-type="float">
            <text:p>3292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float" office:value="7" calcext:value-type="float">
            <text:p>7</text:p>
          </table:table-cell>
          <table:table-cell office:value-type="float" office:value="32928" calcext:value-type="float">
            <text:p>32928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float" office:value="8" calcext:value-type="float">
            <text:p>8</text:p>
          </table:table-cell>
          <table:table-cell office:value-type="float" office:value="32929" calcext:value-type="float">
            <text:p>32929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float" office:value="9" calcext:value-type="float">
            <text:p>9</text:p>
          </table:table-cell>
          <table:table-cell office:value-type="float" office:value="32930" calcext:value-type="float">
            <text:p>3293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Ekstremt til høyre</text:p>
          </table:table-cell>
          <table:table-cell office:value-type="float" office:value="32931" calcext:value-type="float">
            <text:p>3293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(Vet ikke)</text:p>
          </table:table-cell>
          <table:table-cell office:value-type="float" office:value="32932" calcext:value-type="float">
            <text:p>3293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Ekstremt til venstre</text:p>
          </table:table-cell>
          <table:table-cell office:value-type="float" office:value="32921" calcext:value-type="float">
            <text:p>3292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float" office:value="1" calcext:value-type="float">
            <text:p>1</text:p>
          </table:table-cell>
          <table:table-cell office:value-type="float" office:value="32922" calcext:value-type="float">
            <text:p>3292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float" office:value="2" calcext:value-type="float">
            <text:p>2</text:p>
          </table:table-cell>
          <table:table-cell office:value-type="float" office:value="32923" calcext:value-type="float">
            <text:p>32923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float" office:value="3" calcext:value-type="float">
            <text:p>3</text:p>
          </table:table-cell>
          <table:table-cell office:value-type="float" office:value="32924" calcext:value-type="float">
            <text:p>32924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float" office:value="4" calcext:value-type="float">
            <text:p>4</text:p>
          </table:table-cell>
          <table:table-cell office:value-type="float" office:value="32925" calcext:value-type="float">
            <text:p>3292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float" office:value="5" calcext:value-type="float">
            <text:p>5</text:p>
          </table:table-cell>
          <table:table-cell office:value-type="float" office:value="32926" calcext:value-type="float">
            <text:p>32926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float" office:value="6" calcext:value-type="float">
            <text:p>6</text:p>
          </table:table-cell>
          <table:table-cell office:value-type="float" office:value="32927" calcext:value-type="float">
            <text:p>32927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float" office:value="7" calcext:value-type="float">
            <text:p>7</text:p>
          </table:table-cell>
          <table:table-cell office:value-type="float" office:value="32928" calcext:value-type="float">
            <text:p>32928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float" office:value="8" calcext:value-type="float">
            <text:p>8</text:p>
          </table:table-cell>
          <table:table-cell office:value-type="float" office:value="32929" calcext:value-type="float">
            <text:p>32929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float" office:value="9" calcext:value-type="float">
            <text:p>9</text:p>
          </table:table-cell>
          <table:table-cell office:value-type="float" office:value="32930" calcext:value-type="float">
            <text:p>3293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Ekstremt til høyre</text:p>
          </table:table-cell>
          <table:table-cell office:value-type="float" office:value="32931" calcext:value-type="float">
            <text:p>32931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(Vet ikke)</text:p>
          </table:table-cell>
          <table:table-cell office:value-type="float" office:value="32932" calcext:value-type="float">
            <text:p>3293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ESS_R04_2008_NOR_NO_31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En kan ikke være for forsiktig</text:p>
          </table:table-cell>
          <table:table-cell office:value-type="float" office:value="32933" calcext:value-type="float">
            <text:p>32933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string" calcext:value-type="string">
            <text:p>ESS_R04_2008_NOR_NO_313</text:p>
          </table:table-cell>
          <table:table-cell office:value-type="string" calcext:value-type="string">
            <text:p>HS25</text:p>
          </table:table-cell>
          <table:table-cell office:value-type="float" office:value="1" calcext:value-type="float">
            <text:p>1</text:p>
          </table:table-cell>
          <table:table-cell office:value-type="float" office:value="32934" calcext:value-type="float">
            <text:p>32934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string" calcext:value-type="string">
            <text:p>ESS_R04_2008_NOR_NO_313</text:p>
          </table:table-cell>
          <table:table-cell office:value-type="string" calcext:value-type="string">
            <text:p>HS25</text:p>
          </table:table-cell>
          <table:table-cell office:value-type="float" office:value="2" calcext:value-type="float">
            <text:p>2</text:p>
          </table:table-cell>
          <table:table-cell office:value-type="float" office:value="32935" calcext:value-type="float">
            <text:p>329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string" calcext:value-type="string">
            <text:p>ESS_R04_2008_NOR_NO_313</text:p>
          </table:table-cell>
          <table:table-cell office:value-type="string" calcext:value-type="string">
            <text:p>HS25</text:p>
          </table:table-cell>
          <table:table-cell office:value-type="float" office:value="3" calcext:value-type="float">
            <text:p>3</text:p>
          </table:table-cell>
          <table:table-cell office:value-type="float" office:value="32936" calcext:value-type="float">
            <text:p>32936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string" calcext:value-type="string">
            <text:p>ESS_R04_2008_NOR_NO_313</text:p>
          </table:table-cell>
          <table:table-cell office:value-type="string" calcext:value-type="string">
            <text:p>HS25</text:p>
          </table:table-cell>
          <table:table-cell office:value-type="float" office:value="4" calcext:value-type="float">
            <text:p>4</text:p>
          </table:table-cell>
          <table:table-cell office:value-type="float" office:value="32937" calcext:value-type="float">
            <text:p>32937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string" calcext:value-type="string">
            <text:p>ESS_R04_2008_NOR_NO_31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Folk flest er til å stole på</text:p>
          </table:table-cell>
          <table:table-cell office:value-type="float" office:value="32938" calcext:value-type="float">
            <text:p>32938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string" calcext:value-type="string">
            <text:p>ESS_R04_2008_NOR_NO_31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(Vet ikke)</text:p>
          </table:table-cell>
          <table:table-cell office:value-type="float" office:value="32939" calcext:value-type="float">
            <text:p>32939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string" calcext:value-type="string">
            <text:p>ESS_R04_2008_NOR_NO_31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Folk flest vil prøve å utnytte meg</text:p>
          </table:table-cell>
          <table:table-cell office:value-type="float" office:value="32940" calcext:value-type="float">
            <text:p>32940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ESS_R04_2008_NOR_NO_314</text:p>
          </table:table-cell>
          <table:table-cell office:value-type="string" calcext:value-type="string">
            <text:p>HS26</text:p>
          </table:table-cell>
          <table:table-cell office:value-type="float" office:value="1" calcext:value-type="float">
            <text:p>1</text:p>
          </table:table-cell>
          <table:table-cell office:value-type="float" office:value="32941" calcext:value-type="float">
            <text:p>32941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ESS_R04_2008_NOR_NO_314</text:p>
          </table:table-cell>
          <table:table-cell office:value-type="string" calcext:value-type="string">
            <text:p>HS26</text:p>
          </table:table-cell>
          <table:table-cell office:value-type="float" office:value="2" calcext:value-type="float">
            <text:p>2</text:p>
          </table:table-cell>
          <table:table-cell office:value-type="float" office:value="32942" calcext:value-type="float">
            <text:p>32942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ESS_R04_2008_NOR_NO_314</text:p>
          </table:table-cell>
          <table:table-cell office:value-type="string" calcext:value-type="string">
            <text:p>HS26</text:p>
          </table:table-cell>
          <table:table-cell office:value-type="float" office:value="3" calcext:value-type="float">
            <text:p>3</text:p>
          </table:table-cell>
          <table:table-cell office:value-type="float" office:value="32943" calcext:value-type="float">
            <text:p>32943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ESS_R04_2008_NOR_NO_314</text:p>
          </table:table-cell>
          <table:table-cell office:value-type="string" calcext:value-type="string">
            <text:p>HS26</text:p>
          </table:table-cell>
          <table:table-cell office:value-type="float" office:value="4" calcext:value-type="float">
            <text:p>4</text:p>
          </table:table-cell>
          <table:table-cell office:value-type="float" office:value="32944" calcext:value-type="float">
            <text:p>32944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ESS_R04_2008_NOR_NO_31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Folk flest vil prøve å være rimelige og rettferdige</text:p>
          </table:table-cell>
          <table:table-cell office:value-type="float" office:value="32945" calcext:value-type="float">
            <text:p>3294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ESS_R04_2008_NOR_NO_31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(Vet ikke)</text:p>
          </table:table-cell>
          <table:table-cell office:value-type="float" office:value="32946" calcext:value-type="float">
            <text:p>32946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ESS_R04_2008_NOR_NO_31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Svært få fortjener min tillit</text:p>
          </table:table-cell>
          <table:table-cell office:value-type="float" office:value="32947" calcext:value-type="float">
            <text:p>32947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ESS_R04_2008_NOR_NO_315</text:p>
          </table:table-cell>
          <table:table-cell office:value-type="string" calcext:value-type="string">
            <text:p>HS27</text:p>
          </table:table-cell>
          <table:table-cell office:value-type="float" office:value="1" calcext:value-type="float">
            <text:p>1</text:p>
          </table:table-cell>
          <table:table-cell office:value-type="float" office:value="32948" calcext:value-type="float">
            <text:p>32948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ESS_R04_2008_NOR_NO_315</text:p>
          </table:table-cell>
          <table:table-cell office:value-type="string" calcext:value-type="string">
            <text:p>HS27</text:p>
          </table:table-cell>
          <table:table-cell office:value-type="float" office:value="2" calcext:value-type="float">
            <text:p>2</text:p>
          </table:table-cell>
          <table:table-cell office:value-type="float" office:value="32949" calcext:value-type="float">
            <text:p>32949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ESS_R04_2008_NOR_NO_315</text:p>
          </table:table-cell>
          <table:table-cell office:value-type="string" calcext:value-type="string">
            <text:p>HS27</text:p>
          </table:table-cell>
          <table:table-cell office:value-type="float" office:value="3" calcext:value-type="float">
            <text:p>3</text:p>
          </table:table-cell>
          <table:table-cell office:value-type="float" office:value="32950" calcext:value-type="float">
            <text:p>32950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ESS_R04_2008_NOR_NO_315</text:p>
          </table:table-cell>
          <table:table-cell office:value-type="string" calcext:value-type="string">
            <text:p>HS27</text:p>
          </table:table-cell>
          <table:table-cell office:value-type="float" office:value="4" calcext:value-type="float">
            <text:p>4</text:p>
          </table:table-cell>
          <table:table-cell office:value-type="float" office:value="32951" calcext:value-type="float">
            <text:p>32951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ESS_R04_2008_NOR_NO_31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Folk flest fortjener min tillit</text:p>
          </table:table-cell>
          <table:table-cell office:value-type="float" office:value="32952" calcext:value-type="float">
            <text:p>32952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ESS_R04_2008_NOR_NO_31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(Vet ikke)</text:p>
          </table:table-cell>
          <table:table-cell office:value-type="float" office:value="32953" calcext:value-type="float">
            <text:p>32953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ESS_R04_2008_NOR_NO_31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(Skriv inn)</text:p>
          </table:table-cell>
          <table:table-cell office:value-type="float" office:value="31918" calcext:value-type="float">
            <text:p>31918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ESS_R04_2008_NOR_NO_31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(Vet ikke)</text:p>
          </table:table-cell>
          <table:table-cell office:value-type="float" office:value="31919" calcext:value-type="float">
            <text:p>31919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ESS_R04_2008_NOR_NO_317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(Skriv inn)</text:p>
          </table:table-cell>
          <table:table-cell office:value-type="float" office:value="31918" calcext:value-type="float">
            <text:p>31918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ESS_R04_2008_NOR_NO_317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(Vet ikke)</text:p>
          </table:table-cell>
          <table:table-cell office:value-type="float" office:value="31919" calcext:value-type="float">
            <text:p>31919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ESS_R04_2008_NOR_NO_318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timer minutter</text:p>
          </table:table-cell>
          <table:table-cell office:value-type="float" office:value="32899" calcext:value-type="float">
            <text:p>32899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ESS_R04_2008_NOR_NO_318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(Vet ikke)</text:p>
          </table:table-cell>
          <table:table-cell office:value-type="float" office:value="32900" calcext:value-type="float">
            <text:p>32900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ESS_R04_2008_NOR_NO_319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(Skriv inn)</text:p>
          </table:table-cell>
          <table:table-cell office:value-type="float" office:value="31918" calcext:value-type="float">
            <text:p>31918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ESS_R04_2008_NOR_NO_319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(Vet ikke)</text:p>
          </table:table-cell>
          <table:table-cell office:value-type="float" office:value="31919" calcext:value-type="float">
            <text:p>31919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string" calcext:value-type="string">
            <text:p>ESS_R04_2008_NOR_NO_32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Svært enig</text:p>
          </table:table-cell>
          <table:table-cell office:value-type="float" office:value="30071" calcext:value-type="float">
            <text:p>30071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Enig</text:p>
          </table:table-cell>
          <table:table-cell office:value-type="float" office:value="30072" calcext:value-type="float">
            <text:p>30072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Verken enig eller uenig</text:p>
          </table:table-cell>
          <table:table-cell office:value-type="float" office:value="30073" calcext:value-type="float">
            <text:p>30073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Uenig</text:p>
          </table:table-cell>
          <table:table-cell office:value-type="float" office:value="30074" calcext:value-type="float">
            <text:p>30074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Svært uenig</text:p>
          </table:table-cell>
          <table:table-cell office:value-type="float" office:value="30075" calcext:value-type="float">
            <text:p>30075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(Vet ikke)</text:p>
          </table:table-cell>
          <table:table-cell office:value-type="float" office:value="30076" calcext:value-type="float">
            <text:p>30076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Svært enig</text:p>
          </table:table-cell>
          <table:table-cell office:value-type="float" office:value="30071" calcext:value-type="float">
            <text:p>30071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Enig</text:p>
          </table:table-cell>
          <table:table-cell office:value-type="float" office:value="30072" calcext:value-type="float">
            <text:p>30072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Verken enig eller uenig</text:p>
          </table:table-cell>
          <table:table-cell office:value-type="float" office:value="30073" calcext:value-type="float">
            <text:p>30073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Uenig</text:p>
          </table:table-cell>
          <table:table-cell office:value-type="float" office:value="30074" calcext:value-type="float">
            <text:p>30074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Svært uenig</text:p>
          </table:table-cell>
          <table:table-cell office:value-type="float" office:value="30075" calcext:value-type="float">
            <text:p>30075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(Vet ikke)</text:p>
          </table:table-cell>
          <table:table-cell office:value-type="float" office:value="30076" calcext:value-type="float">
            <text:p>30076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Svært enig</text:p>
          </table:table-cell>
          <table:table-cell office:value-type="float" office:value="30071" calcext:value-type="float">
            <text:p>30071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Enig</text:p>
          </table:table-cell>
          <table:table-cell office:value-type="float" office:value="30072" calcext:value-type="float">
            <text:p>30072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Verken enig eller uenig</text:p>
          </table:table-cell>
          <table:table-cell office:value-type="float" office:value="30073" calcext:value-type="float">
            <text:p>30073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Uenig</text:p>
          </table:table-cell>
          <table:table-cell office:value-type="float" office:value="30074" calcext:value-type="float">
            <text:p>30074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Svært uenig</text:p>
          </table:table-cell>
          <table:table-cell office:value-type="float" office:value="30075" calcext:value-type="float">
            <text:p>30075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(Vet ikke)</text:p>
          </table:table-cell>
          <table:table-cell office:value-type="float" office:value="30076" calcext:value-type="float">
            <text:p>30076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Venstre</text:p>
          </table:table-cell>
          <table:table-cell office:value-type="float" office:value="32954" calcext:value-type="float">
            <text:p>32954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float" office:value="1" calcext:value-type="float">
            <text:p>1</text:p>
          </table:table-cell>
          <table:table-cell office:value-type="float" office:value="32955" calcext:value-type="float">
            <text:p>3295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float" office:value="2" calcext:value-type="float">
            <text:p>2</text:p>
          </table:table-cell>
          <table:table-cell office:value-type="float" office:value="32956" calcext:value-type="float">
            <text:p>32956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float" office:value="3" calcext:value-type="float">
            <text:p>3</text:p>
          </table:table-cell>
          <table:table-cell office:value-type="float" office:value="32957" calcext:value-type="float">
            <text:p>32957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float" office:value="4" calcext:value-type="float">
            <text:p>4</text:p>
          </table:table-cell>
          <table:table-cell office:value-type="float" office:value="32958" calcext:value-type="float">
            <text:p>32958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float" office:value="5" calcext:value-type="float">
            <text:p>5</text:p>
          </table:table-cell>
          <table:table-cell office:value-type="float" office:value="32959" calcext:value-type="float">
            <text:p>3295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float" office:value="6" calcext:value-type="float">
            <text:p>6</text:p>
          </table:table-cell>
          <table:table-cell office:value-type="float" office:value="32960" calcext:value-type="float">
            <text:p>32960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float" office:value="7" calcext:value-type="float">
            <text:p>7</text:p>
          </table:table-cell>
          <table:table-cell office:value-type="float" office:value="32961" calcext:value-type="float">
            <text:p>3296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float" office:value="8" calcext:value-type="float">
            <text:p>8</text:p>
          </table:table-cell>
          <table:table-cell office:value-type="float" office:value="32962" calcext:value-type="float">
            <text:p>32962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float" office:value="9" calcext:value-type="float">
            <text:p>9</text:p>
          </table:table-cell>
          <table:table-cell office:value-type="float" office:value="32963" calcext:value-type="float">
            <text:p>32963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Høyre</text:p>
          </table:table-cell>
          <table:table-cell office:value-type="float" office:value="32964" calcext:value-type="float">
            <text:p>32964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(Vet ikke)</text:p>
          </table:table-cell>
          <table:table-cell office:value-type="float" office:value="32965" calcext:value-type="float">
            <text:p>3296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Venstre</text:p>
          </table:table-cell>
          <table:table-cell office:value-type="float" office:value="32954" calcext:value-type="float">
            <text:p>32954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float" office:value="1" calcext:value-type="float">
            <text:p>1</text:p>
          </table:table-cell>
          <table:table-cell office:value-type="float" office:value="32955" calcext:value-type="float">
            <text:p>3295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float" office:value="2" calcext:value-type="float">
            <text:p>2</text:p>
          </table:table-cell>
          <table:table-cell office:value-type="float" office:value="32956" calcext:value-type="float">
            <text:p>32956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float" office:value="3" calcext:value-type="float">
            <text:p>3</text:p>
          </table:table-cell>
          <table:table-cell office:value-type="float" office:value="32957" calcext:value-type="float">
            <text:p>32957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float" office:value="4" calcext:value-type="float">
            <text:p>4</text:p>
          </table:table-cell>
          <table:table-cell office:value-type="float" office:value="32958" calcext:value-type="float">
            <text:p>32958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float" office:value="5" calcext:value-type="float">
            <text:p>5</text:p>
          </table:table-cell>
          <table:table-cell office:value-type="float" office:value="32959" calcext:value-type="float">
            <text:p>3295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float" office:value="6" calcext:value-type="float">
            <text:p>6</text:p>
          </table:table-cell>
          <table:table-cell office:value-type="float" office:value="32960" calcext:value-type="float">
            <text:p>32960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float" office:value="7" calcext:value-type="float">
            <text:p>7</text:p>
          </table:table-cell>
          <table:table-cell office:value-type="float" office:value="32961" calcext:value-type="float">
            <text:p>3296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float" office:value="8" calcext:value-type="float">
            <text:p>8</text:p>
          </table:table-cell>
          <table:table-cell office:value-type="float" office:value="32962" calcext:value-type="float">
            <text:p>32962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float" office:value="9" calcext:value-type="float">
            <text:p>9</text:p>
          </table:table-cell>
          <table:table-cell office:value-type="float" office:value="32963" calcext:value-type="float">
            <text:p>32963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Høyre</text:p>
          </table:table-cell>
          <table:table-cell office:value-type="float" office:value="32964" calcext:value-type="float">
            <text:p>32964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(Vet ikke)</text:p>
          </table:table-cell>
          <table:table-cell office:value-type="float" office:value="32965" calcext:value-type="float">
            <text:p>3296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Venstre</text:p>
          </table:table-cell>
          <table:table-cell office:value-type="float" office:value="32954" calcext:value-type="float">
            <text:p>32954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float" office:value="1" calcext:value-type="float">
            <text:p>1</text:p>
          </table:table-cell>
          <table:table-cell office:value-type="float" office:value="32955" calcext:value-type="float">
            <text:p>3295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float" office:value="2" calcext:value-type="float">
            <text:p>2</text:p>
          </table:table-cell>
          <table:table-cell office:value-type="float" office:value="32956" calcext:value-type="float">
            <text:p>32956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float" office:value="3" calcext:value-type="float">
            <text:p>3</text:p>
          </table:table-cell>
          <table:table-cell office:value-type="float" office:value="32957" calcext:value-type="float">
            <text:p>32957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float" office:value="4" calcext:value-type="float">
            <text:p>4</text:p>
          </table:table-cell>
          <table:table-cell office:value-type="float" office:value="32958" calcext:value-type="float">
            <text:p>32958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float" office:value="5" calcext:value-type="float">
            <text:p>5</text:p>
          </table:table-cell>
          <table:table-cell office:value-type="float" office:value="32959" calcext:value-type="float">
            <text:p>3295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float" office:value="6" calcext:value-type="float">
            <text:p>6</text:p>
          </table:table-cell>
          <table:table-cell office:value-type="float" office:value="32960" calcext:value-type="float">
            <text:p>32960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float" office:value="7" calcext:value-type="float">
            <text:p>7</text:p>
          </table:table-cell>
          <table:table-cell office:value-type="float" office:value="32961" calcext:value-type="float">
            <text:p>3296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float" office:value="8" calcext:value-type="float">
            <text:p>8</text:p>
          </table:table-cell>
          <table:table-cell office:value-type="float" office:value="32962" calcext:value-type="float">
            <text:p>32962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float" office:value="9" calcext:value-type="float">
            <text:p>9</text:p>
          </table:table-cell>
          <table:table-cell office:value-type="float" office:value="32963" calcext:value-type="float">
            <text:p>32963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Høyre</text:p>
          </table:table-cell>
          <table:table-cell office:value-type="float" office:value="32964" calcext:value-type="float">
            <text:p>32964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(Vet ikke)</text:p>
          </table:table-cell>
          <table:table-cell office:value-type="float" office:value="32965" calcext:value-type="float">
            <text:p>3296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ESS_R04_2008_NOR_NO_32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<text:s/>En kan ikke være for forsiktig</text:p>
          </table:table-cell>
          <table:table-cell office:value-type="float" office:value="32966" calcext:value-type="float">
            <text:p>32966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string" calcext:value-type="string">
            <text:p>ESS_R04_2008_NOR_NO_32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<text:s/>Folk flest er til å stole på</text:p>
          </table:table-cell>
          <table:table-cell office:value-type="float" office:value="32967" calcext:value-type="float">
            <text:p>32967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string" calcext:value-type="string">
            <text:p>ESS_R04_2008_NOR_NO_32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(Vet ikke)</text:p>
          </table:table-cell>
          <table:table-cell office:value-type="float" office:value="32968" calcext:value-type="float">
            <text:p>32968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string" calcext:value-type="string">
            <text:p>ESS_R04_2008_NOR_NO_32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<text:s/>Folk flest vil prøve å utnytte meg</text:p>
          </table:table-cell>
          <table:table-cell office:value-type="float" office:value="30159" calcext:value-type="float">
            <text:p>30159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string" calcext:value-type="string">
            <text:p>ESS_R04_2008_NOR_NO_32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<text:s/>Folk flest vil prøve å være rimelige og rettferdige</text:p>
          </table:table-cell>
          <table:table-cell office:value-type="float" office:value="30160" calcext:value-type="float">
            <text:p>30160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string" calcext:value-type="string">
            <text:p>ESS_R04_2008_NOR_NO_32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(Vet ikke)</text:p>
          </table:table-cell>
          <table:table-cell office:value-type="float" office:value="30161" calcext:value-type="float">
            <text:p>30161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string" calcext:value-type="string">
            <text:p>ESS_R04_2008_NOR_NO_32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<text:s/>Svært få fortjener min tillit</text:p>
          </table:table-cell>
          <table:table-cell office:value-type="float" office:value="32969" calcext:value-type="float">
            <text:p>32969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ESS_R04_2008_NOR_NO_32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<text:s/>Folk flest fortjener min tillit</text:p>
          </table:table-cell>
          <table:table-cell office:value-type="float" office:value="32970" calcext:value-type="float">
            <text:p>32970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ESS_R04_2008_NOR_NO_32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(Vet ikke)</text:p>
          </table:table-cell>
          <table:table-cell office:value-type="float" office:value="32971" calcext:value-type="float">
            <text:p>32971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Misfornøyd</text:p>
          </table:table-cell>
          <table:table-cell office:value-type="float" office:value="32972" calcext:value-type="float">
            <text:p>32972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float" office:value="1" calcext:value-type="float">
            <text:p>1</text:p>
          </table:table-cell>
          <table:table-cell office:value-type="float" office:value="32973" calcext:value-type="float">
            <text:p>32973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float" office:value="2" calcext:value-type="float">
            <text:p>2</text:p>
          </table:table-cell>
          <table:table-cell office:value-type="float" office:value="32974" calcext:value-type="float">
            <text:p>32974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float" office:value="3" calcext:value-type="float">
            <text:p>3</text:p>
          </table:table-cell>
          <table:table-cell office:value-type="float" office:value="32975" calcext:value-type="float">
            <text:p>3297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float" office:value="4" calcext:value-type="float">
            <text:p>4</text:p>
          </table:table-cell>
          <table:table-cell office:value-type="float" office:value="32976" calcext:value-type="float">
            <text:p>32976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float" office:value="5" calcext:value-type="float">
            <text:p>5</text:p>
          </table:table-cell>
          <table:table-cell office:value-type="float" office:value="32977" calcext:value-type="float">
            <text:p>32977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float" office:value="6" calcext:value-type="float">
            <text:p>6</text:p>
          </table:table-cell>
          <table:table-cell office:value-type="float" office:value="32978" calcext:value-type="float">
            <text:p>32978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float" office:value="7" calcext:value-type="float">
            <text:p>7</text:p>
          </table:table-cell>
          <table:table-cell office:value-type="float" office:value="32979" calcext:value-type="float">
            <text:p>32979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float" office:value="8" calcext:value-type="float">
            <text:p>8</text:p>
          </table:table-cell>
          <table:table-cell office:value-type="float" office:value="32980" calcext:value-type="float">
            <text:p>32980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float" office:value="9" calcext:value-type="float">
            <text:p>9</text:p>
          </table:table-cell>
          <table:table-cell office:value-type="float" office:value="32981" calcext:value-type="float">
            <text:p>32981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Fornøyd</text:p>
          </table:table-cell>
          <table:table-cell office:value-type="float" office:value="32982" calcext:value-type="float">
            <text:p>32982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(Vet ikke)</text:p>
          </table:table-cell>
          <table:table-cell office:value-type="float" office:value="32983" calcext:value-type="float">
            <text:p>32983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Misfornøyd</text:p>
          </table:table-cell>
          <table:table-cell office:value-type="float" office:value="32972" calcext:value-type="float">
            <text:p>32972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float" office:value="1" calcext:value-type="float">
            <text:p>1</text:p>
          </table:table-cell>
          <table:table-cell office:value-type="float" office:value="32973" calcext:value-type="float">
            <text:p>32973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float" office:value="2" calcext:value-type="float">
            <text:p>2</text:p>
          </table:table-cell>
          <table:table-cell office:value-type="float" office:value="32974" calcext:value-type="float">
            <text:p>32974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float" office:value="3" calcext:value-type="float">
            <text:p>3</text:p>
          </table:table-cell>
          <table:table-cell office:value-type="float" office:value="32975" calcext:value-type="float">
            <text:p>3297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float" office:value="4" calcext:value-type="float">
            <text:p>4</text:p>
          </table:table-cell>
          <table:table-cell office:value-type="float" office:value="32976" calcext:value-type="float">
            <text:p>32976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float" office:value="5" calcext:value-type="float">
            <text:p>5</text:p>
          </table:table-cell>
          <table:table-cell office:value-type="float" office:value="32977" calcext:value-type="float">
            <text:p>32977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float" office:value="6" calcext:value-type="float">
            <text:p>6</text:p>
          </table:table-cell>
          <table:table-cell office:value-type="float" office:value="32978" calcext:value-type="float">
            <text:p>32978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float" office:value="7" calcext:value-type="float">
            <text:p>7</text:p>
          </table:table-cell>
          <table:table-cell office:value-type="float" office:value="32979" calcext:value-type="float">
            <text:p>32979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float" office:value="8" calcext:value-type="float">
            <text:p>8</text:p>
          </table:table-cell>
          <table:table-cell office:value-type="float" office:value="32980" calcext:value-type="float">
            <text:p>32980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float" office:value="9" calcext:value-type="float">
            <text:p>9</text:p>
          </table:table-cell>
          <table:table-cell office:value-type="float" office:value="32981" calcext:value-type="float">
            <text:p>32981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Fornøyd</text:p>
          </table:table-cell>
          <table:table-cell office:value-type="float" office:value="32982" calcext:value-type="float">
            <text:p>32982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(Vet ikke)</text:p>
          </table:table-cell>
          <table:table-cell office:value-type="float" office:value="32983" calcext:value-type="float">
            <text:p>32983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Misfornøyd</text:p>
          </table:table-cell>
          <table:table-cell office:value-type="float" office:value="32972" calcext:value-type="float">
            <text:p>32972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float" office:value="1" calcext:value-type="float">
            <text:p>1</text:p>
          </table:table-cell>
          <table:table-cell office:value-type="float" office:value="32973" calcext:value-type="float">
            <text:p>32973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float" office:value="2" calcext:value-type="float">
            <text:p>2</text:p>
          </table:table-cell>
          <table:table-cell office:value-type="float" office:value="32974" calcext:value-type="float">
            <text:p>32974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float" office:value="3" calcext:value-type="float">
            <text:p>3</text:p>
          </table:table-cell>
          <table:table-cell office:value-type="float" office:value="32975" calcext:value-type="float">
            <text:p>3297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float" office:value="4" calcext:value-type="float">
            <text:p>4</text:p>
          </table:table-cell>
          <table:table-cell office:value-type="float" office:value="32976" calcext:value-type="float">
            <text:p>32976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float" office:value="5" calcext:value-type="float">
            <text:p>5</text:p>
          </table:table-cell>
          <table:table-cell office:value-type="float" office:value="32977" calcext:value-type="float">
            <text:p>32977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float" office:value="6" calcext:value-type="float">
            <text:p>6</text:p>
          </table:table-cell>
          <table:table-cell office:value-type="float" office:value="32978" calcext:value-type="float">
            <text:p>32978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float" office:value="7" calcext:value-type="float">
            <text:p>7</text:p>
          </table:table-cell>
          <table:table-cell office:value-type="float" office:value="32979" calcext:value-type="float">
            <text:p>32979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float" office:value="8" calcext:value-type="float">
            <text:p>8</text:p>
          </table:table-cell>
          <table:table-cell office:value-type="float" office:value="32980" calcext:value-type="float">
            <text:p>32980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float" office:value="9" calcext:value-type="float">
            <text:p>9</text:p>
          </table:table-cell>
          <table:table-cell office:value-type="float" office:value="32981" calcext:value-type="float">
            <text:p>32981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Fornøyd</text:p>
          </table:table-cell>
          <table:table-cell office:value-type="float" office:value="32982" calcext:value-type="float">
            <text:p>32982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string" calcext:value-type="string">
            <text:p>ESS_R04_2008_NOR_NO_33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(Vet ikke)</text:p>
          </table:table-cell>
          <table:table-cell office:value-type="float" office:value="32983" calcext:value-type="float">
            <text:p>32983</text:p>
          </table:table-cell>
          <table:table-cell office:value-type="float" office:value="4071" calcext:value-type="float">
            <text:p>4071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NOR_NO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å vil vi stille noen spørsmål om politikk og politikere.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4_2008_NOR_NO_5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Og nå noen spørsmål om deg og livet ditt.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4_2008_NOR_NO_144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Og så vil jeg stille deg noen spørsmål om alder.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4_2008_NOR_NO_20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å vil jeg stille noen spørsmål om deg og de andre i husholdningen din.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4_2008_NOR_NO_28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 politikken snakkes det iblant om venstresiden og høyresiden.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SS_R04_2008_NOR_NO_30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Nå noen spørsmål om politikk og politikere.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I politikken snakkes det iblant om venstresiden og høyresiden.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SS_R04_2008_NOR_NO_31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Nå noen spørsmål om politikk og politikere.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I politikken snakkes det iblant om venstresiden og høyresiden.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å noen spørsmål om politikk og politikere.</text:p>
          </table:table-cell>
          <table:table-cell office:value-type="float" office:value="402" calcext:value-type="float">
            <text:p>402</text:p>
          </table:table-cell>
        </table:table-row>
      </table:table>
      <table:table table:name="Instr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SS_R04_2008_NOR_NO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elg et svaralternativ fra dette kortet.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ESS_R04_2008_NOR_NO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ruk dette kortet til å svare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string" calcext:value-type="string">
            <text:p>ESS_R04_2008_NOR_NO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ruk kortet til å svare.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ESS_R04_2008_NOR_NO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53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Bruk kortet til å svare.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ESS_R04_2008_NOR_NO_54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Bruk kortet til å svare.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ESS_R04_2008_NOR_NO_55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Bruk kortet til å svare.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ESS_R04_2008_NOR_NO_10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Bruk det samme kortet til å svare.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4_2008_NOR_NO_10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Bruk det samme kortet til å svare.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4_2008_NOR_NO_10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Bruk det samme kortet til å svare.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4_2008_NOR_NO_10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or det første å...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ESS_R04_2008_NOR_NO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Bruk dette kortet til å svare.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ESS_R04_2008_NOR_NO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Bruk det samme kortet til å svare.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4_2008_NOR_NO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Bruk det samme kortet til å svare.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4_2008_NOR_NO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Bruk det samme kortet til å svare.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ntervjuer: DENNE ALDERSGRUPPEN" REFERERER TIL ALDERSGRUPPEN VALGT I E3.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ESS_R04_2008_NOR_NO_15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ntervjuer: HVIS IO IKKE HAR NOEN FØLELSE AV TILHØRIGHET TIL NOEN/DENNE ALDERSGRUPPEN, TAST ENTER OG MERK AV I NESTE SPØRSMÅL.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ESS_R04_2008_NOR_NO_16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om kompetente?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4_2008_NOR_NO_16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om moralske?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4_2008_NOR_NO_167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med respekt?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4_2008_NOR_NO_169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om kompetente?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ESS_R04_2008_NOR_NO_17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som moralske?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SS_R04_2008_NOR_NO_17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ed respekt?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ESS_R04_2008_NOR_NO_17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Intervjuer: HVIS IO SVARER “DET KOMMER AN PÅ", AKSEPTER SVARET OG IKKE SPØR VIDERE: TAST ENTER OG MERK AV I NESTE SPØRSMÅL.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4_2008_NOR_NO_17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Intervjuer: HVIS IO SVARER “DET KOMMER AN PÅ", AKSEPTER SVARET OG IKKE SPØR VIDERE: TAST ENTER OG MERK AV I NESTE SPØRSMÅL.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ESS_R04_2008_NOR_NO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med medlidenhet?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4_2008_NOR_NO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med beundring?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ESS_R04_2008_NOR_NO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med forakt?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ESS_R04_2008_NOR_NO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med medlidenhet?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ESS_R04_2008_NOR_NO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med beundring?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ESS_R04_2008_NOR_NO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med forakt?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ESS_R04_2008_NOR_NO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Bruk det samme kortet til å svare.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4_2008_NOR_NO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Bruk det samme kortet til å svare.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4_2008_NOR_NO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Bruk det samme kortet til å svare.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SS_R04_2008_NOR_NO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Bruk dette kortet til å svare.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ESS_R04_2008_NOR_NO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Bruk dette kortet til å svare.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ESS_R04_2008_NOR_NO_20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Bruk dette kortet til å svare.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ESS_R04_2008_NOR_NO_20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Bruk dette kortet til å svare.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ESS_R04_2008_NOR_NO_20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Bruk dette kortet til å svare.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string" calcext:value-type="string">
            <text:p>ESS_R04_2008_NOR_NO_2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ruk dette kortet.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ESS_R04_2008_NOR_NO_214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<text:s/>Se på dette kortet.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ESS_R04_2008_NOR_NO_23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Velg et alternativ fra kortet.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ESS_R04_2008_NOR_NO_24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ruk kategoriene på kortet.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ESS_R04_2008_NOR_NO_26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ruk kategoriene på kortet.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ESS_R04_2008_NOR_NO_26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ruk kategoriene på kortet.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ESS_R04_2008_NOR_NO_28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elg et svaralternativ fra dette kortet.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ESS_R04_2008_NOR_NO_28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ruk fortsatt kortet til å svare.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ESS_R04_2008_NOR_NO_29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Vennligst sett ett kryss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ESS_R04_2008_NOR_NO_29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0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0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0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1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1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1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1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1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1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2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2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2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2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2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2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2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Vennligst sett ett kryss.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ESS_R04_2008_NOR_NO_33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Vennligst sett ett kryss</text:p>
          </table:table-cell>
          <table:table-cell office:value-type="float" office:value="2058" calcext:value-type="float">
            <text:p>2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30:37.825518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31:42.119049687</dc:date>
    <meta:editing-duration>PT1M58S</meta:editing-duration>
    <meta:editing-cycles>5</meta:editing-cycles>
    <meta:generator>LibreOffice/6.0.7.3$Linux_X86_64 LibreOffice_project/00m0$Build-3</meta:generator>
    <meta:document-statistic meta:table-count="4" meta:cell-count="13411" meta:object-count="0"/>
  </office:meta>
</office:document-meta>
</file>